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5cm" svg:height="9.004cm" svg:x="12.732cm" svg:y="0.558cm">
            <draw:object draw:notify-on-update-of-ranges="Лист1.A2:Лист1.A463 Лист1.B2:Лист1.B463 Лист1.C2:Лист1.C463 Лист1.D2:Лист1.D4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il_6min</text:p>
          </table:table-cell>
          <table:table-cell office:value-type="string" calcext:value-type="string">
            <text:p><text:s/>Toil_8min</text:p>
          </table:table-cell>
          <table:table-cell office:value-type="string" calcext:value-type="string">
            <text:p><text:s/>Toil_10min</text:p>
          </table:table-cell>
          <table:table-cell office:value-type="string" calcext:value-type="string">
            <text:p><text:s/>Toil_12min</text:p>
          </table:table-cell>
          <table:table-cell/>
        </table:table-row>
        <table:table-row table:style-name="ro1">
          <table:table-cell office:value-type="float" office:value="1.90104" calcext:value-type="float">
            <text:p>1,90104</text:p>
          </table:table-cell>
          <table:table-cell office:value-type="float" office:value="1.67905" calcext:value-type="float">
            <text:p>1,67905</text:p>
          </table:table-cell>
          <table:table-cell office:value-type="float" office:value="1.54157" calcext:value-type="float">
            <text:p>1,54157</text:p>
          </table:table-cell>
          <table:table-cell office:value-type="float" office:value="1.42035" calcext:value-type="float">
            <text:p>1,420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.44524" calcext:value-type="float">
            <text:p>4,44524</text:p>
          </table:table-cell>
          <table:table-cell office:value-type="float" office:value="3.9222" calcext:value-type="float">
            <text:p>3,9222</text:p>
          </table:table-cell>
          <table:table-cell office:value-type="float" office:value="3.59889" calcext:value-type="float">
            <text:p>3,59889</text:p>
          </table:table-cell>
          <table:table-cell office:value-type="float" office:value="3.31421" calcext:value-type="float">
            <text:p>3,314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.9292" calcext:value-type="float">
            <text:p>6,9292</text:p>
          </table:table-cell>
          <table:table-cell office:value-type="float" office:value="6.10911" calcext:value-type="float">
            <text:p>6,10911</text:p>
          </table:table-cell>
          <table:table-cell office:value-type="float" office:value="5.60289" calcext:value-type="float">
            <text:p>5,60289</text:p>
          </table:table-cell>
          <table:table-cell office:value-type="float" office:value="5.1576" calcext:value-type="float">
            <text:p>5,15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.3337" calcext:value-type="float">
            <text:p>9,3337</text:p>
          </table:table-cell>
          <table:table-cell office:value-type="float" office:value="8.22343" calcext:value-type="float">
            <text:p>8,22343</text:p>
          </table:table-cell>
          <table:table-cell office:value-type="float" office:value="7.53888" calcext:value-type="float">
            <text:p>7,53888</text:p>
          </table:table-cell>
          <table:table-cell office:value-type="float" office:value="6.93722" calcext:value-type="float">
            <text:p>6,937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.6603" calcext:value-type="float">
            <text:p>11,6603</text:p>
          </table:table-cell>
          <table:table-cell office:value-type="float" office:value="10.2668" calcext:value-type="float">
            <text:p>10,2668</text:p>
          </table:table-cell>
          <table:table-cell office:value-type="float" office:value="9.40859" calcext:value-type="float">
            <text:p>9,40859</text:p>
          </table:table-cell>
          <table:table-cell office:value-type="float" office:value="8.65485" calcext:value-type="float">
            <text:p>8,654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.9111" calcext:value-type="float">
            <text:p>13,9111</text:p>
          </table:table-cell>
          <table:table-cell office:value-type="float" office:value="12.2415" calcext:value-type="float">
            <text:p>12,2415</text:p>
          </table:table-cell>
          <table:table-cell office:value-type="float" office:value="11.2142" calcext:value-type="float">
            <text:p>11,2142</text:p>
          </table:table-cell>
          <table:table-cell office:value-type="float" office:value="10.3126" calcext:value-type="float">
            <text:p>10,3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.0885" calcext:value-type="float">
            <text:p>16,0885</text:p>
          </table:table-cell>
          <table:table-cell office:value-type="float" office:value="14.1498" calcext:value-type="float">
            <text:p>14,1498</text:p>
          </table:table-cell>
          <table:table-cell office:value-type="float" office:value="12.9578" calcext:value-type="float">
            <text:p>12,9578</text:p>
          </table:table-cell>
          <table:table-cell office:value-type="float" office:value="11.9125" calcext:value-type="float">
            <text:p>11,9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.1947" calcext:value-type="float">
            <text:p>18,1947</text:p>
          </table:table-cell>
          <table:table-cell office:value-type="float" office:value="15.9937" calcext:value-type="float">
            <text:p>15,9937</text:p>
          </table:table-cell>
          <table:table-cell office:value-type="float" office:value="14.6417" calcext:value-type="float">
            <text:p>14,6417</text:p>
          </table:table-cell>
          <table:table-cell office:value-type="float" office:value="13.4567" calcext:value-type="float">
            <text:p>13,45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.232" calcext:value-type="float">
            <text:p>20,232</text:p>
          </table:table-cell>
          <table:table-cell office:value-type="float" office:value="17.7755" calcext:value-type="float">
            <text:p>17,7755</text:p>
          </table:table-cell>
          <table:table-cell office:value-type="float" office:value="16.2679" calcext:value-type="float">
            <text:p>16,2679</text:p>
          </table:table-cell>
          <table:table-cell office:value-type="float" office:value="14.9472" calcext:value-type="float">
            <text:p>14,94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.2025" calcext:value-type="float">
            <text:p>22,2025</text:p>
          </table:table-cell>
          <table:table-cell office:value-type="float" office:value="19.4974" calcext:value-type="float">
            <text:p>19,4974</text:p>
          </table:table-cell>
          <table:table-cell office:value-type="float" office:value="17.8384" calcext:value-type="float">
            <text:p>17,8384</text:p>
          </table:table-cell>
          <table:table-cell office:value-type="float" office:value="16.386" calcext:value-type="float">
            <text:p>16,3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.1087" calcext:value-type="float">
            <text:p>24,1087</text:p>
          </table:table-cell>
          <table:table-cell office:value-type="float" office:value="21.1615" calcext:value-type="float">
            <text:p>21,1615</text:p>
          </table:table-cell>
          <table:table-cell office:value-type="float" office:value="19.3555" calcext:value-type="float">
            <text:p>19,3555</text:p>
          </table:table-cell>
          <table:table-cell office:value-type="float" office:value="17.7751" calcext:value-type="float">
            <text:p>17,77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.9526" calcext:value-type="float">
            <text:p>25,9526</text:p>
          </table:table-cell>
          <table:table-cell office:value-type="float" office:value="22.7699" calcext:value-type="float">
            <text:p>22,7699</text:p>
          </table:table-cell>
          <table:table-cell office:value-type="float" office:value="20.8209" calcext:value-type="float">
            <text:p>20,8209</text:p>
          </table:table-cell>
          <table:table-cell office:value-type="float" office:value="19.1163" calcext:value-type="float">
            <text:p>19,1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.7363" calcext:value-type="float">
            <text:p>27,7363</text:p>
          </table:table-cell>
          <table:table-cell office:value-type="float" office:value="24.3246" calcext:value-type="float">
            <text:p>24,3246</text:p>
          </table:table-cell>
          <table:table-cell office:value-type="float" office:value="22.2367" calcext:value-type="float">
            <text:p>22,2367</text:p>
          </table:table-cell>
          <table:table-cell office:value-type="float" office:value="20.4115" calcext:value-type="float">
            <text:p>20,4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.4621" calcext:value-type="float">
            <text:p>29,4621</text:p>
          </table:table-cell>
          <table:table-cell office:value-type="float" office:value="25.8276" calcext:value-type="float">
            <text:p>25,8276</text:p>
          </table:table-cell>
          <table:table-cell office:value-type="float" office:value="23.6048" calcext:value-type="float">
            <text:p>23,6048</text:p>
          </table:table-cell>
          <table:table-cell office:value-type="float" office:value="21.6625" calcext:value-type="float">
            <text:p>21,66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1.1319" calcext:value-type="float">
            <text:p>31,1319</text:p>
          </table:table-cell>
          <table:table-cell office:value-type="float" office:value="27.2808" calcext:value-type="float">
            <text:p>27,2808</text:p>
          </table:table-cell>
          <table:table-cell office:value-type="float" office:value="24.9269" calcext:value-type="float">
            <text:p>24,9269</text:p>
          </table:table-cell>
          <table:table-cell office:value-type="float" office:value="22.8711" calcext:value-type="float">
            <text:p>22,87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.7478" calcext:value-type="float">
            <text:p>32,7478</text:p>
          </table:table-cell>
          <table:table-cell office:value-type="float" office:value="28.686" calcext:value-type="float">
            <text:p>28,686</text:p>
          </table:table-cell>
          <table:table-cell office:value-type="float" office:value="26.2049" calcext:value-type="float">
            <text:p>26,2049</text:p>
          </table:table-cell>
          <table:table-cell office:value-type="float" office:value="24.0388" calcext:value-type="float">
            <text:p>24,03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3116" calcext:value-type="float">
            <text:p>34,3116</text:p>
          </table:table-cell>
          <table:table-cell office:value-type="float" office:value="30.0452" calcext:value-type="float">
            <text:p>30,0452</text:p>
          </table:table-cell>
          <table:table-cell office:value-type="float" office:value="27.4404" calcext:value-type="float">
            <text:p>27,4404</text:p>
          </table:table-cell>
          <table:table-cell office:value-type="float" office:value="25.1672" calcext:value-type="float">
            <text:p>25,16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.8254" calcext:value-type="float">
            <text:p>35,8254</text:p>
          </table:table-cell>
          <table:table-cell office:value-type="float" office:value="31.3599" calcext:value-type="float">
            <text:p>31,3599</text:p>
          </table:table-cell>
          <table:table-cell office:value-type="float" office:value="28.635" calcext:value-type="float">
            <text:p>28,635</text:p>
          </table:table-cell>
          <table:table-cell office:value-type="float" office:value="26.258" calcext:value-type="float">
            <text:p>26,2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2908" calcext:value-type="float">
            <text:p>37,2908</text:p>
          </table:table-cell>
          <table:table-cell office:value-type="float" office:value="32.6319" calcext:value-type="float">
            <text:p>32,6319</text:p>
          </table:table-cell>
          <table:table-cell office:value-type="float" office:value="29.7905" calcext:value-type="float">
            <text:p>29,7905</text:p>
          </table:table-cell>
          <table:table-cell office:value-type="float" office:value="27.3127" calcext:value-type="float">
            <text:p>27,3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7098" calcext:value-type="float">
            <text:p>38,7098</text:p>
          </table:table-cell>
          <table:table-cell office:value-type="float" office:value="33.8629" calcext:value-type="float">
            <text:p>33,8629</text:p>
          </table:table-cell>
          <table:table-cell office:value-type="float" office:value="30.9082" calcext:value-type="float">
            <text:p>30,9082</text:p>
          </table:table-cell>
          <table:table-cell office:value-type="float" office:value="28.3326" calcext:value-type="float">
            <text:p>28,33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0839" calcext:value-type="float">
            <text:p>40,0839</text:p>
          </table:table-cell>
          <table:table-cell office:value-type="float" office:value="35.0544" calcext:value-type="float">
            <text:p>35,0544</text:p>
          </table:table-cell>
          <table:table-cell office:value-type="float" office:value="31.9898" calcext:value-type="float">
            <text:p>31,9898</text:p>
          </table:table-cell>
          <table:table-cell office:value-type="float" office:value="29.3192" calcext:value-type="float">
            <text:p>29,3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4303" calcext:value-type="float">
            <text:p>39,4303</text:p>
          </table:table-cell>
          <table:table-cell office:value-type="float" office:value="34.5286" calcext:value-type="float">
            <text:p>34,5286</text:p>
          </table:table-cell>
          <table:table-cell office:value-type="float" office:value="31.54" calcext:value-type="float">
            <text:p>31,54</text:p>
          </table:table-cell>
          <table:table-cell office:value-type="float" office:value="28.9346" calcext:value-type="float">
            <text:p>28,93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1529" calcext:value-type="float">
            <text:p>38,1529</text:p>
          </table:table-cell>
          <table:table-cell office:value-type="float" office:value="33.4689" calcext:value-type="float">
            <text:p>33,4689</text:p>
          </table:table-cell>
          <table:table-cell office:value-type="float" office:value="30.611" calcext:value-type="float">
            <text:p>30,611</text:p>
          </table:table-cell>
          <table:table-cell office:value-type="float" office:value="28.1183" calcext:value-type="float">
            <text:p>28,1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.9349" calcext:value-type="float">
            <text:p>36,9349</text:p>
          </table:table-cell>
          <table:table-cell office:value-type="float" office:value="32.4573" calcext:value-type="float">
            <text:p>32,4573</text:p>
          </table:table-cell>
          <table:table-cell office:value-type="float" office:value="29.7236" calcext:value-type="float">
            <text:p>29,7236</text:p>
          </table:table-cell>
          <table:table-cell office:value-type="float" office:value="27.3382" calcext:value-type="float">
            <text:p>27,33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.7855" calcext:value-type="float">
            <text:p>35,7855</text:p>
          </table:table-cell>
          <table:table-cell office:value-type="float" office:value="31.5023" calcext:value-type="float">
            <text:p>31,5023</text:p>
          </table:table-cell>
          <table:table-cell office:value-type="float" office:value="28.8858" calcext:value-type="float">
            <text:p>28,8858</text:p>
          </table:table-cell>
          <table:table-cell office:value-type="float" office:value="26.6015" calcext:value-type="float">
            <text:p>26,60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7004" calcext:value-type="float">
            <text:p>34,7004</text:p>
          </table:table-cell>
          <table:table-cell office:value-type="float" office:value="30.6004" calcext:value-type="float">
            <text:p>30,6004</text:p>
          </table:table-cell>
          <table:table-cell office:value-type="float" office:value="28.0943" calcext:value-type="float">
            <text:p>28,0943</text:p>
          </table:table-cell>
          <table:table-cell office:value-type="float" office:value="25.9056" calcext:value-type="float">
            <text:p>25,90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3.6754" calcext:value-type="float">
            <text:p>33,6754</text:p>
          </table:table-cell>
          <table:table-cell office:value-type="float" office:value="29.7481" calcext:value-type="float">
            <text:p>29,7481</text:p>
          </table:table-cell>
          <table:table-cell office:value-type="float" office:value="27.3463" calcext:value-type="float">
            <text:p>27,3463</text:p>
          </table:table-cell>
          <table:table-cell office:value-type="float" office:value="25.2479" calcext:value-type="float">
            <text:p>25,24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.7068" calcext:value-type="float">
            <text:p>32,7068</text:p>
          </table:table-cell>
          <table:table-cell office:value-type="float" office:value="28.9425" calcext:value-type="float">
            <text:p>28,9425</text:p>
          </table:table-cell>
          <table:table-cell office:value-type="float" office:value="26.6392" calcext:value-type="float">
            <text:p>26,6392</text:p>
          </table:table-cell>
          <table:table-cell office:value-type="float" office:value="24.6262" calcext:value-type="float">
            <text:p>24,62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1.7911" calcext:value-type="float">
            <text:p>31,7911</text:p>
          </table:table-cell>
          <table:table-cell office:value-type="float" office:value="28.1807" calcext:value-type="float">
            <text:p>28,1807</text:p>
          </table:table-cell>
          <table:table-cell office:value-type="float" office:value="25.9706" calcext:value-type="float">
            <text:p>25,9706</text:p>
          </table:table-cell>
          <table:table-cell office:value-type="float" office:value="24.0382" calcext:value-type="float">
            <text:p>24,03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.9251" calcext:value-type="float">
            <text:p>30,9251</text:p>
          </table:table-cell>
          <table:table-cell office:value-type="float" office:value="27.4601" calcext:value-type="float">
            <text:p>27,4601</text:p>
          </table:table-cell>
          <table:table-cell office:value-type="float" office:value="25.338" calcext:value-type="float">
            <text:p>25,338</text:p>
          </table:table-cell>
          <table:table-cell office:value-type="float" office:value="23.4821" calcext:value-type="float">
            <text:p>23,48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.1057" calcext:value-type="float">
            <text:p>30,1057</text:p>
          </table:table-cell>
          <table:table-cell office:value-type="float" office:value="26.7781" calcext:value-type="float">
            <text:p>26,7781</text:p>
          </table:table-cell>
          <table:table-cell office:value-type="float" office:value="24.7394" calcext:value-type="float">
            <text:p>24,7394</text:p>
          </table:table-cell>
          <table:table-cell office:value-type="float" office:value="22.9558" calcext:value-type="float">
            <text:p>22,95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.3301" calcext:value-type="float">
            <text:p>29,3301</text:p>
          </table:table-cell>
          <table:table-cell office:value-type="float" office:value="26.1325" calcext:value-type="float">
            <text:p>26,1325</text:p>
          </table:table-cell>
          <table:table-cell office:value-type="float" office:value="24.1727" calcext:value-type="float">
            <text:p>24,1727</text:p>
          </table:table-cell>
          <table:table-cell office:value-type="float" office:value="22.4578" calcext:value-type="float">
            <text:p>22,45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8.5957" calcext:value-type="float">
            <text:p>28,5957</text:p>
          </table:table-cell>
          <table:table-cell office:value-type="float" office:value="25.5212" calcext:value-type="float">
            <text:p>25,5212</text:p>
          </table:table-cell>
          <table:table-cell office:value-type="float" office:value="23.6361" calcext:value-type="float">
            <text:p>23,6361</text:p>
          </table:table-cell>
          <table:table-cell office:value-type="float" office:value="21.9862" calcext:value-type="float">
            <text:p>21,98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24.9421" calcext:value-type="float">
            <text:p>24,9421</text:p>
          </table:table-cell>
          <table:table-cell office:value-type="float" office:value="23.1279" calcext:value-type="float">
            <text:p>23,1279</text:p>
          </table:table-cell>
          <table:table-cell office:value-type="float" office:value="21.5396" calcext:value-type="float">
            <text:p>21,53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.2406" calcext:value-type="float">
            <text:p>27,2406</text:p>
          </table:table-cell>
          <table:table-cell office:value-type="float" office:value="24.3932" calcext:value-type="float">
            <text:p>24,3932</text:p>
          </table:table-cell>
          <table:table-cell office:value-type="float" office:value="22.6463" calcext:value-type="float">
            <text:p>22,6463</text:p>
          </table:table-cell>
          <table:table-cell office:value-type="float" office:value="21.1165" calcext:value-type="float">
            <text:p>21,1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.6156" calcext:value-type="float">
            <text:p>26,6156</text:p>
          </table:table-cell>
          <table:table-cell office:value-type="float" office:value="23.8729" calcext:value-type="float">
            <text:p>23,8729</text:p>
          </table:table-cell>
          <table:table-cell office:value-type="float" office:value="22.1898" calcext:value-type="float">
            <text:p>22,1898</text:p>
          </table:table-cell>
          <table:table-cell office:value-type="float" office:value="20.7155" calcext:value-type="float">
            <text:p>20,7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.0227" calcext:value-type="float">
            <text:p>26,0227</text:p>
          </table:table-cell>
          <table:table-cell office:value-type="float" office:value="23.3795" calcext:value-type="float">
            <text:p>23,3795</text:p>
          </table:table-cell>
          <table:table-cell office:value-type="float" office:value="21.7569" calcext:value-type="float">
            <text:p>21,7569</text:p>
          </table:table-cell>
          <table:table-cell office:value-type="float" office:value="20.3354" calcext:value-type="float">
            <text:p>20,33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.4602" calcext:value-type="float">
            <text:p>25,4602</text:p>
          </table:table-cell>
          <table:table-cell office:value-type="float" office:value="22.9114" calcext:value-type="float">
            <text:p>22,9114</text:p>
          </table:table-cell>
          <table:table-cell office:value-type="float" office:value="21.3463" calcext:value-type="float">
            <text:p>21,3463</text:p>
          </table:table-cell>
          <table:table-cell office:value-type="float" office:value="19.975" calcext:value-type="float">
            <text:p>19,9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.9263" calcext:value-type="float">
            <text:p>24,9263</text:p>
          </table:table-cell>
          <table:table-cell office:value-type="float" office:value="22.4671" calcext:value-type="float">
            <text:p>22,4671</text:p>
          </table:table-cell>
          <table:table-cell office:value-type="float" office:value="20.9568" calcext:value-type="float">
            <text:p>20,9568</text:p>
          </table:table-cell>
          <table:table-cell office:value-type="float" office:value="19.6332" calcext:value-type="float">
            <text:p>19,63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.4193" calcext:value-type="float">
            <text:p>24,4193</text:p>
          </table:table-cell>
          <table:table-cell office:value-type="float" office:value="22.0454" calcext:value-type="float">
            <text:p>22,0454</text:p>
          </table:table-cell>
          <table:table-cell office:value-type="float" office:value="20.5871" calcext:value-type="float">
            <text:p>20,5871</text:p>
          </table:table-cell>
          <table:table-cell office:value-type="float" office:value="19.3088" calcext:value-type="float">
            <text:p>19,30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.9377" calcext:value-type="float">
            <text:p>23,9377</text:p>
          </table:table-cell>
          <table:table-cell office:value-type="float" office:value="21.6448" calcext:value-type="float">
            <text:p>21,6448</text:p>
          </table:table-cell>
          <table:table-cell office:value-type="float" office:value="20.236" calcext:value-type="float">
            <text:p>20,236</text:p>
          </table:table-cell>
          <table:table-cell office:value-type="float" office:value="19.001" calcext:value-type="float">
            <text:p>19,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.48" calcext:value-type="float">
            <text:p>23,48</text:p>
          </table:table-cell>
          <table:table-cell office:value-type="float" office:value="21.2642" calcext:value-type="float">
            <text:p>21,2642</text:p>
          </table:table-cell>
          <table:table-cell office:value-type="float" office:value="19.9026" calcext:value-type="float">
            <text:p>19,9026</text:p>
          </table:table-cell>
          <table:table-cell office:value-type="float" office:value="18.7088" calcext:value-type="float">
            <text:p>18,70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.8755" calcext:value-type="float">
            <text:p>24,8755</text:p>
          </table:table-cell>
          <table:table-cell office:value-type="float" office:value="22.4709" calcext:value-type="float">
            <text:p>22,4709</text:p>
          </table:table-cell>
          <table:table-cell office:value-type="float" office:value="20.9941" calcext:value-type="float">
            <text:p>20,9941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.8741" calcext:value-type="float">
            <text:p>26,8741</text:p>
          </table:table-cell>
          <table:table-cell office:value-type="float" office:value="24.1926" calcext:value-type="float">
            <text:p>24,1926</text:p>
          </table:table-cell>
          <table:table-cell office:value-type="float" office:value="22.5472" calcext:value-type="float">
            <text:p>22,5472</text:p>
          </table:table-cell>
          <table:table-cell office:value-type="float" office:value="21.1062" calcext:value-type="float">
            <text:p>21,10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8.8191" calcext:value-type="float">
            <text:p>28,8191</text:p>
          </table:table-cell>
          <table:table-cell office:value-type="float" office:value="25.8663" calcext:value-type="float">
            <text:p>25,8663</text:p>
          </table:table-cell>
          <table:table-cell office:value-type="float" office:value="24.056" calcext:value-type="float">
            <text:p>24,056</text:p>
          </table:table-cell>
          <table:table-cell office:value-type="float" office:value="22.4716" calcext:value-type="float">
            <text:p>22,47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.6953" calcext:value-type="float">
            <text:p>30,6953</text:p>
          </table:table-cell>
          <table:table-cell office:value-type="float" office:value="27.4795" calcext:value-type="float">
            <text:p>27,4795</text:p>
          </table:table-cell>
          <table:table-cell office:value-type="float" office:value="25.5096" calcext:value-type="float">
            <text:p>25,5096</text:p>
          </table:table-cell>
          <table:table-cell office:value-type="float" office:value="23.7865" calcext:value-type="float">
            <text:p>23,78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.5049" calcext:value-type="float">
            <text:p>32,5049</text:p>
          </table:table-cell>
          <table:table-cell office:value-type="float" office:value="29.0342" calcext:value-type="float">
            <text:p>29,0342</text:p>
          </table:table-cell>
          <table:table-cell office:value-type="float" office:value="26.9099" calcext:value-type="float">
            <text:p>26,9099</text:p>
          </table:table-cell>
          <table:table-cell office:value-type="float" office:value="25.0527" calcext:value-type="float">
            <text:p>25,05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2503" calcext:value-type="float">
            <text:p>34,2503</text:p>
          </table:table-cell>
          <table:table-cell office:value-type="float" office:value="30.5329" calcext:value-type="float">
            <text:p>30,5329</text:p>
          </table:table-cell>
          <table:table-cell office:value-type="float" office:value="28.2591" calcext:value-type="float">
            <text:p>28,2591</text:p>
          </table:table-cell>
          <table:table-cell office:value-type="float" office:value="26.2722" calcext:value-type="float">
            <text:p>26,27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.9339" calcext:value-type="float">
            <text:p>35,9339</text:p>
          </table:table-cell>
          <table:table-cell office:value-type="float" office:value="31.9775" calcext:value-type="float">
            <text:p>31,9775</text:p>
          </table:table-cell>
          <table:table-cell office:value-type="float" office:value="29.5592" calcext:value-type="float">
            <text:p>29,5592</text:p>
          </table:table-cell>
          <table:table-cell office:value-type="float" office:value="27.4471" calcext:value-type="float">
            <text:p>27,44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5582" calcext:value-type="float">
            <text:p>37,5582</text:p>
          </table:table-cell>
          <table:table-cell office:value-type="float" office:value="33.3704" calcext:value-type="float">
            <text:p>33,3704</text:p>
          </table:table-cell>
          <table:table-cell office:value-type="float" office:value="30.8123" calcext:value-type="float">
            <text:p>30,8123</text:p>
          </table:table-cell>
          <table:table-cell office:value-type="float" office:value="28.579" calcext:value-type="float">
            <text:p>28,5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1253" calcext:value-type="float">
            <text:p>39,1253</text:p>
          </table:table-cell>
          <table:table-cell office:value-type="float" office:value="34.7136" calcext:value-type="float">
            <text:p>34,7136</text:p>
          </table:table-cell>
          <table:table-cell office:value-type="float" office:value="32.0202" calcext:value-type="float">
            <text:p>32,0202</text:p>
          </table:table-cell>
          <table:table-cell office:value-type="float" office:value="29.6699" calcext:value-type="float">
            <text:p>29,66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6374" calcext:value-type="float">
            <text:p>40,6374</text:p>
          </table:table-cell>
          <table:table-cell office:value-type="float" office:value="36.009" calcext:value-type="float">
            <text:p>36,009</text:p>
          </table:table-cell>
          <table:table-cell office:value-type="float" office:value="33.1849" calcext:value-type="float">
            <text:p>33,1849</text:p>
          </table:table-cell>
          <table:table-cell office:value-type="float" office:value="30.7215" calcext:value-type="float">
            <text:p>30,72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0968" calcext:value-type="float">
            <text:p>42,0968</text:p>
          </table:table-cell>
          <table:table-cell office:value-type="float" office:value="37.2587" calcext:value-type="float">
            <text:p>37,2587</text:p>
          </table:table-cell>
          <table:table-cell office:value-type="float" office:value="34.3081" calcext:value-type="float">
            <text:p>34,3081</text:p>
          </table:table-cell>
          <table:table-cell office:value-type="float" office:value="31.7354" calcext:value-type="float">
            <text:p>31,73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5056" calcext:value-type="float">
            <text:p>43,5056</text:p>
          </table:table-cell>
          <table:table-cell office:value-type="float" office:value="38.4644" calcext:value-type="float">
            <text:p>38,4644</text:p>
          </table:table-cell>
          <table:table-cell office:value-type="float" office:value="35.3916" calcext:value-type="float">
            <text:p>35,3916</text:p>
          </table:table-cell>
          <table:table-cell office:value-type="float" office:value="32.7132" calcext:value-type="float">
            <text:p>32,7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8656" calcext:value-type="float">
            <text:p>44,8656</text:p>
          </table:table-cell>
          <table:table-cell office:value-type="float" office:value="39.628" calcext:value-type="float">
            <text:p>39,628</text:p>
          </table:table-cell>
          <table:table-cell office:value-type="float" office:value="36.4369" calcext:value-type="float">
            <text:p>36,4369</text:p>
          </table:table-cell>
          <table:table-cell office:value-type="float" office:value="33.6564" calcext:value-type="float">
            <text:p>33,65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1788" calcext:value-type="float">
            <text:p>46,1788</text:p>
          </table:table-cell>
          <table:table-cell office:value-type="float" office:value="40.7511" calcext:value-type="float">
            <text:p>40,7511</text:p>
          </table:table-cell>
          <table:table-cell office:value-type="float" office:value="37.4457" calcext:value-type="float">
            <text:p>37,4457</text:p>
          </table:table-cell>
          <table:table-cell office:value-type="float" office:value="34.5665" calcext:value-type="float">
            <text:p>34,56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4471" calcext:value-type="float">
            <text:p>47,4471</text:p>
          </table:table-cell>
          <table:table-cell office:value-type="float" office:value="41.8356" calcext:value-type="float">
            <text:p>41,8356</text:p>
          </table:table-cell>
          <table:table-cell office:value-type="float" office:value="38.4195" calcext:value-type="float">
            <text:p>38,4195</text:p>
          </table:table-cell>
          <table:table-cell office:value-type="float" office:value="35.4448" calcext:value-type="float">
            <text:p>35,44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6724" calcext:value-type="float">
            <text:p>48,6724</text:p>
          </table:table-cell>
          <table:table-cell office:value-type="float" office:value="42.8828" calcext:value-type="float">
            <text:p>42,8828</text:p>
          </table:table-cell>
          <table:table-cell office:value-type="float" office:value="39.3598" calcext:value-type="float">
            <text:p>39,3598</text:p>
          </table:table-cell>
          <table:table-cell office:value-type="float" office:value="36.2928" calcext:value-type="float">
            <text:p>36,29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8562" calcext:value-type="float">
            <text:p>49,8562</text:p>
          </table:table-cell>
          <table:table-cell office:value-type="float" office:value="43.8944" calcext:value-type="float">
            <text:p>43,8944</text:p>
          </table:table-cell>
          <table:table-cell office:value-type="float" office:value="40.2679" calcext:value-type="float">
            <text:p>40,2679</text:p>
          </table:table-cell>
          <table:table-cell office:value-type="float" office:value="37.1117" calcext:value-type="float">
            <text:p>37,1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0003" calcext:value-type="float">
            <text:p>51,0003</text:p>
          </table:table-cell>
          <table:table-cell office:value-type="float" office:value="44.8719" calcext:value-type="float">
            <text:p>44,8719</text:p>
          </table:table-cell>
          <table:table-cell office:value-type="float" office:value="41.1452" calcext:value-type="float">
            <text:p>41,1452</text:p>
          </table:table-cell>
          <table:table-cell office:value-type="float" office:value="37.9027" calcext:value-type="float">
            <text:p>37,90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1063" calcext:value-type="float">
            <text:p>52,1063</text:p>
          </table:table-cell>
          <table:table-cell office:value-type="float" office:value="45.8165" calcext:value-type="float">
            <text:p>45,8165</text:p>
          </table:table-cell>
          <table:table-cell office:value-type="float" office:value="41.9931" calcext:value-type="float">
            <text:p>41,9931</text:p>
          </table:table-cell>
          <table:table-cell office:value-type="float" office:value="38.6671" calcext:value-type="float">
            <text:p>38,66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758" calcext:value-type="float">
            <text:p>53,1758</text:p>
          </table:table-cell>
          <table:table-cell office:value-type="float" office:value="46.7298" calcext:value-type="float">
            <text:p>46,7298</text:p>
          </table:table-cell>
          <table:table-cell office:value-type="float" office:value="42.8126" calcext:value-type="float">
            <text:p>42,8126</text:p>
          </table:table-cell>
          <table:table-cell office:value-type="float" office:value="39.4059" calcext:value-type="float">
            <text:p>39,40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2101" calcext:value-type="float">
            <text:p>54,2101</text:p>
          </table:table-cell>
          <table:table-cell office:value-type="float" office:value="47.613" calcext:value-type="float">
            <text:p>47,613</text:p>
          </table:table-cell>
          <table:table-cell office:value-type="float" office:value="43.6051" calcext:value-type="float">
            <text:p>43,6051</text:p>
          </table:table-cell>
          <table:table-cell office:value-type="float" office:value="40.1202" calcext:value-type="float">
            <text:p>40,1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118" calcext:value-type="float">
            <text:p>53,1118</text:p>
          </table:table-cell>
          <table:table-cell office:value-type="float" office:value="46.7003" calcext:value-type="float">
            <text:p>46,7003</text:p>
          </table:table-cell>
          <table:table-cell office:value-type="float" office:value="42.802" calcext:value-type="float">
            <text:p>42,802</text:p>
          </table:table-cell>
          <table:table-cell office:value-type="float" office:value="39.4104" calcext:value-type="float">
            <text:p>39,4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3881" calcext:value-type="float">
            <text:p>51,3881</text:p>
          </table:table-cell>
          <table:table-cell office:value-type="float" office:value="45.2537" calcext:value-type="float">
            <text:p>45,2537</text:p>
          </table:table-cell>
          <table:table-cell office:value-type="float" office:value="41.5205" calcext:value-type="float">
            <text:p>41,5205</text:p>
          </table:table-cell>
          <table:table-cell office:value-type="float" office:value="38.2707" calcext:value-type="float">
            <text:p>38,27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7478" calcext:value-type="float">
            <text:p>49,7478</text:p>
          </table:table-cell>
          <table:table-cell office:value-type="float" office:value="43.8753" calcext:value-type="float">
            <text:p>43,8753</text:p>
          </table:table-cell>
          <table:table-cell office:value-type="float" office:value="40.2985" calcext:value-type="float">
            <text:p>40,2985</text:p>
          </table:table-cell>
          <table:table-cell office:value-type="float" office:value="37.183" calcext:value-type="float">
            <text:p>37,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1983" calcext:value-type="float">
            <text:p>48,1983</text:p>
          </table:table-cell>
          <table:table-cell office:value-type="float" office:value="42.5719" calcext:value-type="float">
            <text:p>42,5719</text:p>
          </table:table-cell>
          <table:table-cell office:value-type="float" office:value="39.1424" calcext:value-type="float">
            <text:p>39,1424</text:p>
          </table:table-cell>
          <table:table-cell office:value-type="float" office:value="36.1536" calcext:value-type="float">
            <text:p>36,15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7334" calcext:value-type="float">
            <text:p>46,7334</text:p>
          </table:table-cell>
          <table:table-cell office:value-type="float" office:value="41.3386" calcext:value-type="float">
            <text:p>41,3386</text:p>
          </table:table-cell>
          <table:table-cell office:value-type="float" office:value="38.0479" calcext:value-type="float">
            <text:p>38,0479</text:p>
          </table:table-cell>
          <table:table-cell office:value-type="float" office:value="35.1786" calcext:value-type="float">
            <text:p>35,17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3477" calcext:value-type="float">
            <text:p>45,3477</text:p>
          </table:table-cell>
          <table:table-cell office:value-type="float" office:value="40.1711" calcext:value-type="float">
            <text:p>40,1711</text:p>
          </table:table-cell>
          <table:table-cell office:value-type="float" office:value="37.0113" calcext:value-type="float">
            <text:p>37,0113</text:p>
          </table:table-cell>
          <table:table-cell office:value-type="float" office:value="34.2548" calcext:value-type="float">
            <text:p>34,25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0361" calcext:value-type="float">
            <text:p>44,0361</text:p>
          </table:table-cell>
          <table:table-cell office:value-type="float" office:value="39.065" calcext:value-type="float">
            <text:p>39,065</text:p>
          </table:table-cell>
          <table:table-cell office:value-type="float" office:value="36.0288" calcext:value-type="float">
            <text:p>36,0288</text:p>
          </table:table-cell>
          <table:table-cell office:value-type="float" office:value="33.379" calcext:value-type="float">
            <text:p>33,3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7939" calcext:value-type="float">
            <text:p>42,7939</text:p>
          </table:table-cell>
          <table:table-cell office:value-type="float" office:value="38.0168" calcext:value-type="float">
            <text:p>38,0168</text:p>
          </table:table-cell>
          <table:table-cell office:value-type="float" office:value="35.0973" calcext:value-type="float">
            <text:p>35,0973</text:p>
          </table:table-cell>
          <table:table-cell office:value-type="float" office:value="32.5483" calcext:value-type="float">
            <text:p>32,54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6167" calcext:value-type="float">
            <text:p>41,6167</text:p>
          </table:table-cell>
          <table:table-cell office:value-type="float" office:value="37.0227" calcext:value-type="float">
            <text:p>37,0227</text:p>
          </table:table-cell>
          <table:table-cell office:value-type="float" office:value="34.2137" calcext:value-type="float">
            <text:p>34,2137</text:p>
          </table:table-cell>
          <table:table-cell office:value-type="float" office:value="31.7601" calcext:value-type="float">
            <text:p>31,76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5005" calcext:value-type="float">
            <text:p>40,5005</text:p>
          </table:table-cell>
          <table:table-cell office:value-type="float" office:value="36.0796" calcext:value-type="float">
            <text:p>36,0796</text:p>
          </table:table-cell>
          <table:table-cell office:value-type="float" office:value="33.3749" calcext:value-type="float">
            <text:p>33,3749</text:p>
          </table:table-cell>
          <table:table-cell office:value-type="float" office:value="31.0117" calcext:value-type="float">
            <text:p>31,0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4415" calcext:value-type="float">
            <text:p>39,4415</text:p>
          </table:table-cell>
          <table:table-cell office:value-type="float" office:value="35.1842" calcext:value-type="float">
            <text:p>35,1842</text:p>
          </table:table-cell>
          <table:table-cell office:value-type="float" office:value="32.5785" calcext:value-type="float">
            <text:p>32,5785</text:p>
          </table:table-cell>
          <table:table-cell office:value-type="float" office:value="30.3008" calcext:value-type="float">
            <text:p>30,3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4362" calcext:value-type="float">
            <text:p>38,4362</text:p>
          </table:table-cell>
          <table:table-cell office:value-type="float" office:value="34.3338" calcext:value-type="float">
            <text:p>34,3338</text:p>
          </table:table-cell>
          <table:table-cell office:value-type="float" office:value="31.8218" calcext:value-type="float">
            <text:p>31,8218</text:p>
          </table:table-cell>
          <table:table-cell office:value-type="float" office:value="29.6253" calcext:value-type="float">
            <text:p>29,62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4813" calcext:value-type="float">
            <text:p>37,4813</text:p>
          </table:table-cell>
          <table:table-cell office:value-type="float" office:value="33.5257" calcext:value-type="float">
            <text:p>33,5257</text:p>
          </table:table-cell>
          <table:table-cell office:value-type="float" office:value="31.1025" calcext:value-type="float">
            <text:p>31,1025</text:p>
          </table:table-cell>
          <table:table-cell office:value-type="float" office:value="28.9831" calcext:value-type="float">
            <text:p>28,98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.5739" calcext:value-type="float">
            <text:p>36,5739</text:p>
          </table:table-cell>
          <table:table-cell office:value-type="float" office:value="32.7573" calcext:value-type="float">
            <text:p>32,7573</text:p>
          </table:table-cell>
          <table:table-cell office:value-type="float" office:value="30.4184" calcext:value-type="float">
            <text:p>30,4184</text:p>
          </table:table-cell>
          <table:table-cell office:value-type="float" office:value="28.3722" calcext:value-type="float">
            <text:p>28,37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.711" calcext:value-type="float">
            <text:p>35,711</text:p>
          </table:table-cell>
          <table:table-cell office:value-type="float" office:value="32.0264" calcext:value-type="float">
            <text:p>32,0264</text:p>
          </table:table-cell>
          <table:table-cell office:value-type="float" office:value="29.7675" calcext:value-type="float">
            <text:p>29,7675</text:p>
          </table:table-cell>
          <table:table-cell office:value-type="float" office:value="27.7908" calcext:value-type="float">
            <text:p>27,79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8901" calcext:value-type="float">
            <text:p>34,8901</text:p>
          </table:table-cell>
          <table:table-cell office:value-type="float" office:value="31.3307" calcext:value-type="float">
            <text:p>31,3307</text:p>
          </table:table-cell>
          <table:table-cell office:value-type="float" office:value="29.1479" calcext:value-type="float">
            <text:p>29,1479</text:p>
          </table:table-cell>
          <table:table-cell office:value-type="float" office:value="27.2373" calcext:value-type="float">
            <text:p>27,23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1086" calcext:value-type="float">
            <text:p>34,1086</text:p>
          </table:table-cell>
          <table:table-cell office:value-type="float" office:value="30.6682" calcext:value-type="float">
            <text:p>30,6682</text:p>
          </table:table-cell>
          <table:table-cell office:value-type="float" office:value="28.5577" calcext:value-type="float">
            <text:p>28,5577</text:p>
          </table:table-cell>
          <table:table-cell office:value-type="float" office:value="26.71" calcext:value-type="float">
            <text:p>26,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3.3643" calcext:value-type="float">
            <text:p>33,3643</text:p>
          </table:table-cell>
          <table:table-cell office:value-type="float" office:value="30.037" calcext:value-type="float">
            <text:p>30,037</text:p>
          </table:table-cell>
          <table:table-cell office:value-type="float" office:value="27.9954" calcext:value-type="float">
            <text:p>27,9954</text:p>
          </table:table-cell>
          <table:table-cell office:value-type="float" office:value="26.2075" calcext:value-type="float">
            <text:p>26,20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.6549" calcext:value-type="float">
            <text:p>32,6549</text:p>
          </table:table-cell>
          <table:table-cell office:value-type="float" office:value="29.4354" calcext:value-type="float">
            <text:p>29,4354</text:p>
          </table:table-cell>
          <table:table-cell office:value-type="float" office:value="27.4592" calcext:value-type="float">
            <text:p>27,4592</text:p>
          </table:table-cell>
          <table:table-cell office:value-type="float" office:value="25.7284" calcext:value-type="float">
            <text:p>25,7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1.9786" calcext:value-type="float">
            <text:p>31,9786</text:p>
          </table:table-cell>
          <table:table-cell office:value-type="float" office:value="28.8615" calcext:value-type="float">
            <text:p>28,8615</text:p>
          </table:table-cell>
          <table:table-cell office:value-type="float" office:value="26.9478" calcext:value-type="float">
            <text:p>26,9478</text:p>
          </table:table-cell>
          <table:table-cell office:value-type="float" office:value="25.2714" calcext:value-type="float">
            <text:p>25,27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1.3334" calcext:value-type="float">
            <text:p>31,3334</text:p>
          </table:table-cell>
          <table:table-cell office:value-type="float" office:value="28.314" calcext:value-type="float">
            <text:p>28,314</text:p>
          </table:table-cell>
          <table:table-cell office:value-type="float" office:value="26.4597" calcext:value-type="float">
            <text:p>26,4597</text:p>
          </table:table-cell>
          <table:table-cell office:value-type="float" office:value="24.8352" calcext:value-type="float">
            <text:p>24,83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.611" calcext:value-type="float">
            <text:p>32,611</text:p>
          </table:table-cell>
          <table:table-cell office:value-type="float" office:value="29.4082" calcext:value-type="float">
            <text:p>29,4082</text:p>
          </table:table-cell>
          <table:table-cell office:value-type="float" office:value="27.443" calcext:value-type="float">
            <text:p>27,443</text:p>
          </table:table-cell>
          <table:table-cell office:value-type="float" office:value="25.7221" calcext:value-type="float">
            <text:p>25,72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5064" calcext:value-type="float">
            <text:p>34,5064</text:p>
          </table:table-cell>
          <table:table-cell office:value-type="float" office:value="31.0296" calcext:value-type="float">
            <text:p>31,0296</text:p>
          </table:table-cell>
          <table:table-cell office:value-type="float" office:value="28.8983" calcext:value-type="float">
            <text:p>28,8983</text:p>
          </table:table-cell>
          <table:table-cell office:value-type="float" office:value="27.0333" calcext:value-type="float">
            <text:p>27,0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.347" calcext:value-type="float">
            <text:p>36,347</text:p>
          </table:table-cell>
          <table:table-cell office:value-type="float" office:value="32.6027" calcext:value-type="float">
            <text:p>32,6027</text:p>
          </table:table-cell>
          <table:table-cell office:value-type="float" office:value="30.3096" calcext:value-type="float">
            <text:p>30,3096</text:p>
          </table:table-cell>
          <table:table-cell office:value-type="float" office:value="28.3042" calcext:value-type="float">
            <text:p>28,30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1181" calcext:value-type="float">
            <text:p>38,1181</text:p>
          </table:table-cell>
          <table:table-cell office:value-type="float" office:value="34.1153" calcext:value-type="float">
            <text:p>34,1153</text:p>
          </table:table-cell>
          <table:table-cell office:value-type="float" office:value="31.6659" calcext:value-type="float">
            <text:p>31,6659</text:p>
          </table:table-cell>
          <table:table-cell office:value-type="float" office:value="29.5252" calcext:value-type="float">
            <text:p>29,52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822" calcext:value-type="float">
            <text:p>39,822</text:p>
          </table:table-cell>
          <table:table-cell office:value-type="float" office:value="35.5696" calcext:value-type="float">
            <text:p>35,5696</text:p>
          </table:table-cell>
          <table:table-cell office:value-type="float" office:value="32.9695" calcext:value-type="float">
            <text:p>32,9695</text:p>
          </table:table-cell>
          <table:table-cell office:value-type="float" office:value="30.6983" calcext:value-type="float">
            <text:p>30,69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4614" calcext:value-type="float">
            <text:p>41,4614</text:p>
          </table:table-cell>
          <table:table-cell office:value-type="float" office:value="36.968" calcext:value-type="float">
            <text:p>36,968</text:p>
          </table:table-cell>
          <table:table-cell office:value-type="float" office:value="34.2225" calcext:value-type="float">
            <text:p>34,2225</text:p>
          </table:table-cell>
          <table:table-cell office:value-type="float" office:value="31.8256" calcext:value-type="float">
            <text:p>31,82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0388" calcext:value-type="float">
            <text:p>43,0388</text:p>
          </table:table-cell>
          <table:table-cell office:value-type="float" office:value="38.3129" calcext:value-type="float">
            <text:p>38,3129</text:p>
          </table:table-cell>
          <table:table-cell office:value-type="float" office:value="35.4272" calcext:value-type="float">
            <text:p>35,4272</text:p>
          </table:table-cell>
          <table:table-cell office:value-type="float" office:value="32.909" calcext:value-type="float">
            <text:p>32,9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5568" calcext:value-type="float">
            <text:p>44,5568</text:p>
          </table:table-cell>
          <table:table-cell office:value-type="float" office:value="39.6064" calcext:value-type="float">
            <text:p>39,6064</text:p>
          </table:table-cell>
          <table:table-cell office:value-type="float" office:value="36.5855" calcext:value-type="float">
            <text:p>36,5855</text:p>
          </table:table-cell>
          <table:table-cell office:value-type="float" office:value="33.9505" calcext:value-type="float">
            <text:p>33,95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0177" calcext:value-type="float">
            <text:p>46,0177</text:p>
          </table:table-cell>
          <table:table-cell office:value-type="float" office:value="40.8508" calcext:value-type="float">
            <text:p>40,8508</text:p>
          </table:table-cell>
          <table:table-cell office:value-type="float" office:value="37.6995" calcext:value-type="float">
            <text:p>37,6995</text:p>
          </table:table-cell>
          <table:table-cell office:value-type="float" office:value="34.952" calcext:value-type="float">
            <text:p>34,9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424" calcext:value-type="float">
            <text:p>47,424</text:p>
          </table:table-cell>
          <table:table-cell office:value-type="float" office:value="42.0481" calcext:value-type="float">
            <text:p>42,0481</text:p>
          </table:table-cell>
          <table:table-cell office:value-type="float" office:value="38.7712" calcext:value-type="float">
            <text:p>38,7712</text:p>
          </table:table-cell>
          <table:table-cell office:value-type="float" office:value="35.9151" calcext:value-type="float">
            <text:p>35,9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7779" calcext:value-type="float">
            <text:p>48,7779</text:p>
          </table:table-cell>
          <table:table-cell office:value-type="float" office:value="43.2004" calcext:value-type="float">
            <text:p>43,2004</text:p>
          </table:table-cell>
          <table:table-cell office:value-type="float" office:value="39.8023" calcext:value-type="float">
            <text:p>39,8023</text:p>
          </table:table-cell>
          <table:table-cell office:value-type="float" office:value="36.8416" calcext:value-type="float">
            <text:p>36,84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0816" calcext:value-type="float">
            <text:p>50,0816</text:p>
          </table:table-cell>
          <table:table-cell office:value-type="float" office:value="44.3096" calcext:value-type="float">
            <text:p>44,3096</text:p>
          </table:table-cell>
          <table:table-cell office:value-type="float" office:value="40.7946" calcext:value-type="float">
            <text:p>40,7946</text:p>
          </table:table-cell>
          <table:table-cell office:value-type="float" office:value="37.7331" calcext:value-type="float">
            <text:p>37,73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3371" calcext:value-type="float">
            <text:p>51,3371</text:p>
          </table:table-cell>
          <table:table-cell office:value-type="float" office:value="45.3776" calcext:value-type="float">
            <text:p>45,3776</text:p>
          </table:table-cell>
          <table:table-cell office:value-type="float" office:value="41.7498" calcext:value-type="float">
            <text:p>41,7498</text:p>
          </table:table-cell>
          <table:table-cell office:value-type="float" office:value="38.5911" calcext:value-type="float">
            <text:p>38,59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5466" calcext:value-type="float">
            <text:p>52,5466</text:p>
          </table:table-cell>
          <table:table-cell office:value-type="float" office:value="46.406" calcext:value-type="float">
            <text:p>46,406</text:p>
          </table:table-cell>
          <table:table-cell office:value-type="float" office:value="42.6696" calcext:value-type="float">
            <text:p>42,6696</text:p>
          </table:table-cell>
          <table:table-cell office:value-type="float" office:value="39.4172" calcext:value-type="float">
            <text:p>39,4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712" calcext:value-type="float">
            <text:p>53,712</text:p>
          </table:table-cell>
          <table:table-cell office:value-type="float" office:value="47.3968" calcext:value-type="float">
            <text:p>47,3968</text:p>
          </table:table-cell>
          <table:table-cell office:value-type="float" office:value="43.5555" calcext:value-type="float">
            <text:p>43,5555</text:p>
          </table:table-cell>
          <table:table-cell office:value-type="float" office:value="40.2127" calcext:value-type="float">
            <text:p>40,2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8351" calcext:value-type="float">
            <text:p>54,8351</text:p>
          </table:table-cell>
          <table:table-cell office:value-type="float" office:value="48.3514" calcext:value-type="float">
            <text:p>48,3514</text:p>
          </table:table-cell>
          <table:table-cell office:value-type="float" office:value="44.4089" calcext:value-type="float">
            <text:p>44,4089</text:p>
          </table:table-cell>
          <table:table-cell office:value-type="float" office:value="40.9791" calcext:value-type="float">
            <text:p>40,97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9177" calcext:value-type="float">
            <text:p>55,9177</text:p>
          </table:table-cell>
          <table:table-cell office:value-type="float" office:value="49.2714" calcext:value-type="float">
            <text:p>49,2714</text:p>
          </table:table-cell>
          <table:table-cell office:value-type="float" office:value="45.2314" calcext:value-type="float">
            <text:p>45,2314</text:p>
          </table:table-cell>
          <table:table-cell office:value-type="float" office:value="41.7175" calcext:value-type="float">
            <text:p>41,7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9616" calcext:value-type="float">
            <text:p>56,9616</text:p>
          </table:table-cell>
          <table:table-cell office:value-type="float" office:value="50.1584" calcext:value-type="float">
            <text:p>50,1584</text:p>
          </table:table-cell>
          <table:table-cell office:value-type="float" office:value="46.0243" calcext:value-type="float">
            <text:p>46,0243</text:p>
          </table:table-cell>
          <table:table-cell office:value-type="float" office:value="42.4293" calcext:value-type="float">
            <text:p>42,42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9683" calcext:value-type="float">
            <text:p>57,9683</text:p>
          </table:table-cell>
          <table:table-cell office:value-type="float" office:value="51.0137" calcext:value-type="float">
            <text:p>51,0137</text:p>
          </table:table-cell>
          <table:table-cell office:value-type="float" office:value="46.7888" calcext:value-type="float">
            <text:p>46,7888</text:p>
          </table:table-cell>
          <table:table-cell office:value-type="float" office:value="43.1156" calcext:value-type="float">
            <text:p>43,1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9396" calcext:value-type="float">
            <text:p>58,9396</text:p>
          </table:table-cell>
          <table:table-cell office:value-type="float" office:value="51.8388" calcext:value-type="float">
            <text:p>51,8388</text:p>
          </table:table-cell>
          <table:table-cell office:value-type="float" office:value="47.5262" calcext:value-type="float">
            <text:p>47,5262</text:p>
          </table:table-cell>
          <table:table-cell office:value-type="float" office:value="43.7775" calcext:value-type="float">
            <text:p>43,77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8769" calcext:value-type="float">
            <text:p>59,8769</text:p>
          </table:table-cell>
          <table:table-cell office:value-type="float" office:value="52.635" calcext:value-type="float">
            <text:p>52,635</text:p>
          </table:table-cell>
          <table:table-cell office:value-type="float" office:value="48.2378" calcext:value-type="float">
            <text:p>48,2378</text:p>
          </table:table-cell>
          <table:table-cell office:value-type="float" office:value="44.4162" calcext:value-type="float">
            <text:p>44,4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6366" calcext:value-type="float">
            <text:p>58,6366</text:p>
          </table:table-cell>
          <table:table-cell office:value-type="float" office:value="51.6013" calcext:value-type="float">
            <text:p>51,6013</text:p>
          </table:table-cell>
          <table:table-cell office:value-type="float" office:value="47.3257" calcext:value-type="float">
            <text:p>47,3257</text:p>
          </table:table-cell>
          <table:table-cell office:value-type="float" office:value="43.6075" calcext:value-type="float">
            <text:p>43,60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7679" calcext:value-type="float">
            <text:p>56,7679</text:p>
          </table:table-cell>
          <table:table-cell office:value-type="float" office:value="50.0315" calcext:value-type="float">
            <text:p>50,0315</text:p>
          </table:table-cell>
          <table:table-cell office:value-type="float" office:value="45.9334" calcext:value-type="float">
            <text:p>45,9334</text:p>
          </table:table-cell>
          <table:table-cell office:value-type="float" office:value="42.3672" calcext:value-type="float">
            <text:p>42,36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9896" calcext:value-type="float">
            <text:p>54,9896</text:p>
          </table:table-cell>
          <table:table-cell office:value-type="float" office:value="48.5353" calcext:value-type="float">
            <text:p>48,5353</text:p>
          </table:table-cell>
          <table:table-cell office:value-type="float" office:value="44.6053" calcext:value-type="float">
            <text:p>44,6053</text:p>
          </table:table-cell>
          <table:table-cell office:value-type="float" office:value="41.1833" calcext:value-type="float">
            <text:p>41,18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3084" calcext:value-type="float">
            <text:p>53,3084</text:p>
          </table:table-cell>
          <table:table-cell office:value-type="float" office:value="47.1192" calcext:value-type="float">
            <text:p>47,1192</text:p>
          </table:table-cell>
          <table:table-cell office:value-type="float" office:value="43.3475" calcext:value-type="float">
            <text:p>43,3475</text:p>
          </table:table-cell>
          <table:table-cell office:value-type="float" office:value="40.0614" calcext:value-type="float">
            <text:p>40,06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7178" calcext:value-type="float">
            <text:p>51,7178</text:p>
          </table:table-cell>
          <table:table-cell office:value-type="float" office:value="45.7781" calcext:value-type="float">
            <text:p>45,7781</text:p>
          </table:table-cell>
          <table:table-cell office:value-type="float" office:value="42.1556" calcext:value-type="float">
            <text:p>42,1556</text:p>
          </table:table-cell>
          <table:table-cell office:value-type="float" office:value="38.9976" calcext:value-type="float">
            <text:p>38,99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212" calcext:value-type="float">
            <text:p>50,212</text:p>
          </table:table-cell>
          <table:table-cell office:value-type="float" office:value="44.5071" calcext:value-type="float">
            <text:p>44,5071</text:p>
          </table:table-cell>
          <table:table-cell office:value-type="float" office:value="41.0252" calcext:value-type="float">
            <text:p>41,0252</text:p>
          </table:table-cell>
          <table:table-cell office:value-type="float" office:value="37.9883" calcext:value-type="float">
            <text:p>37,98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7853" calcext:value-type="float">
            <text:p>48,7853</text:p>
          </table:table-cell>
          <table:table-cell office:value-type="float" office:value="43.3018" calcext:value-type="float">
            <text:p>43,3018</text:p>
          </table:table-cell>
          <table:table-cell office:value-type="float" office:value="39.9527" calcext:value-type="float">
            <text:p>39,9527</text:p>
          </table:table-cell>
          <table:table-cell office:value-type="float" office:value="37.0302" calcext:value-type="float">
            <text:p>37,03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4328" calcext:value-type="float">
            <text:p>47,4328</text:p>
          </table:table-cell>
          <table:table-cell office:value-type="float" office:value="42.1581" calcext:value-type="float">
            <text:p>42,1581</text:p>
          </table:table-cell>
          <table:table-cell office:value-type="float" office:value="38.9345" calcext:value-type="float">
            <text:p>38,9345</text:p>
          </table:table-cell>
          <table:table-cell office:value-type="float" office:value="36.1202" calcext:value-type="float">
            <text:p>36,1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1497" calcext:value-type="float">
            <text:p>46,1497</text:p>
          </table:table-cell>
          <table:table-cell office:value-type="float" office:value="41.0722" calcext:value-type="float">
            <text:p>41,0722</text:p>
          </table:table-cell>
          <table:table-cell office:value-type="float" office:value="37.9672" calcext:value-type="float">
            <text:p>37,9672</text:p>
          </table:table-cell>
          <table:table-cell office:value-type="float" office:value="35.2554" calcext:value-type="float">
            <text:p>35,25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9318" calcext:value-type="float">
            <text:p>44,9318</text:p>
          </table:table-cell>
          <table:table-cell office:value-type="float" office:value="40.0406" calcext:value-type="float">
            <text:p>40,0406</text:p>
          </table:table-cell>
          <table:table-cell office:value-type="float" office:value="37.0479" calcext:value-type="float">
            <text:p>37,0479</text:p>
          </table:table-cell>
          <table:table-cell office:value-type="float" office:value="34.4331" calcext:value-type="float">
            <text:p>34,43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7749" calcext:value-type="float">
            <text:p>43,7749</text:p>
          </table:table-cell>
          <table:table-cell office:value-type="float" office:value="39.0599" calcext:value-type="float">
            <text:p>39,0599</text:p>
          </table:table-cell>
          <table:table-cell office:value-type="float" office:value="36.1736" calcext:value-type="float">
            <text:p>36,1736</text:p>
          </table:table-cell>
          <table:table-cell office:value-type="float" office:value="33.6507" calcext:value-type="float">
            <text:p>33,65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6753" calcext:value-type="float">
            <text:p>42,6753</text:p>
          </table:table-cell>
          <table:table-cell office:value-type="float" office:value="38.1272" calcext:value-type="float">
            <text:p>38,1272</text:p>
          </table:table-cell>
          <table:table-cell office:value-type="float" office:value="35.3417" calcext:value-type="float">
            <text:p>35,3417</text:p>
          </table:table-cell>
          <table:table-cell office:value-type="float" office:value="32.9061" calcext:value-type="float">
            <text:p>32,90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6295" calcext:value-type="float">
            <text:p>41,6295</text:p>
          </table:table-cell>
          <table:table-cell office:value-type="float" office:value="37.2395" calcext:value-type="float">
            <text:p>37,2395</text:p>
          </table:table-cell>
          <table:table-cell office:value-type="float" office:value="34.5496" calcext:value-type="float">
            <text:p>34,5496</text:p>
          </table:table-cell>
          <table:table-cell office:value-type="float" office:value="32.1969" calcext:value-type="float">
            <text:p>32,19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6343" calcext:value-type="float">
            <text:p>40,6343</text:p>
          </table:table-cell>
          <table:table-cell office:value-type="float" office:value="36.3943" calcext:value-type="float">
            <text:p>36,3943</text:p>
          </table:table-cell>
          <table:table-cell office:value-type="float" office:value="33.7952" calcext:value-type="float">
            <text:p>33,7952</text:p>
          </table:table-cell>
          <table:table-cell office:value-type="float" office:value="31.5212" calcext:value-type="float">
            <text:p>31,52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6866" calcext:value-type="float">
            <text:p>39,6866</text:p>
          </table:table-cell>
          <table:table-cell office:value-type="float" office:value="35.5889" calcext:value-type="float">
            <text:p>35,5889</text:p>
          </table:table-cell>
          <table:table-cell office:value-type="float" office:value="33.0761" calcext:value-type="float">
            <text:p>33,0761</text:p>
          </table:table-cell>
          <table:table-cell office:value-type="float" office:value="30.8769" calcext:value-type="float">
            <text:p>30,87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7837" calcext:value-type="float">
            <text:p>38,7837</text:p>
          </table:table-cell>
          <table:table-cell office:value-type="float" office:value="34.8212" calcext:value-type="float">
            <text:p>34,8212</text:p>
          </table:table-cell>
          <table:table-cell office:value-type="float" office:value="32.3903" calcext:value-type="float">
            <text:p>32,3903</text:p>
          </table:table-cell>
          <table:table-cell office:value-type="float" office:value="30.2624" calcext:value-type="float">
            <text:p>30,26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9229" calcext:value-type="float">
            <text:p>37,9229</text:p>
          </table:table-cell>
          <table:table-cell office:value-type="float" office:value="34.0889" calcext:value-type="float">
            <text:p>34,0889</text:p>
          </table:table-cell>
          <table:table-cell office:value-type="float" office:value="31.736" calcext:value-type="float">
            <text:p>31,736</text:p>
          </table:table-cell>
          <table:table-cell office:value-type="float" office:value="29.6759" calcext:value-type="float">
            <text:p>29,67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1018" calcext:value-type="float">
            <text:p>37,1018</text:p>
          </table:table-cell>
          <table:table-cell office:value-type="float" office:value="33.39" calcext:value-type="float">
            <text:p>33,39</text:p>
          </table:table-cell>
          <table:table-cell office:value-type="float" office:value="31.1114" calcext:value-type="float">
            <text:p>31,1114</text:p>
          </table:table-cell>
          <table:table-cell office:value-type="float" office:value="29.1158" calcext:value-type="float">
            <text:p>29,1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.318" calcext:value-type="float">
            <text:p>36,318</text:p>
          </table:table-cell>
          <table:table-cell office:value-type="float" office:value="32.7225" calcext:value-type="float">
            <text:p>32,7225</text:p>
          </table:table-cell>
          <table:table-cell office:value-type="float" office:value="30.5148" calcext:value-type="float">
            <text:p>30,5148</text:p>
          </table:table-cell>
          <table:table-cell office:value-type="float" office:value="28.5808" calcext:value-type="float">
            <text:p>28,58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.5694" calcext:value-type="float">
            <text:p>35,5694</text:p>
          </table:table-cell>
          <table:table-cell office:value-type="float" office:value="32.0848" calcext:value-type="float">
            <text:p>32,0848</text:p>
          </table:table-cell>
          <table:table-cell office:value-type="float" office:value="29.9445" calcext:value-type="float">
            <text:p>29,9445</text:p>
          </table:table-cell>
          <table:table-cell office:value-type="float" office:value="28.0693" calcext:value-type="float">
            <text:p>28,06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.8541" calcext:value-type="float">
            <text:p>34,8541</text:p>
          </table:table-cell>
          <table:table-cell office:value-type="float" office:value="31.4752" calcext:value-type="float">
            <text:p>31,4752</text:p>
          </table:table-cell>
          <table:table-cell office:value-type="float" office:value="29.3993" calcext:value-type="float">
            <text:p>29,3993</text:p>
          </table:table-cell>
          <table:table-cell office:value-type="float" office:value="27.5801" calcext:value-type="float">
            <text:p>27,58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.0917" calcext:value-type="float">
            <text:p>36,0917</text:p>
          </table:table-cell>
          <table:table-cell office:value-type="float" office:value="32.531" calcext:value-type="float">
            <text:p>32,531</text:p>
          </table:table-cell>
          <table:table-cell office:value-type="float" office:value="30.3453" calcext:value-type="float">
            <text:p>30,3453</text:p>
          </table:table-cell>
          <table:table-cell office:value-type="float" office:value="28.431" calcext:value-type="float">
            <text:p>28,4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9529" calcext:value-type="float">
            <text:p>37,9529</text:p>
          </table:table-cell>
          <table:table-cell office:value-type="float" office:value="34.1184" calcext:value-type="float">
            <text:p>34,1184</text:p>
          </table:table-cell>
          <table:table-cell office:value-type="float" office:value="31.7672" calcext:value-type="float">
            <text:p>31,7672</text:p>
          </table:table-cell>
          <table:table-cell office:value-type="float" office:value="29.7096" calcext:value-type="float">
            <text:p>29,70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7579" calcext:value-type="float">
            <text:p>39,7579</text:p>
          </table:table-cell>
          <table:table-cell office:value-type="float" office:value="35.6568" calcext:value-type="float">
            <text:p>35,6568</text:p>
          </table:table-cell>
          <table:table-cell office:value-type="float" office:value="33.1445" calcext:value-type="float">
            <text:p>33,1445</text:p>
          </table:table-cell>
          <table:table-cell office:value-type="float" office:value="30.9474" calcext:value-type="float">
            <text:p>30,94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4923" calcext:value-type="float">
            <text:p>41,4923</text:p>
          </table:table-cell>
          <table:table-cell office:value-type="float" office:value="37.1338" calcext:value-type="float">
            <text:p>37,1338</text:p>
          </table:table-cell>
          <table:table-cell office:value-type="float" office:value="34.4664" calcext:value-type="float">
            <text:p>34,4664</text:p>
          </table:table-cell>
          <table:table-cell office:value-type="float" office:value="32.135" calcext:value-type="float">
            <text:p>32,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1585" calcext:value-type="float">
            <text:p>43,1585</text:p>
          </table:table-cell>
          <table:table-cell office:value-type="float" office:value="38.552" calcext:value-type="float">
            <text:p>38,552</text:p>
          </table:table-cell>
          <table:table-cell office:value-type="float" office:value="35.735" calcext:value-type="float">
            <text:p>35,735</text:p>
          </table:table-cell>
          <table:table-cell office:value-type="float" office:value="33.2744" calcext:value-type="float">
            <text:p>33,2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7592" calcext:value-type="float">
            <text:p>44,7592</text:p>
          </table:table-cell>
          <table:table-cell office:value-type="float" office:value="39.9137" calcext:value-type="float">
            <text:p>39,9137</text:p>
          </table:table-cell>
          <table:table-cell office:value-type="float" office:value="36.9527" calcext:value-type="float">
            <text:p>36,9527</text:p>
          </table:table-cell>
          <table:table-cell office:value-type="float" office:value="34.3677" calcext:value-type="float">
            <text:p>34,36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2972" calcext:value-type="float">
            <text:p>46,2972</text:p>
          </table:table-cell>
          <table:table-cell office:value-type="float" office:value="41.2213" calcext:value-type="float">
            <text:p>41,2213</text:p>
          </table:table-cell>
          <table:table-cell office:value-type="float" office:value="38.1218" calcext:value-type="float">
            <text:p>38,1218</text:p>
          </table:table-cell>
          <table:table-cell office:value-type="float" office:value="35.417" calcext:value-type="float">
            <text:p>35,4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7752" calcext:value-type="float">
            <text:p>47,7752</text:p>
          </table:table-cell>
          <table:table-cell office:value-type="float" office:value="42.4774" calcext:value-type="float">
            <text:p>42,4774</text:p>
          </table:table-cell>
          <table:table-cell office:value-type="float" office:value="39.2443" calcext:value-type="float">
            <text:p>39,2443</text:p>
          </table:table-cell>
          <table:table-cell office:value-type="float" office:value="36.4243" calcext:value-type="float">
            <text:p>36,42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1956" calcext:value-type="float">
            <text:p>49,1956</text:p>
          </table:table-cell>
          <table:table-cell office:value-type="float" office:value="43.6839" calcext:value-type="float">
            <text:p>43,6839</text:p>
          </table:table-cell>
          <table:table-cell office:value-type="float" office:value="40.3223" calcext:value-type="float">
            <text:p>40,3223</text:p>
          </table:table-cell>
          <table:table-cell office:value-type="float" office:value="37.3915" calcext:value-type="float">
            <text:p>37,39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5608" calcext:value-type="float">
            <text:p>50,5608</text:p>
          </table:table-cell>
          <table:table-cell office:value-type="float" office:value="44.8432" calcext:value-type="float">
            <text:p>44,8432</text:p>
          </table:table-cell>
          <table:table-cell office:value-type="float" office:value="41.3579" calcext:value-type="float">
            <text:p>41,3579</text:p>
          </table:table-cell>
          <table:table-cell office:value-type="float" office:value="38.3204" calcext:value-type="float">
            <text:p>38,3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8733" calcext:value-type="float">
            <text:p>51,8733</text:p>
          </table:table-cell>
          <table:table-cell office:value-type="float" office:value="45.9573" calcext:value-type="float">
            <text:p>45,9573</text:p>
          </table:table-cell>
          <table:table-cell office:value-type="float" office:value="42.3529" calcext:value-type="float">
            <text:p>42,3529</text:p>
          </table:table-cell>
          <table:table-cell office:value-type="float" office:value="39.2126" calcext:value-type="float">
            <text:p>39,2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352" calcext:value-type="float">
            <text:p>53,1352</text:p>
          </table:table-cell>
          <table:table-cell office:value-type="float" office:value="47.0282" calcext:value-type="float">
            <text:p>47,0282</text:p>
          </table:table-cell>
          <table:table-cell office:value-type="float" office:value="43.309" calcext:value-type="float">
            <text:p>43,309</text:p>
          </table:table-cell>
          <table:table-cell office:value-type="float" office:value="40.07" calcext:value-type="float">
            <text:p>40,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3488" calcext:value-type="float">
            <text:p>54,3488</text:p>
          </table:table-cell>
          <table:table-cell office:value-type="float" office:value="48.0578" calcext:value-type="float">
            <text:p>48,0578</text:p>
          </table:table-cell>
          <table:table-cell office:value-type="float" office:value="44.2282" calcext:value-type="float">
            <text:p>44,2282</text:p>
          </table:table-cell>
          <table:table-cell office:value-type="float" office:value="40.894" calcext:value-type="float">
            <text:p>40,8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5162" calcext:value-type="float">
            <text:p>55,5162</text:p>
          </table:table-cell>
          <table:table-cell office:value-type="float" office:value="49.0479" calcext:value-type="float">
            <text:p>49,0479</text:p>
          </table:table-cell>
          <table:table-cell office:value-type="float" office:value="45.112" calcext:value-type="float">
            <text:p>45,112</text:p>
          </table:table-cell>
          <table:table-cell office:value-type="float" office:value="41.6861" calcext:value-type="float">
            <text:p>41,68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6393" calcext:value-type="float">
            <text:p>56,6393</text:p>
          </table:table-cell>
          <table:table-cell office:value-type="float" office:value="50.0003" calcext:value-type="float">
            <text:p>50,0003</text:p>
          </table:table-cell>
          <table:table-cell office:value-type="float" office:value="45.9619" calcext:value-type="float">
            <text:p>45,9619</text:p>
          </table:table-cell>
          <table:table-cell office:value-type="float" office:value="42.4479" calcext:value-type="float">
            <text:p>42,44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7202" calcext:value-type="float">
            <text:p>57,7202</text:p>
          </table:table-cell>
          <table:table-cell office:value-type="float" office:value="50.9167" calcext:value-type="float">
            <text:p>50,9167</text:p>
          </table:table-cell>
          <table:table-cell office:value-type="float" office:value="46.7797" calcext:value-type="float">
            <text:p>46,7797</text:p>
          </table:table-cell>
          <table:table-cell office:value-type="float" office:value="43.1807" calcext:value-type="float">
            <text:p>43,18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7606" calcext:value-type="float">
            <text:p>58,7606</text:p>
          </table:table-cell>
          <table:table-cell office:value-type="float" office:value="51.7986" calcext:value-type="float">
            <text:p>51,7986</text:p>
          </table:table-cell>
          <table:table-cell office:value-type="float" office:value="47.5666" calcext:value-type="float">
            <text:p>47,5666</text:p>
          </table:table-cell>
          <table:table-cell office:value-type="float" office:value="43.8858" calcext:value-type="float">
            <text:p>43,88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7623" calcext:value-type="float">
            <text:p>59,7623</text:p>
          </table:table-cell>
          <table:table-cell office:value-type="float" office:value="52.6477" calcext:value-type="float">
            <text:p>52,6477</text:p>
          </table:table-cell>
          <table:table-cell office:value-type="float" office:value="48.3241" calcext:value-type="float">
            <text:p>48,3241</text:p>
          </table:table-cell>
          <table:table-cell office:value-type="float" office:value="44.5644" calcext:value-type="float">
            <text:p>44,56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7271" calcext:value-type="float">
            <text:p>60,7271</text:p>
          </table:table-cell>
          <table:table-cell office:value-type="float" office:value="53.4653" calcext:value-type="float">
            <text:p>53,4653</text:p>
          </table:table-cell>
          <table:table-cell office:value-type="float" office:value="49.0535" calcext:value-type="float">
            <text:p>49,0535</text:p>
          </table:table-cell>
          <table:table-cell office:value-type="float" office:value="45.2179" calcext:value-type="float">
            <text:p>45,2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6565" calcext:value-type="float">
            <text:p>61,6565</text:p>
          </table:table-cell>
          <table:table-cell office:value-type="float" office:value="54.2529" calcext:value-type="float">
            <text:p>54,2529</text:p>
          </table:table-cell>
          <table:table-cell office:value-type="float" office:value="49.7561" calcext:value-type="float">
            <text:p>49,7561</text:p>
          </table:table-cell>
          <table:table-cell office:value-type="float" office:value="45.8473" calcext:value-type="float">
            <text:p>45,8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5522" calcext:value-type="float">
            <text:p>62,5522</text:p>
          </table:table-cell>
          <table:table-cell office:value-type="float" office:value="55.0119" calcext:value-type="float">
            <text:p>55,0119</text:p>
          </table:table-cell>
          <table:table-cell office:value-type="float" office:value="50.433" calcext:value-type="float">
            <text:p>50,433</text:p>
          </table:table-cell>
          <table:table-cell office:value-type="float" office:value="46.4537" calcext:value-type="float">
            <text:p>46,4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2487" calcext:value-type="float">
            <text:p>61,2487</text:p>
          </table:table-cell>
          <table:table-cell office:value-type="float" office:value="53.9245" calcext:value-type="float">
            <text:p>53,9245</text:p>
          </table:table-cell>
          <table:table-cell office:value-type="float" office:value="49.4728" calcext:value-type="float">
            <text:p>49,4728</text:p>
          </table:table-cell>
          <table:table-cell office:value-type="float" office:value="45.6014" calcext:value-type="float">
            <text:p>45,60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3151" calcext:value-type="float">
            <text:p>59,3151</text:p>
          </table:table-cell>
          <table:table-cell office:value-type="float" office:value="52.2997" calcext:value-type="float">
            <text:p>52,2997</text:p>
          </table:table-cell>
          <table:table-cell office:value-type="float" office:value="48.0312" calcext:value-type="float">
            <text:p>48,0312</text:p>
          </table:table-cell>
          <table:table-cell office:value-type="float" office:value="44.3166" calcext:value-type="float">
            <text:p>44,3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4749" calcext:value-type="float">
            <text:p>57,4749</text:p>
          </table:table-cell>
          <table:table-cell office:value-type="float" office:value="50.7509" calcext:value-type="float">
            <text:p>50,7509</text:p>
          </table:table-cell>
          <table:table-cell office:value-type="float" office:value="46.6559" calcext:value-type="float">
            <text:p>46,6559</text:p>
          </table:table-cell>
          <table:table-cell office:value-type="float" office:value="43.0899" calcext:value-type="float">
            <text:p>43,08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7346" calcext:value-type="float">
            <text:p>55,7346</text:p>
          </table:table-cell>
          <table:table-cell office:value-type="float" office:value="49.2844" calcext:value-type="float">
            <text:p>49,2844</text:p>
          </table:table-cell>
          <table:table-cell office:value-type="float" office:value="45.3527" calcext:value-type="float">
            <text:p>45,3527</text:p>
          </table:table-cell>
          <table:table-cell office:value-type="float" office:value="41.9267" calcext:value-type="float">
            <text:p>41,92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0875" calcext:value-type="float">
            <text:p>54,0875</text:p>
          </table:table-cell>
          <table:table-cell office:value-type="float" office:value="47.8948" calcext:value-type="float">
            <text:p>47,8948</text:p>
          </table:table-cell>
          <table:table-cell office:value-type="float" office:value="44.117" calcext:value-type="float">
            <text:p>44,117</text:p>
          </table:table-cell>
          <table:table-cell office:value-type="float" office:value="40.8232" calcext:value-type="float">
            <text:p>40,8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5275" calcext:value-type="float">
            <text:p>52,5275</text:p>
          </table:table-cell>
          <table:table-cell office:value-type="float" office:value="46.5773" calcext:value-type="float">
            <text:p>46,5773</text:p>
          </table:table-cell>
          <table:table-cell office:value-type="float" office:value="42.9446" calcext:value-type="float">
            <text:p>42,9446</text:p>
          </table:table-cell>
          <table:table-cell office:value-type="float" office:value="39.7756" calcext:value-type="float">
            <text:p>39,7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0489" calcext:value-type="float">
            <text:p>51,0489</text:p>
          </table:table-cell>
          <table:table-cell office:value-type="float" office:value="45.3272" calcext:value-type="float">
            <text:p>45,3272</text:p>
          </table:table-cell>
          <table:table-cell office:value-type="float" office:value="41.8315" calcext:value-type="float">
            <text:p>41,8315</text:p>
          </table:table-cell>
          <table:table-cell office:value-type="float" office:value="38.7805" calcext:value-type="float">
            <text:p>38,78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6464" calcext:value-type="float">
            <text:p>49,6464</text:p>
          </table:table-cell>
          <table:table-cell office:value-type="float" office:value="44.1403" calcext:value-type="float">
            <text:p>44,1403</text:p>
          </table:table-cell>
          <table:table-cell office:value-type="float" office:value="40.7741" calcext:value-type="float">
            <text:p>40,7741</text:p>
          </table:table-cell>
          <table:table-cell office:value-type="float" office:value="37.8347" calcext:value-type="float">
            <text:p>37,83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3154" calcext:value-type="float">
            <text:p>48,3154</text:p>
          </table:table-cell>
          <table:table-cell office:value-type="float" office:value="43.0128" calcext:value-type="float">
            <text:p>43,0128</text:p>
          </table:table-cell>
          <table:table-cell office:value-type="float" office:value="39.769" calcext:value-type="float">
            <text:p>39,769</text:p>
          </table:table-cell>
          <table:table-cell office:value-type="float" office:value="36.9353" calcext:value-type="float">
            <text:p>36,93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0511" calcext:value-type="float">
            <text:p>47,0511</text:p>
          </table:table-cell>
          <table:table-cell office:value-type="float" office:value="41.941" calcext:value-type="float">
            <text:p>41,941</text:p>
          </table:table-cell>
          <table:table-cell office:value-type="float" office:value="38.8131" calcext:value-type="float">
            <text:p>38,8131</text:p>
          </table:table-cell>
          <table:table-cell office:value-type="float" office:value="36.0795" calcext:value-type="float">
            <text:p>36,07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8497" calcext:value-type="float">
            <text:p>45,8497</text:p>
          </table:table-cell>
          <table:table-cell office:value-type="float" office:value="40.9216" calcext:value-type="float">
            <text:p>40,9216</text:p>
          </table:table-cell>
          <table:table-cell office:value-type="float" office:value="37.9034" calcext:value-type="float">
            <text:p>37,9034</text:p>
          </table:table-cell>
          <table:table-cell office:value-type="float" office:value="35.2647" calcext:value-type="float">
            <text:p>35,26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707" calcext:value-type="float">
            <text:p>44,707</text:p>
          </table:table-cell>
          <table:table-cell office:value-type="float" office:value="39.9513" calcext:value-type="float">
            <text:p>39,9513</text:p>
          </table:table-cell>
          <table:table-cell office:value-type="float" office:value="37.0372" calcext:value-type="float">
            <text:p>37,0372</text:p>
          </table:table-cell>
          <table:table-cell office:value-type="float" office:value="34.4886" calcext:value-type="float">
            <text:p>34,48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6197" calcext:value-type="float">
            <text:p>43,6197</text:p>
          </table:table-cell>
          <table:table-cell office:value-type="float" office:value="39.0272" calcext:value-type="float">
            <text:p>39,0272</text:p>
          </table:table-cell>
          <table:table-cell office:value-type="float" office:value="36.2119" calcext:value-type="float">
            <text:p>36,2119</text:p>
          </table:table-cell>
          <table:table-cell office:value-type="float" office:value="33.7488" calcext:value-type="float">
            <text:p>33,74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5843" calcext:value-type="float">
            <text:p>42,5843</text:p>
          </table:table-cell>
          <table:table-cell office:value-type="float" office:value="38.1467" calcext:value-type="float">
            <text:p>38,1467</text:p>
          </table:table-cell>
          <table:table-cell office:value-type="float" office:value="35.4252" calcext:value-type="float">
            <text:p>35,4252</text:p>
          </table:table-cell>
          <table:table-cell office:value-type="float" office:value="33.0433" calcext:value-type="float">
            <text:p>33,04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5977" calcext:value-type="float">
            <text:p>41,5977</text:p>
          </table:table-cell>
          <table:table-cell office:value-type="float" office:value="37.3072" calcext:value-type="float">
            <text:p>37,3072</text:p>
          </table:table-cell>
          <table:table-cell office:value-type="float" office:value="34.6747" calcext:value-type="float">
            <text:p>34,6747</text:p>
          </table:table-cell>
          <table:table-cell office:value-type="float" office:value="32.3702" calcext:value-type="float">
            <text:p>32,37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657" calcext:value-type="float">
            <text:p>40,657</text:p>
          </table:table-cell>
          <table:table-cell office:value-type="float" office:value="36.5063" calcext:value-type="float">
            <text:p>36,5063</text:p>
          </table:table-cell>
          <table:table-cell office:value-type="float" office:value="33.9585" calcext:value-type="float">
            <text:p>33,9585</text:p>
          </table:table-cell>
          <table:table-cell office:value-type="float" office:value="31.7276" calcext:value-type="float">
            <text:p>31,7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7596" calcext:value-type="float">
            <text:p>39,7596</text:p>
          </table:table-cell>
          <table:table-cell office:value-type="float" office:value="35.7417" calcext:value-type="float">
            <text:p>35,7417</text:p>
          </table:table-cell>
          <table:table-cell office:value-type="float" office:value="33.2746" calcext:value-type="float">
            <text:p>33,2746</text:p>
          </table:table-cell>
          <table:table-cell office:value-type="float" office:value="31.1137" calcext:value-type="float">
            <text:p>31,1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903" calcext:value-type="float">
            <text:p>38,903</text:p>
          </table:table-cell>
          <table:table-cell office:value-type="float" office:value="35.0114" calcext:value-type="float">
            <text:p>35,0114</text:p>
          </table:table-cell>
          <table:table-cell office:value-type="float" office:value="32.6211" calcext:value-type="float">
            <text:p>32,6211</text:p>
          </table:table-cell>
          <table:table-cell office:value-type="float" office:value="30.527" calcext:value-type="float">
            <text:p>30,5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0847" calcext:value-type="float">
            <text:p>38,0847</text:p>
          </table:table-cell>
          <table:table-cell office:value-type="float" office:value="34.3135" calcext:value-type="float">
            <text:p>34,3135</text:p>
          </table:table-cell>
          <table:table-cell office:value-type="float" office:value="31.9964" calcext:value-type="float">
            <text:p>31,9964</text:p>
          </table:table-cell>
          <table:table-cell office:value-type="float" office:value="29.966" calcext:value-type="float">
            <text:p>29,9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3026" calcext:value-type="float">
            <text:p>37,3026</text:p>
          </table:table-cell>
          <table:table-cell office:value-type="float" office:value="33.6461" calcext:value-type="float">
            <text:p>33,6461</text:p>
          </table:table-cell>
          <table:table-cell office:value-type="float" office:value="31.3989" calcext:value-type="float">
            <text:p>31,3989</text:p>
          </table:table-cell>
          <table:table-cell office:value-type="float" office:value="29.4292" calcext:value-type="float">
            <text:p>29,42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.5547" calcext:value-type="float">
            <text:p>36,5547</text:p>
          </table:table-cell>
          <table:table-cell office:value-type="float" office:value="33.0076" calcext:value-type="float">
            <text:p>33,0076</text:p>
          </table:table-cell>
          <table:table-cell office:value-type="float" office:value="30.827" calcext:value-type="float">
            <text:p>30,827</text:p>
          </table:table-cell>
          <table:table-cell office:value-type="float" office:value="28.9154" calcext:value-type="float">
            <text:p>28,9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7742" calcext:value-type="float">
            <text:p>37,7742</text:p>
          </table:table-cell>
          <table:table-cell office:value-type="float" office:value="34.0458" calcext:value-type="float">
            <text:p>34,0458</text:p>
          </table:table-cell>
          <table:table-cell office:value-type="float" office:value="31.7559" calcext:value-type="float">
            <text:p>31,7559</text:p>
          </table:table-cell>
          <table:table-cell office:value-type="float" office:value="29.7497" calcext:value-type="float">
            <text:p>29,74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6199" calcext:value-type="float">
            <text:p>39,6199</text:p>
          </table:table-cell>
          <table:table-cell office:value-type="float" office:value="35.6178" calcext:value-type="float">
            <text:p>35,6178</text:p>
          </table:table-cell>
          <table:table-cell office:value-type="float" office:value="33.1626" calcext:value-type="float">
            <text:p>33,1626</text:p>
          </table:table-cell>
          <table:table-cell office:value-type="float" office:value="31.0134" calcext:value-type="float">
            <text:p>31,0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4087" calcext:value-type="float">
            <text:p>41,4087</text:p>
          </table:table-cell>
          <table:table-cell office:value-type="float" office:value="37.1402" calcext:value-type="float">
            <text:p>37,1402</text:p>
          </table:table-cell>
          <table:table-cell office:value-type="float" office:value="34.5243" calcext:value-type="float">
            <text:p>34,5243</text:p>
          </table:table-cell>
          <table:table-cell office:value-type="float" office:value="32.2359" calcext:value-type="float">
            <text:p>32,23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1262" calcext:value-type="float">
            <text:p>43,1262</text:p>
          </table:table-cell>
          <table:table-cell office:value-type="float" office:value="38.6009" calcext:value-type="float">
            <text:p>38,6009</text:p>
          </table:table-cell>
          <table:table-cell office:value-type="float" office:value="35.8302" calcext:value-type="float">
            <text:p>35,8302</text:p>
          </table:table-cell>
          <table:table-cell office:value-type="float" office:value="33.408" calcext:value-type="float">
            <text:p>33,4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775" calcext:value-type="float">
            <text:p>44,775</text:p>
          </table:table-cell>
          <table:table-cell office:value-type="float" office:value="40.0023" calcext:value-type="float">
            <text:p>40,0023</text:p>
          </table:table-cell>
          <table:table-cell office:value-type="float" office:value="37.0826" calcext:value-type="float">
            <text:p>37,0826</text:p>
          </table:table-cell>
          <table:table-cell office:value-type="float" office:value="34.5317" calcext:value-type="float">
            <text:p>34,53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3579" calcext:value-type="float">
            <text:p>46,3579</text:p>
          </table:table-cell>
          <table:table-cell office:value-type="float" office:value="41.3469" calcext:value-type="float">
            <text:p>41,3469</text:p>
          </table:table-cell>
          <table:table-cell office:value-type="float" office:value="38.2839" calcext:value-type="float">
            <text:p>38,2839</text:p>
          </table:table-cell>
          <table:table-cell office:value-type="float" office:value="35.6092" calcext:value-type="float">
            <text:p>35,60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8776" calcext:value-type="float">
            <text:p>47,8776</text:p>
          </table:table-cell>
          <table:table-cell office:value-type="float" office:value="42.6373" calcext:value-type="float">
            <text:p>42,6373</text:p>
          </table:table-cell>
          <table:table-cell office:value-type="float" office:value="39.4363" calcext:value-type="float">
            <text:p>39,4363</text:p>
          </table:table-cell>
          <table:table-cell office:value-type="float" office:value="36.6426" calcext:value-type="float">
            <text:p>36,64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3368" calcext:value-type="float">
            <text:p>49,3368</text:p>
          </table:table-cell>
          <table:table-cell office:value-type="float" office:value="43.8757" calcext:value-type="float">
            <text:p>43,8757</text:p>
          </table:table-cell>
          <table:table-cell office:value-type="float" office:value="40.542" calcext:value-type="float">
            <text:p>40,542</text:p>
          </table:table-cell>
          <table:table-cell office:value-type="float" office:value="37.6338" calcext:value-type="float">
            <text:p>37,63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7382" calcext:value-type="float">
            <text:p>50,7382</text:p>
          </table:table-cell>
          <table:table-cell office:value-type="float" office:value="45.0645" calcext:value-type="float">
            <text:p>45,0645</text:p>
          </table:table-cell>
          <table:table-cell office:value-type="float" office:value="41.6031" calcext:value-type="float">
            <text:p>41,6031</text:p>
          </table:table-cell>
          <table:table-cell office:value-type="float" office:value="38.5849" calcext:value-type="float">
            <text:p>38,58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0841" calcext:value-type="float">
            <text:p>52,0841</text:p>
          </table:table-cell>
          <table:table-cell office:value-type="float" office:value="46.2058" calcext:value-type="float">
            <text:p>46,2058</text:p>
          </table:table-cell>
          <table:table-cell office:value-type="float" office:value="42.6216" calcext:value-type="float">
            <text:p>42,6216</text:p>
          </table:table-cell>
          <table:table-cell office:value-type="float" office:value="39.4975" calcext:value-type="float">
            <text:p>39,49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377" calcext:value-type="float">
            <text:p>53,377</text:p>
          </table:table-cell>
          <table:table-cell office:value-type="float" office:value="47.3018" calcext:value-type="float">
            <text:p>47,3018</text:p>
          </table:table-cell>
          <table:table-cell office:value-type="float" office:value="43.5995" calcext:value-type="float">
            <text:p>43,5995</text:p>
          </table:table-cell>
          <table:table-cell office:value-type="float" office:value="40.3735" calcext:value-type="float">
            <text:p>40,37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6192" calcext:value-type="float">
            <text:p>54,6192</text:p>
          </table:table-cell>
          <table:table-cell office:value-type="float" office:value="48.3546" calcext:value-type="float">
            <text:p>48,3546</text:p>
          </table:table-cell>
          <table:table-cell office:value-type="float" office:value="44.5385" calcext:value-type="float">
            <text:p>44,5385</text:p>
          </table:table-cell>
          <table:table-cell office:value-type="float" office:value="41.2146" calcext:value-type="float">
            <text:p>41,2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8129" calcext:value-type="float">
            <text:p>55,8129</text:p>
          </table:table-cell>
          <table:table-cell office:value-type="float" office:value="49.3659" calcext:value-type="float">
            <text:p>49,3659</text:p>
          </table:table-cell>
          <table:table-cell office:value-type="float" office:value="45.4405" calcext:value-type="float">
            <text:p>45,4405</text:p>
          </table:table-cell>
          <table:table-cell office:value-type="float" office:value="42.0224" calcext:value-type="float">
            <text:p>42,02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9603" calcext:value-type="float">
            <text:p>56,9603</text:p>
          </table:table-cell>
          <table:table-cell office:value-type="float" office:value="50.3378" calcext:value-type="float">
            <text:p>50,3378</text:p>
          </table:table-cell>
          <table:table-cell office:value-type="float" office:value="46.3071" calcext:value-type="float">
            <text:p>46,3071</text:p>
          </table:table-cell>
          <table:table-cell office:value-type="float" office:value="42.7984" calcext:value-type="float">
            <text:p>42,79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0634" calcext:value-type="float">
            <text:p>58,0634</text:p>
          </table:table-cell>
          <table:table-cell office:value-type="float" office:value="51.2719" calcext:value-type="float">
            <text:p>51,2719</text:p>
          </table:table-cell>
          <table:table-cell office:value-type="float" office:value="47.1399" calcext:value-type="float">
            <text:p>47,1399</text:p>
          </table:table-cell>
          <table:table-cell office:value-type="float" office:value="43.544" calcext:value-type="float">
            <text:p>43,5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1241" calcext:value-type="float">
            <text:p>59,1241</text:p>
          </table:table-cell>
          <table:table-cell office:value-type="float" office:value="52.17" calcext:value-type="float">
            <text:p>52,17</text:p>
          </table:table-cell>
          <table:table-cell office:value-type="float" office:value="47.9405" calcext:value-type="float">
            <text:p>47,9405</text:p>
          </table:table-cell>
          <table:table-cell office:value-type="float" office:value="44.2607" calcext:value-type="float">
            <text:p>44,26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1443" calcext:value-type="float">
            <text:p>60,1443</text:p>
          </table:table-cell>
          <table:table-cell office:value-type="float" office:value="53.0337" calcext:value-type="float">
            <text:p>53,0337</text:p>
          </table:table-cell>
          <table:table-cell office:value-type="float" office:value="48.7104" calcext:value-type="float">
            <text:p>48,7104</text:p>
          </table:table-cell>
          <table:table-cell office:value-type="float" office:value="44.9498" calcext:value-type="float">
            <text:p>44,94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1259" calcext:value-type="float">
            <text:p>61,1259</text:p>
          </table:table-cell>
          <table:table-cell office:value-type="float" office:value="53.8646" calcext:value-type="float">
            <text:p>53,8646</text:p>
          </table:table-cell>
          <table:table-cell office:value-type="float" office:value="49.4509" calcext:value-type="float">
            <text:p>49,4509</text:p>
          </table:table-cell>
          <table:table-cell office:value-type="float" office:value="45.6126" calcext:value-type="float">
            <text:p>45,6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0705" calcext:value-type="float">
            <text:p>62,0705</text:p>
          </table:table-cell>
          <table:table-cell office:value-type="float" office:value="54.6641" calcext:value-type="float">
            <text:p>54,6641</text:p>
          </table:table-cell>
          <table:table-cell office:value-type="float" office:value="50.1635" calcext:value-type="float">
            <text:p>50,1635</text:p>
          </table:table-cell>
          <table:table-cell office:value-type="float" office:value="46.2503" calcext:value-type="float">
            <text:p>46,25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9799" calcext:value-type="float">
            <text:p>62,9799</text:p>
          </table:table-cell>
          <table:table-cell office:value-type="float" office:value="55.4337" calcext:value-type="float">
            <text:p>55,4337</text:p>
          </table:table-cell>
          <table:table-cell office:value-type="float" office:value="50.8493" calcext:value-type="float">
            <text:p>50,8493</text:p>
          </table:table-cell>
          <table:table-cell office:value-type="float" office:value="46.864" calcext:value-type="float">
            <text:p>46,8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8555" calcext:value-type="float">
            <text:p>63,8555</text:p>
          </table:table-cell>
          <table:table-cell office:value-type="float" office:value="56.1747" calcext:value-type="float">
            <text:p>56,1747</text:p>
          </table:table-cell>
          <table:table-cell office:value-type="float" office:value="51.5096" calcext:value-type="float">
            <text:p>51,5096</text:p>
          </table:table-cell>
          <table:table-cell office:value-type="float" office:value="47.4548" calcext:value-type="float">
            <text:p>47,45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5215" calcext:value-type="float">
            <text:p>62,5215</text:p>
          </table:table-cell>
          <table:table-cell office:value-type="float" office:value="55.0614" calcext:value-type="float">
            <text:p>55,0614</text:p>
          </table:table-cell>
          <table:table-cell office:value-type="float" office:value="50.5259" calcext:value-type="float">
            <text:p>50,5259</text:p>
          </table:table-cell>
          <table:table-cell office:value-type="float" office:value="46.5813" calcext:value-type="float">
            <text:p>46,58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5565" calcext:value-type="float">
            <text:p>60,5565</text:p>
          </table:table-cell>
          <table:table-cell office:value-type="float" office:value="53.4098" calcext:value-type="float">
            <text:p>53,4098</text:p>
          </table:table-cell>
          <table:table-cell office:value-type="float" office:value="49.0604" calcext:value-type="float">
            <text:p>49,0604</text:p>
          </table:table-cell>
          <table:table-cell office:value-type="float" office:value="45.2749" calcext:value-type="float">
            <text:p>45,27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6864" calcext:value-type="float">
            <text:p>58,6864</text:p>
          </table:table-cell>
          <table:table-cell office:value-type="float" office:value="51.8355" calcext:value-type="float">
            <text:p>51,8355</text:p>
          </table:table-cell>
          <table:table-cell office:value-type="float" office:value="47.6622" calcext:value-type="float">
            <text:p>47,6622</text:p>
          </table:table-cell>
          <table:table-cell office:value-type="float" office:value="44.0274" calcext:value-type="float">
            <text:p>44,02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9175" calcext:value-type="float">
            <text:p>56,9175</text:p>
          </table:table-cell>
          <table:table-cell office:value-type="float" office:value="50.3446" calcext:value-type="float">
            <text:p>50,3446</text:p>
          </table:table-cell>
          <table:table-cell office:value-type="float" office:value="46.3369" calcext:value-type="float">
            <text:p>46,3369</text:p>
          </table:table-cell>
          <table:table-cell office:value-type="float" office:value="42.8442" calcext:value-type="float">
            <text:p>42,84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2431" calcext:value-type="float">
            <text:p>55,2431</text:p>
          </table:table-cell>
          <table:table-cell office:value-type="float" office:value="48.9315" calcext:value-type="float">
            <text:p>48,9315</text:p>
          </table:table-cell>
          <table:table-cell office:value-type="float" office:value="45.08" calcext:value-type="float">
            <text:p>45,08</text:p>
          </table:table-cell>
          <table:table-cell office:value-type="float" office:value="41.7214" calcext:value-type="float">
            <text:p>41,72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6568" calcext:value-type="float">
            <text:p>53,6568</text:p>
          </table:table-cell>
          <table:table-cell office:value-type="float" office:value="47.5914" calcext:value-type="float">
            <text:p>47,5914</text:p>
          </table:table-cell>
          <table:table-cell office:value-type="float" office:value="43.8871" calcext:value-type="float">
            <text:p>43,8871</text:p>
          </table:table-cell>
          <table:table-cell office:value-type="float" office:value="40.6551" calcext:value-type="float">
            <text:p>40,65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1531" calcext:value-type="float">
            <text:p>52,1531</text:p>
          </table:table-cell>
          <table:table-cell office:value-type="float" office:value="46.3195" calcext:value-type="float">
            <text:p>46,3195</text:p>
          </table:table-cell>
          <table:table-cell office:value-type="float" office:value="42.7543" calcext:value-type="float">
            <text:p>42,7543</text:p>
          </table:table-cell>
          <table:table-cell office:value-type="float" office:value="39.642" calcext:value-type="float">
            <text:p>39,6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7265" calcext:value-type="float">
            <text:p>50,7265</text:p>
          </table:table-cell>
          <table:table-cell office:value-type="float" office:value="45.1117" calcext:value-type="float">
            <text:p>45,1117</text:p>
          </table:table-cell>
          <table:table-cell office:value-type="float" office:value="41.6778" calcext:value-type="float">
            <text:p>41,6778</text:p>
          </table:table-cell>
          <table:table-cell office:value-type="float" office:value="38.6788" calcext:value-type="float">
            <text:p>38,67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3722" calcext:value-type="float">
            <text:p>49,3722</text:p>
          </table:table-cell>
          <table:table-cell office:value-type="float" office:value="43.964" calcext:value-type="float">
            <text:p>43,964</text:p>
          </table:table-cell>
          <table:table-cell office:value-type="float" office:value="40.6544" calcext:value-type="float">
            <text:p>40,6544</text:p>
          </table:table-cell>
          <table:table-cell office:value-type="float" office:value="37.7625" calcext:value-type="float">
            <text:p>37,76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0856" calcext:value-type="float">
            <text:p>48,0856</text:p>
          </table:table-cell>
          <table:table-cell office:value-type="float" office:value="42.8727" calcext:value-type="float">
            <text:p>42,8727</text:p>
          </table:table-cell>
          <table:table-cell office:value-type="float" office:value="39.6806" calcext:value-type="float">
            <text:p>39,6806</text:p>
          </table:table-cell>
          <table:table-cell office:value-type="float" office:value="36.8903" calcext:value-type="float">
            <text:p>36,89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8625" calcext:value-type="float">
            <text:p>46,8625</text:p>
          </table:table-cell>
          <table:table-cell office:value-type="float" office:value="41.8343" calcext:value-type="float">
            <text:p>41,8343</text:p>
          </table:table-cell>
          <table:table-cell office:value-type="float" office:value="38.7537" calcext:value-type="float">
            <text:p>38,7537</text:p>
          </table:table-cell>
          <table:table-cell office:value-type="float" office:value="36.0597" calcext:value-type="float">
            <text:p>36,05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699" calcext:value-type="float">
            <text:p>45,699</text:p>
          </table:table-cell>
          <table:table-cell office:value-type="float" office:value="40.8458" calcext:value-type="float">
            <text:p>40,8458</text:p>
          </table:table-cell>
          <table:table-cell office:value-type="float" office:value="37.8707" calcext:value-type="float">
            <text:p>37,8707</text:p>
          </table:table-cell>
          <table:table-cell office:value-type="float" office:value="35.2681" calcext:value-type="float">
            <text:p>35,26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5915" calcext:value-type="float">
            <text:p>44,5915</text:p>
          </table:table-cell>
          <table:table-cell office:value-type="float" office:value="39.904" calcext:value-type="float">
            <text:p>39,904</text:p>
          </table:table-cell>
          <table:table-cell office:value-type="float" office:value="37.0292" calcext:value-type="float">
            <text:p>37,0292</text:p>
          </table:table-cell>
          <table:table-cell office:value-type="float" office:value="34.5135" calcext:value-type="float">
            <text:p>34,5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5366" calcext:value-type="float">
            <text:p>43,5366</text:p>
          </table:table-cell>
          <table:table-cell office:value-type="float" office:value="39.0064" calcext:value-type="float">
            <text:p>39,0064</text:p>
          </table:table-cell>
          <table:table-cell office:value-type="float" office:value="36.2267" calcext:value-type="float">
            <text:p>36,2267</text:p>
          </table:table-cell>
          <table:table-cell office:value-type="float" office:value="33.7935" calcext:value-type="float">
            <text:p>33,79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5311" calcext:value-type="float">
            <text:p>42,5311</text:p>
          </table:table-cell>
          <table:table-cell office:value-type="float" office:value="38.1502" calcext:value-type="float">
            <text:p>38,1502</text:p>
          </table:table-cell>
          <table:table-cell office:value-type="float" office:value="35.461" calcext:value-type="float">
            <text:p>35,461</text:p>
          </table:table-cell>
          <table:table-cell office:value-type="float" office:value="33.1062" calcext:value-type="float">
            <text:p>33,10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5721" calcext:value-type="float">
            <text:p>41,5721</text:p>
          </table:table-cell>
          <table:table-cell office:value-type="float" office:value="37.3331" calcext:value-type="float">
            <text:p>37,3331</text:p>
          </table:table-cell>
          <table:table-cell office:value-type="float" office:value="34.7299" calcext:value-type="float">
            <text:p>34,7299</text:p>
          </table:table-cell>
          <table:table-cell office:value-type="float" office:value="32.4498" calcext:value-type="float">
            <text:p>32,44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657" calcext:value-type="float">
            <text:p>40,657</text:p>
          </table:table-cell>
          <table:table-cell office:value-type="float" office:value="36.5528" calcext:value-type="float">
            <text:p>36,5528</text:p>
          </table:table-cell>
          <table:table-cell office:value-type="float" office:value="34.0316" calcext:value-type="float">
            <text:p>34,0316</text:p>
          </table:table-cell>
          <table:table-cell office:value-type="float" office:value="31.8226" calcext:value-type="float">
            <text:p>31,82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7831" calcext:value-type="float">
            <text:p>39,7831</text:p>
          </table:table-cell>
          <table:table-cell office:value-type="float" office:value="35.8072" calcext:value-type="float">
            <text:p>35,8072</text:p>
          </table:table-cell>
          <table:table-cell office:value-type="float" office:value="33.364" calcext:value-type="float">
            <text:p>33,364</text:p>
          </table:table-cell>
          <table:table-cell office:value-type="float" office:value="31.2229" calcext:value-type="float">
            <text:p>31,22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9481" calcext:value-type="float">
            <text:p>38,9481</text:p>
          </table:table-cell>
          <table:table-cell office:value-type="float" office:value="35.0945" calcext:value-type="float">
            <text:p>35,0945</text:p>
          </table:table-cell>
          <table:table-cell office:value-type="float" office:value="32.7256" calcext:value-type="float">
            <text:p>32,7256</text:p>
          </table:table-cell>
          <table:table-cell office:value-type="float" office:value="30.6491" calcext:value-type="float">
            <text:p>30,64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1497" calcext:value-type="float">
            <text:p>38,1497</text:p>
          </table:table-cell>
          <table:table-cell office:value-type="float" office:value="34.4126" calcext:value-type="float">
            <text:p>34,4126</text:p>
          </table:table-cell>
          <table:table-cell office:value-type="float" office:value="32.1147" calcext:value-type="float">
            <text:p>32,1147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3859" calcext:value-type="float">
            <text:p>37,3859</text:p>
          </table:table-cell>
          <table:table-cell office:value-type="float" office:value="33.7599" calcext:value-type="float">
            <text:p>33,7599</text:p>
          </table:table-cell>
          <table:table-cell office:value-type="float" office:value="31.5297" calcext:value-type="float">
            <text:p>31,5297</text:p>
          </table:table-cell>
          <table:table-cell office:value-type="float" office:value="29.574" calcext:value-type="float">
            <text:p>29,5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5967" calcext:value-type="float">
            <text:p>38,5967</text:p>
          </table:table-cell>
          <table:table-cell office:value-type="float" office:value="34.7896" calcext:value-type="float">
            <text:p>34,7896</text:p>
          </table:table-cell>
          <table:table-cell office:value-type="float" office:value="32.4503" calcext:value-type="float">
            <text:p>32,4503</text:p>
          </table:table-cell>
          <table:table-cell office:value-type="float" office:value="30.4003" calcext:value-type="float">
            <text:p>30,40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4348" calcext:value-type="float">
            <text:p>40,4348</text:p>
          </table:table-cell>
          <table:table-cell office:value-type="float" office:value="36.3541" calcext:value-type="float">
            <text:p>36,3541</text:p>
          </table:table-cell>
          <table:table-cell office:value-type="float" office:value="33.8496" calcext:value-type="float">
            <text:p>33,8496</text:p>
          </table:table-cell>
          <table:table-cell office:value-type="float" office:value="31.6566" calcext:value-type="float">
            <text:p>31,65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2158" calcext:value-type="float">
            <text:p>42,2158</text:p>
          </table:table-cell>
          <table:table-cell office:value-type="float" office:value="37.8688" calcext:value-type="float">
            <text:p>37,8688</text:p>
          </table:table-cell>
          <table:table-cell office:value-type="float" office:value="35.2036" calcext:value-type="float">
            <text:p>35,2036</text:p>
          </table:table-cell>
          <table:table-cell office:value-type="float" office:value="32.8717" calcext:value-type="float">
            <text:p>32,87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9252" calcext:value-type="float">
            <text:p>43,9252</text:p>
          </table:table-cell>
          <table:table-cell office:value-type="float" office:value="39.3215" calcext:value-type="float">
            <text:p>39,3215</text:p>
          </table:table-cell>
          <table:table-cell office:value-type="float" office:value="36.5018" calcext:value-type="float">
            <text:p>36,5018</text:p>
          </table:table-cell>
          <table:table-cell office:value-type="float" office:value="34.0363" calcext:value-type="float">
            <text:p>34,03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5655" calcext:value-type="float">
            <text:p>45,5655</text:p>
          </table:table-cell>
          <table:table-cell office:value-type="float" office:value="40.7147" calcext:value-type="float">
            <text:p>40,7147</text:p>
          </table:table-cell>
          <table:table-cell office:value-type="float" office:value="37.7463" calcext:value-type="float">
            <text:p>37,7463</text:p>
          </table:table-cell>
          <table:table-cell office:value-type="float" office:value="35.1523" calcext:value-type="float">
            <text:p>35,15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1397" calcext:value-type="float">
            <text:p>47,1397</text:p>
          </table:table-cell>
          <table:table-cell office:value-type="float" office:value="42.051" calcext:value-type="float">
            <text:p>42,051</text:p>
          </table:table-cell>
          <table:table-cell office:value-type="float" office:value="38.9395" calcext:value-type="float">
            <text:p>38,9395</text:p>
          </table:table-cell>
          <table:table-cell office:value-type="float" office:value="36.222" calcext:value-type="float">
            <text:p>36,2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6505" calcext:value-type="float">
            <text:p>48,6505</text:p>
          </table:table-cell>
          <table:table-cell office:value-type="float" office:value="43.3329" calcext:value-type="float">
            <text:p>43,3329</text:p>
          </table:table-cell>
          <table:table-cell office:value-type="float" office:value="40.0837" calcext:value-type="float">
            <text:p>40,0837</text:p>
          </table:table-cell>
          <table:table-cell office:value-type="float" office:value="37.2475" calcext:value-type="float">
            <text:p>37,24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1006" calcext:value-type="float">
            <text:p>50,1006</text:p>
          </table:table-cell>
          <table:table-cell office:value-type="float" office:value="44.5627" calcext:value-type="float">
            <text:p>44,5627</text:p>
          </table:table-cell>
          <table:table-cell office:value-type="float" office:value="41.1812" calcext:value-type="float">
            <text:p>41,1812</text:p>
          </table:table-cell>
          <table:table-cell office:value-type="float" office:value="38.2309" calcext:value-type="float">
            <text:p>38,23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4927" calcext:value-type="float">
            <text:p>51,4927</text:p>
          </table:table-cell>
          <table:table-cell office:value-type="float" office:value="45.7428" calcext:value-type="float">
            <text:p>45,7428</text:p>
          </table:table-cell>
          <table:table-cell office:value-type="float" office:value="42.234" calcext:value-type="float">
            <text:p>42,234</text:p>
          </table:table-cell>
          <table:table-cell office:value-type="float" office:value="39.174" calcext:value-type="float">
            <text:p>39,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8292" calcext:value-type="float">
            <text:p>52,8292</text:p>
          </table:table-cell>
          <table:table-cell office:value-type="float" office:value="46.8753" calcext:value-type="float">
            <text:p>46,8753</text:p>
          </table:table-cell>
          <table:table-cell office:value-type="float" office:value="43.2442" calcext:value-type="float">
            <text:p>43,2442</text:p>
          </table:table-cell>
          <table:table-cell office:value-type="float" office:value="40.0787" calcext:value-type="float">
            <text:p>40,0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1125" calcext:value-type="float">
            <text:p>54,1125</text:p>
          </table:table-cell>
          <table:table-cell office:value-type="float" office:value="47.9625" calcext:value-type="float">
            <text:p>47,9625</text:p>
          </table:table-cell>
          <table:table-cell office:value-type="float" office:value="44.2136" calcext:value-type="float">
            <text:p>44,2136</text:p>
          </table:table-cell>
          <table:table-cell office:value-type="float" office:value="40.9467" calcext:value-type="float">
            <text:p>40,94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3451" calcext:value-type="float">
            <text:p>55,3451</text:p>
          </table:table-cell>
          <table:table-cell office:value-type="float" office:value="49.0063" calcext:value-type="float">
            <text:p>49,0063</text:p>
          </table:table-cell>
          <table:table-cell office:value-type="float" office:value="45.1442" calcext:value-type="float">
            <text:p>45,1442</text:p>
          </table:table-cell>
          <table:table-cell office:value-type="float" office:value="41.7798" calcext:value-type="float">
            <text:p>41,77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5291" calcext:value-type="float">
            <text:p>56,5291</text:p>
          </table:table-cell>
          <table:table-cell office:value-type="float" office:value="50.0087" calcext:value-type="float">
            <text:p>50,0087</text:p>
          </table:table-cell>
          <table:table-cell office:value-type="float" office:value="46.0378" calcext:value-type="float">
            <text:p>46,0378</text:p>
          </table:table-cell>
          <table:table-cell office:value-type="float" office:value="42.5796" calcext:value-type="float">
            <text:p>42,5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6667" calcext:value-type="float">
            <text:p>57,6667</text:p>
          </table:table-cell>
          <table:table-cell office:value-type="float" office:value="50.9716" calcext:value-type="float">
            <text:p>50,9716</text:p>
          </table:table-cell>
          <table:table-cell office:value-type="float" office:value="46.8959" calcext:value-type="float">
            <text:p>46,8959</text:p>
          </table:table-cell>
          <table:table-cell office:value-type="float" office:value="43.3476" calcext:value-type="float">
            <text:p>43,34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76" calcext:value-type="float">
            <text:p>58,76</text:p>
          </table:table-cell>
          <table:table-cell office:value-type="float" office:value="51.8968" calcext:value-type="float">
            <text:p>51,8968</text:p>
          </table:table-cell>
          <table:table-cell office:value-type="float" office:value="47.7203" calcext:value-type="float">
            <text:p>47,7203</text:p>
          </table:table-cell>
          <table:table-cell office:value-type="float" office:value="44.0853" calcext:value-type="float">
            <text:p>44,08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8108" calcext:value-type="float">
            <text:p>59,8108</text:p>
          </table:table-cell>
          <table:table-cell office:value-type="float" office:value="52.7859" calcext:value-type="float">
            <text:p>52,7859</text:p>
          </table:table-cell>
          <table:table-cell office:value-type="float" office:value="48.5125" calcext:value-type="float">
            <text:p>48,5125</text:p>
          </table:table-cell>
          <table:table-cell office:value-type="float" office:value="44.7941" calcext:value-type="float">
            <text:p>44,79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8212" calcext:value-type="float">
            <text:p>60,8212</text:p>
          </table:table-cell>
          <table:table-cell office:value-type="float" office:value="53.6407" calcext:value-type="float">
            <text:p>53,6407</text:p>
          </table:table-cell>
          <table:table-cell office:value-type="float" office:value="49.274" calcext:value-type="float">
            <text:p>49,274</text:p>
          </table:table-cell>
          <table:table-cell office:value-type="float" office:value="45.4753" calcext:value-type="float">
            <text:p>45,47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7929" calcext:value-type="float">
            <text:p>61,7929</text:p>
          </table:table-cell>
          <table:table-cell office:value-type="float" office:value="54.4626" calcext:value-type="float">
            <text:p>54,4626</text:p>
          </table:table-cell>
          <table:table-cell office:value-type="float" office:value="50.0062" calcext:value-type="float">
            <text:p>50,0062</text:p>
          </table:table-cell>
          <table:table-cell office:value-type="float" office:value="46.1303" calcext:value-type="float">
            <text:p>46,13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7277" calcext:value-type="float">
            <text:p>62,7277</text:p>
          </table:table-cell>
          <table:table-cell office:value-type="float" office:value="55.2532" calcext:value-type="float">
            <text:p>55,2532</text:p>
          </table:table-cell>
          <table:table-cell office:value-type="float" office:value="50.7104" calcext:value-type="float">
            <text:p>50,7104</text:p>
          </table:table-cell>
          <table:table-cell office:value-type="float" office:value="46.7601" calcext:value-type="float">
            <text:p>46,76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6272" calcext:value-type="float">
            <text:p>63,6272</text:p>
          </table:table-cell>
          <table:table-cell office:value-type="float" office:value="56.014" calcext:value-type="float">
            <text:p>56,014</text:p>
          </table:table-cell>
          <table:table-cell office:value-type="float" office:value="51.388" calcext:value-type="float">
            <text:p>51,388</text:p>
          </table:table-cell>
          <table:table-cell office:value-type="float" office:value="47.3661" calcext:value-type="float">
            <text:p>47,36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4931" calcext:value-type="float">
            <text:p>64,4931</text:p>
          </table:table-cell>
          <table:table-cell office:value-type="float" office:value="56.7462" calcext:value-type="float">
            <text:p>56,7462</text:p>
          </table:table-cell>
          <table:table-cell office:value-type="float" office:value="52.0401" calcext:value-type="float">
            <text:p>52,0401</text:p>
          </table:table-cell>
          <table:table-cell office:value-type="float" office:value="47.9493" calcext:value-type="float">
            <text:p>47,94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1441" calcext:value-type="float">
            <text:p>63,1441</text:p>
          </table:table-cell>
          <table:table-cell office:value-type="float" office:value="55.6201" calcext:value-type="float">
            <text:p>55,6201</text:p>
          </table:table-cell>
          <table:table-cell office:value-type="float" office:value="51.0449" calcext:value-type="float">
            <text:p>51,0449</text:p>
          </table:table-cell>
          <table:table-cell office:value-type="float" office:value="47.0653" calcext:value-type="float">
            <text:p>47,06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1638" calcext:value-type="float">
            <text:p>61,1638</text:p>
          </table:table-cell>
          <table:table-cell office:value-type="float" office:value="53.9555" calcext:value-type="float">
            <text:p>53,9555</text:p>
          </table:table-cell>
          <table:table-cell office:value-type="float" office:value="49.5677" calcext:value-type="float">
            <text:p>49,5677</text:p>
          </table:table-cell>
          <table:table-cell office:value-type="float" office:value="45.7482" calcext:value-type="float">
            <text:p>45,74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279" calcext:value-type="float">
            <text:p>59,279</text:p>
          </table:table-cell>
          <table:table-cell office:value-type="float" office:value="52.3686" calcext:value-type="float">
            <text:p>52,3686</text:p>
          </table:table-cell>
          <table:table-cell office:value-type="float" office:value="48.1581" calcext:value-type="float">
            <text:p>48,1581</text:p>
          </table:table-cell>
          <table:table-cell office:value-type="float" office:value="44.4904" calcext:value-type="float">
            <text:p>44,49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4962" calcext:value-type="float">
            <text:p>57,4962</text:p>
          </table:table-cell>
          <table:table-cell office:value-type="float" office:value="50.8657" calcext:value-type="float">
            <text:p>50,8657</text:p>
          </table:table-cell>
          <table:table-cell office:value-type="float" office:value="46.8219" calcext:value-type="float">
            <text:p>46,8219</text:p>
          </table:table-cell>
          <table:table-cell office:value-type="float" office:value="43.2974" calcext:value-type="float">
            <text:p>43,29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8084" calcext:value-type="float">
            <text:p>55,8084</text:p>
          </table:table-cell>
          <table:table-cell office:value-type="float" office:value="49.4411" calcext:value-type="float">
            <text:p>49,4411</text:p>
          </table:table-cell>
          <table:table-cell office:value-type="float" office:value="45.5546" calcext:value-type="float">
            <text:p>45,5546</text:p>
          </table:table-cell>
          <table:table-cell office:value-type="float" office:value="42.165" calcext:value-type="float">
            <text:p>42,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2093" calcext:value-type="float">
            <text:p>54,2093</text:p>
          </table:table-cell>
          <table:table-cell office:value-type="float" office:value="48.0898" calcext:value-type="float">
            <text:p>48,0898</text:p>
          </table:table-cell>
          <table:table-cell office:value-type="float" office:value="44.3516" calcext:value-type="float">
            <text:p>44,3516</text:p>
          </table:table-cell>
          <table:table-cell office:value-type="float" office:value="41.0896" calcext:value-type="float">
            <text:p>41,08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6933" calcext:value-type="float">
            <text:p>52,6933</text:p>
          </table:table-cell>
          <table:table-cell office:value-type="float" office:value="46.8073" calcext:value-type="float">
            <text:p>46,8073</text:p>
          </table:table-cell>
          <table:table-cell office:value-type="float" office:value="43.2091" calcext:value-type="float">
            <text:p>43,2091</text:p>
          </table:table-cell>
          <table:table-cell office:value-type="float" office:value="40.0675" calcext:value-type="float">
            <text:p>40,06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2549" calcext:value-type="float">
            <text:p>51,2549</text:p>
          </table:table-cell>
          <table:table-cell office:value-type="float" office:value="45.5892" calcext:value-type="float">
            <text:p>45,5892</text:p>
          </table:table-cell>
          <table:table-cell office:value-type="float" office:value="42.1233" calcext:value-type="float">
            <text:p>42,1233</text:p>
          </table:table-cell>
          <table:table-cell office:value-type="float" office:value="39.0957" calcext:value-type="float">
            <text:p>39,09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8892" calcext:value-type="float">
            <text:p>49,8892</text:p>
          </table:table-cell>
          <table:table-cell office:value-type="float" office:value="44.4316" calcext:value-type="float">
            <text:p>44,4316</text:p>
          </table:table-cell>
          <table:table-cell office:value-type="float" office:value="41.0907" calcext:value-type="float">
            <text:p>41,0907</text:p>
          </table:table-cell>
          <table:table-cell office:value-type="float" office:value="38.1711" calcext:value-type="float">
            <text:p>38,17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5916" calcext:value-type="float">
            <text:p>48,5916</text:p>
          </table:table-cell>
          <table:table-cell office:value-type="float" office:value="43.3306" calcext:value-type="float">
            <text:p>43,3306</text:p>
          </table:table-cell>
          <table:table-cell office:value-type="float" office:value="40.1082" calcext:value-type="float">
            <text:p>40,1082</text:p>
          </table:table-cell>
          <table:table-cell office:value-type="float" office:value="37.2909" calcext:value-type="float">
            <text:p>37,29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358" calcext:value-type="float">
            <text:p>47,358</text:p>
          </table:table-cell>
          <table:table-cell office:value-type="float" office:value="42.283" calcext:value-type="float">
            <text:p>42,283</text:p>
          </table:table-cell>
          <table:table-cell office:value-type="float" office:value="39.1728" calcext:value-type="float">
            <text:p>39,1728</text:p>
          </table:table-cell>
          <table:table-cell office:value-type="float" office:value="36.4524" calcext:value-type="float">
            <text:p>36,45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1843" calcext:value-type="float">
            <text:p>46,1843</text:p>
          </table:table-cell>
          <table:table-cell office:value-type="float" office:value="41.2855" calcext:value-type="float">
            <text:p>41,2855</text:p>
          </table:table-cell>
          <table:table-cell office:value-type="float" office:value="38.2816" calcext:value-type="float">
            <text:p>38,2816</text:p>
          </table:table-cell>
          <table:table-cell office:value-type="float" office:value="35.6533" calcext:value-type="float">
            <text:p>35,65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0669" calcext:value-type="float">
            <text:p>45,0669</text:p>
          </table:table-cell>
          <table:table-cell office:value-type="float" office:value="40.3351" calcext:value-type="float">
            <text:p>40,3351</text:p>
          </table:table-cell>
          <table:table-cell office:value-type="float" office:value="37.4321" calcext:value-type="float">
            <text:p>37,4321</text:p>
          </table:table-cell>
          <table:table-cell office:value-type="float" office:value="34.8912" calcext:value-type="float">
            <text:p>34,89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0025" calcext:value-type="float">
            <text:p>44,0025</text:p>
          </table:table-cell>
          <table:table-cell office:value-type="float" office:value="39.429" calcext:value-type="float">
            <text:p>39,429</text:p>
          </table:table-cell>
          <table:table-cell office:value-type="float" office:value="36.6219" calcext:value-type="float">
            <text:p>36,6219</text:p>
          </table:table-cell>
          <table:table-cell office:value-type="float" office:value="34.1641" calcext:value-type="float">
            <text:p>34,16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9878" calcext:value-type="float">
            <text:p>42,9878</text:p>
          </table:table-cell>
          <table:table-cell office:value-type="float" office:value="38.5646" calcext:value-type="float">
            <text:p>38,5646</text:p>
          </table:table-cell>
          <table:table-cell office:value-type="float" office:value="35.8486" calcext:value-type="float">
            <text:p>35,8486</text:p>
          </table:table-cell>
          <table:table-cell office:value-type="float" office:value="33.4698" calcext:value-type="float">
            <text:p>33,46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0199" calcext:value-type="float">
            <text:p>42,0199</text:p>
          </table:table-cell>
          <table:table-cell office:value-type="float" office:value="37.7395" calcext:value-type="float">
            <text:p>37,7395</text:p>
          </table:table-cell>
          <table:table-cell office:value-type="float" office:value="35.1102" calcext:value-type="float">
            <text:p>35,1102</text:p>
          </table:table-cell>
          <table:table-cell office:value-type="float" office:value="32.8067" calcext:value-type="float">
            <text:p>32,80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096" calcext:value-type="float">
            <text:p>41,096</text:p>
          </table:table-cell>
          <table:table-cell office:value-type="float" office:value="36.9515" calcext:value-type="float">
            <text:p>36,9515</text:p>
          </table:table-cell>
          <table:table-cell office:value-type="float" office:value="34.4047" calcext:value-type="float">
            <text:p>34,4047</text:p>
          </table:table-cell>
          <table:table-cell office:value-type="float" office:value="32.1728" calcext:value-type="float">
            <text:p>32,17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2137" calcext:value-type="float">
            <text:p>40,2137</text:p>
          </table:table-cell>
          <table:table-cell office:value-type="float" office:value="36.1985" calcext:value-type="float">
            <text:p>36,1985</text:p>
          </table:table-cell>
          <table:table-cell office:value-type="float" office:value="33.7302" calcext:value-type="float">
            <text:p>33,7302</text:p>
          </table:table-cell>
          <table:table-cell office:value-type="float" office:value="31.5667" calcext:value-type="float">
            <text:p>31,56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3705" calcext:value-type="float">
            <text:p>39,3705</text:p>
          </table:table-cell>
          <table:table-cell office:value-type="float" office:value="35.4784" calcext:value-type="float">
            <text:p>35,4784</text:p>
          </table:table-cell>
          <table:table-cell office:value-type="float" office:value="33.085" calcext:value-type="float">
            <text:p>33,085</text:p>
          </table:table-cell>
          <table:table-cell office:value-type="float" office:value="30.9867" calcext:value-type="float">
            <text:p>30,98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5641" calcext:value-type="float">
            <text:p>38,5641</text:p>
          </table:table-cell>
          <table:table-cell office:value-type="float" office:value="34.7894" calcext:value-type="float">
            <text:p>34,7894</text:p>
          </table:table-cell>
          <table:table-cell office:value-type="float" office:value="32.4675" calcext:value-type="float">
            <text:p>32,4675</text:p>
          </table:table-cell>
          <table:table-cell office:value-type="float" office:value="30.4314" calcext:value-type="float">
            <text:p>30,43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7926" calcext:value-type="float">
            <text:p>37,7926</text:p>
          </table:table-cell>
          <table:table-cell office:value-type="float" office:value="34.1298" calcext:value-type="float">
            <text:p>34,1298</text:p>
          </table:table-cell>
          <table:table-cell office:value-type="float" office:value="31.8762" calcext:value-type="float">
            <text:p>31,8762</text:p>
          </table:table-cell>
          <table:table-cell office:value-type="float" office:value="29.8995" calcext:value-type="float">
            <text:p>29,89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9991" calcext:value-type="float">
            <text:p>38,9991</text:p>
          </table:table-cell>
          <table:table-cell office:value-type="float" office:value="35.1553" calcext:value-type="float">
            <text:p>35,1553</text:p>
          </table:table-cell>
          <table:table-cell office:value-type="float" office:value="32.7927" calcext:value-type="float">
            <text:p>32,7927</text:p>
          </table:table-cell>
          <table:table-cell office:value-type="float" office:value="30.7217" calcext:value-type="float">
            <text:p>30,72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8336" calcext:value-type="float">
            <text:p>40,8336</text:p>
          </table:table-cell>
          <table:table-cell office:value-type="float" office:value="36.7161" calcext:value-type="float">
            <text:p>36,7161</text:p>
          </table:table-cell>
          <table:table-cell office:value-type="float" office:value="34.1883" calcext:value-type="float">
            <text:p>34,1883</text:p>
          </table:table-cell>
          <table:table-cell office:value-type="float" office:value="31.9745" calcext:value-type="float">
            <text:p>31,97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6107" calcext:value-type="float">
            <text:p>42,6107</text:p>
          </table:table-cell>
          <table:table-cell office:value-type="float" office:value="38.2269" calcext:value-type="float">
            <text:p>38,2269</text:p>
          </table:table-cell>
          <table:table-cell office:value-type="float" office:value="35.5386" calcext:value-type="float">
            <text:p>35,5386</text:p>
          </table:table-cell>
          <table:table-cell office:value-type="float" office:value="33.1859" calcext:value-type="float">
            <text:p>33,18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3161" calcext:value-type="float">
            <text:p>44,3161</text:p>
          </table:table-cell>
          <table:table-cell office:value-type="float" office:value="39.6757" calcext:value-type="float">
            <text:p>39,6757</text:p>
          </table:table-cell>
          <table:table-cell office:value-type="float" office:value="36.8328" calcext:value-type="float">
            <text:p>36,8328</text:p>
          </table:table-cell>
          <table:table-cell office:value-type="float" office:value="34.3467" calcext:value-type="float">
            <text:p>34,34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9523" calcext:value-type="float">
            <text:p>45,9523</text:p>
          </table:table-cell>
          <table:table-cell office:value-type="float" office:value="41.0649" calcext:value-type="float">
            <text:p>41,0649</text:p>
          </table:table-cell>
          <table:table-cell office:value-type="float" office:value="38.0734" calcext:value-type="float">
            <text:p>38,0734</text:p>
          </table:table-cell>
          <table:table-cell office:value-type="float" office:value="35.4589" calcext:value-type="float">
            <text:p>35,45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5222" calcext:value-type="float">
            <text:p>47,5222</text:p>
          </table:table-cell>
          <table:table-cell office:value-type="float" office:value="42.3971" calcext:value-type="float">
            <text:p>42,3971</text:p>
          </table:table-cell>
          <table:table-cell office:value-type="float" office:value="39.2627" calcext:value-type="float">
            <text:p>39,2627</text:p>
          </table:table-cell>
          <table:table-cell office:value-type="float" office:value="36.5248" calcext:value-type="float">
            <text:p>36,52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0286" calcext:value-type="float">
            <text:p>49,0286</text:p>
          </table:table-cell>
          <table:table-cell office:value-type="float" office:value="43.6748" calcext:value-type="float">
            <text:p>43,6748</text:p>
          </table:table-cell>
          <table:table-cell office:value-type="float" office:value="40.4029" calcext:value-type="float">
            <text:p>40,4029</text:p>
          </table:table-cell>
          <table:table-cell office:value-type="float" office:value="37.5464" calcext:value-type="float">
            <text:p>37,54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4743" calcext:value-type="float">
            <text:p>50,4743</text:p>
          </table:table-cell>
          <table:table-cell office:value-type="float" office:value="44.9004" calcext:value-type="float">
            <text:p>44,9004</text:p>
          </table:table-cell>
          <table:table-cell office:value-type="float" office:value="41.4963" calcext:value-type="float">
            <text:p>41,4963</text:p>
          </table:table-cell>
          <table:table-cell office:value-type="float" office:value="38.5259" calcext:value-type="float">
            <text:p>38,52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8618" calcext:value-type="float">
            <text:p>51,8618</text:p>
          </table:table-cell>
          <table:table-cell office:value-type="float" office:value="46.0762" calcext:value-type="float">
            <text:p>46,0762</text:p>
          </table:table-cell>
          <table:table-cell office:value-type="float" office:value="42.545" calcext:value-type="float">
            <text:p>42,545</text:p>
          </table:table-cell>
          <table:table-cell office:value-type="float" office:value="39.4651" calcext:value-type="float">
            <text:p>39,46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937" calcext:value-type="float">
            <text:p>53,1937</text:p>
          </table:table-cell>
          <table:table-cell office:value-type="float" office:value="47.2045" calcext:value-type="float">
            <text:p>47,2045</text:p>
          </table:table-cell>
          <table:table-cell office:value-type="float" office:value="43.5511" calcext:value-type="float">
            <text:p>43,5511</text:p>
          </table:table-cell>
          <table:table-cell office:value-type="float" office:value="40.3658" calcext:value-type="float">
            <text:p>40,36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4724" calcext:value-type="float">
            <text:p>54,4724</text:p>
          </table:table-cell>
          <table:table-cell office:value-type="float" office:value="48.2873" calcext:value-type="float">
            <text:p>48,2873</text:p>
          </table:table-cell>
          <table:table-cell office:value-type="float" office:value="44.5164" calcext:value-type="float">
            <text:p>44,5164</text:p>
          </table:table-cell>
          <table:table-cell office:value-type="float" office:value="41.2299" calcext:value-type="float">
            <text:p>41,22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7003" calcext:value-type="float">
            <text:p>55,7003</text:p>
          </table:table-cell>
          <table:table-cell office:value-type="float" office:value="49.3267" calcext:value-type="float">
            <text:p>49,3267</text:p>
          </table:table-cell>
          <table:table-cell office:value-type="float" office:value="45.4428" calcext:value-type="float">
            <text:p>45,4428</text:p>
          </table:table-cell>
          <table:table-cell office:value-type="float" office:value="42.0591" calcext:value-type="float">
            <text:p>42,05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8795" calcext:value-type="float">
            <text:p>56,8795</text:p>
          </table:table-cell>
          <table:table-cell office:value-type="float" office:value="50.3247" calcext:value-type="float">
            <text:p>50,3247</text:p>
          </table:table-cell>
          <table:table-cell office:value-type="float" office:value="46.3322" calcext:value-type="float">
            <text:p>46,3322</text:p>
          </table:table-cell>
          <table:table-cell office:value-type="float" office:value="42.8549" calcext:value-type="float">
            <text:p>42,85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0123" calcext:value-type="float">
            <text:p>58,0123</text:p>
          </table:table-cell>
          <table:table-cell office:value-type="float" office:value="51.2832" calcext:value-type="float">
            <text:p>51,2832</text:p>
          </table:table-cell>
          <table:table-cell office:value-type="float" office:value="47.1862" calcext:value-type="float">
            <text:p>47,1862</text:p>
          </table:table-cell>
          <table:table-cell office:value-type="float" office:value="43.619" calcext:value-type="float">
            <text:p>43,6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1008" calcext:value-type="float">
            <text:p>59,1008</text:p>
          </table:table-cell>
          <table:table-cell office:value-type="float" office:value="52.204" calcext:value-type="float">
            <text:p>52,204</text:p>
          </table:table-cell>
          <table:table-cell office:value-type="float" office:value="48.0065" calcext:value-type="float">
            <text:p>48,0065</text:p>
          </table:table-cell>
          <table:table-cell office:value-type="float" office:value="44.3528" calcext:value-type="float">
            <text:p>44,35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1468" calcext:value-type="float">
            <text:p>60,1468</text:p>
          </table:table-cell>
          <table:table-cell office:value-type="float" office:value="53.0887" calcext:value-type="float">
            <text:p>53,0887</text:p>
          </table:table-cell>
          <table:table-cell office:value-type="float" office:value="48.7945" calcext:value-type="float">
            <text:p>48,7945</text:p>
          </table:table-cell>
          <table:table-cell office:value-type="float" office:value="45.0576" calcext:value-type="float">
            <text:p>45,05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1524" calcext:value-type="float">
            <text:p>61,1524</text:p>
          </table:table-cell>
          <table:table-cell office:value-type="float" office:value="53.9391" calcext:value-type="float">
            <text:p>53,9391</text:p>
          </table:table-cell>
          <table:table-cell office:value-type="float" office:value="49.5519" calcext:value-type="float">
            <text:p>49,5519</text:p>
          </table:table-cell>
          <table:table-cell office:value-type="float" office:value="45.735" calcext:value-type="float">
            <text:p>45,7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1192" calcext:value-type="float">
            <text:p>62,1192</text:p>
          </table:table-cell>
          <table:table-cell office:value-type="float" office:value="54.7566" calcext:value-type="float">
            <text:p>54,7566</text:p>
          </table:table-cell>
          <table:table-cell office:value-type="float" office:value="50.2799" calcext:value-type="float">
            <text:p>50,2799</text:p>
          </table:table-cell>
          <table:table-cell office:value-type="float" office:value="46.386" calcext:value-type="float">
            <text:p>46,3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0492" calcext:value-type="float">
            <text:p>63,0492</text:p>
          </table:table-cell>
          <table:table-cell office:value-type="float" office:value="55.5429" calcext:value-type="float">
            <text:p>55,5429</text:p>
          </table:table-cell>
          <table:table-cell office:value-type="float" office:value="50.9801" calcext:value-type="float">
            <text:p>50,9801</text:p>
          </table:table-cell>
          <table:table-cell office:value-type="float" office:value="47.012" calcext:value-type="float">
            <text:p>47,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9439" calcext:value-type="float">
            <text:p>63,9439</text:p>
          </table:table-cell>
          <table:table-cell office:value-type="float" office:value="56.2992" calcext:value-type="float">
            <text:p>56,2992</text:p>
          </table:table-cell>
          <table:table-cell office:value-type="float" office:value="51.6535" calcext:value-type="float">
            <text:p>51,6535</text:p>
          </table:table-cell>
          <table:table-cell office:value-type="float" office:value="47.6142" calcext:value-type="float">
            <text:p>47,6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805" calcext:value-type="float">
            <text:p>64,805</text:p>
          </table:table-cell>
          <table:table-cell office:value-type="float" office:value="57.0271" calcext:value-type="float">
            <text:p>57,0271</text:p>
          </table:table-cell>
          <table:table-cell office:value-type="float" office:value="52.3016" calcext:value-type="float">
            <text:p>52,3016</text:p>
          </table:table-cell>
          <table:table-cell office:value-type="float" office:value="48.1936" calcext:value-type="float">
            <text:p>48,19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4487" calcext:value-type="float">
            <text:p>63,4487</text:p>
          </table:table-cell>
          <table:table-cell office:value-type="float" office:value="55.8948" calcext:value-type="float">
            <text:p>55,8948</text:p>
          </table:table-cell>
          <table:table-cell office:value-type="float" office:value="51.3008" calcext:value-type="float">
            <text:p>51,3008</text:p>
          </table:table-cell>
          <table:table-cell office:value-type="float" office:value="47.3044" calcext:value-type="float">
            <text:p>47,30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4608" calcext:value-type="float">
            <text:p>61,4608</text:p>
          </table:table-cell>
          <table:table-cell office:value-type="float" office:value="54.2237" calcext:value-type="float">
            <text:p>54,2237</text:p>
          </table:table-cell>
          <table:table-cell office:value-type="float" office:value="49.8177" calcext:value-type="float">
            <text:p>49,8177</text:p>
          </table:table-cell>
          <table:table-cell office:value-type="float" office:value="45.9821" calcext:value-type="float">
            <text:p>45,98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5689" calcext:value-type="float">
            <text:p>59,5689</text:p>
          </table:table-cell>
          <table:table-cell office:value-type="float" office:value="52.6307" calcext:value-type="float">
            <text:p>52,6307</text:p>
          </table:table-cell>
          <table:table-cell office:value-type="float" office:value="48.4025" calcext:value-type="float">
            <text:p>48,4025</text:p>
          </table:table-cell>
          <table:table-cell office:value-type="float" office:value="44.7192" calcext:value-type="float">
            <text:p>44,7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7793" calcext:value-type="float">
            <text:p>57,7793</text:p>
          </table:table-cell>
          <table:table-cell office:value-type="float" office:value="51.1218" calcext:value-type="float">
            <text:p>51,1218</text:p>
          </table:table-cell>
          <table:table-cell office:value-type="float" office:value="47.061" calcext:value-type="float">
            <text:p>47,061</text:p>
          </table:table-cell>
          <table:table-cell office:value-type="float" office:value="43.5213" calcext:value-type="float">
            <text:p>43,52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0849" calcext:value-type="float">
            <text:p>56,0849</text:p>
          </table:table-cell>
          <table:table-cell office:value-type="float" office:value="49.6915" calcext:value-type="float">
            <text:p>49,6915</text:p>
          </table:table-cell>
          <table:table-cell office:value-type="float" office:value="45.7885" calcext:value-type="float">
            <text:p>45,7885</text:p>
          </table:table-cell>
          <table:table-cell office:value-type="float" office:value="42.3842" calcext:value-type="float">
            <text:p>42,38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4796" calcext:value-type="float">
            <text:p>54,4796</text:p>
          </table:table-cell>
          <table:table-cell office:value-type="float" office:value="48.3348" calcext:value-type="float">
            <text:p>48,3348</text:p>
          </table:table-cell>
          <table:table-cell office:value-type="float" office:value="44.5806" calcext:value-type="float">
            <text:p>44,5806</text:p>
          </table:table-cell>
          <table:table-cell office:value-type="float" office:value="41.3042" calcext:value-type="float">
            <text:p>41,30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9575" calcext:value-type="float">
            <text:p>52,9575</text:p>
          </table:table-cell>
          <table:table-cell office:value-type="float" office:value="47.0471" calcext:value-type="float">
            <text:p>47,0471</text:p>
          </table:table-cell>
          <table:table-cell office:value-type="float" office:value="43.4333" calcext:value-type="float">
            <text:p>43,4333</text:p>
          </table:table-cell>
          <table:table-cell office:value-type="float" office:value="40.2778" calcext:value-type="float">
            <text:p>40,27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5133" calcext:value-type="float">
            <text:p>51,5133</text:p>
          </table:table-cell>
          <table:table-cell office:value-type="float" office:value="45.8239" calcext:value-type="float">
            <text:p>45,8239</text:p>
          </table:table-cell>
          <table:table-cell office:value-type="float" office:value="42.3428" calcext:value-type="float">
            <text:p>42,3428</text:p>
          </table:table-cell>
          <table:table-cell office:value-type="float" office:value="39.3017" calcext:value-type="float">
            <text:p>39,3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1421" calcext:value-type="float">
            <text:p>50,1421</text:p>
          </table:table-cell>
          <table:table-cell office:value-type="float" office:value="44.6614" calcext:value-type="float">
            <text:p>44,6614</text:p>
          </table:table-cell>
          <table:table-cell office:value-type="float" office:value="41.3058" calcext:value-type="float">
            <text:p>41,3058</text:p>
          </table:table-cell>
          <table:table-cell office:value-type="float" office:value="38.373" calcext:value-type="float">
            <text:p>38,3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8392" calcext:value-type="float">
            <text:p>48,8392</text:p>
          </table:table-cell>
          <table:table-cell office:value-type="float" office:value="43.5558" calcext:value-type="float">
            <text:p>43,5558</text:p>
          </table:table-cell>
          <table:table-cell office:value-type="float" office:value="40.319" calcext:value-type="float">
            <text:p>40,319</text:p>
          </table:table-cell>
          <table:table-cell office:value-type="float" office:value="37.4888" calcext:value-type="float">
            <text:p>37,48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6004" calcext:value-type="float">
            <text:p>47,6004</text:p>
          </table:table-cell>
          <table:table-cell office:value-type="float" office:value="42.5036" calcext:value-type="float">
            <text:p>42,5036</text:p>
          </table:table-cell>
          <table:table-cell office:value-type="float" office:value="39.3794" calcext:value-type="float">
            <text:p>39,3794</text:p>
          </table:table-cell>
          <table:table-cell office:value-type="float" office:value="36.6464" calcext:value-type="float">
            <text:p>36,64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4217" calcext:value-type="float">
            <text:p>46,4217</text:p>
          </table:table-cell>
          <table:table-cell office:value-type="float" office:value="41.5016" calcext:value-type="float">
            <text:p>41,5016</text:p>
          </table:table-cell>
          <table:table-cell office:value-type="float" office:value="38.4841" calcext:value-type="float">
            <text:p>38,4841</text:p>
          </table:table-cell>
          <table:table-cell office:value-type="float" office:value="35.8436" calcext:value-type="float">
            <text:p>35,84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2995" calcext:value-type="float">
            <text:p>45,2995</text:p>
          </table:table-cell>
          <table:table-cell office:value-type="float" office:value="40.5469" calcext:value-type="float">
            <text:p>40,5469</text:p>
          </table:table-cell>
          <table:table-cell office:value-type="float" office:value="37.6307" calcext:value-type="float">
            <text:p>37,6307</text:p>
          </table:table-cell>
          <table:table-cell office:value-type="float" office:value="35.0779" calcext:value-type="float">
            <text:p>35,07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2304" calcext:value-type="float">
            <text:p>44,2304</text:p>
          </table:table-cell>
          <table:table-cell office:value-type="float" office:value="39.6367" calcext:value-type="float">
            <text:p>39,6367</text:p>
          </table:table-cell>
          <table:table-cell office:value-type="float" office:value="36.8166" calcext:value-type="float">
            <text:p>36,8166</text:p>
          </table:table-cell>
          <table:table-cell office:value-type="float" office:value="34.3472" calcext:value-type="float">
            <text:p>34,34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2112" calcext:value-type="float">
            <text:p>43,2112</text:p>
          </table:table-cell>
          <table:table-cell office:value-type="float" office:value="38.7683" calcext:value-type="float">
            <text:p>38,7683</text:p>
          </table:table-cell>
          <table:table-cell office:value-type="float" office:value="36.0397" calcext:value-type="float">
            <text:p>36,0397</text:p>
          </table:table-cell>
          <table:table-cell office:value-type="float" office:value="33.6495" calcext:value-type="float">
            <text:p>33,64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2389" calcext:value-type="float">
            <text:p>42,2389</text:p>
          </table:table-cell>
          <table:table-cell office:value-type="float" office:value="37.9393" calcext:value-type="float">
            <text:p>37,9393</text:p>
          </table:table-cell>
          <table:table-cell office:value-type="float" office:value="35.2976" calcext:value-type="float">
            <text:p>35,2976</text:p>
          </table:table-cell>
          <table:table-cell office:value-type="float" office:value="32.983" calcext:value-type="float">
            <text:p>32,9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3108" calcext:value-type="float">
            <text:p>41,3108</text:p>
          </table:table-cell>
          <table:table-cell office:value-type="float" office:value="37.1475" calcext:value-type="float">
            <text:p>37,1475</text:p>
          </table:table-cell>
          <table:table-cell office:value-type="float" office:value="34.5886" calcext:value-type="float">
            <text:p>34,5886</text:p>
          </table:table-cell>
          <table:table-cell office:value-type="float" office:value="32.3459" calcext:value-type="float">
            <text:p>32,34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4243" calcext:value-type="float">
            <text:p>40,4243</text:p>
          </table:table-cell>
          <table:table-cell office:value-type="float" office:value="36.3908" calcext:value-type="float">
            <text:p>36,3908</text:p>
          </table:table-cell>
          <table:table-cell office:value-type="float" office:value="33.9107" calcext:value-type="float">
            <text:p>33,9107</text:p>
          </table:table-cell>
          <table:table-cell office:value-type="float" office:value="31.7365" calcext:value-type="float">
            <text:p>31,73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5771" calcext:value-type="float">
            <text:p>39,5771</text:p>
          </table:table-cell>
          <table:table-cell office:value-type="float" office:value="35.6671" calcext:value-type="float">
            <text:p>35,6671</text:p>
          </table:table-cell>
          <table:table-cell office:value-type="float" office:value="33.2622" calcext:value-type="float">
            <text:p>33,2622</text:p>
          </table:table-cell>
          <table:table-cell office:value-type="float" office:value="31.1534" calcext:value-type="float">
            <text:p>31,15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7669" calcext:value-type="float">
            <text:p>38,7669</text:p>
          </table:table-cell>
          <table:table-cell office:value-type="float" office:value="34.9746" calcext:value-type="float">
            <text:p>34,9746</text:p>
          </table:table-cell>
          <table:table-cell office:value-type="float" office:value="32.6415" calcext:value-type="float">
            <text:p>32,6415</text:p>
          </table:table-cell>
          <table:table-cell office:value-type="float" office:value="30.5951" calcext:value-type="float">
            <text:p>30,59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.9915" calcext:value-type="float">
            <text:p>37,9915</text:p>
          </table:table-cell>
          <table:table-cell office:value-type="float" office:value="34.3116" calcext:value-type="float">
            <text:p>34,3116</text:p>
          </table:table-cell>
          <table:table-cell office:value-type="float" office:value="32.0469" calcext:value-type="float">
            <text:p>32,0469</text:p>
          </table:table-cell>
          <table:table-cell office:value-type="float" office:value="30.0602" calcext:value-type="float">
            <text:p>30,06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1959" calcext:value-type="float">
            <text:p>39,1959</text:p>
          </table:table-cell>
          <table:table-cell office:value-type="float" office:value="35.3351" calcext:value-type="float">
            <text:p>35,3351</text:p>
          </table:table-cell>
          <table:table-cell office:value-type="float" office:value="32.9614" calcext:value-type="float">
            <text:p>32,9614</text:p>
          </table:table-cell>
          <table:table-cell office:value-type="float" office:value="30.8805" calcext:value-type="float">
            <text:p>30,88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0286" calcext:value-type="float">
            <text:p>41,0286</text:p>
          </table:table-cell>
          <table:table-cell office:value-type="float" office:value="36.8941" calcext:value-type="float">
            <text:p>36,8941</text:p>
          </table:table-cell>
          <table:table-cell office:value-type="float" office:value="34.3552" calcext:value-type="float">
            <text:p>34,3552</text:p>
          </table:table-cell>
          <table:table-cell office:value-type="float" office:value="32.1315" calcext:value-type="float">
            <text:p>32,13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8039" calcext:value-type="float">
            <text:p>42,8039</text:p>
          </table:table-cell>
          <table:table-cell office:value-type="float" office:value="38.403" calcext:value-type="float">
            <text:p>38,403</text:p>
          </table:table-cell>
          <table:table-cell office:value-type="float" office:value="35.7036" calcext:value-type="float">
            <text:p>35,7036</text:p>
          </table:table-cell>
          <table:table-cell office:value-type="float" office:value="33.3411" calcext:value-type="float">
            <text:p>33,34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5073" calcext:value-type="float">
            <text:p>44,5073</text:p>
          </table:table-cell>
          <table:table-cell office:value-type="float" office:value="39.8499" calcext:value-type="float">
            <text:p>39,8499</text:p>
          </table:table-cell>
          <table:table-cell office:value-type="float" office:value="36.996" calcext:value-type="float">
            <text:p>36,996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1415" calcext:value-type="float">
            <text:p>46,1415</text:p>
          </table:table-cell>
          <table:table-cell office:value-type="float" office:value="41.2371" calcext:value-type="float">
            <text:p>41,2371</text:p>
          </table:table-cell>
          <table:table-cell office:value-type="float" office:value="38.2347" calcext:value-type="float">
            <text:p>38,2347</text:p>
          </table:table-cell>
          <table:table-cell office:value-type="float" office:value="35.6104" calcext:value-type="float">
            <text:p>35,6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7093" calcext:value-type="float">
            <text:p>47,7093</text:p>
          </table:table-cell>
          <table:table-cell office:value-type="float" office:value="42.5673" calcext:value-type="float">
            <text:p>42,5673</text:p>
          </table:table-cell>
          <table:table-cell office:value-type="float" office:value="39.422" calcext:value-type="float">
            <text:p>39,422</text:p>
          </table:table-cell>
          <table:table-cell office:value-type="float" office:value="36.6744" calcext:value-type="float">
            <text:p>36,6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2136" calcext:value-type="float">
            <text:p>49,2136</text:p>
          </table:table-cell>
          <table:table-cell office:value-type="float" office:value="43.8429" calcext:value-type="float">
            <text:p>43,8429</text:p>
          </table:table-cell>
          <table:table-cell office:value-type="float" office:value="40.5602" calcext:value-type="float">
            <text:p>40,5602</text:p>
          </table:table-cell>
          <table:table-cell office:value-type="float" office:value="37.6941" calcext:value-type="float">
            <text:p>37,69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6571" calcext:value-type="float">
            <text:p>50,6571</text:p>
          </table:table-cell>
          <table:table-cell office:value-type="float" office:value="45.0664" calcext:value-type="float">
            <text:p>45,0664</text:p>
          </table:table-cell>
          <table:table-cell office:value-type="float" office:value="41.6516" calcext:value-type="float">
            <text:p>41,6516</text:p>
          </table:table-cell>
          <table:table-cell office:value-type="float" office:value="38.6716" calcext:value-type="float">
            <text:p>38,67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0424" calcext:value-type="float">
            <text:p>52,0424</text:p>
          </table:table-cell>
          <table:table-cell office:value-type="float" office:value="46.2401" calcext:value-type="float">
            <text:p>46,2401</text:p>
          </table:table-cell>
          <table:table-cell office:value-type="float" office:value="42.6983" calcext:value-type="float">
            <text:p>42,6983</text:p>
          </table:table-cell>
          <table:table-cell office:value-type="float" office:value="39.6089" calcext:value-type="float">
            <text:p>39,60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372" calcext:value-type="float">
            <text:p>53,372</text:p>
          </table:table-cell>
          <table:table-cell office:value-type="float" office:value="47.3662" calcext:value-type="float">
            <text:p>47,3662</text:p>
          </table:table-cell>
          <table:table-cell office:value-type="float" office:value="43.7023" calcext:value-type="float">
            <text:p>43,7023</text:p>
          </table:table-cell>
          <table:table-cell office:value-type="float" office:value="40.5077" calcext:value-type="float">
            <text:p>40,50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6484" calcext:value-type="float">
            <text:p>54,6484</text:p>
          </table:table-cell>
          <table:table-cell office:value-type="float" office:value="48.4469" calcext:value-type="float">
            <text:p>48,4469</text:p>
          </table:table-cell>
          <table:table-cell office:value-type="float" office:value="44.6656" calcext:value-type="float">
            <text:p>44,6656</text:p>
          </table:table-cell>
          <table:table-cell office:value-type="float" office:value="41.3698" calcext:value-type="float">
            <text:p>41,36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874" calcext:value-type="float">
            <text:p>55,874</text:p>
          </table:table-cell>
          <table:table-cell office:value-type="float" office:value="49.4842" calcext:value-type="float">
            <text:p>49,4842</text:p>
          </table:table-cell>
          <table:table-cell office:value-type="float" office:value="45.59" calcext:value-type="float">
            <text:p>45,59</text:p>
          </table:table-cell>
          <table:table-cell office:value-type="float" office:value="42.1971" calcext:value-type="float">
            <text:p>42,19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0509" calcext:value-type="float">
            <text:p>57,0509</text:p>
          </table:table-cell>
          <table:table-cell office:value-type="float" office:value="50.4801" calcext:value-type="float">
            <text:p>50,4801</text:p>
          </table:table-cell>
          <table:table-cell office:value-type="float" office:value="46.4773" calcext:value-type="float">
            <text:p>46,4773</text:p>
          </table:table-cell>
          <table:table-cell office:value-type="float" office:value="42.9909" calcext:value-type="float">
            <text:p>42,99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1814" calcext:value-type="float">
            <text:p>58,1814</text:p>
          </table:table-cell>
          <table:table-cell office:value-type="float" office:value="51.4364" calcext:value-type="float">
            <text:p>51,4364</text:p>
          </table:table-cell>
          <table:table-cell office:value-type="float" office:value="47.3293" calcext:value-type="float">
            <text:p>47,3293</text:p>
          </table:table-cell>
          <table:table-cell office:value-type="float" office:value="43.7531" calcext:value-type="float">
            <text:p>43,75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2674" calcext:value-type="float">
            <text:p>59,2674</text:p>
          </table:table-cell>
          <table:table-cell office:value-type="float" office:value="52.355" calcext:value-type="float">
            <text:p>52,355</text:p>
          </table:table-cell>
          <table:table-cell office:value-type="float" office:value="48.1475" calcext:value-type="float">
            <text:p>48,1475</text:p>
          </table:table-cell>
          <table:table-cell office:value-type="float" office:value="44.4849" calcext:value-type="float">
            <text:p>44,48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3111" calcext:value-type="float">
            <text:p>60,3111</text:p>
          </table:table-cell>
          <table:table-cell office:value-type="float" office:value="53.2375" calcext:value-type="float">
            <text:p>53,2375</text:p>
          </table:table-cell>
          <table:table-cell office:value-type="float" office:value="48.9335" calcext:value-type="float">
            <text:p>48,9335</text:p>
          </table:table-cell>
          <table:table-cell office:value-type="float" office:value="45.1878" calcext:value-type="float">
            <text:p>45,18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3143" calcext:value-type="float">
            <text:p>61,3143</text:p>
          </table:table-cell>
          <table:table-cell office:value-type="float" office:value="54.0857" calcext:value-type="float">
            <text:p>54,0857</text:p>
          </table:table-cell>
          <table:table-cell office:value-type="float" office:value="49.6888" calcext:value-type="float">
            <text:p>49,6888</text:p>
          </table:table-cell>
          <table:table-cell office:value-type="float" office:value="45.8632" calcext:value-type="float">
            <text:p>45,86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2788" calcext:value-type="float">
            <text:p>62,2788</text:p>
          </table:table-cell>
          <table:table-cell office:value-type="float" office:value="54.9011" calcext:value-type="float">
            <text:p>54,9011</text:p>
          </table:table-cell>
          <table:table-cell office:value-type="float" office:value="50.4148" calcext:value-type="float">
            <text:p>50,4148</text:p>
          </table:table-cell>
          <table:table-cell office:value-type="float" office:value="46.5124" calcext:value-type="float">
            <text:p>46,5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2064" calcext:value-type="float">
            <text:p>63,2064</text:p>
          </table:table-cell>
          <table:table-cell office:value-type="float" office:value="55.6852" calcext:value-type="float">
            <text:p>55,6852</text:p>
          </table:table-cell>
          <table:table-cell office:value-type="float" office:value="51.1129" calcext:value-type="float">
            <text:p>51,1129</text:p>
          </table:table-cell>
          <table:table-cell office:value-type="float" office:value="47.1365" calcext:value-type="float">
            <text:p>47,13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0988" calcext:value-type="float">
            <text:p>64,0988</text:p>
          </table:table-cell>
          <table:table-cell office:value-type="float" office:value="56.4394" calcext:value-type="float">
            <text:p>56,4394</text:p>
          </table:table-cell>
          <table:table-cell office:value-type="float" office:value="51.7844" calcext:value-type="float">
            <text:p>51,7844</text:p>
          </table:table-cell>
          <table:table-cell office:value-type="float" office:value="47.7367" calcext:value-type="float">
            <text:p>47,73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9575" calcext:value-type="float">
            <text:p>64,9575</text:p>
          </table:table-cell>
          <table:table-cell office:value-type="float" office:value="57.1652" calcext:value-type="float">
            <text:p>57,1652</text:p>
          </table:table-cell>
          <table:table-cell office:value-type="float" office:value="52.4305" calcext:value-type="float">
            <text:p>52,4305</text:p>
          </table:table-cell>
          <table:table-cell office:value-type="float" office:value="48.3142" calcext:value-type="float">
            <text:p>48,3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5977" calcext:value-type="float">
            <text:p>63,5977</text:p>
          </table:table-cell>
          <table:table-cell office:value-type="float" office:value="56.0297" calcext:value-type="float">
            <text:p>56,0297</text:p>
          </table:table-cell>
          <table:table-cell office:value-type="float" office:value="51.4269" calcext:value-type="float">
            <text:p>51,4269</text:p>
          </table:table-cell>
          <table:table-cell office:value-type="float" office:value="47.4226" calcext:value-type="float">
            <text:p>47,42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6061" calcext:value-type="float">
            <text:p>61,6061</text:p>
          </table:table-cell>
          <table:table-cell office:value-type="float" office:value="54.3555" calcext:value-type="float">
            <text:p>54,3555</text:p>
          </table:table-cell>
          <table:table-cell office:value-type="float" office:value="49.9409" calcext:value-type="float">
            <text:p>49,9409</text:p>
          </table:table-cell>
          <table:table-cell office:value-type="float" office:value="46.0976" calcext:value-type="float">
            <text:p>46,09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7107" calcext:value-type="float">
            <text:p>59,7107</text:p>
          </table:table-cell>
          <table:table-cell office:value-type="float" office:value="52.7595" calcext:value-type="float">
            <text:p>52,7595</text:p>
          </table:table-cell>
          <table:table-cell office:value-type="float" office:value="48.523" calcext:value-type="float">
            <text:p>48,523</text:p>
          </table:table-cell>
          <table:table-cell office:value-type="float" office:value="44.8322" calcext:value-type="float">
            <text:p>44,83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9177" calcext:value-type="float">
            <text:p>57,9177</text:p>
          </table:table-cell>
          <table:table-cell office:value-type="float" office:value="51.2477" calcext:value-type="float">
            <text:p>51,2477</text:p>
          </table:table-cell>
          <table:table-cell office:value-type="float" office:value="47.1789" calcext:value-type="float">
            <text:p>47,1789</text:p>
          </table:table-cell>
          <table:table-cell office:value-type="float" office:value="43.6319" calcext:value-type="float">
            <text:p>43,63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2201" calcext:value-type="float">
            <text:p>56,2201</text:p>
          </table:table-cell>
          <table:table-cell office:value-type="float" office:value="49.8146" calcext:value-type="float">
            <text:p>49,8146</text:p>
          </table:table-cell>
          <table:table-cell office:value-type="float" office:value="45.9038" calcext:value-type="float">
            <text:p>45,9038</text:p>
          </table:table-cell>
          <table:table-cell office:value-type="float" office:value="42.4925" calcext:value-type="float">
            <text:p>42,4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6118" calcext:value-type="float">
            <text:p>54,6118</text:p>
          </table:table-cell>
          <table:table-cell office:value-type="float" office:value="48.4553" calcext:value-type="float">
            <text:p>48,4553</text:p>
          </table:table-cell>
          <table:table-cell office:value-type="float" office:value="44.6934" calcext:value-type="float">
            <text:p>44,6934</text:p>
          </table:table-cell>
          <table:table-cell office:value-type="float" office:value="41.4102" calcext:value-type="float">
            <text:p>41,4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0868" calcext:value-type="float">
            <text:p>53,0868</text:p>
          </table:table-cell>
          <table:table-cell office:value-type="float" office:value="47.1649" calcext:value-type="float">
            <text:p>47,1649</text:p>
          </table:table-cell>
          <table:table-cell office:value-type="float" office:value="43.5438" calcext:value-type="float">
            <text:p>43,5438</text:p>
          </table:table-cell>
          <table:table-cell office:value-type="float" office:value="40.3816" calcext:value-type="float">
            <text:p>40,38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6397" calcext:value-type="float">
            <text:p>51,6397</text:p>
          </table:table-cell>
          <table:table-cell office:value-type="float" office:value="45.9393" calcext:value-type="float">
            <text:p>45,9393</text:p>
          </table:table-cell>
          <table:table-cell office:value-type="float" office:value="42.451" calcext:value-type="float">
            <text:p>42,451</text:p>
          </table:table-cell>
          <table:table-cell office:value-type="float" office:value="39.4035" calcext:value-type="float">
            <text:p>39,40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2658" calcext:value-type="float">
            <text:p>50,2658</text:p>
          </table:table-cell>
          <table:table-cell office:value-type="float" office:value="44.7743" calcext:value-type="float">
            <text:p>44,7743</text:p>
          </table:table-cell>
          <table:table-cell office:value-type="float" office:value="41.4118" calcext:value-type="float">
            <text:p>41,4118</text:p>
          </table:table-cell>
          <table:table-cell office:value-type="float" office:value="38.4727" calcext:value-type="float">
            <text:p>38,47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.9602" calcext:value-type="float">
            <text:p>48,9602</text:p>
          </table:table-cell>
          <table:table-cell office:value-type="float" office:value="43.6664" calcext:value-type="float">
            <text:p>43,6664</text:p>
          </table:table-cell>
          <table:table-cell office:value-type="float" office:value="40.4228" calcext:value-type="float">
            <text:p>40,4228</text:p>
          </table:table-cell>
          <table:table-cell office:value-type="float" office:value="37.5865" calcext:value-type="float">
            <text:p>37,58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7189" calcext:value-type="float">
            <text:p>47,7189</text:p>
          </table:table-cell>
          <table:table-cell office:value-type="float" office:value="42.6119" calcext:value-type="float">
            <text:p>42,6119</text:p>
          </table:table-cell>
          <table:table-cell office:value-type="float" office:value="39.4812" calcext:value-type="float">
            <text:p>39,4812</text:p>
          </table:table-cell>
          <table:table-cell office:value-type="float" office:value="36.7423" calcext:value-type="float">
            <text:p>36,74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5378" calcext:value-type="float">
            <text:p>46,5378</text:p>
          </table:table-cell>
          <table:table-cell office:value-type="float" office:value="41.6078" calcext:value-type="float">
            <text:p>41,6078</text:p>
          </table:table-cell>
          <table:table-cell office:value-type="float" office:value="38.5839" calcext:value-type="float">
            <text:p>38,5839</text:p>
          </table:table-cell>
          <table:table-cell office:value-type="float" office:value="35.9376" calcext:value-type="float">
            <text:p>35,93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4132" calcext:value-type="float">
            <text:p>45,4132</text:p>
          </table:table-cell>
          <table:table-cell office:value-type="float" office:value="40.651" calcext:value-type="float">
            <text:p>40,651</text:p>
          </table:table-cell>
          <table:table-cell office:value-type="float" office:value="37.7286" calcext:value-type="float">
            <text:p>37,7286</text:p>
          </table:table-cell>
          <table:table-cell office:value-type="float" office:value="35.1701" calcext:value-type="float">
            <text:p>35,17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3418" calcext:value-type="float">
            <text:p>44,3418</text:p>
          </table:table-cell>
          <table:table-cell office:value-type="float" office:value="39.7387" calcext:value-type="float">
            <text:p>39,7387</text:p>
          </table:table-cell>
          <table:table-cell office:value-type="float" office:value="36.9126" calcext:value-type="float">
            <text:p>36,9126</text:p>
          </table:table-cell>
          <table:table-cell office:value-type="float" office:value="34.4376" calcext:value-type="float">
            <text:p>34,43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3204" calcext:value-type="float">
            <text:p>43,3204</text:p>
          </table:table-cell>
          <table:table-cell office:value-type="float" office:value="38.8684" calcext:value-type="float">
            <text:p>38,8684</text:p>
          </table:table-cell>
          <table:table-cell office:value-type="float" office:value="36.1338" calcext:value-type="float">
            <text:p>36,1338</text:p>
          </table:table-cell>
          <table:table-cell office:value-type="float" office:value="33.7382" calcext:value-type="float">
            <text:p>33,73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346" calcext:value-type="float">
            <text:p>42,346</text:p>
          </table:table-cell>
          <table:table-cell office:value-type="float" office:value="38.0375" calcext:value-type="float">
            <text:p>38,0375</text:p>
          </table:table-cell>
          <table:table-cell office:value-type="float" office:value="35.39" calcext:value-type="float">
            <text:p>35,39</text:p>
          </table:table-cell>
          <table:table-cell office:value-type="float" office:value="33.0701" calcext:value-type="float">
            <text:p>33,07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4158" calcext:value-type="float">
            <text:p>41,4158</text:p>
          </table:table-cell>
          <table:table-cell office:value-type="float" office:value="37.2438" calcext:value-type="float">
            <text:p>37,2438</text:p>
          </table:table-cell>
          <table:table-cell office:value-type="float" office:value="34.6792" calcext:value-type="float">
            <text:p>34,6792</text:p>
          </table:table-cell>
          <table:table-cell office:value-type="float" office:value="32.4314" calcext:value-type="float">
            <text:p>32,43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5273" calcext:value-type="float">
            <text:p>40,5273</text:p>
          </table:table-cell>
          <table:table-cell office:value-type="float" office:value="36.4853" calcext:value-type="float">
            <text:p>36,4853</text:p>
          </table:table-cell>
          <table:table-cell office:value-type="float" office:value="33.9997" calcext:value-type="float">
            <text:p>33,9997</text:p>
          </table:table-cell>
          <table:table-cell office:value-type="float" office:value="31.8204" calcext:value-type="float">
            <text:p>31,8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6781" calcext:value-type="float">
            <text:p>39,6781</text:p>
          </table:table-cell>
          <table:table-cell office:value-type="float" office:value="35.7598" calcext:value-type="float">
            <text:p>35,7598</text:p>
          </table:table-cell>
          <table:table-cell office:value-type="float" office:value="33.3495" calcext:value-type="float">
            <text:p>33,3495</text:p>
          </table:table-cell>
          <table:table-cell office:value-type="float" office:value="31.2358" calcext:value-type="float">
            <text:p>31,23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866" calcext:value-type="float">
            <text:p>38,866</text:p>
          </table:table-cell>
          <table:table-cell office:value-type="float" office:value="35.0656" calcext:value-type="float">
            <text:p>35,0656</text:p>
          </table:table-cell>
          <table:table-cell office:value-type="float" office:value="32.7272" calcext:value-type="float">
            <text:p>32,7272</text:p>
          </table:table-cell>
          <table:table-cell office:value-type="float" office:value="30.676" calcext:value-type="float">
            <text:p>30,6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0888" calcext:value-type="float">
            <text:p>38,0888</text:p>
          </table:table-cell>
          <table:table-cell office:value-type="float" office:value="34.401" calcext:value-type="float">
            <text:p>34,401</text:p>
          </table:table-cell>
          <table:table-cell office:value-type="float" office:value="32.1311" calcext:value-type="float">
            <text:p>32,1311</text:p>
          </table:table-cell>
          <table:table-cell office:value-type="float" office:value="30.1397" calcext:value-type="float">
            <text:p>30,13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2922" calcext:value-type="float">
            <text:p>39,2922</text:p>
          </table:table-cell>
          <table:table-cell office:value-type="float" office:value="35.4234" calcext:value-type="float">
            <text:p>35,4234</text:p>
          </table:table-cell>
          <table:table-cell office:value-type="float" office:value="33.0445" calcext:value-type="float">
            <text:p>33,0445</text:p>
          </table:table-cell>
          <table:table-cell office:value-type="float" office:value="30.959" calcext:value-type="float">
            <text:p>30,9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124" calcext:value-type="float">
            <text:p>41,124</text:p>
          </table:table-cell>
          <table:table-cell office:value-type="float" office:value="36.9815" calcext:value-type="float">
            <text:p>36,9815</text:p>
          </table:table-cell>
          <table:table-cell office:value-type="float" office:value="34.4375" calcext:value-type="float">
            <text:p>34,4375</text:p>
          </table:table-cell>
          <table:table-cell office:value-type="float" office:value="32.209" calcext:value-type="float">
            <text:p>32,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8983" calcext:value-type="float">
            <text:p>42,8983</text:p>
          </table:table-cell>
          <table:table-cell office:value-type="float" office:value="38.4895" calcext:value-type="float">
            <text:p>38,4895</text:p>
          </table:table-cell>
          <table:table-cell office:value-type="float" office:value="35.785" calcext:value-type="float">
            <text:p>35,785</text:p>
          </table:table-cell>
          <table:table-cell office:value-type="float" office:value="33.4178" calcext:value-type="float">
            <text:p>33,4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6008" calcext:value-type="float">
            <text:p>44,6008</text:p>
          </table:table-cell>
          <table:table-cell office:value-type="float" office:value="39.9354" calcext:value-type="float">
            <text:p>39,9354</text:p>
          </table:table-cell>
          <table:table-cell office:value-type="float" office:value="37.0764" calcext:value-type="float">
            <text:p>37,0764</text:p>
          </table:table-cell>
          <table:table-cell office:value-type="float" office:value="34.5758" calcext:value-type="float">
            <text:p>34,57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234" calcext:value-type="float">
            <text:p>46,234</text:p>
          </table:table-cell>
          <table:table-cell office:value-type="float" office:value="41.3217" calcext:value-type="float">
            <text:p>41,3217</text:p>
          </table:table-cell>
          <table:table-cell office:value-type="float" office:value="38.3141" calcext:value-type="float">
            <text:p>38,3141</text:p>
          </table:table-cell>
          <table:table-cell office:value-type="float" office:value="35.6852" calcext:value-type="float">
            <text:p>35,68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8008" calcext:value-type="float">
            <text:p>47,8008</text:p>
          </table:table-cell>
          <table:table-cell office:value-type="float" office:value="42.6509" calcext:value-type="float">
            <text:p>42,6509</text:p>
          </table:table-cell>
          <table:table-cell office:value-type="float" office:value="39.5005" calcext:value-type="float">
            <text:p>39,5005</text:p>
          </table:table-cell>
          <table:table-cell office:value-type="float" office:value="36.7482" calcext:value-type="float">
            <text:p>36,74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304" calcext:value-type="float">
            <text:p>49,304</text:p>
          </table:table-cell>
          <table:table-cell office:value-type="float" office:value="43.9255" calcext:value-type="float">
            <text:p>43,9255</text:p>
          </table:table-cell>
          <table:table-cell office:value-type="float" office:value="40.6377" calcext:value-type="float">
            <text:p>40,6377</text:p>
          </table:table-cell>
          <table:table-cell office:value-type="float" office:value="37.767" calcext:value-type="float">
            <text:p>37,7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7464" calcext:value-type="float">
            <text:p>50,7464</text:p>
          </table:table-cell>
          <table:table-cell office:value-type="float" office:value="45.148" calcext:value-type="float">
            <text:p>45,148</text:p>
          </table:table-cell>
          <table:table-cell office:value-type="float" office:value="41.7282" calcext:value-type="float">
            <text:p>41,7282</text:p>
          </table:table-cell>
          <table:table-cell office:value-type="float" office:value="38.7436" calcext:value-type="float">
            <text:p>38,74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1307" calcext:value-type="float">
            <text:p>52,1307</text:p>
          </table:table-cell>
          <table:table-cell office:value-type="float" office:value="46.3206" calcext:value-type="float">
            <text:p>46,3206</text:p>
          </table:table-cell>
          <table:table-cell office:value-type="float" office:value="42.7739" calcext:value-type="float">
            <text:p>42,7739</text:p>
          </table:table-cell>
          <table:table-cell office:value-type="float" office:value="39.6799" calcext:value-type="float">
            <text:p>39,67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4592" calcext:value-type="float">
            <text:p>53,4592</text:p>
          </table:table-cell>
          <table:table-cell office:value-type="float" office:value="47.4457" calcext:value-type="float">
            <text:p>47,4457</text:p>
          </table:table-cell>
          <table:table-cell office:value-type="float" office:value="43.7769" calcext:value-type="float">
            <text:p>43,7769</text:p>
          </table:table-cell>
          <table:table-cell office:value-type="float" office:value="40.5777" calcext:value-type="float">
            <text:p>40,57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7345" calcext:value-type="float">
            <text:p>54,7345</text:p>
          </table:table-cell>
          <table:table-cell office:value-type="float" office:value="48.5253" calcext:value-type="float">
            <text:p>48,5253</text:p>
          </table:table-cell>
          <table:table-cell office:value-type="float" office:value="44.7391" calcext:value-type="float">
            <text:p>44,7391</text:p>
          </table:table-cell>
          <table:table-cell office:value-type="float" office:value="41.4389" calcext:value-type="float">
            <text:p>41,43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.9589" calcext:value-type="float">
            <text:p>55,9589</text:p>
          </table:table-cell>
          <table:table-cell office:value-type="float" office:value="49.5616" calcext:value-type="float">
            <text:p>49,5616</text:p>
          </table:table-cell>
          <table:table-cell office:value-type="float" office:value="45.6625" calcext:value-type="float">
            <text:p>45,6625</text:p>
          </table:table-cell>
          <table:table-cell office:value-type="float" office:value="42.2652" calcext:value-type="float">
            <text:p>42,26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1347" calcext:value-type="float">
            <text:p>57,1347</text:p>
          </table:table-cell>
          <table:table-cell office:value-type="float" office:value="50.5564" calcext:value-type="float">
            <text:p>50,5564</text:p>
          </table:table-cell>
          <table:table-cell office:value-type="float" office:value="46.5488" calcext:value-type="float">
            <text:p>46,5488</text:p>
          </table:table-cell>
          <table:table-cell office:value-type="float" office:value="43.0581" calcext:value-type="float">
            <text:p>43,05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264" calcext:value-type="float">
            <text:p>58,264</text:p>
          </table:table-cell>
          <table:table-cell office:value-type="float" office:value="51.5116" calcext:value-type="float">
            <text:p>51,5116</text:p>
          </table:table-cell>
          <table:table-cell office:value-type="float" office:value="47.3998" calcext:value-type="float">
            <text:p>47,3998</text:p>
          </table:table-cell>
          <table:table-cell office:value-type="float" office:value="43.8193" calcext:value-type="float">
            <text:p>43,8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3489" calcext:value-type="float">
            <text:p>59,3489</text:p>
          </table:table-cell>
          <table:table-cell office:value-type="float" office:value="52.4291" calcext:value-type="float">
            <text:p>52,4291</text:p>
          </table:table-cell>
          <table:table-cell office:value-type="float" office:value="48.217" calcext:value-type="float">
            <text:p>48,217</text:p>
          </table:table-cell>
          <table:table-cell office:value-type="float" office:value="44.5501" calcext:value-type="float">
            <text:p>44,55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3915" calcext:value-type="float">
            <text:p>60,3915</text:p>
          </table:table-cell>
          <table:table-cell office:value-type="float" office:value="53.3106" calcext:value-type="float">
            <text:p>53,3106</text:p>
          </table:table-cell>
          <table:table-cell office:value-type="float" office:value="49.002" calcext:value-type="float">
            <text:p>49,002</text:p>
          </table:table-cell>
          <table:table-cell office:value-type="float" office:value="45.2521" calcext:value-type="float">
            <text:p>45,25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3935" calcext:value-type="float">
            <text:p>61,3935</text:p>
          </table:table-cell>
          <table:table-cell office:value-type="float" office:value="54.1578" calcext:value-type="float">
            <text:p>54,1578</text:p>
          </table:table-cell>
          <table:table-cell office:value-type="float" office:value="49.7563" calcext:value-type="float">
            <text:p>49,7563</text:p>
          </table:table-cell>
          <table:table-cell office:value-type="float" office:value="45.9266" calcext:value-type="float">
            <text:p>45,92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3569" calcext:value-type="float">
            <text:p>62,3569</text:p>
          </table:table-cell>
          <table:table-cell office:value-type="float" office:value="54.9721" calcext:value-type="float">
            <text:p>54,9721</text:p>
          </table:table-cell>
          <table:table-cell office:value-type="float" office:value="50.4813" calcext:value-type="float">
            <text:p>50,4813</text:p>
          </table:table-cell>
          <table:table-cell office:value-type="float" office:value="46.5748" calcext:value-type="float">
            <text:p>46,57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2833" calcext:value-type="float">
            <text:p>63,2833</text:p>
          </table:table-cell>
          <table:table-cell office:value-type="float" office:value="55.7551" calcext:value-type="float">
            <text:p>55,7551</text:p>
          </table:table-cell>
          <table:table-cell office:value-type="float" office:value="51.1784" calcext:value-type="float">
            <text:p>51,1784</text:p>
          </table:table-cell>
          <table:table-cell office:value-type="float" office:value="47.198" calcext:value-type="float">
            <text:p>47,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1745" calcext:value-type="float">
            <text:p>64,1745</text:p>
          </table:table-cell>
          <table:table-cell office:value-type="float" office:value="56.5083" calcext:value-type="float">
            <text:p>56,5083</text:p>
          </table:table-cell>
          <table:table-cell office:value-type="float" office:value="51.8489" calcext:value-type="float">
            <text:p>51,8489</text:p>
          </table:table-cell>
          <table:table-cell office:value-type="float" office:value="47.7973" calcext:value-type="float">
            <text:p>47,79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.0321" calcext:value-type="float">
            <text:p>65,0321</text:p>
          </table:table-cell>
          <table:table-cell office:value-type="float" office:value="57.233" calcext:value-type="float">
            <text:p>57,233</text:p>
          </table:table-cell>
          <table:table-cell office:value-type="float" office:value="52.494" calcext:value-type="float">
            <text:p>52,494</text:p>
          </table:table-cell>
          <table:table-cell office:value-type="float" office:value="48.3739" calcext:value-type="float">
            <text:p>48,37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6705" calcext:value-type="float">
            <text:p>63,6705</text:p>
          </table:table-cell>
          <table:table-cell office:value-type="float" office:value="56.0961" calcext:value-type="float">
            <text:p>56,0961</text:p>
          </table:table-cell>
          <table:table-cell office:value-type="float" office:value="51.489" calcext:value-type="float">
            <text:p>51,489</text:p>
          </table:table-cell>
          <table:table-cell office:value-type="float" office:value="47.4809" calcext:value-type="float">
            <text:p>47,48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6772" calcext:value-type="float">
            <text:p>61,6772</text:p>
          </table:table-cell>
          <table:table-cell office:value-type="float" office:value="54.4202" calcext:value-type="float">
            <text:p>54,4202</text:p>
          </table:table-cell>
          <table:table-cell office:value-type="float" office:value="50.0016" calcext:value-type="float">
            <text:p>50,0016</text:p>
          </table:table-cell>
          <table:table-cell office:value-type="float" office:value="46.1547" calcext:value-type="float">
            <text:p>46,15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78" calcext:value-type="float">
            <text:p>59,78</text:p>
          </table:table-cell>
          <table:table-cell office:value-type="float" office:value="52.8227" calcext:value-type="float">
            <text:p>52,8227</text:p>
          </table:table-cell>
          <table:table-cell office:value-type="float" office:value="48.5824" calcext:value-type="float">
            <text:p>48,5824</text:p>
          </table:table-cell>
          <table:table-cell office:value-type="float" office:value="44.888" calcext:value-type="float">
            <text:p>44,8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9854" calcext:value-type="float">
            <text:p>57,9854</text:p>
          </table:table-cell>
          <table:table-cell office:value-type="float" office:value="51.3095" calcext:value-type="float">
            <text:p>51,3095</text:p>
          </table:table-cell>
          <table:table-cell office:value-type="float" office:value="47.2369" calcext:value-type="float">
            <text:p>47,2369</text:p>
          </table:table-cell>
          <table:table-cell office:value-type="float" office:value="43.6865" calcext:value-type="float">
            <text:p>43,68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2863" calcext:value-type="float">
            <text:p>56,2863</text:p>
          </table:table-cell>
          <table:table-cell office:value-type="float" office:value="49.8751" calcext:value-type="float">
            <text:p>49,8751</text:p>
          </table:table-cell>
          <table:table-cell office:value-type="float" office:value="45.9606" calcext:value-type="float">
            <text:p>45,9606</text:p>
          </table:table-cell>
          <table:table-cell office:value-type="float" office:value="42.5459" calcext:value-type="float">
            <text:p>42,54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6764" calcext:value-type="float">
            <text:p>54,6764</text:p>
          </table:table-cell>
          <table:table-cell office:value-type="float" office:value="48.5144" calcext:value-type="float">
            <text:p>48,5144</text:p>
          </table:table-cell>
          <table:table-cell office:value-type="float" office:value="44.749" calcext:value-type="float">
            <text:p>44,749</text:p>
          </table:table-cell>
          <table:table-cell office:value-type="float" office:value="41.4626" calcext:value-type="float">
            <text:p>41,46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499" calcext:value-type="float">
            <text:p>53,1499</text:p>
          </table:table-cell>
          <table:table-cell office:value-type="float" office:value="47.2228" calcext:value-type="float">
            <text:p>47,2228</text:p>
          </table:table-cell>
          <table:table-cell office:value-type="float" office:value="43.5982" calcext:value-type="float">
            <text:p>43,5982</text:p>
          </table:table-cell>
          <table:table-cell office:value-type="float" office:value="40.4329" calcext:value-type="float">
            <text:p>40,43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7015" calcext:value-type="float">
            <text:p>51,7015</text:p>
          </table:table-cell>
          <table:table-cell office:value-type="float" office:value="45.9959" calcext:value-type="float">
            <text:p>45,9959</text:p>
          </table:table-cell>
          <table:table-cell office:value-type="float" office:value="42.5043" calcext:value-type="float">
            <text:p>42,5043</text:p>
          </table:table-cell>
          <table:table-cell office:value-type="float" office:value="39.4537" calcext:value-type="float">
            <text:p>39,4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3262" calcext:value-type="float">
            <text:p>50,3262</text:p>
          </table:table-cell>
          <table:table-cell office:value-type="float" office:value="44.8298" calcext:value-type="float">
            <text:p>44,8298</text:p>
          </table:table-cell>
          <table:table-cell office:value-type="float" office:value="41.464" calcext:value-type="float">
            <text:p>41,464</text:p>
          </table:table-cell>
          <table:table-cell office:value-type="float" office:value="38.522" calcext:value-type="float">
            <text:p>38,5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0194" calcext:value-type="float">
            <text:p>49,0194</text:p>
          </table:table-cell>
          <table:table-cell office:value-type="float" office:value="43.7207" calcext:value-type="float">
            <text:p>43,7207</text:p>
          </table:table-cell>
          <table:table-cell office:value-type="float" office:value="40.474" calcext:value-type="float">
            <text:p>40,474</text:p>
          </table:table-cell>
          <table:table-cell office:value-type="float" office:value="37.6348" calcext:value-type="float">
            <text:p>37,63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7768" calcext:value-type="float">
            <text:p>47,7768</text:p>
          </table:table-cell>
          <table:table-cell office:value-type="float" office:value="42.6652" calcext:value-type="float">
            <text:p>42,6652</text:p>
          </table:table-cell>
          <table:table-cell office:value-type="float" office:value="39.5313" calcext:value-type="float">
            <text:p>39,5313</text:p>
          </table:table-cell>
          <table:table-cell office:value-type="float" office:value="36.7896" calcext:value-type="float">
            <text:p>36,78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5945" calcext:value-type="float">
            <text:p>46,5945</text:p>
          </table:table-cell>
          <table:table-cell office:value-type="float" office:value="41.66" calcext:value-type="float">
            <text:p>41,66</text:p>
          </table:table-cell>
          <table:table-cell office:value-type="float" office:value="38.6331" calcext:value-type="float">
            <text:p>38,6331</text:p>
          </table:table-cell>
          <table:table-cell office:value-type="float" office:value="35.984" calcext:value-type="float">
            <text:p>35,9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4688" calcext:value-type="float">
            <text:p>45,4688</text:p>
          </table:table-cell>
          <table:table-cell office:value-type="float" office:value="40.7022" calcext:value-type="float">
            <text:p>40,7022</text:p>
          </table:table-cell>
          <table:table-cell office:value-type="float" office:value="37.7768" calcext:value-type="float">
            <text:p>37,7768</text:p>
          </table:table-cell>
          <table:table-cell office:value-type="float" office:value="35.2156" calcext:value-type="float">
            <text:p>35,2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3963" calcext:value-type="float">
            <text:p>44,3963</text:p>
          </table:table-cell>
          <table:table-cell office:value-type="float" office:value="39.7889" calcext:value-type="float">
            <text:p>39,7889</text:p>
          </table:table-cell>
          <table:table-cell office:value-type="float" office:value="36.9599" calcext:value-type="float">
            <text:p>36,9599</text:p>
          </table:table-cell>
          <table:table-cell office:value-type="float" office:value="34.4823" calcext:value-type="float">
            <text:p>34,48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3738" calcext:value-type="float">
            <text:p>43,3738</text:p>
          </table:table-cell>
          <table:table-cell office:value-type="float" office:value="38.9176" calcext:value-type="float">
            <text:p>38,9176</text:p>
          </table:table-cell>
          <table:table-cell office:value-type="float" office:value="36.1802" calcext:value-type="float">
            <text:p>36,1802</text:p>
          </table:table-cell>
          <table:table-cell office:value-type="float" office:value="33.7821" calcext:value-type="float">
            <text:p>33,78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3983" calcext:value-type="float">
            <text:p>42,3983</text:p>
          </table:table-cell>
          <table:table-cell office:value-type="float" office:value="38.0857" calcext:value-type="float">
            <text:p>38,0857</text:p>
          </table:table-cell>
          <table:table-cell office:value-type="float" office:value="35.4355" calcext:value-type="float">
            <text:p>35,4355</text:p>
          </table:table-cell>
          <table:table-cell office:value-type="float" office:value="33.1131" calcext:value-type="float">
            <text:p>33,1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4672" calcext:value-type="float">
            <text:p>41,4672</text:p>
          </table:table-cell>
          <table:table-cell office:value-type="float" office:value="37.2912" calcext:value-type="float">
            <text:p>37,2912</text:p>
          </table:table-cell>
          <table:table-cell office:value-type="float" office:value="34.7239" calcext:value-type="float">
            <text:p>34,7239</text:p>
          </table:table-cell>
          <table:table-cell office:value-type="float" office:value="32.4736" calcext:value-type="float">
            <text:p>32,4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5777" calcext:value-type="float">
            <text:p>40,5777</text:p>
          </table:table-cell>
          <table:table-cell office:value-type="float" office:value="36.5317" calcext:value-type="float">
            <text:p>36,5317</text:p>
          </table:table-cell>
          <table:table-cell office:value-type="float" office:value="34.0435" calcext:value-type="float">
            <text:p>34,0435</text:p>
          </table:table-cell>
          <table:table-cell office:value-type="float" office:value="31.8619" calcext:value-type="float">
            <text:p>31,86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7275" calcext:value-type="float">
            <text:p>39,7275</text:p>
          </table:table-cell>
          <table:table-cell office:value-type="float" office:value="35.8054" calcext:value-type="float">
            <text:p>35,8054</text:p>
          </table:table-cell>
          <table:table-cell office:value-type="float" office:value="33.3925" calcext:value-type="float">
            <text:p>33,3925</text:p>
          </table:table-cell>
          <table:table-cell office:value-type="float" office:value="31.2765" calcext:value-type="float">
            <text:p>31,27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9145" calcext:value-type="float">
            <text:p>38,9145</text:p>
          </table:table-cell>
          <table:table-cell office:value-type="float" office:value="35.1103" calcext:value-type="float">
            <text:p>35,1103</text:p>
          </table:table-cell>
          <table:table-cell office:value-type="float" office:value="32.7694" calcext:value-type="float">
            <text:p>32,7694</text:p>
          </table:table-cell>
          <table:table-cell office:value-type="float" office:value="30.7159" calcext:value-type="float">
            <text:p>30,7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1364" calcext:value-type="float">
            <text:p>38,1364</text:p>
          </table:table-cell>
          <table:table-cell office:value-type="float" office:value="34.4448" calcext:value-type="float">
            <text:p>34,4448</text:p>
          </table:table-cell>
          <table:table-cell office:value-type="float" office:value="32.1725" calcext:value-type="float">
            <text:p>32,1725</text:p>
          </table:table-cell>
          <table:table-cell office:value-type="float" office:value="30.1789" calcext:value-type="float">
            <text:p>30,17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3392" calcext:value-type="float">
            <text:p>39,3392</text:p>
          </table:table-cell>
          <table:table-cell office:value-type="float" office:value="35.4668" calcext:value-type="float">
            <text:p>35,4668</text:p>
          </table:table-cell>
          <table:table-cell office:value-type="float" office:value="33.0855" calcext:value-type="float">
            <text:p>33,0855</text:p>
          </table:table-cell>
          <table:table-cell office:value-type="float" office:value="30.9977" calcext:value-type="float">
            <text:p>30,99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1706" calcext:value-type="float">
            <text:p>41,1706</text:p>
          </table:table-cell>
          <table:table-cell office:value-type="float" office:value="37.0244" calcext:value-type="float">
            <text:p>37,0244</text:p>
          </table:table-cell>
          <table:table-cell office:value-type="float" office:value="34.478" calcext:value-type="float">
            <text:p>34,478</text:p>
          </table:table-cell>
          <table:table-cell office:value-type="float" office:value="32.2473" calcext:value-type="float">
            <text:p>32,2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9445" calcext:value-type="float">
            <text:p>42,9445</text:p>
          </table:table-cell>
          <table:table-cell office:value-type="float" office:value="38.532" calcext:value-type="float">
            <text:p>38,532</text:p>
          </table:table-cell>
          <table:table-cell office:value-type="float" office:value="35.8251" calcext:value-type="float">
            <text:p>35,8251</text:p>
          </table:table-cell>
          <table:table-cell office:value-type="float" office:value="33.4556" calcext:value-type="float">
            <text:p>33,45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6465" calcext:value-type="float">
            <text:p>44,6465</text:p>
          </table:table-cell>
          <table:table-cell office:value-type="float" office:value="39.9774" calcext:value-type="float">
            <text:p>39,9774</text:p>
          </table:table-cell>
          <table:table-cell office:value-type="float" office:value="37.1161" calcext:value-type="float">
            <text:p>37,1161</text:p>
          </table:table-cell>
          <table:table-cell office:value-type="float" office:value="34.6132" calcext:value-type="float">
            <text:p>34,6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2792" calcext:value-type="float">
            <text:p>46,2792</text:p>
          </table:table-cell>
          <table:table-cell office:value-type="float" office:value="41.3632" calcext:value-type="float">
            <text:p>41,3632</text:p>
          </table:table-cell>
          <table:table-cell office:value-type="float" office:value="38.3533" calcext:value-type="float">
            <text:p>38,3533</text:p>
          </table:table-cell>
          <table:table-cell office:value-type="float" office:value="35.7221" calcext:value-type="float">
            <text:p>35,72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8455" calcext:value-type="float">
            <text:p>47,8455</text:p>
          </table:table-cell>
          <table:table-cell office:value-type="float" office:value="42.6919" calcext:value-type="float">
            <text:p>42,6919</text:p>
          </table:table-cell>
          <table:table-cell office:value-type="float" office:value="39.5391" calcext:value-type="float">
            <text:p>39,5391</text:p>
          </table:table-cell>
          <table:table-cell office:value-type="float" office:value="36.7847" calcext:value-type="float">
            <text:p>36,78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3482" calcext:value-type="float">
            <text:p>49,3482</text:p>
          </table:table-cell>
          <table:table-cell office:value-type="float" office:value="43.9661" calcext:value-type="float">
            <text:p>43,9661</text:p>
          </table:table-cell>
          <table:table-cell office:value-type="float" office:value="40.6759" calcext:value-type="float">
            <text:p>40,6759</text:p>
          </table:table-cell>
          <table:table-cell office:value-type="float" office:value="37.8031" calcext:value-type="float">
            <text:p>37,80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7901" calcext:value-type="float">
            <text:p>50,7901</text:p>
          </table:table-cell>
          <table:table-cell office:value-type="float" office:value="45.1881" calcext:value-type="float">
            <text:p>45,1881</text:p>
          </table:table-cell>
          <table:table-cell office:value-type="float" office:value="41.7659" calcext:value-type="float">
            <text:p>41,7659</text:p>
          </table:table-cell>
          <table:table-cell office:value-type="float" office:value="38.7792" calcext:value-type="float">
            <text:p>38,77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1738" calcext:value-type="float">
            <text:p>52,1738</text:p>
          </table:table-cell>
          <table:table-cell office:value-type="float" office:value="46.3602" calcext:value-type="float">
            <text:p>46,3602</text:p>
          </table:table-cell>
          <table:table-cell office:value-type="float" office:value="42.8111" calcext:value-type="float">
            <text:p>42,8111</text:p>
          </table:table-cell>
          <table:table-cell office:value-type="float" office:value="39.715" calcext:value-type="float">
            <text:p>39,7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5018" calcext:value-type="float">
            <text:p>53,5018</text:p>
          </table:table-cell>
          <table:table-cell office:value-type="float" office:value="47.4848" calcext:value-type="float">
            <text:p>47,4848</text:p>
          </table:table-cell>
          <table:table-cell office:value-type="float" office:value="43.8136" calcext:value-type="float">
            <text:p>43,8136</text:p>
          </table:table-cell>
          <table:table-cell office:value-type="float" office:value="40.6123" calcext:value-type="float">
            <text:p>40,6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7766" calcext:value-type="float">
            <text:p>54,7766</text:p>
          </table:table-cell>
          <table:table-cell office:value-type="float" office:value="48.5639" calcext:value-type="float">
            <text:p>48,5639</text:p>
          </table:table-cell>
          <table:table-cell office:value-type="float" office:value="44.7754" calcext:value-type="float">
            <text:p>44,7754</text:p>
          </table:table-cell>
          <table:table-cell office:value-type="float" office:value="41.4731" calcext:value-type="float">
            <text:p>41,47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0004" calcext:value-type="float">
            <text:p>56,0004</text:p>
          </table:table-cell>
          <table:table-cell office:value-type="float" office:value="49.5996" calcext:value-type="float">
            <text:p>49,5996</text:p>
          </table:table-cell>
          <table:table-cell office:value-type="float" office:value="45.6983" calcext:value-type="float">
            <text:p>45,6983</text:p>
          </table:table-cell>
          <table:table-cell office:value-type="float" office:value="42.2989" calcext:value-type="float">
            <text:p>42,29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1757" calcext:value-type="float">
            <text:p>57,1757</text:p>
          </table:table-cell>
          <table:table-cell office:value-type="float" office:value="50.5939" calcext:value-type="float">
            <text:p>50,5939</text:p>
          </table:table-cell>
          <table:table-cell office:value-type="float" office:value="46.5841" calcext:value-type="float">
            <text:p>46,5841</text:p>
          </table:table-cell>
          <table:table-cell office:value-type="float" office:value="43.0913" calcext:value-type="float">
            <text:p>43,09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3044" calcext:value-type="float">
            <text:p>58,3044</text:p>
          </table:table-cell>
          <table:table-cell office:value-type="float" office:value="51.5486" calcext:value-type="float">
            <text:p>51,5486</text:p>
          </table:table-cell>
          <table:table-cell office:value-type="float" office:value="47.4345" calcext:value-type="float">
            <text:p>47,4345</text:p>
          </table:table-cell>
          <table:table-cell office:value-type="float" office:value="43.852" calcext:value-type="float">
            <text:p>43,8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3888" calcext:value-type="float">
            <text:p>59,3888</text:p>
          </table:table-cell>
          <table:table-cell office:value-type="float" office:value="52.4656" calcext:value-type="float">
            <text:p>52,4656</text:p>
          </table:table-cell>
          <table:table-cell office:value-type="float" office:value="48.2512" calcext:value-type="float">
            <text:p>48,2512</text:p>
          </table:table-cell>
          <table:table-cell office:value-type="float" office:value="44.5824" calcext:value-type="float">
            <text:p>44,58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4307" calcext:value-type="float">
            <text:p>60,4307</text:p>
          </table:table-cell>
          <table:table-cell office:value-type="float" office:value="53.3466" calcext:value-type="float">
            <text:p>53,3466</text:p>
          </table:table-cell>
          <table:table-cell office:value-type="float" office:value="49.0357" calcext:value-type="float">
            <text:p>49,0357</text:p>
          </table:table-cell>
          <table:table-cell office:value-type="float" office:value="45.2839" calcext:value-type="float">
            <text:p>45,28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4322" calcext:value-type="float">
            <text:p>61,4322</text:p>
          </table:table-cell>
          <table:table-cell office:value-type="float" office:value="54.1932" calcext:value-type="float">
            <text:p>54,1932</text:p>
          </table:table-cell>
          <table:table-cell office:value-type="float" office:value="49.7895" calcext:value-type="float">
            <text:p>49,7895</text:p>
          </table:table-cell>
          <table:table-cell office:value-type="float" office:value="45.9579" calcext:value-type="float">
            <text:p>45,95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395" calcext:value-type="float">
            <text:p>62,395</text:p>
          </table:table-cell>
          <table:table-cell office:value-type="float" office:value="55.007" calcext:value-type="float">
            <text:p>55,007</text:p>
          </table:table-cell>
          <table:table-cell office:value-type="float" office:value="50.5141" calcext:value-type="float">
            <text:p>50,5141</text:p>
          </table:table-cell>
          <table:table-cell office:value-type="float" office:value="46.6056" calcext:value-type="float">
            <text:p>46,60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3209" calcext:value-type="float">
            <text:p>63,3209</text:p>
          </table:table-cell>
          <table:table-cell office:value-type="float" office:value="55.7895" calcext:value-type="float">
            <text:p>55,7895</text:p>
          </table:table-cell>
          <table:table-cell office:value-type="float" office:value="51.2107" calcext:value-type="float">
            <text:p>51,2107</text:p>
          </table:table-cell>
          <table:table-cell office:value-type="float" office:value="47.2283" calcext:value-type="float">
            <text:p>47,22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2116" calcext:value-type="float">
            <text:p>64,2116</text:p>
          </table:table-cell>
          <table:table-cell office:value-type="float" office:value="56.5422" calcext:value-type="float">
            <text:p>56,5422</text:p>
          </table:table-cell>
          <table:table-cell office:value-type="float" office:value="51.8807" calcext:value-type="float">
            <text:p>51,8807</text:p>
          </table:table-cell>
          <table:table-cell office:value-type="float" office:value="47.8272" calcext:value-type="float">
            <text:p>47,8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.0685" calcext:value-type="float">
            <text:p>65,0685</text:p>
          </table:table-cell>
          <table:table-cell office:value-type="float" office:value="57.2663" calcext:value-type="float">
            <text:p>57,2663</text:p>
          </table:table-cell>
          <table:table-cell office:value-type="float" office:value="52.5253" calcext:value-type="float">
            <text:p>52,5253</text:p>
          </table:table-cell>
          <table:table-cell office:value-type="float" office:value="48.4033" calcext:value-type="float">
            <text:p>48,4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7061" calcext:value-type="float">
            <text:p>63,7061</text:p>
          </table:table-cell>
          <table:table-cell office:value-type="float" office:value="56.1286" calcext:value-type="float">
            <text:p>56,1286</text:p>
          </table:table-cell>
          <table:table-cell office:value-type="float" office:value="51.5196" calcext:value-type="float">
            <text:p>51,5196</text:p>
          </table:table-cell>
          <table:table-cell office:value-type="float" office:value="47.5097" calcext:value-type="float">
            <text:p>47,50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7119" calcext:value-type="float">
            <text:p>61,7119</text:p>
          </table:table-cell>
          <table:table-cell office:value-type="float" office:value="54.4521" calcext:value-type="float">
            <text:p>54,4521</text:p>
          </table:table-cell>
          <table:table-cell office:value-type="float" office:value="50.0315" calcext:value-type="float">
            <text:p>50,0315</text:p>
          </table:table-cell>
          <table:table-cell office:value-type="float" office:value="46.1828" calcext:value-type="float">
            <text:p>46,18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8139" calcext:value-type="float">
            <text:p>59,8139</text:p>
          </table:table-cell>
          <table:table-cell office:value-type="float" office:value="52.8538" calcext:value-type="float">
            <text:p>52,8538</text:p>
          </table:table-cell>
          <table:table-cell office:value-type="float" office:value="48.6116" calcext:value-type="float">
            <text:p>48,6116</text:p>
          </table:table-cell>
          <table:table-cell office:value-type="float" office:value="44.9156" calcext:value-type="float">
            <text:p>44,9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0185" calcext:value-type="float">
            <text:p>58,0185</text:p>
          </table:table-cell>
          <table:table-cell office:value-type="float" office:value="51.3399" calcext:value-type="float">
            <text:p>51,3399</text:p>
          </table:table-cell>
          <table:table-cell office:value-type="float" office:value="47.2655" calcext:value-type="float">
            <text:p>47,2655</text:p>
          </table:table-cell>
          <table:table-cell office:value-type="float" office:value="43.7135" calcext:value-type="float">
            <text:p>43,7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3186" calcext:value-type="float">
            <text:p>56,3186</text:p>
          </table:table-cell>
          <table:table-cell office:value-type="float" office:value="49.9048" calcext:value-type="float">
            <text:p>49,9048</text:p>
          </table:table-cell>
          <table:table-cell office:value-type="float" office:value="45.9886" calcext:value-type="float">
            <text:p>45,9886</text:p>
          </table:table-cell>
          <table:table-cell office:value-type="float" office:value="42.5724" calcext:value-type="float">
            <text:p>42,57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708" calcext:value-type="float">
            <text:p>54,708</text:p>
          </table:table-cell>
          <table:table-cell office:value-type="float" office:value="48.5435" calcext:value-type="float">
            <text:p>48,5435</text:p>
          </table:table-cell>
          <table:table-cell office:value-type="float" office:value="44.7764" calcext:value-type="float">
            <text:p>44,7764</text:p>
          </table:table-cell>
          <table:table-cell office:value-type="float" office:value="41.4884" calcext:value-type="float">
            <text:p>41,48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808" calcext:value-type="float">
            <text:p>53,1808</text:p>
          </table:table-cell>
          <table:table-cell office:value-type="float" office:value="47.2512" calcext:value-type="float">
            <text:p>47,2512</text:p>
          </table:table-cell>
          <table:table-cell office:value-type="float" office:value="43.625" calcext:value-type="float">
            <text:p>43,625</text:p>
          </table:table-cell>
          <table:table-cell office:value-type="float" office:value="40.4583" calcext:value-type="float">
            <text:p>40,45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7317" calcext:value-type="float">
            <text:p>51,7317</text:p>
          </table:table-cell>
          <table:table-cell office:value-type="float" office:value="46.0238" calcext:value-type="float">
            <text:p>46,0238</text:p>
          </table:table-cell>
          <table:table-cell office:value-type="float" office:value="42.5306" calcext:value-type="float">
            <text:p>42,5306</text:p>
          </table:table-cell>
          <table:table-cell office:value-type="float" office:value="39.4786" calcext:value-type="float">
            <text:p>39,47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3558" calcext:value-type="float">
            <text:p>50,3558</text:p>
          </table:table-cell>
          <table:table-cell office:value-type="float" office:value="44.8571" calcext:value-type="float">
            <text:p>44,8571</text:p>
          </table:table-cell>
          <table:table-cell office:value-type="float" office:value="41.4898" calcext:value-type="float">
            <text:p>41,4898</text:p>
          </table:table-cell>
          <table:table-cell office:value-type="float" office:value="38.5463" calcext:value-type="float">
            <text:p>38,54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0484" calcext:value-type="float">
            <text:p>49,0484</text:p>
          </table:table-cell>
          <table:table-cell office:value-type="float" office:value="43.7474" calcext:value-type="float">
            <text:p>43,7474</text:p>
          </table:table-cell>
          <table:table-cell office:value-type="float" office:value="40.4992" calcext:value-type="float">
            <text:p>40,4992</text:p>
          </table:table-cell>
          <table:table-cell office:value-type="float" office:value="37.6586" calcext:value-type="float">
            <text:p>37,65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8052" calcext:value-type="float">
            <text:p>47,8052</text:p>
          </table:table-cell>
          <table:table-cell office:value-type="float" office:value="42.6914" calcext:value-type="float">
            <text:p>42,6914</text:p>
          </table:table-cell>
          <table:table-cell office:value-type="float" office:value="39.556" calcext:value-type="float">
            <text:p>39,556</text:p>
          </table:table-cell>
          <table:table-cell office:value-type="float" office:value="36.813" calcext:value-type="float">
            <text:p>36,8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6223" calcext:value-type="float">
            <text:p>46,6223</text:p>
          </table:table-cell>
          <table:table-cell office:value-type="float" office:value="41.6856" calcext:value-type="float">
            <text:p>41,6856</text:p>
          </table:table-cell>
          <table:table-cell office:value-type="float" office:value="38.6573" calcext:value-type="float">
            <text:p>38,6573</text:p>
          </table:table-cell>
          <table:table-cell office:value-type="float" office:value="36.0069" calcext:value-type="float">
            <text:p>36,00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496" calcext:value-type="float">
            <text:p>45,496</text:p>
          </table:table-cell>
          <table:table-cell office:value-type="float" office:value="40.7273" calcext:value-type="float">
            <text:p>40,7273</text:p>
          </table:table-cell>
          <table:table-cell office:value-type="float" office:value="37.8005" calcext:value-type="float">
            <text:p>37,8005</text:p>
          </table:table-cell>
          <table:table-cell office:value-type="float" office:value="35.2381" calcext:value-type="float">
            <text:p>35,23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423" calcext:value-type="float">
            <text:p>44,423</text:p>
          </table:table-cell>
          <table:table-cell office:value-type="float" office:value="39.8135" calcext:value-type="float">
            <text:p>39,8135</text:p>
          </table:table-cell>
          <table:table-cell office:value-type="float" office:value="36.9832" calcext:value-type="float">
            <text:p>36,9832</text:p>
          </table:table-cell>
          <table:table-cell office:value-type="float" office:value="34.5043" calcext:value-type="float">
            <text:p>34,50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3999" calcext:value-type="float">
            <text:p>43,3999</text:p>
          </table:table-cell>
          <table:table-cell office:value-type="float" office:value="38.9417" calcext:value-type="float">
            <text:p>38,9417</text:p>
          </table:table-cell>
          <table:table-cell office:value-type="float" office:value="36.203" calcext:value-type="float">
            <text:p>36,203</text:p>
          </table:table-cell>
          <table:table-cell office:value-type="float" office:value="33.8037" calcext:value-type="float">
            <text:p>33,80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4239" calcext:value-type="float">
            <text:p>42,4239</text:p>
          </table:table-cell>
          <table:table-cell office:value-type="float" office:value="38.1094" calcext:value-type="float">
            <text:p>38,1094</text:p>
          </table:table-cell>
          <table:table-cell office:value-type="float" office:value="35.4579" calcext:value-type="float">
            <text:p>35,4579</text:p>
          </table:table-cell>
          <table:table-cell office:value-type="float" office:value="33.1343" calcext:value-type="float">
            <text:p>33,13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4923" calcext:value-type="float">
            <text:p>41,4923</text:p>
          </table:table-cell>
          <table:table-cell office:value-type="float" office:value="37.3144" calcext:value-type="float">
            <text:p>37,3144</text:p>
          </table:table-cell>
          <table:table-cell office:value-type="float" office:value="34.7459" calcext:value-type="float">
            <text:p>34,7459</text:p>
          </table:table-cell>
          <table:table-cell office:value-type="float" office:value="32.4944" calcext:value-type="float">
            <text:p>32,49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6023" calcext:value-type="float">
            <text:p>40,6023</text:p>
          </table:table-cell>
          <table:table-cell office:value-type="float" office:value="36.5545" calcext:value-type="float">
            <text:p>36,5545</text:p>
          </table:table-cell>
          <table:table-cell office:value-type="float" office:value="34.0651" calcext:value-type="float">
            <text:p>34,0651</text:p>
          </table:table-cell>
          <table:table-cell office:value-type="float" office:value="31.8823" calcext:value-type="float">
            <text:p>31,88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7517" calcext:value-type="float">
            <text:p>39,7517</text:p>
          </table:table-cell>
          <table:table-cell office:value-type="float" office:value="35.8278" calcext:value-type="float">
            <text:p>35,8278</text:p>
          </table:table-cell>
          <table:table-cell office:value-type="float" office:value="33.4137" calcext:value-type="float">
            <text:p>33,4137</text:p>
          </table:table-cell>
          <table:table-cell office:value-type="float" office:value="31.2966" calcext:value-type="float">
            <text:p>31,29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9382" calcext:value-type="float">
            <text:p>38,9382</text:p>
          </table:table-cell>
          <table:table-cell office:value-type="float" office:value="35.1323" calcext:value-type="float">
            <text:p>35,1323</text:p>
          </table:table-cell>
          <table:table-cell office:value-type="float" office:value="32.7902" calcext:value-type="float">
            <text:p>32,7902</text:p>
          </table:table-cell>
          <table:table-cell office:value-type="float" office:value="30.7357" calcext:value-type="float">
            <text:p>30,73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1596" calcext:value-type="float">
            <text:p>38,1596</text:p>
          </table:table-cell>
          <table:table-cell office:value-type="float" office:value="34.4664" calcext:value-type="float">
            <text:p>34,4664</text:p>
          </table:table-cell>
          <table:table-cell office:value-type="float" office:value="32.193" calcext:value-type="float">
            <text:p>32,193</text:p>
          </table:table-cell>
          <table:table-cell office:value-type="float" office:value="30.1983" calcext:value-type="float">
            <text:p>30,19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3622" calcext:value-type="float">
            <text:p>39,3622</text:p>
          </table:table-cell>
          <table:table-cell office:value-type="float" office:value="35.4881" calcext:value-type="float">
            <text:p>35,4881</text:p>
          </table:table-cell>
          <table:table-cell office:value-type="float" office:value="33.1057" calcext:value-type="float">
            <text:p>33,1057</text:p>
          </table:table-cell>
          <table:table-cell office:value-type="float" office:value="31.0169" calcext:value-type="float">
            <text:p>31,0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1934" calcext:value-type="float">
            <text:p>41,1934</text:p>
          </table:table-cell>
          <table:table-cell office:value-type="float" office:value="37.0455" calcext:value-type="float">
            <text:p>37,0455</text:p>
          </table:table-cell>
          <table:table-cell office:value-type="float" office:value="34.498" calcext:value-type="float">
            <text:p>34,498</text:p>
          </table:table-cell>
          <table:table-cell office:value-type="float" office:value="32.2663" calcext:value-type="float">
            <text:p>32,26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9671" calcext:value-type="float">
            <text:p>42,9671</text:p>
          </table:table-cell>
          <table:table-cell office:value-type="float" office:value="38.5529" calcext:value-type="float">
            <text:p>38,5529</text:p>
          </table:table-cell>
          <table:table-cell office:value-type="float" office:value="35.8448" calcext:value-type="float">
            <text:p>35,8448</text:p>
          </table:table-cell>
          <table:table-cell office:value-type="float" office:value="33.4743" calcext:value-type="float">
            <text:p>33,47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6688" calcext:value-type="float">
            <text:p>44,6688</text:p>
          </table:table-cell>
          <table:table-cell office:value-type="float" office:value="39.9981" calcext:value-type="float">
            <text:p>39,9981</text:p>
          </table:table-cell>
          <table:table-cell office:value-type="float" office:value="37.1356" calcext:value-type="float">
            <text:p>37,1356</text:p>
          </table:table-cell>
          <table:table-cell office:value-type="float" office:value="34.6317" calcext:value-type="float">
            <text:p>34,63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3013" calcext:value-type="float">
            <text:p>46,3013</text:p>
          </table:table-cell>
          <table:table-cell office:value-type="float" office:value="41.3836" calcext:value-type="float">
            <text:p>41,3836</text:p>
          </table:table-cell>
          <table:table-cell office:value-type="float" office:value="38.3726" calcext:value-type="float">
            <text:p>38,3726</text:p>
          </table:table-cell>
          <table:table-cell office:value-type="float" office:value="35.7404" calcext:value-type="float">
            <text:p>35,74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8674" calcext:value-type="float">
            <text:p>47,8674</text:p>
          </table:table-cell>
          <table:table-cell office:value-type="float" office:value="42.7121" calcext:value-type="float">
            <text:p>42,7121</text:p>
          </table:table-cell>
          <table:table-cell office:value-type="float" office:value="39.5582" calcext:value-type="float">
            <text:p>39,5582</text:p>
          </table:table-cell>
          <table:table-cell office:value-type="float" office:value="36.8028" calcext:value-type="float">
            <text:p>36,80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3699" calcext:value-type="float">
            <text:p>49,3699</text:p>
          </table:table-cell>
          <table:table-cell office:value-type="float" office:value="43.986" calcext:value-type="float">
            <text:p>43,986</text:p>
          </table:table-cell>
          <table:table-cell office:value-type="float" office:value="40.6947" calcext:value-type="float">
            <text:p>40,6947</text:p>
          </table:table-cell>
          <table:table-cell office:value-type="float" office:value="37.8209" calcext:value-type="float">
            <text:p>37,8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8115" calcext:value-type="float">
            <text:p>50,8115</text:p>
          </table:table-cell>
          <table:table-cell office:value-type="float" office:value="45.2077" calcext:value-type="float">
            <text:p>45,2077</text:p>
          </table:table-cell>
          <table:table-cell office:value-type="float" office:value="41.7844" calcext:value-type="float">
            <text:p>41,7844</text:p>
          </table:table-cell>
          <table:table-cell office:value-type="float" office:value="38.7967" calcext:value-type="float">
            <text:p>38,79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.1949" calcext:value-type="float">
            <text:p>52,1949</text:p>
          </table:table-cell>
          <table:table-cell office:value-type="float" office:value="46.3796" calcext:value-type="float">
            <text:p>46,3796</text:p>
          </table:table-cell>
          <table:table-cell office:value-type="float" office:value="42.8294" calcext:value-type="float">
            <text:p>42,8294</text:p>
          </table:table-cell>
          <table:table-cell office:value-type="float" office:value="39.7323" calcext:value-type="float">
            <text:p>39,73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5226" calcext:value-type="float">
            <text:p>53,5226</text:p>
          </table:table-cell>
          <table:table-cell office:value-type="float" office:value="47.504" calcext:value-type="float">
            <text:p>47,504</text:p>
          </table:table-cell>
          <table:table-cell office:value-type="float" office:value="43.8317" calcext:value-type="float">
            <text:p>43,8317</text:p>
          </table:table-cell>
          <table:table-cell office:value-type="float" office:value="40.6294" calcext:value-type="float">
            <text:p>40,62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7971" calcext:value-type="float">
            <text:p>54,7971</text:p>
          </table:table-cell>
          <table:table-cell office:value-type="float" office:value="48.5828" calcext:value-type="float">
            <text:p>48,5828</text:p>
          </table:table-cell>
          <table:table-cell office:value-type="float" office:value="44.7932" calcext:value-type="float">
            <text:p>44,7932</text:p>
          </table:table-cell>
          <table:table-cell office:value-type="float" office:value="41.4899" calcext:value-type="float">
            <text:p>41,48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0207" calcext:value-type="float">
            <text:p>56,0207</text:p>
          </table:table-cell>
          <table:table-cell office:value-type="float" office:value="49.6183" calcext:value-type="float">
            <text:p>49,6183</text:p>
          </table:table-cell>
          <table:table-cell office:value-type="float" office:value="45.7159" calcext:value-type="float">
            <text:p>45,7159</text:p>
          </table:table-cell>
          <table:table-cell office:value-type="float" office:value="42.3155" calcext:value-type="float">
            <text:p>42,3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.1957" calcext:value-type="float">
            <text:p>57,1957</text:p>
          </table:table-cell>
          <table:table-cell office:value-type="float" office:value="50.6123" calcext:value-type="float">
            <text:p>50,6123</text:p>
          </table:table-cell>
          <table:table-cell office:value-type="float" office:value="46.6014" calcext:value-type="float">
            <text:p>46,6014</text:p>
          </table:table-cell>
          <table:table-cell office:value-type="float" office:value="43.1077" calcext:value-type="float">
            <text:p>43,10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3242" calcext:value-type="float">
            <text:p>58,3242</text:p>
          </table:table-cell>
          <table:table-cell office:value-type="float" office:value="51.5668" calcext:value-type="float">
            <text:p>51,5668</text:p>
          </table:table-cell>
          <table:table-cell office:value-type="float" office:value="47.4516" calcext:value-type="float">
            <text:p>47,4516</text:p>
          </table:table-cell>
          <table:table-cell office:value-type="float" office:value="43.8681" calcext:value-type="float">
            <text:p>43,86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4083" calcext:value-type="float">
            <text:p>59,4083</text:p>
          </table:table-cell>
          <table:table-cell office:value-type="float" office:value="52.4835" calcext:value-type="float">
            <text:p>52,4835</text:p>
          </table:table-cell>
          <table:table-cell office:value-type="float" office:value="48.2681" calcext:value-type="float">
            <text:p>48,2681</text:p>
          </table:table-cell>
          <table:table-cell office:value-type="float" office:value="44.5983" calcext:value-type="float">
            <text:p>44,59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.45" calcext:value-type="float">
            <text:p>60,45</text:p>
          </table:table-cell>
          <table:table-cell office:value-type="float" office:value="53.3642" calcext:value-type="float">
            <text:p>53,3642</text:p>
          </table:table-cell>
          <table:table-cell office:value-type="float" office:value="49.0523" calcext:value-type="float">
            <text:p>49,0523</text:p>
          </table:table-cell>
          <table:table-cell office:value-type="float" office:value="45.2996" calcext:value-type="float">
            <text:p>45,29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4511" calcext:value-type="float">
            <text:p>61,4511</text:p>
          </table:table-cell>
          <table:table-cell office:value-type="float" office:value="54.2105" calcext:value-type="float">
            <text:p>54,2105</text:p>
          </table:table-cell>
          <table:table-cell office:value-type="float" office:value="49.8059" calcext:value-type="float">
            <text:p>49,8059</text:p>
          </table:table-cell>
          <table:table-cell office:value-type="float" office:value="45.9733" calcext:value-type="float">
            <text:p>45,97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.4137" calcext:value-type="float">
            <text:p>62,4137</text:p>
          </table:table-cell>
          <table:table-cell office:value-type="float" office:value="55.0241" calcext:value-type="float">
            <text:p>55,0241</text:p>
          </table:table-cell>
          <table:table-cell office:value-type="float" office:value="50.5302" calcext:value-type="float">
            <text:p>50,5302</text:p>
          </table:table-cell>
          <table:table-cell office:value-type="float" office:value="46.6208" calcext:value-type="float">
            <text:p>46,6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3393" calcext:value-type="float">
            <text:p>63,3393</text:p>
          </table:table-cell>
          <table:table-cell office:value-type="float" office:value="55.8064" calcext:value-type="float">
            <text:p>55,8064</text:p>
          </table:table-cell>
          <table:table-cell office:value-type="float" office:value="51.2266" calcext:value-type="float">
            <text:p>51,2266</text:p>
          </table:table-cell>
          <table:table-cell office:value-type="float" office:value="47.2433" calcext:value-type="float">
            <text:p>47,24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.2297" calcext:value-type="float">
            <text:p>64,2297</text:p>
          </table:table-cell>
          <table:table-cell office:value-type="float" office:value="56.5588" calcext:value-type="float">
            <text:p>56,5588</text:p>
          </table:table-cell>
          <table:table-cell office:value-type="float" office:value="51.8963" calcext:value-type="float">
            <text:p>51,8963</text:p>
          </table:table-cell>
          <table:table-cell office:value-type="float" office:value="47.8419" calcext:value-type="float">
            <text:p>47,84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.0864" calcext:value-type="float">
            <text:p>65,0864</text:p>
          </table:table-cell>
          <table:table-cell office:value-type="float" office:value="57.2827" calcext:value-type="float">
            <text:p>57,2827</text:p>
          </table:table-cell>
          <table:table-cell office:value-type="float" office:value="52.5407" calcext:value-type="float">
            <text:p>52,5407</text:p>
          </table:table-cell>
          <table:table-cell office:value-type="float" office:value="48.4178" calcext:value-type="float">
            <text:p>48,4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.7235" calcext:value-type="float">
            <text:p>63,7235</text:p>
          </table:table-cell>
          <table:table-cell office:value-type="float" office:value="56.1446" calcext:value-type="float">
            <text:p>56,1446</text:p>
          </table:table-cell>
          <table:table-cell office:value-type="float" office:value="51.5347" calcext:value-type="float">
            <text:p>51,5347</text:p>
          </table:table-cell>
          <table:table-cell office:value-type="float" office:value="47.524" calcext:value-type="float">
            <text:p>47,5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.7289" calcext:value-type="float">
            <text:p>61,7289</text:p>
          </table:table-cell>
          <table:table-cell office:value-type="float" office:value="54.4677" calcext:value-type="float">
            <text:p>54,4677</text:p>
          </table:table-cell>
          <table:table-cell office:value-type="float" office:value="50.0463" calcext:value-type="float">
            <text:p>50,0463</text:p>
          </table:table-cell>
          <table:table-cell office:value-type="float" office:value="46.1968" calcext:value-type="float">
            <text:p>46,19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.8305" calcext:value-type="float">
            <text:p>59,8305</text:p>
          </table:table-cell>
          <table:table-cell office:value-type="float" office:value="52.8691" calcext:value-type="float">
            <text:p>52,8691</text:p>
          </table:table-cell>
          <table:table-cell office:value-type="float" office:value="48.626" calcext:value-type="float">
            <text:p>48,626</text:p>
          </table:table-cell>
          <table:table-cell office:value-type="float" office:value="44.9292" calcext:value-type="float">
            <text:p>44,92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.0346" calcext:value-type="float">
            <text:p>58,0346</text:p>
          </table:table-cell>
          <table:table-cell office:value-type="float" office:value="51.3548" calcext:value-type="float">
            <text:p>51,3548</text:p>
          </table:table-cell>
          <table:table-cell office:value-type="float" office:value="47.2796" calcext:value-type="float">
            <text:p>47,2796</text:p>
          </table:table-cell>
          <table:table-cell office:value-type="float" office:value="43.7268" calcext:value-type="float">
            <text:p>43,7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.3344" calcext:value-type="float">
            <text:p>56,3344</text:p>
          </table:table-cell>
          <table:table-cell office:value-type="float" office:value="49.9194" calcext:value-type="float">
            <text:p>49,9194</text:p>
          </table:table-cell>
          <table:table-cell office:value-type="float" office:value="46.0024" calcext:value-type="float">
            <text:p>46,0024</text:p>
          </table:table-cell>
          <table:table-cell office:value-type="float" office:value="42.5854" calcext:value-type="float">
            <text:p>42,58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.7234" calcext:value-type="float">
            <text:p>54,7234</text:p>
          </table:table-cell>
          <table:table-cell office:value-type="float" office:value="48.5578" calcext:value-type="float">
            <text:p>48,5578</text:p>
          </table:table-cell>
          <table:table-cell office:value-type="float" office:value="44.7899" calcext:value-type="float">
            <text:p>44,7899</text:p>
          </table:table-cell>
          <table:table-cell office:value-type="float" office:value="41.5012" calcext:value-type="float">
            <text:p>41,5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.1959" calcext:value-type="float">
            <text:p>53,1959</text:p>
          </table:table-cell>
          <table:table-cell office:value-type="float" office:value="47.2652" calcext:value-type="float">
            <text:p>47,2652</text:p>
          </table:table-cell>
          <table:table-cell office:value-type="float" office:value="43.6382" calcext:value-type="float">
            <text:p>43,6382</text:p>
          </table:table-cell>
          <table:table-cell office:value-type="float" office:value="40.4708" calcext:value-type="float">
            <text:p>40,47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.7465" calcext:value-type="float">
            <text:p>51,7465</text:p>
          </table:table-cell>
          <table:table-cell office:value-type="float" office:value="46.0374" calcext:value-type="float">
            <text:p>46,0374</text:p>
          </table:table-cell>
          <table:table-cell office:value-type="float" office:value="42.5436" calcext:value-type="float">
            <text:p>42,5436</text:p>
          </table:table-cell>
          <table:table-cell office:value-type="float" office:value="39.4908" calcext:value-type="float">
            <text:p>39,49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.3702" calcext:value-type="float">
            <text:p>50,3702</text:p>
          </table:table-cell>
          <table:table-cell office:value-type="float" office:value="44.8705" calcext:value-type="float">
            <text:p>44,8705</text:p>
          </table:table-cell>
          <table:table-cell office:value-type="float" office:value="41.5024" calcext:value-type="float">
            <text:p>41,5024</text:p>
          </table:table-cell>
          <table:table-cell office:value-type="float" office:value="38.5583" calcext:value-type="float">
            <text:p>38,55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.0625" calcext:value-type="float">
            <text:p>49,0625</text:p>
          </table:table-cell>
          <table:table-cell office:value-type="float" office:value="43.7605" calcext:value-type="float">
            <text:p>43,7605</text:p>
          </table:table-cell>
          <table:table-cell office:value-type="float" office:value="40.5117" calcext:value-type="float">
            <text:p>40,5117</text:p>
          </table:table-cell>
          <table:table-cell office:value-type="float" office:value="37.6704" calcext:value-type="float">
            <text:p>37,67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.819" calcext:value-type="float">
            <text:p>47,819</text:p>
          </table:table-cell>
          <table:table-cell office:value-type="float" office:value="42.7042" calcext:value-type="float">
            <text:p>42,7042</text:p>
          </table:table-cell>
          <table:table-cell office:value-type="float" office:value="39.5682" calcext:value-type="float">
            <text:p>39,5682</text:p>
          </table:table-cell>
          <table:table-cell office:value-type="float" office:value="36.8246" calcext:value-type="float">
            <text:p>36,82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6358" calcext:value-type="float">
            <text:p>46,6358</text:p>
          </table:table-cell>
          <table:table-cell office:value-type="float" office:value="41.6982" calcext:value-type="float">
            <text:p>41,6982</text:p>
          </table:table-cell>
          <table:table-cell office:value-type="float" office:value="38.6693" calcext:value-type="float">
            <text:p>38,6693</text:p>
          </table:table-cell>
          <table:table-cell office:value-type="float" office:value="36.0182" calcext:value-type="float">
            <text:p>36,0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.5093" calcext:value-type="float">
            <text:p>45,5093</text:p>
          </table:table-cell>
          <table:table-cell office:value-type="float" office:value="40.7396" calcext:value-type="float">
            <text:p>40,7396</text:p>
          </table:table-cell>
          <table:table-cell office:value-type="float" office:value="37.8122" calcext:value-type="float">
            <text:p>37,8122</text:p>
          </table:table-cell>
          <table:table-cell office:value-type="float" office:value="35.2492" calcext:value-type="float">
            <text:p>35,24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.436" calcext:value-type="float">
            <text:p>44,436</text:p>
          </table:table-cell>
          <table:table-cell office:value-type="float" office:value="39.8256" calcext:value-type="float">
            <text:p>39,8256</text:p>
          </table:table-cell>
          <table:table-cell office:value-type="float" office:value="36.9947" calcext:value-type="float">
            <text:p>36,9947</text:p>
          </table:table-cell>
          <table:table-cell office:value-type="float" office:value="34.5152" calcext:value-type="float">
            <text:p>34,5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.4127" calcext:value-type="float">
            <text:p>43,4127</text:p>
          </table:table-cell>
          <table:table-cell office:value-type="float" office:value="38.9536" calcext:value-type="float">
            <text:p>38,9536</text:p>
          </table:table-cell>
          <table:table-cell office:value-type="float" office:value="36.2143" calcext:value-type="float">
            <text:p>36,2143</text:p>
          </table:table-cell>
          <table:table-cell office:value-type="float" office:value="33.8144" calcext:value-type="float">
            <text:p>33,8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.4365" calcext:value-type="float">
            <text:p>42,4365</text:p>
          </table:table-cell>
          <table:table-cell office:value-type="float" office:value="38.1211" calcext:value-type="float">
            <text:p>38,1211</text:p>
          </table:table-cell>
          <table:table-cell office:value-type="float" office:value="35.469" calcext:value-type="float">
            <text:p>35,469</text:p>
          </table:table-cell>
          <table:table-cell office:value-type="float" office:value="33.1448" calcext:value-type="float">
            <text:p>33,14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.5045" calcext:value-type="float">
            <text:p>41,5045</text:p>
          </table:table-cell>
          <table:table-cell office:value-type="float" office:value="37.3258" calcext:value-type="float">
            <text:p>37,3258</text:p>
          </table:table-cell>
          <table:table-cell office:value-type="float" office:value="34.7567" calcext:value-type="float">
            <text:p>34,7567</text:p>
          </table:table-cell>
          <table:table-cell office:value-type="float" office:value="32.5047" calcext:value-type="float">
            <text:p>32,50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.6144" calcext:value-type="float">
            <text:p>40,6144</text:p>
          </table:table-cell>
          <table:table-cell office:value-type="float" office:value="36.5657" calcext:value-type="float">
            <text:p>36,5657</text:p>
          </table:table-cell>
          <table:table-cell office:value-type="float" office:value="34.0757" calcext:value-type="float">
            <text:p>34,0757</text:p>
          </table:table-cell>
          <table:table-cell office:value-type="float" office:value="31.8924" calcext:value-type="float">
            <text:p>31,89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.7635" calcext:value-type="float">
            <text:p>39,7635</text:p>
          </table:table-cell>
          <table:table-cell office:value-type="float" office:value="35.8388" calcext:value-type="float">
            <text:p>35,8388</text:p>
          </table:table-cell>
          <table:table-cell office:value-type="float" office:value="33.4242" calcext:value-type="float">
            <text:p>33,4242</text:p>
          </table:table-cell>
          <table:table-cell office:value-type="float" office:value="31.3065" calcext:value-type="float">
            <text:p>31,30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9497" calcext:value-type="float">
            <text:p>38,9497</text:p>
          </table:table-cell>
          <table:table-cell office:value-type="float" office:value="35.1431" calcext:value-type="float">
            <text:p>35,1431</text:p>
          </table:table-cell>
          <table:table-cell office:value-type="float" office:value="32.8004" calcext:value-type="float">
            <text:p>32,8004</text:p>
          </table:table-cell>
          <table:table-cell office:value-type="float" office:value="30.7454" calcext:value-type="float">
            <text:p>30,74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.171" calcext:value-type="float">
            <text:p>38,171</text:p>
          </table:table-cell>
          <table:table-cell office:value-type="float" office:value="34.477" calcext:value-type="float">
            <text:p>34,477</text:p>
          </table:table-cell>
          <table:table-cell office:value-type="float" office:value="32.203" calcext:value-type="float">
            <text:p>32,203</text:p>
          </table:table-cell>
          <table:table-cell office:value-type="float" office:value="30.2078" calcext:value-type="float">
            <text:p>30,2078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8:25:59.147718586</dc:date>
    <meta:document-statistic meta:table-count="1" meta:cell-count="231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3.048cm" svg:y="3.456cm" style:legend-expansion="high" chart:style-name="ch2"/>
        <chart:plot-area chart:style-name="ch3" table:cell-range-address="Лист1.A2:Лист1.D463" svg:x="0.32cm" svg:y="0.18cm" svg:width="12.408cm" svg:height="8.645cm">
          <chartooo:coordinate-region svg:x="0.941cm" svg:y="0.379cm" svg:width="11.67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2:Лист1.A463" chart:class="chart:line">
            <chart:data-point chart:repeated="462"/>
          </chart:series>
          <chart:series chart:style-name="ch7" chart:values-cell-range-address="Лист1.B2:Лист1.B463" chart:class="chart:line">
            <chart:data-point chart:repeated="462"/>
          </chart:series>
          <chart:series chart:style-name="ch8" chart:values-cell-range-address="Лист1.C2:Лист1.C463" chart:class="chart:line">
            <chart:data-point chart:repeated="462"/>
          </chart:series>
          <chart:series chart:style-name="ch9" chart:values-cell-range-address="Лист1.D2:Лист1.D463" chart:class="chart:line">
            <chart:data-point chart:repeated="4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104">
                <text:p>1.90104</text:p>
                <draw:g>
                  <svg:desc>Лист1.A2:Лист1.A463</svg:desc>
                </draw:g>
              </table:table-cell>
              <table:table-cell office:value-type="float" office:value="1.67905">
                <text:p>1.67905</text:p>
                <draw:g>
                  <svg:desc>Лист1.B2:Лист1.B463</svg:desc>
                </draw:g>
              </table:table-cell>
              <table:table-cell office:value-type="float" office:value="1.54157">
                <text:p>1.54157</text:p>
                <draw:g>
                  <svg:desc>Лист1.C2:Лист1.C463</svg:desc>
                </draw:g>
              </table:table-cell>
              <table:table-cell office:value-type="float" office:value="1.42035">
                <text:p>1.42035</text:p>
                <draw:g>
                  <svg:desc>Лист1.D2:Лист1.D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524">
                <text:p>4.44524</text:p>
              </table:table-cell>
              <table:table-cell office:value-type="float" office:value="3.9222">
                <text:p>3.9222</text:p>
              </table:table-cell>
              <table:table-cell office:value-type="float" office:value="3.59889">
                <text:p>3.59889</text:p>
              </table:table-cell>
              <table:table-cell office:value-type="float" office:value="3.31421">
                <text:p>3.31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292">
                <text:p>6.9292</text:p>
              </table:table-cell>
              <table:table-cell office:value-type="float" office:value="6.10911">
                <text:p>6.10911</text:p>
              </table:table-cell>
              <table:table-cell office:value-type="float" office:value="5.60289">
                <text:p>5.60289</text:p>
              </table:table-cell>
              <table:table-cell office:value-type="float" office:value="5.1576">
                <text:p>5.1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337">
                <text:p>9.3337</text:p>
              </table:table-cell>
              <table:table-cell office:value-type="float" office:value="8.22343">
                <text:p>8.22343</text:p>
              </table:table-cell>
              <table:table-cell office:value-type="float" office:value="7.53888">
                <text:p>7.53888</text:p>
              </table:table-cell>
              <table:table-cell office:value-type="float" office:value="6.93722">
                <text:p>6.93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603">
                <text:p>11.6603</text:p>
              </table:table-cell>
              <table:table-cell office:value-type="float" office:value="10.2668">
                <text:p>10.2668</text:p>
              </table:table-cell>
              <table:table-cell office:value-type="float" office:value="9.40859">
                <text:p>9.40859</text:p>
              </table:table-cell>
              <table:table-cell office:value-type="float" office:value="8.65485">
                <text:p>8.65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111">
                <text:p>13.9111</text:p>
              </table:table-cell>
              <table:table-cell office:value-type="float" office:value="12.2415">
                <text:p>12.2415</text:p>
              </table:table-cell>
              <table:table-cell office:value-type="float" office:value="11.2142">
                <text:p>11.2142</text:p>
              </table:table-cell>
              <table:table-cell office:value-type="float" office:value="10.3126">
                <text:p>10.3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85">
                <text:p>16.0885</text:p>
              </table:table-cell>
              <table:table-cell office:value-type="float" office:value="14.1498">
                <text:p>14.1498</text:p>
              </table:table-cell>
              <table:table-cell office:value-type="float" office:value="12.9578">
                <text:p>12.9578</text:p>
              </table:table-cell>
              <table:table-cell office:value-type="float" office:value="11.9125">
                <text:p>11.9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947">
                <text:p>18.1947</text:p>
              </table:table-cell>
              <table:table-cell office:value-type="float" office:value="15.9937">
                <text:p>15.9937</text:p>
              </table:table-cell>
              <table:table-cell office:value-type="float" office:value="14.6417">
                <text:p>14.6417</text:p>
              </table:table-cell>
              <table:table-cell office:value-type="float" office:value="13.4567">
                <text:p>13.4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232">
                <text:p>20.232</text:p>
              </table:table-cell>
              <table:table-cell office:value-type="float" office:value="17.7755">
                <text:p>17.7755</text:p>
              </table:table-cell>
              <table:table-cell office:value-type="float" office:value="16.2679">
                <text:p>16.2679</text:p>
              </table:table-cell>
              <table:table-cell office:value-type="float" office:value="14.9472">
                <text:p>14.9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2025">
                <text:p>22.2025</text:p>
              </table:table-cell>
              <table:table-cell office:value-type="float" office:value="19.4974">
                <text:p>19.4974</text:p>
              </table:table-cell>
              <table:table-cell office:value-type="float" office:value="17.8384">
                <text:p>17.8384</text:p>
              </table:table-cell>
              <table:table-cell office:value-type="float" office:value="16.386">
                <text:p>16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1087">
                <text:p>24.1087</text:p>
              </table:table-cell>
              <table:table-cell office:value-type="float" office:value="21.1615">
                <text:p>21.1615</text:p>
              </table:table-cell>
              <table:table-cell office:value-type="float" office:value="19.3555">
                <text:p>19.3555</text:p>
              </table:table-cell>
              <table:table-cell office:value-type="float" office:value="17.7751">
                <text:p>17.7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526">
                <text:p>25.9526</text:p>
              </table:table-cell>
              <table:table-cell office:value-type="float" office:value="22.7699">
                <text:p>22.7699</text:p>
              </table:table-cell>
              <table:table-cell office:value-type="float" office:value="20.8209">
                <text:p>20.8209</text:p>
              </table:table-cell>
              <table:table-cell office:value-type="float" office:value="19.1163">
                <text:p>19.1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363">
                <text:p>27.7363</text:p>
              </table:table-cell>
              <table:table-cell office:value-type="float" office:value="24.3246">
                <text:p>24.3246</text:p>
              </table:table-cell>
              <table:table-cell office:value-type="float" office:value="22.2367">
                <text:p>22.2367</text:p>
              </table:table-cell>
              <table:table-cell office:value-type="float" office:value="20.4115">
                <text:p>20.4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4621">
                <text:p>29.4621</text:p>
              </table:table-cell>
              <table:table-cell office:value-type="float" office:value="25.8276">
                <text:p>25.8276</text:p>
              </table:table-cell>
              <table:table-cell office:value-type="float" office:value="23.6048">
                <text:p>23.6048</text:p>
              </table:table-cell>
              <table:table-cell office:value-type="float" office:value="21.6625">
                <text:p>21.6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319">
                <text:p>31.1319</text:p>
              </table:table-cell>
              <table:table-cell office:value-type="float" office:value="27.2808">
                <text:p>27.2808</text:p>
              </table:table-cell>
              <table:table-cell office:value-type="float" office:value="24.9269">
                <text:p>24.9269</text:p>
              </table:table-cell>
              <table:table-cell office:value-type="float" office:value="22.8711">
                <text:p>22.8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7478">
                <text:p>32.7478</text:p>
              </table:table-cell>
              <table:table-cell office:value-type="float" office:value="28.686">
                <text:p>28.686</text:p>
              </table:table-cell>
              <table:table-cell office:value-type="float" office:value="26.2049">
                <text:p>26.2049</text:p>
              </table:table-cell>
              <table:table-cell office:value-type="float" office:value="24.0388">
                <text:p>24.0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3116">
                <text:p>34.3116</text:p>
              </table:table-cell>
              <table:table-cell office:value-type="float" office:value="30.0452">
                <text:p>30.0452</text:p>
              </table:table-cell>
              <table:table-cell office:value-type="float" office:value="27.4404">
                <text:p>27.4404</text:p>
              </table:table-cell>
              <table:table-cell office:value-type="float" office:value="25.1672">
                <text:p>25.1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8254">
                <text:p>35.8254</text:p>
              </table:table-cell>
              <table:table-cell office:value-type="float" office:value="31.3599">
                <text:p>31.3599</text:p>
              </table:table-cell>
              <table:table-cell office:value-type="float" office:value="28.635">
                <text:p>28.635</text:p>
              </table:table-cell>
              <table:table-cell office:value-type="float" office:value="26.258">
                <text:p>26.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2908">
                <text:p>37.2908</text:p>
              </table:table-cell>
              <table:table-cell office:value-type="float" office:value="32.6319">
                <text:p>32.6319</text:p>
              </table:table-cell>
              <table:table-cell office:value-type="float" office:value="29.7905">
                <text:p>29.7905</text:p>
              </table:table-cell>
              <table:table-cell office:value-type="float" office:value="27.3127">
                <text:p>27.3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7098">
                <text:p>38.7098</text:p>
              </table:table-cell>
              <table:table-cell office:value-type="float" office:value="33.8629">
                <text:p>33.8629</text:p>
              </table:table-cell>
              <table:table-cell office:value-type="float" office:value="30.9082">
                <text:p>30.9082</text:p>
              </table:table-cell>
              <table:table-cell office:value-type="float" office:value="28.3326">
                <text:p>28.3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0839">
                <text:p>40.0839</text:p>
              </table:table-cell>
              <table:table-cell office:value-type="float" office:value="35.0544">
                <text:p>35.0544</text:p>
              </table:table-cell>
              <table:table-cell office:value-type="float" office:value="31.9898">
                <text:p>31.9898</text:p>
              </table:table-cell>
              <table:table-cell office:value-type="float" office:value="29.3192">
                <text:p>29.3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4303">
                <text:p>39.4303</text:p>
              </table:table-cell>
              <table:table-cell office:value-type="float" office:value="34.5286">
                <text:p>34.5286</text:p>
              </table:table-cell>
              <table:table-cell office:value-type="float" office:value="31.54">
                <text:p>31.54</text:p>
              </table:table-cell>
              <table:table-cell office:value-type="float" office:value="28.9346">
                <text:p>28.9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1529">
                <text:p>38.1529</text:p>
              </table:table-cell>
              <table:table-cell office:value-type="float" office:value="33.4689">
                <text:p>33.4689</text:p>
              </table:table-cell>
              <table:table-cell office:value-type="float" office:value="30.611">
                <text:p>30.611</text:p>
              </table:table-cell>
              <table:table-cell office:value-type="float" office:value="28.1183">
                <text:p>28.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9349">
                <text:p>36.9349</text:p>
              </table:table-cell>
              <table:table-cell office:value-type="float" office:value="32.4573">
                <text:p>32.4573</text:p>
              </table:table-cell>
              <table:table-cell office:value-type="float" office:value="29.7236">
                <text:p>29.7236</text:p>
              </table:table-cell>
              <table:table-cell office:value-type="float" office:value="27.3382">
                <text:p>27.3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7855">
                <text:p>35.7855</text:p>
              </table:table-cell>
              <table:table-cell office:value-type="float" office:value="31.5023">
                <text:p>31.5023</text:p>
              </table:table-cell>
              <table:table-cell office:value-type="float" office:value="28.8858">
                <text:p>28.8858</text:p>
              </table:table-cell>
              <table:table-cell office:value-type="float" office:value="26.6015">
                <text:p>26.6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7004">
                <text:p>34.7004</text:p>
              </table:table-cell>
              <table:table-cell office:value-type="float" office:value="30.6004">
                <text:p>30.6004</text:p>
              </table:table-cell>
              <table:table-cell office:value-type="float" office:value="28.0943">
                <text:p>28.0943</text:p>
              </table:table-cell>
              <table:table-cell office:value-type="float" office:value="25.9056">
                <text:p>25.9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754">
                <text:p>33.6754</text:p>
              </table:table-cell>
              <table:table-cell office:value-type="float" office:value="29.7481">
                <text:p>29.7481</text:p>
              </table:table-cell>
              <table:table-cell office:value-type="float" office:value="27.3463">
                <text:p>27.3463</text:p>
              </table:table-cell>
              <table:table-cell office:value-type="float" office:value="25.2479">
                <text:p>25.2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7068">
                <text:p>32.7068</text:p>
              </table:table-cell>
              <table:table-cell office:value-type="float" office:value="28.9425">
                <text:p>28.9425</text:p>
              </table:table-cell>
              <table:table-cell office:value-type="float" office:value="26.6392">
                <text:p>26.6392</text:p>
              </table:table-cell>
              <table:table-cell office:value-type="float" office:value="24.6262">
                <text:p>24.6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7911">
                <text:p>31.7911</text:p>
              </table:table-cell>
              <table:table-cell office:value-type="float" office:value="28.1807">
                <text:p>28.1807</text:p>
              </table:table-cell>
              <table:table-cell office:value-type="float" office:value="25.9706">
                <text:p>25.9706</text:p>
              </table:table-cell>
              <table:table-cell office:value-type="float" office:value="24.0382">
                <text:p>24.0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9251">
                <text:p>30.9251</text:p>
              </table:table-cell>
              <table:table-cell office:value-type="float" office:value="27.4601">
                <text:p>27.4601</text:p>
              </table:table-cell>
              <table:table-cell office:value-type="float" office:value="25.338">
                <text:p>25.338</text:p>
              </table:table-cell>
              <table:table-cell office:value-type="float" office:value="23.4821">
                <text:p>23.4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1057">
                <text:p>30.1057</text:p>
              </table:table-cell>
              <table:table-cell office:value-type="float" office:value="26.7781">
                <text:p>26.7781</text:p>
              </table:table-cell>
              <table:table-cell office:value-type="float" office:value="24.7394">
                <text:p>24.7394</text:p>
              </table:table-cell>
              <table:table-cell office:value-type="float" office:value="22.9558">
                <text:p>22.9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3301">
                <text:p>29.3301</text:p>
              </table:table-cell>
              <table:table-cell office:value-type="float" office:value="26.1325">
                <text:p>26.1325</text:p>
              </table:table-cell>
              <table:table-cell office:value-type="float" office:value="24.1727">
                <text:p>24.1727</text:p>
              </table:table-cell>
              <table:table-cell office:value-type="float" office:value="22.4578">
                <text:p>22.4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5957">
                <text:p>28.5957</text:p>
              </table:table-cell>
              <table:table-cell office:value-type="float" office:value="25.5212">
                <text:p>25.5212</text:p>
              </table:table-cell>
              <table:table-cell office:value-type="float" office:value="23.6361">
                <text:p>23.6361</text:p>
              </table:table-cell>
              <table:table-cell office:value-type="float" office:value="21.9862">
                <text:p>21.9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9">
                <text:p>27.9</text:p>
              </table:table-cell>
              <table:table-cell office:value-type="float" office:value="24.9421">
                <text:p>24.9421</text:p>
              </table:table-cell>
              <table:table-cell office:value-type="float" office:value="23.1279">
                <text:p>23.1279</text:p>
              </table:table-cell>
              <table:table-cell office:value-type="float" office:value="21.5396">
                <text:p>21.5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406">
                <text:p>27.2406</text:p>
              </table:table-cell>
              <table:table-cell office:value-type="float" office:value="24.3932">
                <text:p>24.3932</text:p>
              </table:table-cell>
              <table:table-cell office:value-type="float" office:value="22.6463">
                <text:p>22.6463</text:p>
              </table:table-cell>
              <table:table-cell office:value-type="float" office:value="21.1165">
                <text:p>21.1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6156">
                <text:p>26.6156</text:p>
              </table:table-cell>
              <table:table-cell office:value-type="float" office:value="23.8729">
                <text:p>23.8729</text:p>
              </table:table-cell>
              <table:table-cell office:value-type="float" office:value="22.1898">
                <text:p>22.1898</text:p>
              </table:table-cell>
              <table:table-cell office:value-type="float" office:value="20.7155">
                <text:p>20.7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0227">
                <text:p>26.0227</text:p>
              </table:table-cell>
              <table:table-cell office:value-type="float" office:value="23.3795">
                <text:p>23.3795</text:p>
              </table:table-cell>
              <table:table-cell office:value-type="float" office:value="21.7569">
                <text:p>21.7569</text:p>
              </table:table-cell>
              <table:table-cell office:value-type="float" office:value="20.3354">
                <text:p>20.3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4602">
                <text:p>25.4602</text:p>
              </table:table-cell>
              <table:table-cell office:value-type="float" office:value="22.9114">
                <text:p>22.9114</text:p>
              </table:table-cell>
              <table:table-cell office:value-type="float" office:value="21.3463">
                <text:p>21.3463</text:p>
              </table:table-cell>
              <table:table-cell office:value-type="float" office:value="19.975">
                <text:p>19.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9263">
                <text:p>24.9263</text:p>
              </table:table-cell>
              <table:table-cell office:value-type="float" office:value="22.4671">
                <text:p>22.4671</text:p>
              </table:table-cell>
              <table:table-cell office:value-type="float" office:value="20.9568">
                <text:p>20.9568</text:p>
              </table:table-cell>
              <table:table-cell office:value-type="float" office:value="19.6332">
                <text:p>19.6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4193">
                <text:p>24.4193</text:p>
              </table:table-cell>
              <table:table-cell office:value-type="float" office:value="22.0454">
                <text:p>22.0454</text:p>
              </table:table-cell>
              <table:table-cell office:value-type="float" office:value="20.5871">
                <text:p>20.5871</text:p>
              </table:table-cell>
              <table:table-cell office:value-type="float" office:value="19.3088">
                <text:p>19.30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9377">
                <text:p>23.9377</text:p>
              </table:table-cell>
              <table:table-cell office:value-type="float" office:value="21.6448">
                <text:p>21.6448</text:p>
              </table:table-cell>
              <table:table-cell office:value-type="float" office:value="20.236">
                <text:p>20.236</text:p>
              </table:table-cell>
              <table:table-cell office:value-type="float" office:value="19.001">
                <text:p>19.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48">
                <text:p>23.48</text:p>
              </table:table-cell>
              <table:table-cell office:value-type="float" office:value="21.2642">
                <text:p>21.2642</text:p>
              </table:table-cell>
              <table:table-cell office:value-type="float" office:value="19.9026">
                <text:p>19.9026</text:p>
              </table:table-cell>
              <table:table-cell office:value-type="float" office:value="18.7088">
                <text:p>18.70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8755">
                <text:p>24.8755</text:p>
              </table:table-cell>
              <table:table-cell office:value-type="float" office:value="22.4709">
                <text:p>22.4709</text:p>
              </table:table-cell>
              <table:table-cell office:value-type="float" office:value="20.9941">
                <text:p>20.994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8741">
                <text:p>26.8741</text:p>
              </table:table-cell>
              <table:table-cell office:value-type="float" office:value="24.1926">
                <text:p>24.1926</text:p>
              </table:table-cell>
              <table:table-cell office:value-type="float" office:value="22.5472">
                <text:p>22.5472</text:p>
              </table:table-cell>
              <table:table-cell office:value-type="float" office:value="21.1062">
                <text:p>21.1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8191">
                <text:p>28.8191</text:p>
              </table:table-cell>
              <table:table-cell office:value-type="float" office:value="25.8663">
                <text:p>25.8663</text:p>
              </table:table-cell>
              <table:table-cell office:value-type="float" office:value="24.056">
                <text:p>24.056</text:p>
              </table:table-cell>
              <table:table-cell office:value-type="float" office:value="22.4716">
                <text:p>22.4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6953">
                <text:p>30.6953</text:p>
              </table:table-cell>
              <table:table-cell office:value-type="float" office:value="27.4795">
                <text:p>27.4795</text:p>
              </table:table-cell>
              <table:table-cell office:value-type="float" office:value="25.5096">
                <text:p>25.5096</text:p>
              </table:table-cell>
              <table:table-cell office:value-type="float" office:value="23.7865">
                <text:p>23.7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5049">
                <text:p>32.5049</text:p>
              </table:table-cell>
              <table:table-cell office:value-type="float" office:value="29.0342">
                <text:p>29.0342</text:p>
              </table:table-cell>
              <table:table-cell office:value-type="float" office:value="26.9099">
                <text:p>26.9099</text:p>
              </table:table-cell>
              <table:table-cell office:value-type="float" office:value="25.0527">
                <text:p>25.0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2503">
                <text:p>34.2503</text:p>
              </table:table-cell>
              <table:table-cell office:value-type="float" office:value="30.5329">
                <text:p>30.5329</text:p>
              </table:table-cell>
              <table:table-cell office:value-type="float" office:value="28.2591">
                <text:p>28.2591</text:p>
              </table:table-cell>
              <table:table-cell office:value-type="float" office:value="26.2722">
                <text:p>26.2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9339">
                <text:p>35.9339</text:p>
              </table:table-cell>
              <table:table-cell office:value-type="float" office:value="31.9775">
                <text:p>31.9775</text:p>
              </table:table-cell>
              <table:table-cell office:value-type="float" office:value="29.5592">
                <text:p>29.5592</text:p>
              </table:table-cell>
              <table:table-cell office:value-type="float" office:value="27.4471">
                <text:p>27.4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5582">
                <text:p>37.5582</text:p>
              </table:table-cell>
              <table:table-cell office:value-type="float" office:value="33.3704">
                <text:p>33.3704</text:p>
              </table:table-cell>
              <table:table-cell office:value-type="float" office:value="30.8123">
                <text:p>30.8123</text:p>
              </table:table-cell>
              <table:table-cell office:value-type="float" office:value="28.579">
                <text:p>28.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1253">
                <text:p>39.1253</text:p>
              </table:table-cell>
              <table:table-cell office:value-type="float" office:value="34.7136">
                <text:p>34.7136</text:p>
              </table:table-cell>
              <table:table-cell office:value-type="float" office:value="32.0202">
                <text:p>32.0202</text:p>
              </table:table-cell>
              <table:table-cell office:value-type="float" office:value="29.6699">
                <text:p>29.6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74">
                <text:p>40.6374</text:p>
              </table:table-cell>
              <table:table-cell office:value-type="float" office:value="36.009">
                <text:p>36.009</text:p>
              </table:table-cell>
              <table:table-cell office:value-type="float" office:value="33.1849">
                <text:p>33.1849</text:p>
              </table:table-cell>
              <table:table-cell office:value-type="float" office:value="30.7215">
                <text:p>30.7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.0968">
                <text:p>42.0968</text:p>
              </table:table-cell>
              <table:table-cell office:value-type="float" office:value="37.2587">
                <text:p>37.2587</text:p>
              </table:table-cell>
              <table:table-cell office:value-type="float" office:value="34.3081">
                <text:p>34.3081</text:p>
              </table:table-cell>
              <table:table-cell office:value-type="float" office:value="31.7354">
                <text:p>31.7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5056">
                <text:p>43.5056</text:p>
              </table:table-cell>
              <table:table-cell office:value-type="float" office:value="38.4644">
                <text:p>38.4644</text:p>
              </table:table-cell>
              <table:table-cell office:value-type="float" office:value="35.3916">
                <text:p>35.3916</text:p>
              </table:table-cell>
              <table:table-cell office:value-type="float" office:value="32.7132">
                <text:p>32.7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8656">
                <text:p>44.8656</text:p>
              </table:table-cell>
              <table:table-cell office:value-type="float" office:value="39.628">
                <text:p>39.628</text:p>
              </table:table-cell>
              <table:table-cell office:value-type="float" office:value="36.4369">
                <text:p>36.4369</text:p>
              </table:table-cell>
              <table:table-cell office:value-type="float" office:value="33.6564">
                <text:p>33.6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1788">
                <text:p>46.1788</text:p>
              </table:table-cell>
              <table:table-cell office:value-type="float" office:value="40.7511">
                <text:p>40.7511</text:p>
              </table:table-cell>
              <table:table-cell office:value-type="float" office:value="37.4457">
                <text:p>37.4457</text:p>
              </table:table-cell>
              <table:table-cell office:value-type="float" office:value="34.5665">
                <text:p>34.5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.4471">
                <text:p>47.4471</text:p>
              </table:table-cell>
              <table:table-cell office:value-type="float" office:value="41.8356">
                <text:p>41.8356</text:p>
              </table:table-cell>
              <table:table-cell office:value-type="float" office:value="38.4195">
                <text:p>38.4195</text:p>
              </table:table-cell>
              <table:table-cell office:value-type="float" office:value="35.4448">
                <text:p>35.4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6724">
                <text:p>48.6724</text:p>
              </table:table-cell>
              <table:table-cell office:value-type="float" office:value="42.8828">
                <text:p>42.8828</text:p>
              </table:table-cell>
              <table:table-cell office:value-type="float" office:value="39.3598">
                <text:p>39.3598</text:p>
              </table:table-cell>
              <table:table-cell office:value-type="float" office:value="36.2928">
                <text:p>36.2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8562">
                <text:p>49.8562</text:p>
              </table:table-cell>
              <table:table-cell office:value-type="float" office:value="43.8944">
                <text:p>43.8944</text:p>
              </table:table-cell>
              <table:table-cell office:value-type="float" office:value="40.2679">
                <text:p>40.2679</text:p>
              </table:table-cell>
              <table:table-cell office:value-type="float" office:value="37.1117">
                <text:p>37.1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0003">
                <text:p>51.0003</text:p>
              </table:table-cell>
              <table:table-cell office:value-type="float" office:value="44.8719">
                <text:p>44.8719</text:p>
              </table:table-cell>
              <table:table-cell office:value-type="float" office:value="41.1452">
                <text:p>41.1452</text:p>
              </table:table-cell>
              <table:table-cell office:value-type="float" office:value="37.9027">
                <text:p>37.90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1063">
                <text:p>52.1063</text:p>
              </table:table-cell>
              <table:table-cell office:value-type="float" office:value="45.8165">
                <text:p>45.8165</text:p>
              </table:table-cell>
              <table:table-cell office:value-type="float" office:value="41.9931">
                <text:p>41.9931</text:p>
              </table:table-cell>
              <table:table-cell office:value-type="float" office:value="38.6671">
                <text:p>38.6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1758">
                <text:p>53.1758</text:p>
              </table:table-cell>
              <table:table-cell office:value-type="float" office:value="46.7298">
                <text:p>46.7298</text:p>
              </table:table-cell>
              <table:table-cell office:value-type="float" office:value="42.8126">
                <text:p>42.8126</text:p>
              </table:table-cell>
              <table:table-cell office:value-type="float" office:value="39.4059">
                <text:p>39.4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2101">
                <text:p>54.2101</text:p>
              </table:table-cell>
              <table:table-cell office:value-type="float" office:value="47.613">
                <text:p>47.613</text:p>
              </table:table-cell>
              <table:table-cell office:value-type="float" office:value="43.6051">
                <text:p>43.6051</text:p>
              </table:table-cell>
              <table:table-cell office:value-type="float" office:value="40.1202">
                <text:p>40.1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.1118">
                <text:p>53.1118</text:p>
              </table:table-cell>
              <table:table-cell office:value-type="float" office:value="46.7003">
                <text:p>46.7003</text:p>
              </table:table-cell>
              <table:table-cell office:value-type="float" office:value="42.802">
                <text:p>42.802</text:p>
              </table:table-cell>
              <table:table-cell office:value-type="float" office:value="39.4104">
                <text:p>39.4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3881">
                <text:p>51.3881</text:p>
              </table:table-cell>
              <table:table-cell office:value-type="float" office:value="45.2537">
                <text:p>45.2537</text:p>
              </table:table-cell>
              <table:table-cell office:value-type="float" office:value="41.5205">
                <text:p>41.5205</text:p>
              </table:table-cell>
              <table:table-cell office:value-type="float" office:value="38.2707">
                <text:p>38.2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.7478">
                <text:p>49.7478</text:p>
              </table:table-cell>
              <table:table-cell office:value-type="float" office:value="43.8753">
                <text:p>43.8753</text:p>
              </table:table-cell>
              <table:table-cell office:value-type="float" office:value="40.2985">
                <text:p>40.2985</text:p>
              </table:table-cell>
              <table:table-cell office:value-type="float" office:value="37.183">
                <text:p>37.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.1983">
                <text:p>48.1983</text:p>
              </table:table-cell>
              <table:table-cell office:value-type="float" office:value="42.5719">
                <text:p>42.5719</text:p>
              </table:table-cell>
              <table:table-cell office:value-type="float" office:value="39.1424">
                <text:p>39.1424</text:p>
              </table:table-cell>
              <table:table-cell office:value-type="float" office:value="36.1536">
                <text:p>36.1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7334">
                <text:p>46.7334</text:p>
              </table:table-cell>
              <table:table-cell office:value-type="float" office:value="41.3386">
                <text:p>41.3386</text:p>
              </table:table-cell>
              <table:table-cell office:value-type="float" office:value="38.0479">
                <text:p>38.0479</text:p>
              </table:table-cell>
              <table:table-cell office:value-type="float" office:value="35.1786">
                <text:p>35.1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3477">
                <text:p>45.3477</text:p>
              </table:table-cell>
              <table:table-cell office:value-type="float" office:value="40.1711">
                <text:p>40.1711</text:p>
              </table:table-cell>
              <table:table-cell office:value-type="float" office:value="37.0113">
                <text:p>37.0113</text:p>
              </table:table-cell>
              <table:table-cell office:value-type="float" office:value="34.2548">
                <text:p>34.2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.0361">
                <text:p>44.0361</text:p>
              </table:table-cell>
              <table:table-cell office:value-type="float" office:value="39.065">
                <text:p>39.065</text:p>
              </table:table-cell>
              <table:table-cell office:value-type="float" office:value="36.0288">
                <text:p>36.0288</text:p>
              </table:table-cell>
              <table:table-cell office:value-type="float" office:value="33.379">
                <text:p>33.3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.7939">
                <text:p>42.7939</text:p>
              </table:table-cell>
              <table:table-cell office:value-type="float" office:value="38.0168">
                <text:p>38.0168</text:p>
              </table:table-cell>
              <table:table-cell office:value-type="float" office:value="35.0973">
                <text:p>35.0973</text:p>
              </table:table-cell>
              <table:table-cell office:value-type="float" office:value="32.5483">
                <text:p>32.5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6167">
                <text:p>41.6167</text:p>
              </table:table-cell>
              <table:table-cell office:value-type="float" office:value="37.0227">
                <text:p>37.0227</text:p>
              </table:table-cell>
              <table:table-cell office:value-type="float" office:value="34.2137">
                <text:p>34.2137</text:p>
              </table:table-cell>
              <table:table-cell office:value-type="float" office:value="31.7601">
                <text:p>31.7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5005">
                <text:p>40.5005</text:p>
              </table:table-cell>
              <table:table-cell office:value-type="float" office:value="36.0796">
                <text:p>36.0796</text:p>
              </table:table-cell>
              <table:table-cell office:value-type="float" office:value="33.3749">
                <text:p>33.3749</text:p>
              </table:table-cell>
              <table:table-cell office:value-type="float" office:value="31.0117">
                <text:p>31.0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.4415">
                <text:p>39.4415</text:p>
              </table:table-cell>
              <table:table-cell office:value-type="float" office:value="35.1842">
                <text:p>35.1842</text:p>
              </table:table-cell>
              <table:table-cell office:value-type="float" office:value="32.5785">
                <text:p>32.5785</text:p>
              </table:table-cell>
              <table:table-cell office:value-type="float" office:value="30.3008">
                <text:p>30.3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4362">
                <text:p>38.4362</text:p>
              </table:table-cell>
              <table:table-cell office:value-type="float" office:value="34.3338">
                <text:p>34.3338</text:p>
              </table:table-cell>
              <table:table-cell office:value-type="float" office:value="31.8218">
                <text:p>31.8218</text:p>
              </table:table-cell>
              <table:table-cell office:value-type="float" office:value="29.6253">
                <text:p>29.6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4813">
                <text:p>37.4813</text:p>
              </table:table-cell>
              <table:table-cell office:value-type="float" office:value="33.5257">
                <text:p>33.5257</text:p>
              </table:table-cell>
              <table:table-cell office:value-type="float" office:value="31.1025">
                <text:p>31.1025</text:p>
              </table:table-cell>
              <table:table-cell office:value-type="float" office:value="28.9831">
                <text:p>28.9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5739">
                <text:p>36.5739</text:p>
              </table:table-cell>
              <table:table-cell office:value-type="float" office:value="32.7573">
                <text:p>32.7573</text:p>
              </table:table-cell>
              <table:table-cell office:value-type="float" office:value="30.4184">
                <text:p>30.4184</text:p>
              </table:table-cell>
              <table:table-cell office:value-type="float" office:value="28.3722">
                <text:p>28.3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711">
                <text:p>35.711</text:p>
              </table:table-cell>
              <table:table-cell office:value-type="float" office:value="32.0264">
                <text:p>32.0264</text:p>
              </table:table-cell>
              <table:table-cell office:value-type="float" office:value="29.7675">
                <text:p>29.7675</text:p>
              </table:table-cell>
              <table:table-cell office:value-type="float" office:value="27.7908">
                <text:p>27.7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8901">
                <text:p>34.8901</text:p>
              </table:table-cell>
              <table:table-cell office:value-type="float" office:value="31.3307">
                <text:p>31.3307</text:p>
              </table:table-cell>
              <table:table-cell office:value-type="float" office:value="29.1479">
                <text:p>29.1479</text:p>
              </table:table-cell>
              <table:table-cell office:value-type="float" office:value="27.2373">
                <text:p>27.2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086">
                <text:p>34.1086</text:p>
              </table:table-cell>
              <table:table-cell office:value-type="float" office:value="30.6682">
                <text:p>30.6682</text:p>
              </table:table-cell>
              <table:table-cell office:value-type="float" office:value="28.5577">
                <text:p>28.5577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.3643">
                <text:p>33.3643</text:p>
              </table:table-cell>
              <table:table-cell office:value-type="float" office:value="30.037">
                <text:p>30.037</text:p>
              </table:table-cell>
              <table:table-cell office:value-type="float" office:value="27.9954">
                <text:p>27.9954</text:p>
              </table:table-cell>
              <table:table-cell office:value-type="float" office:value="26.2075">
                <text:p>26.2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6549">
                <text:p>32.6549</text:p>
              </table:table-cell>
              <table:table-cell office:value-type="float" office:value="29.4354">
                <text:p>29.4354</text:p>
              </table:table-cell>
              <table:table-cell office:value-type="float" office:value="27.4592">
                <text:p>27.4592</text:p>
              </table:table-cell>
              <table:table-cell office:value-type="float" office:value="25.7284">
                <text:p>25.7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9786">
                <text:p>31.9786</text:p>
              </table:table-cell>
              <table:table-cell office:value-type="float" office:value="28.8615">
                <text:p>28.8615</text:p>
              </table:table-cell>
              <table:table-cell office:value-type="float" office:value="26.9478">
                <text:p>26.9478</text:p>
              </table:table-cell>
              <table:table-cell office:value-type="float" office:value="25.2714">
                <text:p>25.27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.3334">
                <text:p>31.3334</text:p>
              </table:table-cell>
              <table:table-cell office:value-type="float" office:value="28.314">
                <text:p>28.314</text:p>
              </table:table-cell>
              <table:table-cell office:value-type="float" office:value="26.4597">
                <text:p>26.4597</text:p>
              </table:table-cell>
              <table:table-cell office:value-type="float" office:value="24.8352">
                <text:p>24.8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.611">
                <text:p>32.611</text:p>
              </table:table-cell>
              <table:table-cell office:value-type="float" office:value="29.4082">
                <text:p>29.4082</text:p>
              </table:table-cell>
              <table:table-cell office:value-type="float" office:value="27.443">
                <text:p>27.443</text:p>
              </table:table-cell>
              <table:table-cell office:value-type="float" office:value="25.7221">
                <text:p>25.7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5064">
                <text:p>34.5064</text:p>
              </table:table-cell>
              <table:table-cell office:value-type="float" office:value="31.0296">
                <text:p>31.0296</text:p>
              </table:table-cell>
              <table:table-cell office:value-type="float" office:value="28.8983">
                <text:p>28.8983</text:p>
              </table:table-cell>
              <table:table-cell office:value-type="float" office:value="27.0333">
                <text:p>27.0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47">
                <text:p>36.347</text:p>
              </table:table-cell>
              <table:table-cell office:value-type="float" office:value="32.6027">
                <text:p>32.6027</text:p>
              </table:table-cell>
              <table:table-cell office:value-type="float" office:value="30.3096">
                <text:p>30.3096</text:p>
              </table:table-cell>
              <table:table-cell office:value-type="float" office:value="28.3042">
                <text:p>28.3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1181">
                <text:p>38.1181</text:p>
              </table:table-cell>
              <table:table-cell office:value-type="float" office:value="34.1153">
                <text:p>34.1153</text:p>
              </table:table-cell>
              <table:table-cell office:value-type="float" office:value="31.6659">
                <text:p>31.6659</text:p>
              </table:table-cell>
              <table:table-cell office:value-type="float" office:value="29.5252">
                <text:p>29.5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.822">
                <text:p>39.822</text:p>
              </table:table-cell>
              <table:table-cell office:value-type="float" office:value="35.5696">
                <text:p>35.5696</text:p>
              </table:table-cell>
              <table:table-cell office:value-type="float" office:value="32.9695">
                <text:p>32.9695</text:p>
              </table:table-cell>
              <table:table-cell office:value-type="float" office:value="30.6983">
                <text:p>30.6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4614">
                <text:p>41.4614</text:p>
              </table:table-cell>
              <table:table-cell office:value-type="float" office:value="36.968">
                <text:p>36.968</text:p>
              </table:table-cell>
              <table:table-cell office:value-type="float" office:value="34.2225">
                <text:p>34.2225</text:p>
              </table:table-cell>
              <table:table-cell office:value-type="float" office:value="31.8256">
                <text:p>31.8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0388">
                <text:p>43.0388</text:p>
              </table:table-cell>
              <table:table-cell office:value-type="float" office:value="38.3129">
                <text:p>38.3129</text:p>
              </table:table-cell>
              <table:table-cell office:value-type="float" office:value="35.4272">
                <text:p>35.4272</text:p>
              </table:table-cell>
              <table:table-cell office:value-type="float" office:value="32.909">
                <text:p>32.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5568">
                <text:p>44.5568</text:p>
              </table:table-cell>
              <table:table-cell office:value-type="float" office:value="39.6064">
                <text:p>39.6064</text:p>
              </table:table-cell>
              <table:table-cell office:value-type="float" office:value="36.5855">
                <text:p>36.5855</text:p>
              </table:table-cell>
              <table:table-cell office:value-type="float" office:value="33.9505">
                <text:p>33.9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0177">
                <text:p>46.0177</text:p>
              </table:table-cell>
              <table:table-cell office:value-type="float" office:value="40.8508">
                <text:p>40.8508</text:p>
              </table:table-cell>
              <table:table-cell office:value-type="float" office:value="37.6995">
                <text:p>37.6995</text:p>
              </table:table-cell>
              <table:table-cell office:value-type="float" office:value="34.952">
                <text:p>34.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424">
                <text:p>47.424</text:p>
              </table:table-cell>
              <table:table-cell office:value-type="float" office:value="42.0481">
                <text:p>42.0481</text:p>
              </table:table-cell>
              <table:table-cell office:value-type="float" office:value="38.7712">
                <text:p>38.7712</text:p>
              </table:table-cell>
              <table:table-cell office:value-type="float" office:value="35.9151">
                <text:p>35.9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7779">
                <text:p>48.7779</text:p>
              </table:table-cell>
              <table:table-cell office:value-type="float" office:value="43.2004">
                <text:p>43.2004</text:p>
              </table:table-cell>
              <table:table-cell office:value-type="float" office:value="39.8023">
                <text:p>39.8023</text:p>
              </table:table-cell>
              <table:table-cell office:value-type="float" office:value="36.8416">
                <text:p>36.8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0816">
                <text:p>50.0816</text:p>
              </table:table-cell>
              <table:table-cell office:value-type="float" office:value="44.3096">
                <text:p>44.3096</text:p>
              </table:table-cell>
              <table:table-cell office:value-type="float" office:value="40.7946">
                <text:p>40.7946</text:p>
              </table:table-cell>
              <table:table-cell office:value-type="float" office:value="37.7331">
                <text:p>37.73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3371">
                <text:p>51.3371</text:p>
              </table:table-cell>
              <table:table-cell office:value-type="float" office:value="45.3776">
                <text:p>45.3776</text:p>
              </table:table-cell>
              <table:table-cell office:value-type="float" office:value="41.7498">
                <text:p>41.7498</text:p>
              </table:table-cell>
              <table:table-cell office:value-type="float" office:value="38.5911">
                <text:p>38.59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5466">
                <text:p>52.5466</text:p>
              </table:table-cell>
              <table:table-cell office:value-type="float" office:value="46.406">
                <text:p>46.406</text:p>
              </table:table-cell>
              <table:table-cell office:value-type="float" office:value="42.6696">
                <text:p>42.6696</text:p>
              </table:table-cell>
              <table:table-cell office:value-type="float" office:value="39.4172">
                <text:p>39.4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712">
                <text:p>53.712</text:p>
              </table:table-cell>
              <table:table-cell office:value-type="float" office:value="47.3968">
                <text:p>47.3968</text:p>
              </table:table-cell>
              <table:table-cell office:value-type="float" office:value="43.5555">
                <text:p>43.5555</text:p>
              </table:table-cell>
              <table:table-cell office:value-type="float" office:value="40.2127">
                <text:p>40.2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8351">
                <text:p>54.8351</text:p>
              </table:table-cell>
              <table:table-cell office:value-type="float" office:value="48.3514">
                <text:p>48.3514</text:p>
              </table:table-cell>
              <table:table-cell office:value-type="float" office:value="44.4089">
                <text:p>44.4089</text:p>
              </table:table-cell>
              <table:table-cell office:value-type="float" office:value="40.9791">
                <text:p>40.9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9177">
                <text:p>55.9177</text:p>
              </table:table-cell>
              <table:table-cell office:value-type="float" office:value="49.2714">
                <text:p>49.2714</text:p>
              </table:table-cell>
              <table:table-cell office:value-type="float" office:value="45.2314">
                <text:p>45.2314</text:p>
              </table:table-cell>
              <table:table-cell office:value-type="float" office:value="41.7175">
                <text:p>41.7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9616">
                <text:p>56.9616</text:p>
              </table:table-cell>
              <table:table-cell office:value-type="float" office:value="50.1584">
                <text:p>50.1584</text:p>
              </table:table-cell>
              <table:table-cell office:value-type="float" office:value="46.0243">
                <text:p>46.0243</text:p>
              </table:table-cell>
              <table:table-cell office:value-type="float" office:value="42.4293">
                <text:p>42.42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9683">
                <text:p>57.9683</text:p>
              </table:table-cell>
              <table:table-cell office:value-type="float" office:value="51.0137">
                <text:p>51.0137</text:p>
              </table:table-cell>
              <table:table-cell office:value-type="float" office:value="46.7888">
                <text:p>46.7888</text:p>
              </table:table-cell>
              <table:table-cell office:value-type="float" office:value="43.1156">
                <text:p>43.1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.9396">
                <text:p>58.9396</text:p>
              </table:table-cell>
              <table:table-cell office:value-type="float" office:value="51.8388">
                <text:p>51.8388</text:p>
              </table:table-cell>
              <table:table-cell office:value-type="float" office:value="47.5262">
                <text:p>47.5262</text:p>
              </table:table-cell>
              <table:table-cell office:value-type="float" office:value="43.7775">
                <text:p>43.77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8769">
                <text:p>59.8769</text:p>
              </table:table-cell>
              <table:table-cell office:value-type="float" office:value="52.635">
                <text:p>52.635</text:p>
              </table:table-cell>
              <table:table-cell office:value-type="float" office:value="48.2378">
                <text:p>48.2378</text:p>
              </table:table-cell>
              <table:table-cell office:value-type="float" office:value="44.4162">
                <text:p>44.4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.6366">
                <text:p>58.6366</text:p>
              </table:table-cell>
              <table:table-cell office:value-type="float" office:value="51.6013">
                <text:p>51.6013</text:p>
              </table:table-cell>
              <table:table-cell office:value-type="float" office:value="47.3257">
                <text:p>47.3257</text:p>
              </table:table-cell>
              <table:table-cell office:value-type="float" office:value="43.6075">
                <text:p>43.60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.7679">
                <text:p>56.7679</text:p>
              </table:table-cell>
              <table:table-cell office:value-type="float" office:value="50.0315">
                <text:p>50.0315</text:p>
              </table:table-cell>
              <table:table-cell office:value-type="float" office:value="45.9334">
                <text:p>45.9334</text:p>
              </table:table-cell>
              <table:table-cell office:value-type="float" office:value="42.3672">
                <text:p>42.36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896">
                <text:p>54.9896</text:p>
              </table:table-cell>
              <table:table-cell office:value-type="float" office:value="48.5353">
                <text:p>48.5353</text:p>
              </table:table-cell>
              <table:table-cell office:value-type="float" office:value="44.6053">
                <text:p>44.6053</text:p>
              </table:table-cell>
              <table:table-cell office:value-type="float" office:value="41.1833">
                <text:p>41.18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3084">
                <text:p>53.3084</text:p>
              </table:table-cell>
              <table:table-cell office:value-type="float" office:value="47.1192">
                <text:p>47.1192</text:p>
              </table:table-cell>
              <table:table-cell office:value-type="float" office:value="43.3475">
                <text:p>43.3475</text:p>
              </table:table-cell>
              <table:table-cell office:value-type="float" office:value="40.0614">
                <text:p>40.06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7178">
                <text:p>51.7178</text:p>
              </table:table-cell>
              <table:table-cell office:value-type="float" office:value="45.7781">
                <text:p>45.7781</text:p>
              </table:table-cell>
              <table:table-cell office:value-type="float" office:value="42.1556">
                <text:p>42.1556</text:p>
              </table:table-cell>
              <table:table-cell office:value-type="float" office:value="38.9976">
                <text:p>38.9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.212">
                <text:p>50.212</text:p>
              </table:table-cell>
              <table:table-cell office:value-type="float" office:value="44.5071">
                <text:p>44.5071</text:p>
              </table:table-cell>
              <table:table-cell office:value-type="float" office:value="41.0252">
                <text:p>41.0252</text:p>
              </table:table-cell>
              <table:table-cell office:value-type="float" office:value="37.9883">
                <text:p>37.98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7853">
                <text:p>48.7853</text:p>
              </table:table-cell>
              <table:table-cell office:value-type="float" office:value="43.3018">
                <text:p>43.3018</text:p>
              </table:table-cell>
              <table:table-cell office:value-type="float" office:value="39.9527">
                <text:p>39.9527</text:p>
              </table:table-cell>
              <table:table-cell office:value-type="float" office:value="37.0302">
                <text:p>37.0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.4328">
                <text:p>47.4328</text:p>
              </table:table-cell>
              <table:table-cell office:value-type="float" office:value="42.1581">
                <text:p>42.1581</text:p>
              </table:table-cell>
              <table:table-cell office:value-type="float" office:value="38.9345">
                <text:p>38.9345</text:p>
              </table:table-cell>
              <table:table-cell office:value-type="float" office:value="36.1202">
                <text:p>36.12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.1497">
                <text:p>46.1497</text:p>
              </table:table-cell>
              <table:table-cell office:value-type="float" office:value="41.0722">
                <text:p>41.0722</text:p>
              </table:table-cell>
              <table:table-cell office:value-type="float" office:value="37.9672">
                <text:p>37.9672</text:p>
              </table:table-cell>
              <table:table-cell office:value-type="float" office:value="35.2554">
                <text:p>35.2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9318">
                <text:p>44.9318</text:p>
              </table:table-cell>
              <table:table-cell office:value-type="float" office:value="40.0406">
                <text:p>40.0406</text:p>
              </table:table-cell>
              <table:table-cell office:value-type="float" office:value="37.0479">
                <text:p>37.0479</text:p>
              </table:table-cell>
              <table:table-cell office:value-type="float" office:value="34.4331">
                <text:p>34.4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7749">
                <text:p>43.7749</text:p>
              </table:table-cell>
              <table:table-cell office:value-type="float" office:value="39.0599">
                <text:p>39.0599</text:p>
              </table:table-cell>
              <table:table-cell office:value-type="float" office:value="36.1736">
                <text:p>36.1736</text:p>
              </table:table-cell>
              <table:table-cell office:value-type="float" office:value="33.6507">
                <text:p>33.6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.6753">
                <text:p>42.6753</text:p>
              </table:table-cell>
              <table:table-cell office:value-type="float" office:value="38.1272">
                <text:p>38.1272</text:p>
              </table:table-cell>
              <table:table-cell office:value-type="float" office:value="35.3417">
                <text:p>35.3417</text:p>
              </table:table-cell>
              <table:table-cell office:value-type="float" office:value="32.9061">
                <text:p>32.9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.6295">
                <text:p>41.6295</text:p>
              </table:table-cell>
              <table:table-cell office:value-type="float" office:value="37.2395">
                <text:p>37.2395</text:p>
              </table:table-cell>
              <table:table-cell office:value-type="float" office:value="34.5496">
                <text:p>34.5496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.6343">
                <text:p>40.6343</text:p>
              </table:table-cell>
              <table:table-cell office:value-type="float" office:value="36.3943">
                <text:p>36.3943</text:p>
              </table:table-cell>
              <table:table-cell office:value-type="float" office:value="33.7952">
                <text:p>33.7952</text:p>
              </table:table-cell>
              <table:table-cell office:value-type="float" office:value="31.5212">
                <text:p>31.52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.6866">
                <text:p>39.6866</text:p>
              </table:table-cell>
              <table:table-cell office:value-type="float" office:value="35.5889">
                <text:p>35.5889</text:p>
              </table:table-cell>
              <table:table-cell office:value-type="float" office:value="33.0761">
                <text:p>33.0761</text:p>
              </table:table-cell>
              <table:table-cell office:value-type="float" office:value="30.8769">
                <text:p>30.87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.7837">
                <text:p>38.7837</text:p>
              </table:table-cell>
              <table:table-cell office:value-type="float" office:value="34.8212">
                <text:p>34.8212</text:p>
              </table:table-cell>
              <table:table-cell office:value-type="float" office:value="32.3903">
                <text:p>32.3903</text:p>
              </table:table-cell>
              <table:table-cell office:value-type="float" office:value="30.2624">
                <text:p>30.2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9229">
                <text:p>37.9229</text:p>
              </table:table-cell>
              <table:table-cell office:value-type="float" office:value="34.0889">
                <text:p>34.0889</text:p>
              </table:table-cell>
              <table:table-cell office:value-type="float" office:value="31.736">
                <text:p>31.736</text:p>
              </table:table-cell>
              <table:table-cell office:value-type="float" office:value="29.6759">
                <text:p>29.6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1018">
                <text:p>37.1018</text:p>
              </table:table-cell>
              <table:table-cell office:value-type="float" office:value="33.39">
                <text:p>33.39</text:p>
              </table:table-cell>
              <table:table-cell office:value-type="float" office:value="31.1114">
                <text:p>31.1114</text:p>
              </table:table-cell>
              <table:table-cell office:value-type="float" office:value="29.1158">
                <text:p>29.11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318">
                <text:p>36.318</text:p>
              </table:table-cell>
              <table:table-cell office:value-type="float" office:value="32.7225">
                <text:p>32.7225</text:p>
              </table:table-cell>
              <table:table-cell office:value-type="float" office:value="30.5148">
                <text:p>30.5148</text:p>
              </table:table-cell>
              <table:table-cell office:value-type="float" office:value="28.5808">
                <text:p>28.5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5694">
                <text:p>35.5694</text:p>
              </table:table-cell>
              <table:table-cell office:value-type="float" office:value="32.0848">
                <text:p>32.0848</text:p>
              </table:table-cell>
              <table:table-cell office:value-type="float" office:value="29.9445">
                <text:p>29.9445</text:p>
              </table:table-cell>
              <table:table-cell office:value-type="float" office:value="28.0693">
                <text:p>28.0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8541">
                <text:p>34.8541</text:p>
              </table:table-cell>
              <table:table-cell office:value-type="float" office:value="31.4752">
                <text:p>31.4752</text:p>
              </table:table-cell>
              <table:table-cell office:value-type="float" office:value="29.3993">
                <text:p>29.3993</text:p>
              </table:table-cell>
              <table:table-cell office:value-type="float" office:value="27.5801">
                <text:p>27.5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0917">
                <text:p>36.0917</text:p>
              </table:table-cell>
              <table:table-cell office:value-type="float" office:value="32.531">
                <text:p>32.531</text:p>
              </table:table-cell>
              <table:table-cell office:value-type="float" office:value="30.3453">
                <text:p>30.3453</text:p>
              </table:table-cell>
              <table:table-cell office:value-type="float" office:value="28.431">
                <text:p>28.4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9529">
                <text:p>37.9529</text:p>
              </table:table-cell>
              <table:table-cell office:value-type="float" office:value="34.1184">
                <text:p>34.1184</text:p>
              </table:table-cell>
              <table:table-cell office:value-type="float" office:value="31.7672">
                <text:p>31.7672</text:p>
              </table:table-cell>
              <table:table-cell office:value-type="float" office:value="29.7096">
                <text:p>29.7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7579">
                <text:p>39.7579</text:p>
              </table:table-cell>
              <table:table-cell office:value-type="float" office:value="35.6568">
                <text:p>35.6568</text:p>
              </table:table-cell>
              <table:table-cell office:value-type="float" office:value="33.1445">
                <text:p>33.1445</text:p>
              </table:table-cell>
              <table:table-cell office:value-type="float" office:value="30.9474">
                <text:p>30.9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.4923">
                <text:p>41.4923</text:p>
              </table:table-cell>
              <table:table-cell office:value-type="float" office:value="37.1338">
                <text:p>37.1338</text:p>
              </table:table-cell>
              <table:table-cell office:value-type="float" office:value="34.4664">
                <text:p>34.4664</text:p>
              </table:table-cell>
              <table:table-cell office:value-type="float" office:value="32.135">
                <text:p>32.1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1585">
                <text:p>43.1585</text:p>
              </table:table-cell>
              <table:table-cell office:value-type="float" office:value="38.552">
                <text:p>38.552</text:p>
              </table:table-cell>
              <table:table-cell office:value-type="float" office:value="35.735">
                <text:p>35.735</text:p>
              </table:table-cell>
              <table:table-cell office:value-type="float" office:value="33.2744">
                <text:p>33.27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7592">
                <text:p>44.7592</text:p>
              </table:table-cell>
              <table:table-cell office:value-type="float" office:value="39.9137">
                <text:p>39.9137</text:p>
              </table:table-cell>
              <table:table-cell office:value-type="float" office:value="36.9527">
                <text:p>36.9527</text:p>
              </table:table-cell>
              <table:table-cell office:value-type="float" office:value="34.3677">
                <text:p>34.3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2972">
                <text:p>46.2972</text:p>
              </table:table-cell>
              <table:table-cell office:value-type="float" office:value="41.2213">
                <text:p>41.2213</text:p>
              </table:table-cell>
              <table:table-cell office:value-type="float" office:value="38.1218">
                <text:p>38.1218</text:p>
              </table:table-cell>
              <table:table-cell office:value-type="float" office:value="35.417">
                <text:p>35.4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.7752">
                <text:p>47.7752</text:p>
              </table:table-cell>
              <table:table-cell office:value-type="float" office:value="42.4774">
                <text:p>42.4774</text:p>
              </table:table-cell>
              <table:table-cell office:value-type="float" office:value="39.2443">
                <text:p>39.2443</text:p>
              </table:table-cell>
              <table:table-cell office:value-type="float" office:value="36.4243">
                <text:p>36.42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.1956">
                <text:p>49.1956</text:p>
              </table:table-cell>
              <table:table-cell office:value-type="float" office:value="43.6839">
                <text:p>43.6839</text:p>
              </table:table-cell>
              <table:table-cell office:value-type="float" office:value="40.3223">
                <text:p>40.3223</text:p>
              </table:table-cell>
              <table:table-cell office:value-type="float" office:value="37.3915">
                <text:p>37.39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.5608">
                <text:p>50.5608</text:p>
              </table:table-cell>
              <table:table-cell office:value-type="float" office:value="44.8432">
                <text:p>44.8432</text:p>
              </table:table-cell>
              <table:table-cell office:value-type="float" office:value="41.3579">
                <text:p>41.3579</text:p>
              </table:table-cell>
              <table:table-cell office:value-type="float" office:value="38.3204">
                <text:p>38.32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8733">
                <text:p>51.8733</text:p>
              </table:table-cell>
              <table:table-cell office:value-type="float" office:value="45.9573">
                <text:p>45.9573</text:p>
              </table:table-cell>
              <table:table-cell office:value-type="float" office:value="42.3529">
                <text:p>42.3529</text:p>
              </table:table-cell>
              <table:table-cell office:value-type="float" office:value="39.2126">
                <text:p>39.2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.1352">
                <text:p>53.1352</text:p>
              </table:table-cell>
              <table:table-cell office:value-type="float" office:value="47.0282">
                <text:p>47.0282</text:p>
              </table:table-cell>
              <table:table-cell office:value-type="float" office:value="43.309">
                <text:p>43.309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.3488">
                <text:p>54.3488</text:p>
              </table:table-cell>
              <table:table-cell office:value-type="float" office:value="48.0578">
                <text:p>48.0578</text:p>
              </table:table-cell>
              <table:table-cell office:value-type="float" office:value="44.2282">
                <text:p>44.2282</text:p>
              </table:table-cell>
              <table:table-cell office:value-type="float" office:value="40.894">
                <text:p>40.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.5162">
                <text:p>55.5162</text:p>
              </table:table-cell>
              <table:table-cell office:value-type="float" office:value="49.0479">
                <text:p>49.0479</text:p>
              </table:table-cell>
              <table:table-cell office:value-type="float" office:value="45.112">
                <text:p>45.112</text:p>
              </table:table-cell>
              <table:table-cell office:value-type="float" office:value="41.6861">
                <text:p>41.68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6393">
                <text:p>56.6393</text:p>
              </table:table-cell>
              <table:table-cell office:value-type="float" office:value="50.0003">
                <text:p>50.0003</text:p>
              </table:table-cell>
              <table:table-cell office:value-type="float" office:value="45.9619">
                <text:p>45.9619</text:p>
              </table:table-cell>
              <table:table-cell office:value-type="float" office:value="42.4479">
                <text:p>42.44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7202">
                <text:p>57.7202</text:p>
              </table:table-cell>
              <table:table-cell office:value-type="float" office:value="50.9167">
                <text:p>50.9167</text:p>
              </table:table-cell>
              <table:table-cell office:value-type="float" office:value="46.7797">
                <text:p>46.7797</text:p>
              </table:table-cell>
              <table:table-cell office:value-type="float" office:value="43.1807">
                <text:p>43.18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.7606">
                <text:p>58.7606</text:p>
              </table:table-cell>
              <table:table-cell office:value-type="float" office:value="51.7986">
                <text:p>51.7986</text:p>
              </table:table-cell>
              <table:table-cell office:value-type="float" office:value="47.5666">
                <text:p>47.5666</text:p>
              </table:table-cell>
              <table:table-cell office:value-type="float" office:value="43.8858">
                <text:p>43.88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7623">
                <text:p>59.7623</text:p>
              </table:table-cell>
              <table:table-cell office:value-type="float" office:value="52.6477">
                <text:p>52.6477</text:p>
              </table:table-cell>
              <table:table-cell office:value-type="float" office:value="48.3241">
                <text:p>48.3241</text:p>
              </table:table-cell>
              <table:table-cell office:value-type="float" office:value="44.5644">
                <text:p>44.5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.7271">
                <text:p>60.7271</text:p>
              </table:table-cell>
              <table:table-cell office:value-type="float" office:value="53.4653">
                <text:p>53.4653</text:p>
              </table:table-cell>
              <table:table-cell office:value-type="float" office:value="49.0535">
                <text:p>49.0535</text:p>
              </table:table-cell>
              <table:table-cell office:value-type="float" office:value="45.2179">
                <text:p>45.2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.6565">
                <text:p>61.6565</text:p>
              </table:table-cell>
              <table:table-cell office:value-type="float" office:value="54.2529">
                <text:p>54.2529</text:p>
              </table:table-cell>
              <table:table-cell office:value-type="float" office:value="49.7561">
                <text:p>49.7561</text:p>
              </table:table-cell>
              <table:table-cell office:value-type="float" office:value="45.8473">
                <text:p>45.84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5522">
                <text:p>62.5522</text:p>
              </table:table-cell>
              <table:table-cell office:value-type="float" office:value="55.0119">
                <text:p>55.0119</text:p>
              </table:table-cell>
              <table:table-cell office:value-type="float" office:value="50.433">
                <text:p>50.433</text:p>
              </table:table-cell>
              <table:table-cell office:value-type="float" office:value="46.4537">
                <text:p>46.45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.2487">
                <text:p>61.2487</text:p>
              </table:table-cell>
              <table:table-cell office:value-type="float" office:value="53.9245">
                <text:p>53.9245</text:p>
              </table:table-cell>
              <table:table-cell office:value-type="float" office:value="49.4728">
                <text:p>49.4728</text:p>
              </table:table-cell>
              <table:table-cell office:value-type="float" office:value="45.6014">
                <text:p>45.6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3151">
                <text:p>59.3151</text:p>
              </table:table-cell>
              <table:table-cell office:value-type="float" office:value="52.2997">
                <text:p>52.2997</text:p>
              </table:table-cell>
              <table:table-cell office:value-type="float" office:value="48.0312">
                <text:p>48.0312</text:p>
              </table:table-cell>
              <table:table-cell office:value-type="float" office:value="44.3166">
                <text:p>44.31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4749">
                <text:p>57.4749</text:p>
              </table:table-cell>
              <table:table-cell office:value-type="float" office:value="50.7509">
                <text:p>50.7509</text:p>
              </table:table-cell>
              <table:table-cell office:value-type="float" office:value="46.6559">
                <text:p>46.6559</text:p>
              </table:table-cell>
              <table:table-cell office:value-type="float" office:value="43.0899">
                <text:p>43.0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7346">
                <text:p>55.7346</text:p>
              </table:table-cell>
              <table:table-cell office:value-type="float" office:value="49.2844">
                <text:p>49.2844</text:p>
              </table:table-cell>
              <table:table-cell office:value-type="float" office:value="45.3527">
                <text:p>45.3527</text:p>
              </table:table-cell>
              <table:table-cell office:value-type="float" office:value="41.9267">
                <text:p>41.9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0875">
                <text:p>54.0875</text:p>
              </table:table-cell>
              <table:table-cell office:value-type="float" office:value="47.8948">
                <text:p>47.8948</text:p>
              </table:table-cell>
              <table:table-cell office:value-type="float" office:value="44.117">
                <text:p>44.117</text:p>
              </table:table-cell>
              <table:table-cell office:value-type="float" office:value="40.8232">
                <text:p>40.82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5275">
                <text:p>52.5275</text:p>
              </table:table-cell>
              <table:table-cell office:value-type="float" office:value="46.5773">
                <text:p>46.5773</text:p>
              </table:table-cell>
              <table:table-cell office:value-type="float" office:value="42.9446">
                <text:p>42.9446</text:p>
              </table:table-cell>
              <table:table-cell office:value-type="float" office:value="39.7756">
                <text:p>39.7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.0489">
                <text:p>51.0489</text:p>
              </table:table-cell>
              <table:table-cell office:value-type="float" office:value="45.3272">
                <text:p>45.3272</text:p>
              </table:table-cell>
              <table:table-cell office:value-type="float" office:value="41.8315">
                <text:p>41.8315</text:p>
              </table:table-cell>
              <table:table-cell office:value-type="float" office:value="38.7805">
                <text:p>38.7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.6464">
                <text:p>49.6464</text:p>
              </table:table-cell>
              <table:table-cell office:value-type="float" office:value="44.1403">
                <text:p>44.1403</text:p>
              </table:table-cell>
              <table:table-cell office:value-type="float" office:value="40.7741">
                <text:p>40.7741</text:p>
              </table:table-cell>
              <table:table-cell office:value-type="float" office:value="37.8347">
                <text:p>37.8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3154">
                <text:p>48.3154</text:p>
              </table:table-cell>
              <table:table-cell office:value-type="float" office:value="43.0128">
                <text:p>43.0128</text:p>
              </table:table-cell>
              <table:table-cell office:value-type="float" office:value="39.769">
                <text:p>39.769</text:p>
              </table:table-cell>
              <table:table-cell office:value-type="float" office:value="36.9353">
                <text:p>36.9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0511">
                <text:p>47.0511</text:p>
              </table:table-cell>
              <table:table-cell office:value-type="float" office:value="41.941">
                <text:p>41.941</text:p>
              </table:table-cell>
              <table:table-cell office:value-type="float" office:value="38.8131">
                <text:p>38.8131</text:p>
              </table:table-cell>
              <table:table-cell office:value-type="float" office:value="36.0795">
                <text:p>36.0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8497">
                <text:p>45.8497</text:p>
              </table:table-cell>
              <table:table-cell office:value-type="float" office:value="40.9216">
                <text:p>40.9216</text:p>
              </table:table-cell>
              <table:table-cell office:value-type="float" office:value="37.9034">
                <text:p>37.9034</text:p>
              </table:table-cell>
              <table:table-cell office:value-type="float" office:value="35.2647">
                <text:p>35.2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707">
                <text:p>44.707</text:p>
              </table:table-cell>
              <table:table-cell office:value-type="float" office:value="39.9513">
                <text:p>39.9513</text:p>
              </table:table-cell>
              <table:table-cell office:value-type="float" office:value="37.0372">
                <text:p>37.0372</text:p>
              </table:table-cell>
              <table:table-cell office:value-type="float" office:value="34.4886">
                <text:p>34.48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6197">
                <text:p>43.6197</text:p>
              </table:table-cell>
              <table:table-cell office:value-type="float" office:value="39.0272">
                <text:p>39.0272</text:p>
              </table:table-cell>
              <table:table-cell office:value-type="float" office:value="36.2119">
                <text:p>36.2119</text:p>
              </table:table-cell>
              <table:table-cell office:value-type="float" office:value="33.7488">
                <text:p>33.74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.5843">
                <text:p>42.5843</text:p>
              </table:table-cell>
              <table:table-cell office:value-type="float" office:value="38.1467">
                <text:p>38.1467</text:p>
              </table:table-cell>
              <table:table-cell office:value-type="float" office:value="35.4252">
                <text:p>35.4252</text:p>
              </table:table-cell>
              <table:table-cell office:value-type="float" office:value="33.0433">
                <text:p>33.04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5977">
                <text:p>41.5977</text:p>
              </table:table-cell>
              <table:table-cell office:value-type="float" office:value="37.3072">
                <text:p>37.3072</text:p>
              </table:table-cell>
              <table:table-cell office:value-type="float" office:value="34.6747">
                <text:p>34.6747</text:p>
              </table:table-cell>
              <table:table-cell office:value-type="float" office:value="32.3702">
                <text:p>32.3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657">
                <text:p>40.657</text:p>
              </table:table-cell>
              <table:table-cell office:value-type="float" office:value="36.5063">
                <text:p>36.5063</text:p>
              </table:table-cell>
              <table:table-cell office:value-type="float" office:value="33.9585">
                <text:p>33.9585</text:p>
              </table:table-cell>
              <table:table-cell office:value-type="float" office:value="31.7276">
                <text:p>31.72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596">
                <text:p>39.7596</text:p>
              </table:table-cell>
              <table:table-cell office:value-type="float" office:value="35.7417">
                <text:p>35.7417</text:p>
              </table:table-cell>
              <table:table-cell office:value-type="float" office:value="33.2746">
                <text:p>33.2746</text:p>
              </table:table-cell>
              <table:table-cell office:value-type="float" office:value="31.1137">
                <text:p>31.1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.903">
                <text:p>38.903</text:p>
              </table:table-cell>
              <table:table-cell office:value-type="float" office:value="35.0114">
                <text:p>35.0114</text:p>
              </table:table-cell>
              <table:table-cell office:value-type="float" office:value="32.6211">
                <text:p>32.6211</text:p>
              </table:table-cell>
              <table:table-cell office:value-type="float" office:value="30.527">
                <text:p>30.5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.0847">
                <text:p>38.0847</text:p>
              </table:table-cell>
              <table:table-cell office:value-type="float" office:value="34.3135">
                <text:p>34.3135</text:p>
              </table:table-cell>
              <table:table-cell office:value-type="float" office:value="31.9964">
                <text:p>31.9964</text:p>
              </table:table-cell>
              <table:table-cell office:value-type="float" office:value="29.966">
                <text:p>29.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3026">
                <text:p>37.3026</text:p>
              </table:table-cell>
              <table:table-cell office:value-type="float" office:value="33.6461">
                <text:p>33.6461</text:p>
              </table:table-cell>
              <table:table-cell office:value-type="float" office:value="31.3989">
                <text:p>31.3989</text:p>
              </table:table-cell>
              <table:table-cell office:value-type="float" office:value="29.4292">
                <text:p>29.4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5547">
                <text:p>36.5547</text:p>
              </table:table-cell>
              <table:table-cell office:value-type="float" office:value="33.0076">
                <text:p>33.0076</text:p>
              </table:table-cell>
              <table:table-cell office:value-type="float" office:value="30.827">
                <text:p>30.827</text:p>
              </table:table-cell>
              <table:table-cell office:value-type="float" office:value="28.9154">
                <text:p>28.9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7742">
                <text:p>37.7742</text:p>
              </table:table-cell>
              <table:table-cell office:value-type="float" office:value="34.0458">
                <text:p>34.0458</text:p>
              </table:table-cell>
              <table:table-cell office:value-type="float" office:value="31.7559">
                <text:p>31.7559</text:p>
              </table:table-cell>
              <table:table-cell office:value-type="float" office:value="29.7497">
                <text:p>29.74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6199">
                <text:p>39.6199</text:p>
              </table:table-cell>
              <table:table-cell office:value-type="float" office:value="35.6178">
                <text:p>35.6178</text:p>
              </table:table-cell>
              <table:table-cell office:value-type="float" office:value="33.1626">
                <text:p>33.1626</text:p>
              </table:table-cell>
              <table:table-cell office:value-type="float" office:value="31.0134">
                <text:p>31.01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4087">
                <text:p>41.4087</text:p>
              </table:table-cell>
              <table:table-cell office:value-type="float" office:value="37.1402">
                <text:p>37.1402</text:p>
              </table:table-cell>
              <table:table-cell office:value-type="float" office:value="34.5243">
                <text:p>34.5243</text:p>
              </table:table-cell>
              <table:table-cell office:value-type="float" office:value="32.2359">
                <text:p>32.2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1262">
                <text:p>43.1262</text:p>
              </table:table-cell>
              <table:table-cell office:value-type="float" office:value="38.6009">
                <text:p>38.6009</text:p>
              </table:table-cell>
              <table:table-cell office:value-type="float" office:value="35.8302">
                <text:p>35.8302</text:p>
              </table:table-cell>
              <table:table-cell office:value-type="float" office:value="33.408">
                <text:p>33.4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.775">
                <text:p>44.775</text:p>
              </table:table-cell>
              <table:table-cell office:value-type="float" office:value="40.0023">
                <text:p>40.0023</text:p>
              </table:table-cell>
              <table:table-cell office:value-type="float" office:value="37.0826">
                <text:p>37.0826</text:p>
              </table:table-cell>
              <table:table-cell office:value-type="float" office:value="34.5317">
                <text:p>34.5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.3579">
                <text:p>46.3579</text:p>
              </table:table-cell>
              <table:table-cell office:value-type="float" office:value="41.3469">
                <text:p>41.3469</text:p>
              </table:table-cell>
              <table:table-cell office:value-type="float" office:value="38.2839">
                <text:p>38.2839</text:p>
              </table:table-cell>
              <table:table-cell office:value-type="float" office:value="35.6092">
                <text:p>35.60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.8776">
                <text:p>47.8776</text:p>
              </table:table-cell>
              <table:table-cell office:value-type="float" office:value="42.6373">
                <text:p>42.6373</text:p>
              </table:table-cell>
              <table:table-cell office:value-type="float" office:value="39.4363">
                <text:p>39.4363</text:p>
              </table:table-cell>
              <table:table-cell office:value-type="float" office:value="36.6426">
                <text:p>36.6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3368">
                <text:p>49.3368</text:p>
              </table:table-cell>
              <table:table-cell office:value-type="float" office:value="43.8757">
                <text:p>43.8757</text:p>
              </table:table-cell>
              <table:table-cell office:value-type="float" office:value="40.542">
                <text:p>40.542</text:p>
              </table:table-cell>
              <table:table-cell office:value-type="float" office:value="37.6338">
                <text:p>37.6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7382">
                <text:p>50.7382</text:p>
              </table:table-cell>
              <table:table-cell office:value-type="float" office:value="45.0645">
                <text:p>45.0645</text:p>
              </table:table-cell>
              <table:table-cell office:value-type="float" office:value="41.6031">
                <text:p>41.6031</text:p>
              </table:table-cell>
              <table:table-cell office:value-type="float" office:value="38.5849">
                <text:p>38.58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0841">
                <text:p>52.0841</text:p>
              </table:table-cell>
              <table:table-cell office:value-type="float" office:value="46.2058">
                <text:p>46.2058</text:p>
              </table:table-cell>
              <table:table-cell office:value-type="float" office:value="42.6216">
                <text:p>42.6216</text:p>
              </table:table-cell>
              <table:table-cell office:value-type="float" office:value="39.4975">
                <text:p>39.49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377">
                <text:p>53.377</text:p>
              </table:table-cell>
              <table:table-cell office:value-type="float" office:value="47.3018">
                <text:p>47.3018</text:p>
              </table:table-cell>
              <table:table-cell office:value-type="float" office:value="43.5995">
                <text:p>43.5995</text:p>
              </table:table-cell>
              <table:table-cell office:value-type="float" office:value="40.3735">
                <text:p>40.3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6192">
                <text:p>54.6192</text:p>
              </table:table-cell>
              <table:table-cell office:value-type="float" office:value="48.3546">
                <text:p>48.3546</text:p>
              </table:table-cell>
              <table:table-cell office:value-type="float" office:value="44.5385">
                <text:p>44.5385</text:p>
              </table:table-cell>
              <table:table-cell office:value-type="float" office:value="41.2146">
                <text:p>41.21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8129">
                <text:p>55.8129</text:p>
              </table:table-cell>
              <table:table-cell office:value-type="float" office:value="49.3659">
                <text:p>49.3659</text:p>
              </table:table-cell>
              <table:table-cell office:value-type="float" office:value="45.4405">
                <text:p>45.4405</text:p>
              </table:table-cell>
              <table:table-cell office:value-type="float" office:value="42.0224">
                <text:p>42.02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9603">
                <text:p>56.9603</text:p>
              </table:table-cell>
              <table:table-cell office:value-type="float" office:value="50.3378">
                <text:p>50.3378</text:p>
              </table:table-cell>
              <table:table-cell office:value-type="float" office:value="46.3071">
                <text:p>46.3071</text:p>
              </table:table-cell>
              <table:table-cell office:value-type="float" office:value="42.7984">
                <text:p>42.79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.0634">
                <text:p>58.0634</text:p>
              </table:table-cell>
              <table:table-cell office:value-type="float" office:value="51.2719">
                <text:p>51.2719</text:p>
              </table:table-cell>
              <table:table-cell office:value-type="float" office:value="47.1399">
                <text:p>47.1399</text:p>
              </table:table-cell>
              <table:table-cell office:value-type="float" office:value="43.544">
                <text:p>43.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.1241">
                <text:p>59.1241</text:p>
              </table:table-cell>
              <table:table-cell office:value-type="float" office:value="52.17">
                <text:p>52.17</text:p>
              </table:table-cell>
              <table:table-cell office:value-type="float" office:value="47.9405">
                <text:p>47.9405</text:p>
              </table:table-cell>
              <table:table-cell office:value-type="float" office:value="44.2607">
                <text:p>44.26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.1443">
                <text:p>60.1443</text:p>
              </table:table-cell>
              <table:table-cell office:value-type="float" office:value="53.0337">
                <text:p>53.0337</text:p>
              </table:table-cell>
              <table:table-cell office:value-type="float" office:value="48.7104">
                <text:p>48.7104</text:p>
              </table:table-cell>
              <table:table-cell office:value-type="float" office:value="44.9498">
                <text:p>44.94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1259">
                <text:p>61.1259</text:p>
              </table:table-cell>
              <table:table-cell office:value-type="float" office:value="53.8646">
                <text:p>53.8646</text:p>
              </table:table-cell>
              <table:table-cell office:value-type="float" office:value="49.4509">
                <text:p>49.4509</text:p>
              </table:table-cell>
              <table:table-cell office:value-type="float" office:value="45.6126">
                <text:p>45.61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0705">
                <text:p>62.0705</text:p>
              </table:table-cell>
              <table:table-cell office:value-type="float" office:value="54.6641">
                <text:p>54.6641</text:p>
              </table:table-cell>
              <table:table-cell office:value-type="float" office:value="50.1635">
                <text:p>50.1635</text:p>
              </table:table-cell>
              <table:table-cell office:value-type="float" office:value="46.2503">
                <text:p>46.25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9799">
                <text:p>62.9799</text:p>
              </table:table-cell>
              <table:table-cell office:value-type="float" office:value="55.4337">
                <text:p>55.4337</text:p>
              </table:table-cell>
              <table:table-cell office:value-type="float" office:value="50.8493">
                <text:p>50.8493</text:p>
              </table:table-cell>
              <table:table-cell office:value-type="float" office:value="46.864">
                <text:p>46.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.8555">
                <text:p>63.8555</text:p>
              </table:table-cell>
              <table:table-cell office:value-type="float" office:value="56.1747">
                <text:p>56.1747</text:p>
              </table:table-cell>
              <table:table-cell office:value-type="float" office:value="51.5096">
                <text:p>51.5096</text:p>
              </table:table-cell>
              <table:table-cell office:value-type="float" office:value="47.4548">
                <text:p>47.45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5215">
                <text:p>62.5215</text:p>
              </table:table-cell>
              <table:table-cell office:value-type="float" office:value="55.0614">
                <text:p>55.0614</text:p>
              </table:table-cell>
              <table:table-cell office:value-type="float" office:value="50.5259">
                <text:p>50.5259</text:p>
              </table:table-cell>
              <table:table-cell office:value-type="float" office:value="46.5813">
                <text:p>46.58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5565">
                <text:p>60.5565</text:p>
              </table:table-cell>
              <table:table-cell office:value-type="float" office:value="53.4098">
                <text:p>53.4098</text:p>
              </table:table-cell>
              <table:table-cell office:value-type="float" office:value="49.0604">
                <text:p>49.0604</text:p>
              </table:table-cell>
              <table:table-cell office:value-type="float" office:value="45.2749">
                <text:p>45.27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.6864">
                <text:p>58.6864</text:p>
              </table:table-cell>
              <table:table-cell office:value-type="float" office:value="51.8355">
                <text:p>51.8355</text:p>
              </table:table-cell>
              <table:table-cell office:value-type="float" office:value="47.6622">
                <text:p>47.6622</text:p>
              </table:table-cell>
              <table:table-cell office:value-type="float" office:value="44.0274">
                <text:p>44.02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6.9175">
                <text:p>56.9175</text:p>
              </table:table-cell>
              <table:table-cell office:value-type="float" office:value="50.3446">
                <text:p>50.3446</text:p>
              </table:table-cell>
              <table:table-cell office:value-type="float" office:value="46.3369">
                <text:p>46.3369</text:p>
              </table:table-cell>
              <table:table-cell office:value-type="float" office:value="42.8442">
                <text:p>42.84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2431">
                <text:p>55.2431</text:p>
              </table:table-cell>
              <table:table-cell office:value-type="float" office:value="48.9315">
                <text:p>48.9315</text:p>
              </table:table-cell>
              <table:table-cell office:value-type="float" office:value="45.08">
                <text:p>45.08</text:p>
              </table:table-cell>
              <table:table-cell office:value-type="float" office:value="41.7214">
                <text:p>41.72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6568">
                <text:p>53.6568</text:p>
              </table:table-cell>
              <table:table-cell office:value-type="float" office:value="47.5914">
                <text:p>47.5914</text:p>
              </table:table-cell>
              <table:table-cell office:value-type="float" office:value="43.8871">
                <text:p>43.8871</text:p>
              </table:table-cell>
              <table:table-cell office:value-type="float" office:value="40.6551">
                <text:p>40.65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1531">
                <text:p>52.1531</text:p>
              </table:table-cell>
              <table:table-cell office:value-type="float" office:value="46.3195">
                <text:p>46.3195</text:p>
              </table:table-cell>
              <table:table-cell office:value-type="float" office:value="42.7543">
                <text:p>42.7543</text:p>
              </table:table-cell>
              <table:table-cell office:value-type="float" office:value="39.642">
                <text:p>39.6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.7265">
                <text:p>50.7265</text:p>
              </table:table-cell>
              <table:table-cell office:value-type="float" office:value="45.1117">
                <text:p>45.1117</text:p>
              </table:table-cell>
              <table:table-cell office:value-type="float" office:value="41.6778">
                <text:p>41.6778</text:p>
              </table:table-cell>
              <table:table-cell office:value-type="float" office:value="38.6788">
                <text:p>38.67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3722">
                <text:p>49.3722</text:p>
              </table:table-cell>
              <table:table-cell office:value-type="float" office:value="43.964">
                <text:p>43.964</text:p>
              </table:table-cell>
              <table:table-cell office:value-type="float" office:value="40.6544">
                <text:p>40.6544</text:p>
              </table:table-cell>
              <table:table-cell office:value-type="float" office:value="37.7625">
                <text:p>37.7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.0856">
                <text:p>48.0856</text:p>
              </table:table-cell>
              <table:table-cell office:value-type="float" office:value="42.8727">
                <text:p>42.8727</text:p>
              </table:table-cell>
              <table:table-cell office:value-type="float" office:value="39.6806">
                <text:p>39.6806</text:p>
              </table:table-cell>
              <table:table-cell office:value-type="float" office:value="36.8903">
                <text:p>36.8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.8625">
                <text:p>46.8625</text:p>
              </table:table-cell>
              <table:table-cell office:value-type="float" office:value="41.8343">
                <text:p>41.8343</text:p>
              </table:table-cell>
              <table:table-cell office:value-type="float" office:value="38.7537">
                <text:p>38.7537</text:p>
              </table:table-cell>
              <table:table-cell office:value-type="float" office:value="36.0597">
                <text:p>36.05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.699">
                <text:p>45.699</text:p>
              </table:table-cell>
              <table:table-cell office:value-type="float" office:value="40.8458">
                <text:p>40.8458</text:p>
              </table:table-cell>
              <table:table-cell office:value-type="float" office:value="37.8707">
                <text:p>37.8707</text:p>
              </table:table-cell>
              <table:table-cell office:value-type="float" office:value="35.2681">
                <text:p>35.26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5915">
                <text:p>44.5915</text:p>
              </table:table-cell>
              <table:table-cell office:value-type="float" office:value="39.904">
                <text:p>39.904</text:p>
              </table:table-cell>
              <table:table-cell office:value-type="float" office:value="37.0292">
                <text:p>37.0292</text:p>
              </table:table-cell>
              <table:table-cell office:value-type="float" office:value="34.5135">
                <text:p>34.51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5366">
                <text:p>43.5366</text:p>
              </table:table-cell>
              <table:table-cell office:value-type="float" office:value="39.0064">
                <text:p>39.0064</text:p>
              </table:table-cell>
              <table:table-cell office:value-type="float" office:value="36.2267">
                <text:p>36.2267</text:p>
              </table:table-cell>
              <table:table-cell office:value-type="float" office:value="33.7935">
                <text:p>33.79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.5311">
                <text:p>42.5311</text:p>
              </table:table-cell>
              <table:table-cell office:value-type="float" office:value="38.1502">
                <text:p>38.1502</text:p>
              </table:table-cell>
              <table:table-cell office:value-type="float" office:value="35.461">
                <text:p>35.461</text:p>
              </table:table-cell>
              <table:table-cell office:value-type="float" office:value="33.1062">
                <text:p>33.10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5721">
                <text:p>41.5721</text:p>
              </table:table-cell>
              <table:table-cell office:value-type="float" office:value="37.3331">
                <text:p>37.3331</text:p>
              </table:table-cell>
              <table:table-cell office:value-type="float" office:value="34.7299">
                <text:p>34.7299</text:p>
              </table:table-cell>
              <table:table-cell office:value-type="float" office:value="32.4498">
                <text:p>32.44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.657">
                <text:p>40.657</text:p>
              </table:table-cell>
              <table:table-cell office:value-type="float" office:value="36.5528">
                <text:p>36.5528</text:p>
              </table:table-cell>
              <table:table-cell office:value-type="float" office:value="34.0316">
                <text:p>34.0316</text:p>
              </table:table-cell>
              <table:table-cell office:value-type="float" office:value="31.8226">
                <text:p>31.82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.7831">
                <text:p>39.7831</text:p>
              </table:table-cell>
              <table:table-cell office:value-type="float" office:value="35.8072">
                <text:p>35.8072</text:p>
              </table:table-cell>
              <table:table-cell office:value-type="float" office:value="33.364">
                <text:p>33.364</text:p>
              </table:table-cell>
              <table:table-cell office:value-type="float" office:value="31.2229">
                <text:p>31.22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.9481">
                <text:p>38.9481</text:p>
              </table:table-cell>
              <table:table-cell office:value-type="float" office:value="35.0945">
                <text:p>35.0945</text:p>
              </table:table-cell>
              <table:table-cell office:value-type="float" office:value="32.7256">
                <text:p>32.7256</text:p>
              </table:table-cell>
              <table:table-cell office:value-type="float" office:value="30.6491">
                <text:p>30.64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.1497">
                <text:p>38.1497</text:p>
              </table:table-cell>
              <table:table-cell office:value-type="float" office:value="34.4126">
                <text:p>34.4126</text:p>
              </table:table-cell>
              <table:table-cell office:value-type="float" office:value="32.1147">
                <text:p>32.1147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.3859">
                <text:p>37.3859</text:p>
              </table:table-cell>
              <table:table-cell office:value-type="float" office:value="33.7599">
                <text:p>33.7599</text:p>
              </table:table-cell>
              <table:table-cell office:value-type="float" office:value="31.5297">
                <text:p>31.5297</text:p>
              </table:table-cell>
              <table:table-cell office:value-type="float" office:value="29.574">
                <text:p>29.5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5967">
                <text:p>38.5967</text:p>
              </table:table-cell>
              <table:table-cell office:value-type="float" office:value="34.7896">
                <text:p>34.7896</text:p>
              </table:table-cell>
              <table:table-cell office:value-type="float" office:value="32.4503">
                <text:p>32.4503</text:p>
              </table:table-cell>
              <table:table-cell office:value-type="float" office:value="30.4003">
                <text:p>30.4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.4348">
                <text:p>40.4348</text:p>
              </table:table-cell>
              <table:table-cell office:value-type="float" office:value="36.3541">
                <text:p>36.3541</text:p>
              </table:table-cell>
              <table:table-cell office:value-type="float" office:value="33.8496">
                <text:p>33.8496</text:p>
              </table:table-cell>
              <table:table-cell office:value-type="float" office:value="31.6566">
                <text:p>31.65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2158">
                <text:p>42.2158</text:p>
              </table:table-cell>
              <table:table-cell office:value-type="float" office:value="37.8688">
                <text:p>37.8688</text:p>
              </table:table-cell>
              <table:table-cell office:value-type="float" office:value="35.2036">
                <text:p>35.2036</text:p>
              </table:table-cell>
              <table:table-cell office:value-type="float" office:value="32.8717">
                <text:p>32.8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.9252">
                <text:p>43.9252</text:p>
              </table:table-cell>
              <table:table-cell office:value-type="float" office:value="39.3215">
                <text:p>39.3215</text:p>
              </table:table-cell>
              <table:table-cell office:value-type="float" office:value="36.5018">
                <text:p>36.5018</text:p>
              </table:table-cell>
              <table:table-cell office:value-type="float" office:value="34.0363">
                <text:p>34.03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.5655">
                <text:p>45.5655</text:p>
              </table:table-cell>
              <table:table-cell office:value-type="float" office:value="40.7147">
                <text:p>40.7147</text:p>
              </table:table-cell>
              <table:table-cell office:value-type="float" office:value="37.7463">
                <text:p>37.7463</text:p>
              </table:table-cell>
              <table:table-cell office:value-type="float" office:value="35.1523">
                <text:p>35.15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.1397">
                <text:p>47.1397</text:p>
              </table:table-cell>
              <table:table-cell office:value-type="float" office:value="42.051">
                <text:p>42.051</text:p>
              </table:table-cell>
              <table:table-cell office:value-type="float" office:value="38.9395">
                <text:p>38.9395</text:p>
              </table:table-cell>
              <table:table-cell office:value-type="float" office:value="36.222">
                <text:p>36.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.6505">
                <text:p>48.6505</text:p>
              </table:table-cell>
              <table:table-cell office:value-type="float" office:value="43.3329">
                <text:p>43.3329</text:p>
              </table:table-cell>
              <table:table-cell office:value-type="float" office:value="40.0837">
                <text:p>40.0837</text:p>
              </table:table-cell>
              <table:table-cell office:value-type="float" office:value="37.2475">
                <text:p>37.24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.1006">
                <text:p>50.1006</text:p>
              </table:table-cell>
              <table:table-cell office:value-type="float" office:value="44.5627">
                <text:p>44.5627</text:p>
              </table:table-cell>
              <table:table-cell office:value-type="float" office:value="41.1812">
                <text:p>41.1812</text:p>
              </table:table-cell>
              <table:table-cell office:value-type="float" office:value="38.2309">
                <text:p>38.23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.4927">
                <text:p>51.4927</text:p>
              </table:table-cell>
              <table:table-cell office:value-type="float" office:value="45.7428">
                <text:p>45.7428</text:p>
              </table:table-cell>
              <table:table-cell office:value-type="float" office:value="42.234">
                <text:p>42.234</text:p>
              </table:table-cell>
              <table:table-cell office:value-type="float" office:value="39.174">
                <text:p>39.1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.8292">
                <text:p>52.8292</text:p>
              </table:table-cell>
              <table:table-cell office:value-type="float" office:value="46.8753">
                <text:p>46.8753</text:p>
              </table:table-cell>
              <table:table-cell office:value-type="float" office:value="43.2442">
                <text:p>43.2442</text:p>
              </table:table-cell>
              <table:table-cell office:value-type="float" office:value="40.0787">
                <text:p>40.07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1125">
                <text:p>54.1125</text:p>
              </table:table-cell>
              <table:table-cell office:value-type="float" office:value="47.9625">
                <text:p>47.9625</text:p>
              </table:table-cell>
              <table:table-cell office:value-type="float" office:value="44.2136">
                <text:p>44.2136</text:p>
              </table:table-cell>
              <table:table-cell office:value-type="float" office:value="40.9467">
                <text:p>40.94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3451">
                <text:p>55.3451</text:p>
              </table:table-cell>
              <table:table-cell office:value-type="float" office:value="49.0063">
                <text:p>49.0063</text:p>
              </table:table-cell>
              <table:table-cell office:value-type="float" office:value="45.1442">
                <text:p>45.1442</text:p>
              </table:table-cell>
              <table:table-cell office:value-type="float" office:value="41.7798">
                <text:p>41.7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.5291">
                <text:p>56.5291</text:p>
              </table:table-cell>
              <table:table-cell office:value-type="float" office:value="50.0087">
                <text:p>50.0087</text:p>
              </table:table-cell>
              <table:table-cell office:value-type="float" office:value="46.0378">
                <text:p>46.0378</text:p>
              </table:table-cell>
              <table:table-cell office:value-type="float" office:value="42.5796">
                <text:p>42.57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6667">
                <text:p>57.6667</text:p>
              </table:table-cell>
              <table:table-cell office:value-type="float" office:value="50.9716">
                <text:p>50.9716</text:p>
              </table:table-cell>
              <table:table-cell office:value-type="float" office:value="46.8959">
                <text:p>46.8959</text:p>
              </table:table-cell>
              <table:table-cell office:value-type="float" office:value="43.3476">
                <text:p>43.3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76">
                <text:p>58.76</text:p>
              </table:table-cell>
              <table:table-cell office:value-type="float" office:value="51.8968">
                <text:p>51.8968</text:p>
              </table:table-cell>
              <table:table-cell office:value-type="float" office:value="47.7203">
                <text:p>47.7203</text:p>
              </table:table-cell>
              <table:table-cell office:value-type="float" office:value="44.0853">
                <text:p>44.08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8108">
                <text:p>59.8108</text:p>
              </table:table-cell>
              <table:table-cell office:value-type="float" office:value="52.7859">
                <text:p>52.7859</text:p>
              </table:table-cell>
              <table:table-cell office:value-type="float" office:value="48.5125">
                <text:p>48.5125</text:p>
              </table:table-cell>
              <table:table-cell office:value-type="float" office:value="44.7941">
                <text:p>44.79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.8212">
                <text:p>60.8212</text:p>
              </table:table-cell>
              <table:table-cell office:value-type="float" office:value="53.6407">
                <text:p>53.6407</text:p>
              </table:table-cell>
              <table:table-cell office:value-type="float" office:value="49.274">
                <text:p>49.274</text:p>
              </table:table-cell>
              <table:table-cell office:value-type="float" office:value="45.4753">
                <text:p>45.47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7929">
                <text:p>61.7929</text:p>
              </table:table-cell>
              <table:table-cell office:value-type="float" office:value="54.4626">
                <text:p>54.4626</text:p>
              </table:table-cell>
              <table:table-cell office:value-type="float" office:value="50.0062">
                <text:p>50.0062</text:p>
              </table:table-cell>
              <table:table-cell office:value-type="float" office:value="46.1303">
                <text:p>46.13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.7277">
                <text:p>62.7277</text:p>
              </table:table-cell>
              <table:table-cell office:value-type="float" office:value="55.2532">
                <text:p>55.2532</text:p>
              </table:table-cell>
              <table:table-cell office:value-type="float" office:value="50.7104">
                <text:p>50.7104</text:p>
              </table:table-cell>
              <table:table-cell office:value-type="float" office:value="46.7601">
                <text:p>46.76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.6272">
                <text:p>63.6272</text:p>
              </table:table-cell>
              <table:table-cell office:value-type="float" office:value="56.014">
                <text:p>56.014</text:p>
              </table:table-cell>
              <table:table-cell office:value-type="float" office:value="51.388">
                <text:p>51.388</text:p>
              </table:table-cell>
              <table:table-cell office:value-type="float" office:value="47.3661">
                <text:p>47.36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4931">
                <text:p>64.4931</text:p>
              </table:table-cell>
              <table:table-cell office:value-type="float" office:value="56.7462">
                <text:p>56.7462</text:p>
              </table:table-cell>
              <table:table-cell office:value-type="float" office:value="52.0401">
                <text:p>52.0401</text:p>
              </table:table-cell>
              <table:table-cell office:value-type="float" office:value="47.9493">
                <text:p>47.94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.1441">
                <text:p>63.1441</text:p>
              </table:table-cell>
              <table:table-cell office:value-type="float" office:value="55.6201">
                <text:p>55.6201</text:p>
              </table:table-cell>
              <table:table-cell office:value-type="float" office:value="51.0449">
                <text:p>51.0449</text:p>
              </table:table-cell>
              <table:table-cell office:value-type="float" office:value="47.0653">
                <text:p>47.06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1638">
                <text:p>61.1638</text:p>
              </table:table-cell>
              <table:table-cell office:value-type="float" office:value="53.9555">
                <text:p>53.9555</text:p>
              </table:table-cell>
              <table:table-cell office:value-type="float" office:value="49.5677">
                <text:p>49.5677</text:p>
              </table:table-cell>
              <table:table-cell office:value-type="float" office:value="45.7482">
                <text:p>45.74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279">
                <text:p>59.279</text:p>
              </table:table-cell>
              <table:table-cell office:value-type="float" office:value="52.3686">
                <text:p>52.3686</text:p>
              </table:table-cell>
              <table:table-cell office:value-type="float" office:value="48.1581">
                <text:p>48.1581</text:p>
              </table:table-cell>
              <table:table-cell office:value-type="float" office:value="44.4904">
                <text:p>44.49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.4962">
                <text:p>57.4962</text:p>
              </table:table-cell>
              <table:table-cell office:value-type="float" office:value="50.8657">
                <text:p>50.8657</text:p>
              </table:table-cell>
              <table:table-cell office:value-type="float" office:value="46.8219">
                <text:p>46.8219</text:p>
              </table:table-cell>
              <table:table-cell office:value-type="float" office:value="43.2974">
                <text:p>43.29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.8084">
                <text:p>55.8084</text:p>
              </table:table-cell>
              <table:table-cell office:value-type="float" office:value="49.4411">
                <text:p>49.4411</text:p>
              </table:table-cell>
              <table:table-cell office:value-type="float" office:value="45.5546">
                <text:p>45.5546</text:p>
              </table:table-cell>
              <table:table-cell office:value-type="float" office:value="42.165">
                <text:p>42.1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.2093">
                <text:p>54.2093</text:p>
              </table:table-cell>
              <table:table-cell office:value-type="float" office:value="48.0898">
                <text:p>48.0898</text:p>
              </table:table-cell>
              <table:table-cell office:value-type="float" office:value="44.3516">
                <text:p>44.3516</text:p>
              </table:table-cell>
              <table:table-cell office:value-type="float" office:value="41.0896">
                <text:p>41.08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.6933">
                <text:p>52.6933</text:p>
              </table:table-cell>
              <table:table-cell office:value-type="float" office:value="46.8073">
                <text:p>46.8073</text:p>
              </table:table-cell>
              <table:table-cell office:value-type="float" office:value="43.2091">
                <text:p>43.2091</text:p>
              </table:table-cell>
              <table:table-cell office:value-type="float" office:value="40.0675">
                <text:p>40.06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2549">
                <text:p>51.2549</text:p>
              </table:table-cell>
              <table:table-cell office:value-type="float" office:value="45.5892">
                <text:p>45.5892</text:p>
              </table:table-cell>
              <table:table-cell office:value-type="float" office:value="42.1233">
                <text:p>42.1233</text:p>
              </table:table-cell>
              <table:table-cell office:value-type="float" office:value="39.0957">
                <text:p>39.09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.8892">
                <text:p>49.8892</text:p>
              </table:table-cell>
              <table:table-cell office:value-type="float" office:value="44.4316">
                <text:p>44.4316</text:p>
              </table:table-cell>
              <table:table-cell office:value-type="float" office:value="41.0907">
                <text:p>41.0907</text:p>
              </table:table-cell>
              <table:table-cell office:value-type="float" office:value="38.1711">
                <text:p>38.17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5916">
                <text:p>48.5916</text:p>
              </table:table-cell>
              <table:table-cell office:value-type="float" office:value="43.3306">
                <text:p>43.3306</text:p>
              </table:table-cell>
              <table:table-cell office:value-type="float" office:value="40.1082">
                <text:p>40.1082</text:p>
              </table:table-cell>
              <table:table-cell office:value-type="float" office:value="37.2909">
                <text:p>37.29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.358">
                <text:p>47.358</text:p>
              </table:table-cell>
              <table:table-cell office:value-type="float" office:value="42.283">
                <text:p>42.283</text:p>
              </table:table-cell>
              <table:table-cell office:value-type="float" office:value="39.1728">
                <text:p>39.1728</text:p>
              </table:table-cell>
              <table:table-cell office:value-type="float" office:value="36.4524">
                <text:p>36.45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1843">
                <text:p>46.1843</text:p>
              </table:table-cell>
              <table:table-cell office:value-type="float" office:value="41.2855">
                <text:p>41.2855</text:p>
              </table:table-cell>
              <table:table-cell office:value-type="float" office:value="38.2816">
                <text:p>38.2816</text:p>
              </table:table-cell>
              <table:table-cell office:value-type="float" office:value="35.6533">
                <text:p>35.65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.0669">
                <text:p>45.0669</text:p>
              </table:table-cell>
              <table:table-cell office:value-type="float" office:value="40.3351">
                <text:p>40.3351</text:p>
              </table:table-cell>
              <table:table-cell office:value-type="float" office:value="37.4321">
                <text:p>37.4321</text:p>
              </table:table-cell>
              <table:table-cell office:value-type="float" office:value="34.8912">
                <text:p>34.89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.0025">
                <text:p>44.0025</text:p>
              </table:table-cell>
              <table:table-cell office:value-type="float" office:value="39.429">
                <text:p>39.429</text:p>
              </table:table-cell>
              <table:table-cell office:value-type="float" office:value="36.6219">
                <text:p>36.6219</text:p>
              </table:table-cell>
              <table:table-cell office:value-type="float" office:value="34.1641">
                <text:p>34.1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.9878">
                <text:p>42.9878</text:p>
              </table:table-cell>
              <table:table-cell office:value-type="float" office:value="38.5646">
                <text:p>38.5646</text:p>
              </table:table-cell>
              <table:table-cell office:value-type="float" office:value="35.8486">
                <text:p>35.8486</text:p>
              </table:table-cell>
              <table:table-cell office:value-type="float" office:value="33.4698">
                <text:p>33.46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.0199">
                <text:p>42.0199</text:p>
              </table:table-cell>
              <table:table-cell office:value-type="float" office:value="37.7395">
                <text:p>37.7395</text:p>
              </table:table-cell>
              <table:table-cell office:value-type="float" office:value="35.1102">
                <text:p>35.1102</text:p>
              </table:table-cell>
              <table:table-cell office:value-type="float" office:value="32.8067">
                <text:p>32.8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.096">
                <text:p>41.096</text:p>
              </table:table-cell>
              <table:table-cell office:value-type="float" office:value="36.9515">
                <text:p>36.9515</text:p>
              </table:table-cell>
              <table:table-cell office:value-type="float" office:value="34.4047">
                <text:p>34.4047</text:p>
              </table:table-cell>
              <table:table-cell office:value-type="float" office:value="32.1728">
                <text:p>32.1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.2137">
                <text:p>40.2137</text:p>
              </table:table-cell>
              <table:table-cell office:value-type="float" office:value="36.1985">
                <text:p>36.1985</text:p>
              </table:table-cell>
              <table:table-cell office:value-type="float" office:value="33.7302">
                <text:p>33.7302</text:p>
              </table:table-cell>
              <table:table-cell office:value-type="float" office:value="31.5667">
                <text:p>31.5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.3705">
                <text:p>39.3705</text:p>
              </table:table-cell>
              <table:table-cell office:value-type="float" office:value="35.4784">
                <text:p>35.4784</text:p>
              </table:table-cell>
              <table:table-cell office:value-type="float" office:value="33.085">
                <text:p>33.085</text:p>
              </table:table-cell>
              <table:table-cell office:value-type="float" office:value="30.9867">
                <text:p>30.98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.5641">
                <text:p>38.5641</text:p>
              </table:table-cell>
              <table:table-cell office:value-type="float" office:value="34.7894">
                <text:p>34.7894</text:p>
              </table:table-cell>
              <table:table-cell office:value-type="float" office:value="32.4675">
                <text:p>32.4675</text:p>
              </table:table-cell>
              <table:table-cell office:value-type="float" office:value="30.4314">
                <text:p>30.43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.7926">
                <text:p>37.7926</text:p>
              </table:table-cell>
              <table:table-cell office:value-type="float" office:value="34.1298">
                <text:p>34.1298</text:p>
              </table:table-cell>
              <table:table-cell office:value-type="float" office:value="31.8762">
                <text:p>31.8762</text:p>
              </table:table-cell>
              <table:table-cell office:value-type="float" office:value="29.8995">
                <text:p>29.89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.9991">
                <text:p>38.9991</text:p>
              </table:table-cell>
              <table:table-cell office:value-type="float" office:value="35.1553">
                <text:p>35.1553</text:p>
              </table:table-cell>
              <table:table-cell office:value-type="float" office:value="32.7927">
                <text:p>32.7927</text:p>
              </table:table-cell>
              <table:table-cell office:value-type="float" office:value="30.7217">
                <text:p>30.72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8336">
                <text:p>40.8336</text:p>
              </table:table-cell>
              <table:table-cell office:value-type="float" office:value="36.7161">
                <text:p>36.7161</text:p>
              </table:table-cell>
              <table:table-cell office:value-type="float" office:value="34.1883">
                <text:p>34.1883</text:p>
              </table:table-cell>
              <table:table-cell office:value-type="float" office:value="31.9745">
                <text:p>31.9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.6107">
                <text:p>42.6107</text:p>
              </table:table-cell>
              <table:table-cell office:value-type="float" office:value="38.2269">
                <text:p>38.2269</text:p>
              </table:table-cell>
              <table:table-cell office:value-type="float" office:value="35.5386">
                <text:p>35.5386</text:p>
              </table:table-cell>
              <table:table-cell office:value-type="float" office:value="33.1859">
                <text:p>33.18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.3161">
                <text:p>44.3161</text:p>
              </table:table-cell>
              <table:table-cell office:value-type="float" office:value="39.6757">
                <text:p>39.6757</text:p>
              </table:table-cell>
              <table:table-cell office:value-type="float" office:value="36.8328">
                <text:p>36.8328</text:p>
              </table:table-cell>
              <table:table-cell office:value-type="float" office:value="34.3467">
                <text:p>34.34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.9523">
                <text:p>45.9523</text:p>
              </table:table-cell>
              <table:table-cell office:value-type="float" office:value="41.0649">
                <text:p>41.0649</text:p>
              </table:table-cell>
              <table:table-cell office:value-type="float" office:value="38.0734">
                <text:p>38.0734</text:p>
              </table:table-cell>
              <table:table-cell office:value-type="float" office:value="35.4589">
                <text:p>35.45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.5222">
                <text:p>47.5222</text:p>
              </table:table-cell>
              <table:table-cell office:value-type="float" office:value="42.3971">
                <text:p>42.3971</text:p>
              </table:table-cell>
              <table:table-cell office:value-type="float" office:value="39.2627">
                <text:p>39.2627</text:p>
              </table:table-cell>
              <table:table-cell office:value-type="float" office:value="36.5248">
                <text:p>36.5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.0286">
                <text:p>49.0286</text:p>
              </table:table-cell>
              <table:table-cell office:value-type="float" office:value="43.6748">
                <text:p>43.6748</text:p>
              </table:table-cell>
              <table:table-cell office:value-type="float" office:value="40.4029">
                <text:p>40.4029</text:p>
              </table:table-cell>
              <table:table-cell office:value-type="float" office:value="37.5464">
                <text:p>37.5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.4743">
                <text:p>50.4743</text:p>
              </table:table-cell>
              <table:table-cell office:value-type="float" office:value="44.9004">
                <text:p>44.9004</text:p>
              </table:table-cell>
              <table:table-cell office:value-type="float" office:value="41.4963">
                <text:p>41.4963</text:p>
              </table:table-cell>
              <table:table-cell office:value-type="float" office:value="38.5259">
                <text:p>38.52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.8618">
                <text:p>51.8618</text:p>
              </table:table-cell>
              <table:table-cell office:value-type="float" office:value="46.0762">
                <text:p>46.0762</text:p>
              </table:table-cell>
              <table:table-cell office:value-type="float" office:value="42.545">
                <text:p>42.545</text:p>
              </table:table-cell>
              <table:table-cell office:value-type="float" office:value="39.4651">
                <text:p>39.46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.1937">
                <text:p>53.1937</text:p>
              </table:table-cell>
              <table:table-cell office:value-type="float" office:value="47.2045">
                <text:p>47.2045</text:p>
              </table:table-cell>
              <table:table-cell office:value-type="float" office:value="43.5511">
                <text:p>43.5511</text:p>
              </table:table-cell>
              <table:table-cell office:value-type="float" office:value="40.3658">
                <text:p>40.36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.4724">
                <text:p>54.4724</text:p>
              </table:table-cell>
              <table:table-cell office:value-type="float" office:value="48.2873">
                <text:p>48.2873</text:p>
              </table:table-cell>
              <table:table-cell office:value-type="float" office:value="44.5164">
                <text:p>44.5164</text:p>
              </table:table-cell>
              <table:table-cell office:value-type="float" office:value="41.2299">
                <text:p>41.22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.7003">
                <text:p>55.7003</text:p>
              </table:table-cell>
              <table:table-cell office:value-type="float" office:value="49.3267">
                <text:p>49.3267</text:p>
              </table:table-cell>
              <table:table-cell office:value-type="float" office:value="45.4428">
                <text:p>45.4428</text:p>
              </table:table-cell>
              <table:table-cell office:value-type="float" office:value="42.0591">
                <text:p>42.0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.8795">
                <text:p>56.8795</text:p>
              </table:table-cell>
              <table:table-cell office:value-type="float" office:value="50.3247">
                <text:p>50.3247</text:p>
              </table:table-cell>
              <table:table-cell office:value-type="float" office:value="46.3322">
                <text:p>46.3322</text:p>
              </table:table-cell>
              <table:table-cell office:value-type="float" office:value="42.8549">
                <text:p>42.85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.0123">
                <text:p>58.0123</text:p>
              </table:table-cell>
              <table:table-cell office:value-type="float" office:value="51.2832">
                <text:p>51.2832</text:p>
              </table:table-cell>
              <table:table-cell office:value-type="float" office:value="47.1862">
                <text:p>47.186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.1008">
                <text:p>59.1008</text:p>
              </table:table-cell>
              <table:table-cell office:value-type="float" office:value="52.204">
                <text:p>52.204</text:p>
              </table:table-cell>
              <table:table-cell office:value-type="float" office:value="48.0065">
                <text:p>48.0065</text:p>
              </table:table-cell>
              <table:table-cell office:value-type="float" office:value="44.3528">
                <text:p>44.35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.1468">
                <text:p>60.1468</text:p>
              </table:table-cell>
              <table:table-cell office:value-type="float" office:value="53.0887">
                <text:p>53.0887</text:p>
              </table:table-cell>
              <table:table-cell office:value-type="float" office:value="48.7945">
                <text:p>48.7945</text:p>
              </table:table-cell>
              <table:table-cell office:value-type="float" office:value="45.0576">
                <text:p>45.05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1524">
                <text:p>61.1524</text:p>
              </table:table-cell>
              <table:table-cell office:value-type="float" office:value="53.9391">
                <text:p>53.9391</text:p>
              </table:table-cell>
              <table:table-cell office:value-type="float" office:value="49.5519">
                <text:p>49.5519</text:p>
              </table:table-cell>
              <table:table-cell office:value-type="float" office:value="45.735">
                <text:p>45.7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1192">
                <text:p>62.1192</text:p>
              </table:table-cell>
              <table:table-cell office:value-type="float" office:value="54.7566">
                <text:p>54.7566</text:p>
              </table:table-cell>
              <table:table-cell office:value-type="float" office:value="50.2799">
                <text:p>50.2799</text:p>
              </table:table-cell>
              <table:table-cell office:value-type="float" office:value="46.386">
                <text:p>46.3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.0492">
                <text:p>63.0492</text:p>
              </table:table-cell>
              <table:table-cell office:value-type="float" office:value="55.5429">
                <text:p>55.5429</text:p>
              </table:table-cell>
              <table:table-cell office:value-type="float" office:value="50.9801">
                <text:p>50.9801</text:p>
              </table:table-cell>
              <table:table-cell office:value-type="float" office:value="47.012">
                <text:p>47.0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.9439">
                <text:p>63.9439</text:p>
              </table:table-cell>
              <table:table-cell office:value-type="float" office:value="56.2992">
                <text:p>56.2992</text:p>
              </table:table-cell>
              <table:table-cell office:value-type="float" office:value="51.6535">
                <text:p>51.6535</text:p>
              </table:table-cell>
              <table:table-cell office:value-type="float" office:value="47.6142">
                <text:p>47.61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4.805">
                <text:p>64.805</text:p>
              </table:table-cell>
              <table:table-cell office:value-type="float" office:value="57.0271">
                <text:p>57.0271</text:p>
              </table:table-cell>
              <table:table-cell office:value-type="float" office:value="52.3016">
                <text:p>52.3016</text:p>
              </table:table-cell>
              <table:table-cell office:value-type="float" office:value="48.1936">
                <text:p>48.1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.4487">
                <text:p>63.4487</text:p>
              </table:table-cell>
              <table:table-cell office:value-type="float" office:value="55.8948">
                <text:p>55.8948</text:p>
              </table:table-cell>
              <table:table-cell office:value-type="float" office:value="51.3008">
                <text:p>51.3008</text:p>
              </table:table-cell>
              <table:table-cell office:value-type="float" office:value="47.3044">
                <text:p>47.3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.4608">
                <text:p>61.4608</text:p>
              </table:table-cell>
              <table:table-cell office:value-type="float" office:value="54.2237">
                <text:p>54.2237</text:p>
              </table:table-cell>
              <table:table-cell office:value-type="float" office:value="49.8177">
                <text:p>49.8177</text:p>
              </table:table-cell>
              <table:table-cell office:value-type="float" office:value="45.9821">
                <text:p>45.9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5689">
                <text:p>59.5689</text:p>
              </table:table-cell>
              <table:table-cell office:value-type="float" office:value="52.6307">
                <text:p>52.6307</text:p>
              </table:table-cell>
              <table:table-cell office:value-type="float" office:value="48.4025">
                <text:p>48.4025</text:p>
              </table:table-cell>
              <table:table-cell office:value-type="float" office:value="44.7192">
                <text:p>44.71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.7793">
                <text:p>57.7793</text:p>
              </table:table-cell>
              <table:table-cell office:value-type="float" office:value="51.1218">
                <text:p>51.1218</text:p>
              </table:table-cell>
              <table:table-cell office:value-type="float" office:value="47.061">
                <text:p>47.061</text:p>
              </table:table-cell>
              <table:table-cell office:value-type="float" office:value="43.5213">
                <text:p>43.52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0849">
                <text:p>56.0849</text:p>
              </table:table-cell>
              <table:table-cell office:value-type="float" office:value="49.6915">
                <text:p>49.6915</text:p>
              </table:table-cell>
              <table:table-cell office:value-type="float" office:value="45.7885">
                <text:p>45.7885</text:p>
              </table:table-cell>
              <table:table-cell office:value-type="float" office:value="42.3842">
                <text:p>42.3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4.4796">
                <text:p>54.4796</text:p>
              </table:table-cell>
              <table:table-cell office:value-type="float" office:value="48.3348">
                <text:p>48.3348</text:p>
              </table:table-cell>
              <table:table-cell office:value-type="float" office:value="44.5806">
                <text:p>44.5806</text:p>
              </table:table-cell>
              <table:table-cell office:value-type="float" office:value="41.3042">
                <text:p>41.30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.9575">
                <text:p>52.9575</text:p>
              </table:table-cell>
              <table:table-cell office:value-type="float" office:value="47.0471">
                <text:p>47.0471</text:p>
              </table:table-cell>
              <table:table-cell office:value-type="float" office:value="43.4333">
                <text:p>43.4333</text:p>
              </table:table-cell>
              <table:table-cell office:value-type="float" office:value="40.2778">
                <text:p>40.2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.5133">
                <text:p>51.5133</text:p>
              </table:table-cell>
              <table:table-cell office:value-type="float" office:value="45.8239">
                <text:p>45.8239</text:p>
              </table:table-cell>
              <table:table-cell office:value-type="float" office:value="42.3428">
                <text:p>42.3428</text:p>
              </table:table-cell>
              <table:table-cell office:value-type="float" office:value="39.3017">
                <text:p>39.3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.1421">
                <text:p>50.1421</text:p>
              </table:table-cell>
              <table:table-cell office:value-type="float" office:value="44.6614">
                <text:p>44.6614</text:p>
              </table:table-cell>
              <table:table-cell office:value-type="float" office:value="41.3058">
                <text:p>41.3058</text:p>
              </table:table-cell>
              <table:table-cell office:value-type="float" office:value="38.373">
                <text:p>38.3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.8392">
                <text:p>48.8392</text:p>
              </table:table-cell>
              <table:table-cell office:value-type="float" office:value="43.5558">
                <text:p>43.5558</text:p>
              </table:table-cell>
              <table:table-cell office:value-type="float" office:value="40.319">
                <text:p>40.319</text:p>
              </table:table-cell>
              <table:table-cell office:value-type="float" office:value="37.4888">
                <text:p>37.4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6004">
                <text:p>47.6004</text:p>
              </table:table-cell>
              <table:table-cell office:value-type="float" office:value="42.5036">
                <text:p>42.5036</text:p>
              </table:table-cell>
              <table:table-cell office:value-type="float" office:value="39.3794">
                <text:p>39.3794</text:p>
              </table:table-cell>
              <table:table-cell office:value-type="float" office:value="36.6464">
                <text:p>36.6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4217">
                <text:p>46.4217</text:p>
              </table:table-cell>
              <table:table-cell office:value-type="float" office:value="41.5016">
                <text:p>41.5016</text:p>
              </table:table-cell>
              <table:table-cell office:value-type="float" office:value="38.4841">
                <text:p>38.4841</text:p>
              </table:table-cell>
              <table:table-cell office:value-type="float" office:value="35.8436">
                <text:p>35.84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2995">
                <text:p>45.2995</text:p>
              </table:table-cell>
              <table:table-cell office:value-type="float" office:value="40.5469">
                <text:p>40.5469</text:p>
              </table:table-cell>
              <table:table-cell office:value-type="float" office:value="37.6307">
                <text:p>37.6307</text:p>
              </table:table-cell>
              <table:table-cell office:value-type="float" office:value="35.0779">
                <text:p>35.07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.2304">
                <text:p>44.2304</text:p>
              </table:table-cell>
              <table:table-cell office:value-type="float" office:value="39.6367">
                <text:p>39.6367</text:p>
              </table:table-cell>
              <table:table-cell office:value-type="float" office:value="36.8166">
                <text:p>36.8166</text:p>
              </table:table-cell>
              <table:table-cell office:value-type="float" office:value="34.3472">
                <text:p>34.34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.2112">
                <text:p>43.2112</text:p>
              </table:table-cell>
              <table:table-cell office:value-type="float" office:value="38.7683">
                <text:p>38.7683</text:p>
              </table:table-cell>
              <table:table-cell office:value-type="float" office:value="36.0397">
                <text:p>36.0397</text:p>
              </table:table-cell>
              <table:table-cell office:value-type="float" office:value="33.6495">
                <text:p>33.64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.2389">
                <text:p>42.2389</text:p>
              </table:table-cell>
              <table:table-cell office:value-type="float" office:value="37.9393">
                <text:p>37.9393</text:p>
              </table:table-cell>
              <table:table-cell office:value-type="float" office:value="35.2976">
                <text:p>35.2976</text:p>
              </table:table-cell>
              <table:table-cell office:value-type="float" office:value="32.983">
                <text:p>32.9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.3108">
                <text:p>41.3108</text:p>
              </table:table-cell>
              <table:table-cell office:value-type="float" office:value="37.1475">
                <text:p>37.1475</text:p>
              </table:table-cell>
              <table:table-cell office:value-type="float" office:value="34.5886">
                <text:p>34.5886</text:p>
              </table:table-cell>
              <table:table-cell office:value-type="float" office:value="32.3459">
                <text:p>32.34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.4243">
                <text:p>40.4243</text:p>
              </table:table-cell>
              <table:table-cell office:value-type="float" office:value="36.3908">
                <text:p>36.3908</text:p>
              </table:table-cell>
              <table:table-cell office:value-type="float" office:value="33.9107">
                <text:p>33.9107</text:p>
              </table:table-cell>
              <table:table-cell office:value-type="float" office:value="31.7365">
                <text:p>31.73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5771">
                <text:p>39.5771</text:p>
              </table:table-cell>
              <table:table-cell office:value-type="float" office:value="35.6671">
                <text:p>35.6671</text:p>
              </table:table-cell>
              <table:table-cell office:value-type="float" office:value="33.2622">
                <text:p>33.2622</text:p>
              </table:table-cell>
              <table:table-cell office:value-type="float" office:value="31.1534">
                <text:p>31.1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.7669">
                <text:p>38.7669</text:p>
              </table:table-cell>
              <table:table-cell office:value-type="float" office:value="34.9746">
                <text:p>34.9746</text:p>
              </table:table-cell>
              <table:table-cell office:value-type="float" office:value="32.6415">
                <text:p>32.6415</text:p>
              </table:table-cell>
              <table:table-cell office:value-type="float" office:value="30.5951">
                <text:p>30.59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.9915">
                <text:p>37.9915</text:p>
              </table:table-cell>
              <table:table-cell office:value-type="float" office:value="34.3116">
                <text:p>34.3116</text:p>
              </table:table-cell>
              <table:table-cell office:value-type="float" office:value="32.0469">
                <text:p>32.0469</text:p>
              </table:table-cell>
              <table:table-cell office:value-type="float" office:value="30.0602">
                <text:p>30.06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1959">
                <text:p>39.1959</text:p>
              </table:table-cell>
              <table:table-cell office:value-type="float" office:value="35.3351">
                <text:p>35.3351</text:p>
              </table:table-cell>
              <table:table-cell office:value-type="float" office:value="32.9614">
                <text:p>32.9614</text:p>
              </table:table-cell>
              <table:table-cell office:value-type="float" office:value="30.8805">
                <text:p>30.8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.0286">
                <text:p>41.0286</text:p>
              </table:table-cell>
              <table:table-cell office:value-type="float" office:value="36.8941">
                <text:p>36.8941</text:p>
              </table:table-cell>
              <table:table-cell office:value-type="float" office:value="34.3552">
                <text:p>34.3552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.8039">
                <text:p>42.8039</text:p>
              </table:table-cell>
              <table:table-cell office:value-type="float" office:value="38.403">
                <text:p>38.403</text:p>
              </table:table-cell>
              <table:table-cell office:value-type="float" office:value="35.7036">
                <text:p>35.7036</text:p>
              </table:table-cell>
              <table:table-cell office:value-type="float" office:value="33.3411">
                <text:p>33.34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.5073">
                <text:p>44.5073</text:p>
              </table:table-cell>
              <table:table-cell office:value-type="float" office:value="39.8499">
                <text:p>39.8499</text:p>
              </table:table-cell>
              <table:table-cell office:value-type="float" office:value="36.996">
                <text:p>36.99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1415">
                <text:p>46.1415</text:p>
              </table:table-cell>
              <table:table-cell office:value-type="float" office:value="41.2371">
                <text:p>41.2371</text:p>
              </table:table-cell>
              <table:table-cell office:value-type="float" office:value="38.2347">
                <text:p>38.2347</text:p>
              </table:table-cell>
              <table:table-cell office:value-type="float" office:value="35.6104">
                <text:p>35.61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.7093">
                <text:p>47.7093</text:p>
              </table:table-cell>
              <table:table-cell office:value-type="float" office:value="42.5673">
                <text:p>42.5673</text:p>
              </table:table-cell>
              <table:table-cell office:value-type="float" office:value="39.422">
                <text:p>39.422</text:p>
              </table:table-cell>
              <table:table-cell office:value-type="float" office:value="36.6744">
                <text:p>36.67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.2136">
                <text:p>49.2136</text:p>
              </table:table-cell>
              <table:table-cell office:value-type="float" office:value="43.8429">
                <text:p>43.8429</text:p>
              </table:table-cell>
              <table:table-cell office:value-type="float" office:value="40.5602">
                <text:p>40.5602</text:p>
              </table:table-cell>
              <table:table-cell office:value-type="float" office:value="37.6941">
                <text:p>37.69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.6571">
                <text:p>50.6571</text:p>
              </table:table-cell>
              <table:table-cell office:value-type="float" office:value="45.0664">
                <text:p>45.0664</text:p>
              </table:table-cell>
              <table:table-cell office:value-type="float" office:value="41.6516">
                <text:p>41.6516</text:p>
              </table:table-cell>
              <table:table-cell office:value-type="float" office:value="38.6716">
                <text:p>38.67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.0424">
                <text:p>52.0424</text:p>
              </table:table-cell>
              <table:table-cell office:value-type="float" office:value="46.2401">
                <text:p>46.2401</text:p>
              </table:table-cell>
              <table:table-cell office:value-type="float" office:value="42.6983">
                <text:p>42.6983</text:p>
              </table:table-cell>
              <table:table-cell office:value-type="float" office:value="39.6089">
                <text:p>39.60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3.372">
                <text:p>53.372</text:p>
              </table:table-cell>
              <table:table-cell office:value-type="float" office:value="47.3662">
                <text:p>47.3662</text:p>
              </table:table-cell>
              <table:table-cell office:value-type="float" office:value="43.7023">
                <text:p>43.7023</text:p>
              </table:table-cell>
              <table:table-cell office:value-type="float" office:value="40.5077">
                <text:p>40.50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.6484">
                <text:p>54.6484</text:p>
              </table:table-cell>
              <table:table-cell office:value-type="float" office:value="48.4469">
                <text:p>48.4469</text:p>
              </table:table-cell>
              <table:table-cell office:value-type="float" office:value="44.6656">
                <text:p>44.6656</text:p>
              </table:table-cell>
              <table:table-cell office:value-type="float" office:value="41.3698">
                <text:p>41.36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.874">
                <text:p>55.874</text:p>
              </table:table-cell>
              <table:table-cell office:value-type="float" office:value="49.4842">
                <text:p>49.4842</text:p>
              </table:table-cell>
              <table:table-cell office:value-type="float" office:value="45.59">
                <text:p>45.59</text:p>
              </table:table-cell>
              <table:table-cell office:value-type="float" office:value="42.1971">
                <text:p>42.19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.0509">
                <text:p>57.0509</text:p>
              </table:table-cell>
              <table:table-cell office:value-type="float" office:value="50.4801">
                <text:p>50.4801</text:p>
              </table:table-cell>
              <table:table-cell office:value-type="float" office:value="46.4773">
                <text:p>46.4773</text:p>
              </table:table-cell>
              <table:table-cell office:value-type="float" office:value="42.9909">
                <text:p>42.99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8.1814">
                <text:p>58.1814</text:p>
              </table:table-cell>
              <table:table-cell office:value-type="float" office:value="51.4364">
                <text:p>51.4364</text:p>
              </table:table-cell>
              <table:table-cell office:value-type="float" office:value="47.3293">
                <text:p>47.3293</text:p>
              </table:table-cell>
              <table:table-cell office:value-type="float" office:value="43.7531">
                <text:p>43.75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.2674">
                <text:p>59.2674</text:p>
              </table:table-cell>
              <table:table-cell office:value-type="float" office:value="52.355">
                <text:p>52.355</text:p>
              </table:table-cell>
              <table:table-cell office:value-type="float" office:value="48.1475">
                <text:p>48.1475</text:p>
              </table:table-cell>
              <table:table-cell office:value-type="float" office:value="44.4849">
                <text:p>44.48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.3111">
                <text:p>60.3111</text:p>
              </table:table-cell>
              <table:table-cell office:value-type="float" office:value="53.2375">
                <text:p>53.2375</text:p>
              </table:table-cell>
              <table:table-cell office:value-type="float" office:value="48.9335">
                <text:p>48.9335</text:p>
              </table:table-cell>
              <table:table-cell office:value-type="float" office:value="45.1878">
                <text:p>45.18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.3143">
                <text:p>61.3143</text:p>
              </table:table-cell>
              <table:table-cell office:value-type="float" office:value="54.0857">
                <text:p>54.0857</text:p>
              </table:table-cell>
              <table:table-cell office:value-type="float" office:value="49.6888">
                <text:p>49.6888</text:p>
              </table:table-cell>
              <table:table-cell office:value-type="float" office:value="45.8632">
                <text:p>45.86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788">
                <text:p>62.2788</text:p>
              </table:table-cell>
              <table:table-cell office:value-type="float" office:value="54.9011">
                <text:p>54.9011</text:p>
              </table:table-cell>
              <table:table-cell office:value-type="float" office:value="50.4148">
                <text:p>50.4148</text:p>
              </table:table-cell>
              <table:table-cell office:value-type="float" office:value="46.5124">
                <text:p>46.51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2064">
                <text:p>63.2064</text:p>
              </table:table-cell>
              <table:table-cell office:value-type="float" office:value="55.6852">
                <text:p>55.6852</text:p>
              </table:table-cell>
              <table:table-cell office:value-type="float" office:value="51.1129">
                <text:p>51.1129</text:p>
              </table:table-cell>
              <table:table-cell office:value-type="float" office:value="47.1365">
                <text:p>47.13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.0988">
                <text:p>64.0988</text:p>
              </table:table-cell>
              <table:table-cell office:value-type="float" office:value="56.4394">
                <text:p>56.4394</text:p>
              </table:table-cell>
              <table:table-cell office:value-type="float" office:value="51.7844">
                <text:p>51.7844</text:p>
              </table:table-cell>
              <table:table-cell office:value-type="float" office:value="47.7367">
                <text:p>47.73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.9575">
                <text:p>64.9575</text:p>
              </table:table-cell>
              <table:table-cell office:value-type="float" office:value="57.1652">
                <text:p>57.1652</text:p>
              </table:table-cell>
              <table:table-cell office:value-type="float" office:value="52.4305">
                <text:p>52.4305</text:p>
              </table:table-cell>
              <table:table-cell office:value-type="float" office:value="48.3142">
                <text:p>48.31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5977">
                <text:p>63.5977</text:p>
              </table:table-cell>
              <table:table-cell office:value-type="float" office:value="56.0297">
                <text:p>56.0297</text:p>
              </table:table-cell>
              <table:table-cell office:value-type="float" office:value="51.4269">
                <text:p>51.4269</text:p>
              </table:table-cell>
              <table:table-cell office:value-type="float" office:value="47.4226">
                <text:p>47.42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6061">
                <text:p>61.6061</text:p>
              </table:table-cell>
              <table:table-cell office:value-type="float" office:value="54.3555">
                <text:p>54.3555</text:p>
              </table:table-cell>
              <table:table-cell office:value-type="float" office:value="49.9409">
                <text:p>49.9409</text:p>
              </table:table-cell>
              <table:table-cell office:value-type="float" office:value="46.0976">
                <text:p>46.0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.7107">
                <text:p>59.7107</text:p>
              </table:table-cell>
              <table:table-cell office:value-type="float" office:value="52.7595">
                <text:p>52.7595</text:p>
              </table:table-cell>
              <table:table-cell office:value-type="float" office:value="48.523">
                <text:p>48.523</text:p>
              </table:table-cell>
              <table:table-cell office:value-type="float" office:value="44.8322">
                <text:p>44.83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.9177">
                <text:p>57.9177</text:p>
              </table:table-cell>
              <table:table-cell office:value-type="float" office:value="51.2477">
                <text:p>51.2477</text:p>
              </table:table-cell>
              <table:table-cell office:value-type="float" office:value="47.1789">
                <text:p>47.1789</text:p>
              </table:table-cell>
              <table:table-cell office:value-type="float" office:value="43.6319">
                <text:p>43.63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.2201">
                <text:p>56.2201</text:p>
              </table:table-cell>
              <table:table-cell office:value-type="float" office:value="49.8146">
                <text:p>49.8146</text:p>
              </table:table-cell>
              <table:table-cell office:value-type="float" office:value="45.9038">
                <text:p>45.9038</text:p>
              </table:table-cell>
              <table:table-cell office:value-type="float" office:value="42.4925">
                <text:p>42.49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4.6118">
                <text:p>54.6118</text:p>
              </table:table-cell>
              <table:table-cell office:value-type="float" office:value="48.4553">
                <text:p>48.4553</text:p>
              </table:table-cell>
              <table:table-cell office:value-type="float" office:value="44.6934">
                <text:p>44.6934</text:p>
              </table:table-cell>
              <table:table-cell office:value-type="float" office:value="41.4102">
                <text:p>41.4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.0868">
                <text:p>53.0868</text:p>
              </table:table-cell>
              <table:table-cell office:value-type="float" office:value="47.1649">
                <text:p>47.1649</text:p>
              </table:table-cell>
              <table:table-cell office:value-type="float" office:value="43.5438">
                <text:p>43.5438</text:p>
              </table:table-cell>
              <table:table-cell office:value-type="float" office:value="40.3816">
                <text:p>40.38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397">
                <text:p>51.6397</text:p>
              </table:table-cell>
              <table:table-cell office:value-type="float" office:value="45.9393">
                <text:p>45.9393</text:p>
              </table:table-cell>
              <table:table-cell office:value-type="float" office:value="42.451">
                <text:p>42.451</text:p>
              </table:table-cell>
              <table:table-cell office:value-type="float" office:value="39.4035">
                <text:p>39.40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.2658">
                <text:p>50.2658</text:p>
              </table:table-cell>
              <table:table-cell office:value-type="float" office:value="44.7743">
                <text:p>44.7743</text:p>
              </table:table-cell>
              <table:table-cell office:value-type="float" office:value="41.4118">
                <text:p>41.4118</text:p>
              </table:table-cell>
              <table:table-cell office:value-type="float" office:value="38.4727">
                <text:p>38.47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.9602">
                <text:p>48.9602</text:p>
              </table:table-cell>
              <table:table-cell office:value-type="float" office:value="43.6664">
                <text:p>43.6664</text:p>
              </table:table-cell>
              <table:table-cell office:value-type="float" office:value="40.4228">
                <text:p>40.4228</text:p>
              </table:table-cell>
              <table:table-cell office:value-type="float" office:value="37.5865">
                <text:p>37.58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.7189">
                <text:p>47.7189</text:p>
              </table:table-cell>
              <table:table-cell office:value-type="float" office:value="42.6119">
                <text:p>42.6119</text:p>
              </table:table-cell>
              <table:table-cell office:value-type="float" office:value="39.4812">
                <text:p>39.4812</text:p>
              </table:table-cell>
              <table:table-cell office:value-type="float" office:value="36.7423">
                <text:p>36.7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.5378">
                <text:p>46.5378</text:p>
              </table:table-cell>
              <table:table-cell office:value-type="float" office:value="41.6078">
                <text:p>41.6078</text:p>
              </table:table-cell>
              <table:table-cell office:value-type="float" office:value="38.5839">
                <text:p>38.5839</text:p>
              </table:table-cell>
              <table:table-cell office:value-type="float" office:value="35.9376">
                <text:p>35.93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.4132">
                <text:p>45.4132</text:p>
              </table:table-cell>
              <table:table-cell office:value-type="float" office:value="40.651">
                <text:p>40.651</text:p>
              </table:table-cell>
              <table:table-cell office:value-type="float" office:value="37.7286">
                <text:p>37.7286</text:p>
              </table:table-cell>
              <table:table-cell office:value-type="float" office:value="35.1701">
                <text:p>35.17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.3418">
                <text:p>44.3418</text:p>
              </table:table-cell>
              <table:table-cell office:value-type="float" office:value="39.7387">
                <text:p>39.7387</text:p>
              </table:table-cell>
              <table:table-cell office:value-type="float" office:value="36.9126">
                <text:p>36.9126</text:p>
              </table:table-cell>
              <table:table-cell office:value-type="float" office:value="34.4376">
                <text:p>34.43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.3204">
                <text:p>43.3204</text:p>
              </table:table-cell>
              <table:table-cell office:value-type="float" office:value="38.8684">
                <text:p>38.8684</text:p>
              </table:table-cell>
              <table:table-cell office:value-type="float" office:value="36.1338">
                <text:p>36.1338</text:p>
              </table:table-cell>
              <table:table-cell office:value-type="float" office:value="33.7382">
                <text:p>33.73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.346">
                <text:p>42.346</text:p>
              </table:table-cell>
              <table:table-cell office:value-type="float" office:value="38.0375">
                <text:p>38.0375</text:p>
              </table:table-cell>
              <table:table-cell office:value-type="float" office:value="35.39">
                <text:p>35.39</text:p>
              </table:table-cell>
              <table:table-cell office:value-type="float" office:value="33.0701">
                <text:p>33.07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4158">
                <text:p>41.4158</text:p>
              </table:table-cell>
              <table:table-cell office:value-type="float" office:value="37.2438">
                <text:p>37.2438</text:p>
              </table:table-cell>
              <table:table-cell office:value-type="float" office:value="34.6792">
                <text:p>34.6792</text:p>
              </table:table-cell>
              <table:table-cell office:value-type="float" office:value="32.4314">
                <text:p>32.43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5273">
                <text:p>40.5273</text:p>
              </table:table-cell>
              <table:table-cell office:value-type="float" office:value="36.4853">
                <text:p>36.4853</text:p>
              </table:table-cell>
              <table:table-cell office:value-type="float" office:value="33.9997">
                <text:p>33.9997</text:p>
              </table:table-cell>
              <table:table-cell office:value-type="float" office:value="31.8204">
                <text:p>31.82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.6781">
                <text:p>39.6781</text:p>
              </table:table-cell>
              <table:table-cell office:value-type="float" office:value="35.7598">
                <text:p>35.7598</text:p>
              </table:table-cell>
              <table:table-cell office:value-type="float" office:value="33.3495">
                <text:p>33.3495</text:p>
              </table:table-cell>
              <table:table-cell office:value-type="float" office:value="31.2358">
                <text:p>31.23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.866">
                <text:p>38.866</text:p>
              </table:table-cell>
              <table:table-cell office:value-type="float" office:value="35.0656">
                <text:p>35.0656</text:p>
              </table:table-cell>
              <table:table-cell office:value-type="float" office:value="32.7272">
                <text:p>32.7272</text:p>
              </table:table-cell>
              <table:table-cell office:value-type="float" office:value="30.676">
                <text:p>30.6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.0888">
                <text:p>38.0888</text:p>
              </table:table-cell>
              <table:table-cell office:value-type="float" office:value="34.401">
                <text:p>34.401</text:p>
              </table:table-cell>
              <table:table-cell office:value-type="float" office:value="32.1311">
                <text:p>32.1311</text:p>
              </table:table-cell>
              <table:table-cell office:value-type="float" office:value="30.1397">
                <text:p>30.13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.2922">
                <text:p>39.2922</text:p>
              </table:table-cell>
              <table:table-cell office:value-type="float" office:value="35.4234">
                <text:p>35.4234</text:p>
              </table:table-cell>
              <table:table-cell office:value-type="float" office:value="33.0445">
                <text:p>33.0445</text:p>
              </table:table-cell>
              <table:table-cell office:value-type="float" office:value="30.959">
                <text:p>30.9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124">
                <text:p>41.124</text:p>
              </table:table-cell>
              <table:table-cell office:value-type="float" office:value="36.9815">
                <text:p>36.9815</text:p>
              </table:table-cell>
              <table:table-cell office:value-type="float" office:value="34.4375">
                <text:p>34.4375</text:p>
              </table:table-cell>
              <table:table-cell office:value-type="float" office:value="32.209">
                <text:p>32.2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.8983">
                <text:p>42.8983</text:p>
              </table:table-cell>
              <table:table-cell office:value-type="float" office:value="38.4895">
                <text:p>38.4895</text:p>
              </table:table-cell>
              <table:table-cell office:value-type="float" office:value="35.785">
                <text:p>35.785</text:p>
              </table:table-cell>
              <table:table-cell office:value-type="float" office:value="33.4178">
                <text:p>33.41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.6008">
                <text:p>44.6008</text:p>
              </table:table-cell>
              <table:table-cell office:value-type="float" office:value="39.9354">
                <text:p>39.9354</text:p>
              </table:table-cell>
              <table:table-cell office:value-type="float" office:value="37.0764">
                <text:p>37.0764</text:p>
              </table:table-cell>
              <table:table-cell office:value-type="float" office:value="34.5758">
                <text:p>34.5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.234">
                <text:p>46.234</text:p>
              </table:table-cell>
              <table:table-cell office:value-type="float" office:value="41.3217">
                <text:p>41.3217</text:p>
              </table:table-cell>
              <table:table-cell office:value-type="float" office:value="38.3141">
                <text:p>38.3141</text:p>
              </table:table-cell>
              <table:table-cell office:value-type="float" office:value="35.6852">
                <text:p>35.68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.8008">
                <text:p>47.8008</text:p>
              </table:table-cell>
              <table:table-cell office:value-type="float" office:value="42.6509">
                <text:p>42.6509</text:p>
              </table:table-cell>
              <table:table-cell office:value-type="float" office:value="39.5005">
                <text:p>39.5005</text:p>
              </table:table-cell>
              <table:table-cell office:value-type="float" office:value="36.7482">
                <text:p>36.74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.304">
                <text:p>49.304</text:p>
              </table:table-cell>
              <table:table-cell office:value-type="float" office:value="43.9255">
                <text:p>43.9255</text:p>
              </table:table-cell>
              <table:table-cell office:value-type="float" office:value="40.6377">
                <text:p>40.6377</text:p>
              </table:table-cell>
              <table:table-cell office:value-type="float" office:value="37.767">
                <text:p>37.7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.7464">
                <text:p>50.7464</text:p>
              </table:table-cell>
              <table:table-cell office:value-type="float" office:value="45.148">
                <text:p>45.148</text:p>
              </table:table-cell>
              <table:table-cell office:value-type="float" office:value="41.7282">
                <text:p>41.7282</text:p>
              </table:table-cell>
              <table:table-cell office:value-type="float" office:value="38.7436">
                <text:p>38.74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.1307">
                <text:p>52.1307</text:p>
              </table:table-cell>
              <table:table-cell office:value-type="float" office:value="46.3206">
                <text:p>46.3206</text:p>
              </table:table-cell>
              <table:table-cell office:value-type="float" office:value="42.7739">
                <text:p>42.7739</text:p>
              </table:table-cell>
              <table:table-cell office:value-type="float" office:value="39.6799">
                <text:p>39.67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.4592">
                <text:p>53.4592</text:p>
              </table:table-cell>
              <table:table-cell office:value-type="float" office:value="47.4457">
                <text:p>47.4457</text:p>
              </table:table-cell>
              <table:table-cell office:value-type="float" office:value="43.7769">
                <text:p>43.7769</text:p>
              </table:table-cell>
              <table:table-cell office:value-type="float" office:value="40.5777">
                <text:p>40.57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.7345">
                <text:p>54.7345</text:p>
              </table:table-cell>
              <table:table-cell office:value-type="float" office:value="48.5253">
                <text:p>48.5253</text:p>
              </table:table-cell>
              <table:table-cell office:value-type="float" office:value="44.7391">
                <text:p>44.7391</text:p>
              </table:table-cell>
              <table:table-cell office:value-type="float" office:value="41.4389">
                <text:p>41.43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9589">
                <text:p>55.9589</text:p>
              </table:table-cell>
              <table:table-cell office:value-type="float" office:value="49.5616">
                <text:p>49.5616</text:p>
              </table:table-cell>
              <table:table-cell office:value-type="float" office:value="45.6625">
                <text:p>45.6625</text:p>
              </table:table-cell>
              <table:table-cell office:value-type="float" office:value="42.2652">
                <text:p>42.26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.1347">
                <text:p>57.1347</text:p>
              </table:table-cell>
              <table:table-cell office:value-type="float" office:value="50.5564">
                <text:p>50.5564</text:p>
              </table:table-cell>
              <table:table-cell office:value-type="float" office:value="46.5488">
                <text:p>46.5488</text:p>
              </table:table-cell>
              <table:table-cell office:value-type="float" office:value="43.0581">
                <text:p>43.05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264">
                <text:p>58.264</text:p>
              </table:table-cell>
              <table:table-cell office:value-type="float" office:value="51.5116">
                <text:p>51.5116</text:p>
              </table:table-cell>
              <table:table-cell office:value-type="float" office:value="47.3998">
                <text:p>47.3998</text:p>
              </table:table-cell>
              <table:table-cell office:value-type="float" office:value="43.8193">
                <text:p>43.81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.3489">
                <text:p>59.3489</text:p>
              </table:table-cell>
              <table:table-cell office:value-type="float" office:value="52.4291">
                <text:p>52.4291</text:p>
              </table:table-cell>
              <table:table-cell office:value-type="float" office:value="48.217">
                <text:p>48.217</text:p>
              </table:table-cell>
              <table:table-cell office:value-type="float" office:value="44.5501">
                <text:p>44.55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0.3915">
                <text:p>60.3915</text:p>
              </table:table-cell>
              <table:table-cell office:value-type="float" office:value="53.3106">
                <text:p>53.3106</text:p>
              </table:table-cell>
              <table:table-cell office:value-type="float" office:value="49.002">
                <text:p>49.002</text:p>
              </table:table-cell>
              <table:table-cell office:value-type="float" office:value="45.2521">
                <text:p>45.25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1.3935">
                <text:p>61.3935</text:p>
              </table:table-cell>
              <table:table-cell office:value-type="float" office:value="54.1578">
                <text:p>54.1578</text:p>
              </table:table-cell>
              <table:table-cell office:value-type="float" office:value="49.7563">
                <text:p>49.7563</text:p>
              </table:table-cell>
              <table:table-cell office:value-type="float" office:value="45.9266">
                <text:p>45.92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.3569">
                <text:p>62.3569</text:p>
              </table:table-cell>
              <table:table-cell office:value-type="float" office:value="54.9721">
                <text:p>54.9721</text:p>
              </table:table-cell>
              <table:table-cell office:value-type="float" office:value="50.4813">
                <text:p>50.4813</text:p>
              </table:table-cell>
              <table:table-cell office:value-type="float" office:value="46.5748">
                <text:p>46.57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3.2833">
                <text:p>63.2833</text:p>
              </table:table-cell>
              <table:table-cell office:value-type="float" office:value="55.7551">
                <text:p>55.7551</text:p>
              </table:table-cell>
              <table:table-cell office:value-type="float" office:value="51.1784">
                <text:p>51.1784</text:p>
              </table:table-cell>
              <table:table-cell office:value-type="float" office:value="47.198">
                <text:p>47.1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.1745">
                <text:p>64.1745</text:p>
              </table:table-cell>
              <table:table-cell office:value-type="float" office:value="56.5083">
                <text:p>56.5083</text:p>
              </table:table-cell>
              <table:table-cell office:value-type="float" office:value="51.8489">
                <text:p>51.8489</text:p>
              </table:table-cell>
              <table:table-cell office:value-type="float" office:value="47.7973">
                <text:p>47.79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.0321">
                <text:p>65.0321</text:p>
              </table:table-cell>
              <table:table-cell office:value-type="float" office:value="57.233">
                <text:p>57.233</text:p>
              </table:table-cell>
              <table:table-cell office:value-type="float" office:value="52.494">
                <text:p>52.494</text:p>
              </table:table-cell>
              <table:table-cell office:value-type="float" office:value="48.3739">
                <text:p>48.37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3.6705">
                <text:p>63.6705</text:p>
              </table:table-cell>
              <table:table-cell office:value-type="float" office:value="56.0961">
                <text:p>56.0961</text:p>
              </table:table-cell>
              <table:table-cell office:value-type="float" office:value="51.489">
                <text:p>51.489</text:p>
              </table:table-cell>
              <table:table-cell office:value-type="float" office:value="47.4809">
                <text:p>47.48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.6772">
                <text:p>61.6772</text:p>
              </table:table-cell>
              <table:table-cell office:value-type="float" office:value="54.4202">
                <text:p>54.4202</text:p>
              </table:table-cell>
              <table:table-cell office:value-type="float" office:value="50.0016">
                <text:p>50.0016</text:p>
              </table:table-cell>
              <table:table-cell office:value-type="float" office:value="46.1547">
                <text:p>46.15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.78">
                <text:p>59.78</text:p>
              </table:table-cell>
              <table:table-cell office:value-type="float" office:value="52.8227">
                <text:p>52.8227</text:p>
              </table:table-cell>
              <table:table-cell office:value-type="float" office:value="48.5824">
                <text:p>48.5824</text:p>
              </table:table-cell>
              <table:table-cell office:value-type="float" office:value="44.888">
                <text:p>44.8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9854">
                <text:p>57.9854</text:p>
              </table:table-cell>
              <table:table-cell office:value-type="float" office:value="51.3095">
                <text:p>51.3095</text:p>
              </table:table-cell>
              <table:table-cell office:value-type="float" office:value="47.2369">
                <text:p>47.2369</text:p>
              </table:table-cell>
              <table:table-cell office:value-type="float" office:value="43.6865">
                <text:p>43.68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.2863">
                <text:p>56.2863</text:p>
              </table:table-cell>
              <table:table-cell office:value-type="float" office:value="49.8751">
                <text:p>49.8751</text:p>
              </table:table-cell>
              <table:table-cell office:value-type="float" office:value="45.9606">
                <text:p>45.9606</text:p>
              </table:table-cell>
              <table:table-cell office:value-type="float" office:value="42.5459">
                <text:p>42.54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.6764">
                <text:p>54.6764</text:p>
              </table:table-cell>
              <table:table-cell office:value-type="float" office:value="48.5144">
                <text:p>48.5144</text:p>
              </table:table-cell>
              <table:table-cell office:value-type="float" office:value="44.749">
                <text:p>44.749</text:p>
              </table:table-cell>
              <table:table-cell office:value-type="float" office:value="41.4626">
                <text:p>41.4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.1499">
                <text:p>53.1499</text:p>
              </table:table-cell>
              <table:table-cell office:value-type="float" office:value="47.2228">
                <text:p>47.2228</text:p>
              </table:table-cell>
              <table:table-cell office:value-type="float" office:value="43.5982">
                <text:p>43.5982</text:p>
              </table:table-cell>
              <table:table-cell office:value-type="float" office:value="40.4329">
                <text:p>40.43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.7015">
                <text:p>51.7015</text:p>
              </table:table-cell>
              <table:table-cell office:value-type="float" office:value="45.9959">
                <text:p>45.9959</text:p>
              </table:table-cell>
              <table:table-cell office:value-type="float" office:value="42.5043">
                <text:p>42.5043</text:p>
              </table:table-cell>
              <table:table-cell office:value-type="float" office:value="39.4537">
                <text:p>39.45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.3262">
                <text:p>50.3262</text:p>
              </table:table-cell>
              <table:table-cell office:value-type="float" office:value="44.8298">
                <text:p>44.8298</text:p>
              </table:table-cell>
              <table:table-cell office:value-type="float" office:value="41.464">
                <text:p>41.464</text:p>
              </table:table-cell>
              <table:table-cell office:value-type="float" office:value="38.522">
                <text:p>38.5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.0194">
                <text:p>49.0194</text:p>
              </table:table-cell>
              <table:table-cell office:value-type="float" office:value="43.7207">
                <text:p>43.7207</text:p>
              </table:table-cell>
              <table:table-cell office:value-type="float" office:value="40.474">
                <text:p>40.474</text:p>
              </table:table-cell>
              <table:table-cell office:value-type="float" office:value="37.6348">
                <text:p>37.63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.7768">
                <text:p>47.7768</text:p>
              </table:table-cell>
              <table:table-cell office:value-type="float" office:value="42.6652">
                <text:p>42.6652</text:p>
              </table:table-cell>
              <table:table-cell office:value-type="float" office:value="39.5313">
                <text:p>39.5313</text:p>
              </table:table-cell>
              <table:table-cell office:value-type="float" office:value="36.7896">
                <text:p>36.78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5945">
                <text:p>46.5945</text:p>
              </table:table-cell>
              <table:table-cell office:value-type="float" office:value="41.66">
                <text:p>41.66</text:p>
              </table:table-cell>
              <table:table-cell office:value-type="float" office:value="38.6331">
                <text:p>38.6331</text:p>
              </table:table-cell>
              <table:table-cell office:value-type="float" office:value="35.984">
                <text:p>35.9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.4688">
                <text:p>45.4688</text:p>
              </table:table-cell>
              <table:table-cell office:value-type="float" office:value="40.7022">
                <text:p>40.7022</text:p>
              </table:table-cell>
              <table:table-cell office:value-type="float" office:value="37.7768">
                <text:p>37.7768</text:p>
              </table:table-cell>
              <table:table-cell office:value-type="float" office:value="35.2156">
                <text:p>35.21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3963">
                <text:p>44.3963</text:p>
              </table:table-cell>
              <table:table-cell office:value-type="float" office:value="39.7889">
                <text:p>39.7889</text:p>
              </table:table-cell>
              <table:table-cell office:value-type="float" office:value="36.9599">
                <text:p>36.9599</text:p>
              </table:table-cell>
              <table:table-cell office:value-type="float" office:value="34.4823">
                <text:p>34.48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3738">
                <text:p>43.3738</text:p>
              </table:table-cell>
              <table:table-cell office:value-type="float" office:value="38.9176">
                <text:p>38.9176</text:p>
              </table:table-cell>
              <table:table-cell office:value-type="float" office:value="36.1802">
                <text:p>36.1802</text:p>
              </table:table-cell>
              <table:table-cell office:value-type="float" office:value="33.7821">
                <text:p>33.78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3983">
                <text:p>42.3983</text:p>
              </table:table-cell>
              <table:table-cell office:value-type="float" office:value="38.0857">
                <text:p>38.0857</text:p>
              </table:table-cell>
              <table:table-cell office:value-type="float" office:value="35.4355">
                <text:p>35.4355</text:p>
              </table:table-cell>
              <table:table-cell office:value-type="float" office:value="33.1131">
                <text:p>33.11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.4672">
                <text:p>41.4672</text:p>
              </table:table-cell>
              <table:table-cell office:value-type="float" office:value="37.2912">
                <text:p>37.2912</text:p>
              </table:table-cell>
              <table:table-cell office:value-type="float" office:value="34.7239">
                <text:p>34.7239</text:p>
              </table:table-cell>
              <table:table-cell office:value-type="float" office:value="32.4736">
                <text:p>32.47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.5777">
                <text:p>40.5777</text:p>
              </table:table-cell>
              <table:table-cell office:value-type="float" office:value="36.5317">
                <text:p>36.5317</text:p>
              </table:table-cell>
              <table:table-cell office:value-type="float" office:value="34.0435">
                <text:p>34.0435</text:p>
              </table:table-cell>
              <table:table-cell office:value-type="float" office:value="31.8619">
                <text:p>31.86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.7275">
                <text:p>39.7275</text:p>
              </table:table-cell>
              <table:table-cell office:value-type="float" office:value="35.8054">
                <text:p>35.8054</text:p>
              </table:table-cell>
              <table:table-cell office:value-type="float" office:value="33.3925">
                <text:p>33.3925</text:p>
              </table:table-cell>
              <table:table-cell office:value-type="float" office:value="31.2765">
                <text:p>31.27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.9145">
                <text:p>38.9145</text:p>
              </table:table-cell>
              <table:table-cell office:value-type="float" office:value="35.1103">
                <text:p>35.1103</text:p>
              </table:table-cell>
              <table:table-cell office:value-type="float" office:value="32.7694">
                <text:p>32.7694</text:p>
              </table:table-cell>
              <table:table-cell office:value-type="float" office:value="30.7159">
                <text:p>30.71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.1364">
                <text:p>38.1364</text:p>
              </table:table-cell>
              <table:table-cell office:value-type="float" office:value="34.4448">
                <text:p>34.4448</text:p>
              </table:table-cell>
              <table:table-cell office:value-type="float" office:value="32.1725">
                <text:p>32.1725</text:p>
              </table:table-cell>
              <table:table-cell office:value-type="float" office:value="30.1789">
                <text:p>30.17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.3392">
                <text:p>39.3392</text:p>
              </table:table-cell>
              <table:table-cell office:value-type="float" office:value="35.4668">
                <text:p>35.4668</text:p>
              </table:table-cell>
              <table:table-cell office:value-type="float" office:value="33.0855">
                <text:p>33.0855</text:p>
              </table:table-cell>
              <table:table-cell office:value-type="float" office:value="30.9977">
                <text:p>30.99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.1706">
                <text:p>41.1706</text:p>
              </table:table-cell>
              <table:table-cell office:value-type="float" office:value="37.0244">
                <text:p>37.0244</text:p>
              </table:table-cell>
              <table:table-cell office:value-type="float" office:value="34.478">
                <text:p>34.478</text:p>
              </table:table-cell>
              <table:table-cell office:value-type="float" office:value="32.2473">
                <text:p>32.24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9445">
                <text:p>42.9445</text:p>
              </table:table-cell>
              <table:table-cell office:value-type="float" office:value="38.532">
                <text:p>38.532</text:p>
              </table:table-cell>
              <table:table-cell office:value-type="float" office:value="35.8251">
                <text:p>35.8251</text:p>
              </table:table-cell>
              <table:table-cell office:value-type="float" office:value="33.4556">
                <text:p>33.45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.6465">
                <text:p>44.6465</text:p>
              </table:table-cell>
              <table:table-cell office:value-type="float" office:value="39.9774">
                <text:p>39.9774</text:p>
              </table:table-cell>
              <table:table-cell office:value-type="float" office:value="37.1161">
                <text:p>37.1161</text:p>
              </table:table-cell>
              <table:table-cell office:value-type="float" office:value="34.6132">
                <text:p>34.61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.2792">
                <text:p>46.2792</text:p>
              </table:table-cell>
              <table:table-cell office:value-type="float" office:value="41.3632">
                <text:p>41.3632</text:p>
              </table:table-cell>
              <table:table-cell office:value-type="float" office:value="38.3533">
                <text:p>38.3533</text:p>
              </table:table-cell>
              <table:table-cell office:value-type="float" office:value="35.7221">
                <text:p>35.72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.8455">
                <text:p>47.8455</text:p>
              </table:table-cell>
              <table:table-cell office:value-type="float" office:value="42.6919">
                <text:p>42.6919</text:p>
              </table:table-cell>
              <table:table-cell office:value-type="float" office:value="39.5391">
                <text:p>39.5391</text:p>
              </table:table-cell>
              <table:table-cell office:value-type="float" office:value="36.7847">
                <text:p>36.78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.3482">
                <text:p>49.3482</text:p>
              </table:table-cell>
              <table:table-cell office:value-type="float" office:value="43.9661">
                <text:p>43.9661</text:p>
              </table:table-cell>
              <table:table-cell office:value-type="float" office:value="40.6759">
                <text:p>40.6759</text:p>
              </table:table-cell>
              <table:table-cell office:value-type="float" office:value="37.8031">
                <text:p>37.80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.7901">
                <text:p>50.7901</text:p>
              </table:table-cell>
              <table:table-cell office:value-type="float" office:value="45.1881">
                <text:p>45.1881</text:p>
              </table:table-cell>
              <table:table-cell office:value-type="float" office:value="41.7659">
                <text:p>41.7659</text:p>
              </table:table-cell>
              <table:table-cell office:value-type="float" office:value="38.7792">
                <text:p>38.77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.1738">
                <text:p>52.1738</text:p>
              </table:table-cell>
              <table:table-cell office:value-type="float" office:value="46.3602">
                <text:p>46.3602</text:p>
              </table:table-cell>
              <table:table-cell office:value-type="float" office:value="42.8111">
                <text:p>42.8111</text:p>
              </table:table-cell>
              <table:table-cell office:value-type="float" office:value="39.715">
                <text:p>39.7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.5018">
                <text:p>53.5018</text:p>
              </table:table-cell>
              <table:table-cell office:value-type="float" office:value="47.4848">
                <text:p>47.4848</text:p>
              </table:table-cell>
              <table:table-cell office:value-type="float" office:value="43.8136">
                <text:p>43.8136</text:p>
              </table:table-cell>
              <table:table-cell office:value-type="float" office:value="40.6123">
                <text:p>40.61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.7766">
                <text:p>54.7766</text:p>
              </table:table-cell>
              <table:table-cell office:value-type="float" office:value="48.5639">
                <text:p>48.5639</text:p>
              </table:table-cell>
              <table:table-cell office:value-type="float" office:value="44.7754">
                <text:p>44.7754</text:p>
              </table:table-cell>
              <table:table-cell office:value-type="float" office:value="41.4731">
                <text:p>41.47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.0004">
                <text:p>56.0004</text:p>
              </table:table-cell>
              <table:table-cell office:value-type="float" office:value="49.5996">
                <text:p>49.5996</text:p>
              </table:table-cell>
              <table:table-cell office:value-type="float" office:value="45.6983">
                <text:p>45.6983</text:p>
              </table:table-cell>
              <table:table-cell office:value-type="float" office:value="42.2989">
                <text:p>42.29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7.1757">
                <text:p>57.1757</text:p>
              </table:table-cell>
              <table:table-cell office:value-type="float" office:value="50.5939">
                <text:p>50.5939</text:p>
              </table:table-cell>
              <table:table-cell office:value-type="float" office:value="46.5841">
                <text:p>46.5841</text:p>
              </table:table-cell>
              <table:table-cell office:value-type="float" office:value="43.0913">
                <text:p>43.09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.3044">
                <text:p>58.3044</text:p>
              </table:table-cell>
              <table:table-cell office:value-type="float" office:value="51.5486">
                <text:p>51.5486</text:p>
              </table:table-cell>
              <table:table-cell office:value-type="float" office:value="47.4345">
                <text:p>47.4345</text:p>
              </table:table-cell>
              <table:table-cell office:value-type="float" office:value="43.852">
                <text:p>43.8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.3888">
                <text:p>59.3888</text:p>
              </table:table-cell>
              <table:table-cell office:value-type="float" office:value="52.4656">
                <text:p>52.4656</text:p>
              </table:table-cell>
              <table:table-cell office:value-type="float" office:value="48.2512">
                <text:p>48.2512</text:p>
              </table:table-cell>
              <table:table-cell office:value-type="float" office:value="44.5824">
                <text:p>44.58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.4307">
                <text:p>60.4307</text:p>
              </table:table-cell>
              <table:table-cell office:value-type="float" office:value="53.3466">
                <text:p>53.3466</text:p>
              </table:table-cell>
              <table:table-cell office:value-type="float" office:value="49.0357">
                <text:p>49.0357</text:p>
              </table:table-cell>
              <table:table-cell office:value-type="float" office:value="45.2839">
                <text:p>45.28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322">
                <text:p>61.4322</text:p>
              </table:table-cell>
              <table:table-cell office:value-type="float" office:value="54.1932">
                <text:p>54.1932</text:p>
              </table:table-cell>
              <table:table-cell office:value-type="float" office:value="49.7895">
                <text:p>49.7895</text:p>
              </table:table-cell>
              <table:table-cell office:value-type="float" office:value="45.9579">
                <text:p>45.95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395">
                <text:p>62.395</text:p>
              </table:table-cell>
              <table:table-cell office:value-type="float" office:value="55.007">
                <text:p>55.007</text:p>
              </table:table-cell>
              <table:table-cell office:value-type="float" office:value="50.5141">
                <text:p>50.5141</text:p>
              </table:table-cell>
              <table:table-cell office:value-type="float" office:value="46.6056">
                <text:p>46.60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3209">
                <text:p>63.3209</text:p>
              </table:table-cell>
              <table:table-cell office:value-type="float" office:value="55.7895">
                <text:p>55.7895</text:p>
              </table:table-cell>
              <table:table-cell office:value-type="float" office:value="51.2107">
                <text:p>51.2107</text:p>
              </table:table-cell>
              <table:table-cell office:value-type="float" office:value="47.2283">
                <text:p>47.22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4.2116">
                <text:p>64.2116</text:p>
              </table:table-cell>
              <table:table-cell office:value-type="float" office:value="56.5422">
                <text:p>56.5422</text:p>
              </table:table-cell>
              <table:table-cell office:value-type="float" office:value="51.8807">
                <text:p>51.8807</text:p>
              </table:table-cell>
              <table:table-cell office:value-type="float" office:value="47.8272">
                <text:p>47.82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.0685">
                <text:p>65.0685</text:p>
              </table:table-cell>
              <table:table-cell office:value-type="float" office:value="57.2663">
                <text:p>57.2663</text:p>
              </table:table-cell>
              <table:table-cell office:value-type="float" office:value="52.5253">
                <text:p>52.5253</text:p>
              </table:table-cell>
              <table:table-cell office:value-type="float" office:value="48.4033">
                <text:p>48.40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.7061">
                <text:p>63.7061</text:p>
              </table:table-cell>
              <table:table-cell office:value-type="float" office:value="56.1286">
                <text:p>56.1286</text:p>
              </table:table-cell>
              <table:table-cell office:value-type="float" office:value="51.5196">
                <text:p>51.5196</text:p>
              </table:table-cell>
              <table:table-cell office:value-type="float" office:value="47.5097">
                <text:p>47.50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.7119">
                <text:p>61.7119</text:p>
              </table:table-cell>
              <table:table-cell office:value-type="float" office:value="54.4521">
                <text:p>54.4521</text:p>
              </table:table-cell>
              <table:table-cell office:value-type="float" office:value="50.0315">
                <text:p>50.0315</text:p>
              </table:table-cell>
              <table:table-cell office:value-type="float" office:value="46.1828">
                <text:p>46.18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.8139">
                <text:p>59.8139</text:p>
              </table:table-cell>
              <table:table-cell office:value-type="float" office:value="52.8538">
                <text:p>52.8538</text:p>
              </table:table-cell>
              <table:table-cell office:value-type="float" office:value="48.6116">
                <text:p>48.6116</text:p>
              </table:table-cell>
              <table:table-cell office:value-type="float" office:value="44.9156">
                <text:p>44.91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.0185">
                <text:p>58.0185</text:p>
              </table:table-cell>
              <table:table-cell office:value-type="float" office:value="51.3399">
                <text:p>51.3399</text:p>
              </table:table-cell>
              <table:table-cell office:value-type="float" office:value="47.2655">
                <text:p>47.2655</text:p>
              </table:table-cell>
              <table:table-cell office:value-type="float" office:value="43.7135">
                <text:p>43.71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.3186">
                <text:p>56.3186</text:p>
              </table:table-cell>
              <table:table-cell office:value-type="float" office:value="49.9048">
                <text:p>49.9048</text:p>
              </table:table-cell>
              <table:table-cell office:value-type="float" office:value="45.9886">
                <text:p>45.9886</text:p>
              </table:table-cell>
              <table:table-cell office:value-type="float" office:value="42.5724">
                <text:p>42.57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.708">
                <text:p>54.708</text:p>
              </table:table-cell>
              <table:table-cell office:value-type="float" office:value="48.5435">
                <text:p>48.5435</text:p>
              </table:table-cell>
              <table:table-cell office:value-type="float" office:value="44.7764">
                <text:p>44.7764</text:p>
              </table:table-cell>
              <table:table-cell office:value-type="float" office:value="41.4884">
                <text:p>41.48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.1808">
                <text:p>53.1808</text:p>
              </table:table-cell>
              <table:table-cell office:value-type="float" office:value="47.2512">
                <text:p>47.2512</text:p>
              </table:table-cell>
              <table:table-cell office:value-type="float" office:value="43.625">
                <text:p>43.625</text:p>
              </table:table-cell>
              <table:table-cell office:value-type="float" office:value="40.4583">
                <text:p>40.45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.7317">
                <text:p>51.7317</text:p>
              </table:table-cell>
              <table:table-cell office:value-type="float" office:value="46.0238">
                <text:p>46.0238</text:p>
              </table:table-cell>
              <table:table-cell office:value-type="float" office:value="42.5306">
                <text:p>42.5306</text:p>
              </table:table-cell>
              <table:table-cell office:value-type="float" office:value="39.4786">
                <text:p>39.47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558">
                <text:p>50.3558</text:p>
              </table:table-cell>
              <table:table-cell office:value-type="float" office:value="44.8571">
                <text:p>44.8571</text:p>
              </table:table-cell>
              <table:table-cell office:value-type="float" office:value="41.4898">
                <text:p>41.4898</text:p>
              </table:table-cell>
              <table:table-cell office:value-type="float" office:value="38.5463">
                <text:p>38.54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0484">
                <text:p>49.0484</text:p>
              </table:table-cell>
              <table:table-cell office:value-type="float" office:value="43.7474">
                <text:p>43.7474</text:p>
              </table:table-cell>
              <table:table-cell office:value-type="float" office:value="40.4992">
                <text:p>40.4992</text:p>
              </table:table-cell>
              <table:table-cell office:value-type="float" office:value="37.6586">
                <text:p>37.65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.8052">
                <text:p>47.8052</text:p>
              </table:table-cell>
              <table:table-cell office:value-type="float" office:value="42.6914">
                <text:p>42.6914</text:p>
              </table:table-cell>
              <table:table-cell office:value-type="float" office:value="39.556">
                <text:p>39.556</text:p>
              </table:table-cell>
              <table:table-cell office:value-type="float" office:value="36.813">
                <text:p>36.8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.6223">
                <text:p>46.6223</text:p>
              </table:table-cell>
              <table:table-cell office:value-type="float" office:value="41.6856">
                <text:p>41.6856</text:p>
              </table:table-cell>
              <table:table-cell office:value-type="float" office:value="38.6573">
                <text:p>38.6573</text:p>
              </table:table-cell>
              <table:table-cell office:value-type="float" office:value="36.0069">
                <text:p>36.00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496">
                <text:p>45.496</text:p>
              </table:table-cell>
              <table:table-cell office:value-type="float" office:value="40.7273">
                <text:p>40.7273</text:p>
              </table:table-cell>
              <table:table-cell office:value-type="float" office:value="37.8005">
                <text:p>37.8005</text:p>
              </table:table-cell>
              <table:table-cell office:value-type="float" office:value="35.2381">
                <text:p>35.23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423">
                <text:p>44.423</text:p>
              </table:table-cell>
              <table:table-cell office:value-type="float" office:value="39.8135">
                <text:p>39.8135</text:p>
              </table:table-cell>
              <table:table-cell office:value-type="float" office:value="36.9832">
                <text:p>36.9832</text:p>
              </table:table-cell>
              <table:table-cell office:value-type="float" office:value="34.5043">
                <text:p>34.50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.3999">
                <text:p>43.3999</text:p>
              </table:table-cell>
              <table:table-cell office:value-type="float" office:value="38.9417">
                <text:p>38.9417</text:p>
              </table:table-cell>
              <table:table-cell office:value-type="float" office:value="36.203">
                <text:p>36.203</text:p>
              </table:table-cell>
              <table:table-cell office:value-type="float" office:value="33.8037">
                <text:p>33.80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4239">
                <text:p>42.4239</text:p>
              </table:table-cell>
              <table:table-cell office:value-type="float" office:value="38.1094">
                <text:p>38.1094</text:p>
              </table:table-cell>
              <table:table-cell office:value-type="float" office:value="35.4579">
                <text:p>35.4579</text:p>
              </table:table-cell>
              <table:table-cell office:value-type="float" office:value="33.1343">
                <text:p>33.13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923">
                <text:p>41.4923</text:p>
              </table:table-cell>
              <table:table-cell office:value-type="float" office:value="37.3144">
                <text:p>37.3144</text:p>
              </table:table-cell>
              <table:table-cell office:value-type="float" office:value="34.7459">
                <text:p>34.7459</text:p>
              </table:table-cell>
              <table:table-cell office:value-type="float" office:value="32.4944">
                <text:p>32.49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6023">
                <text:p>40.6023</text:p>
              </table:table-cell>
              <table:table-cell office:value-type="float" office:value="36.5545">
                <text:p>36.5545</text:p>
              </table:table-cell>
              <table:table-cell office:value-type="float" office:value="34.0651">
                <text:p>34.0651</text:p>
              </table:table-cell>
              <table:table-cell office:value-type="float" office:value="31.8823">
                <text:p>31.88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.7517">
                <text:p>39.7517</text:p>
              </table:table-cell>
              <table:table-cell office:value-type="float" office:value="35.8278">
                <text:p>35.8278</text:p>
              </table:table-cell>
              <table:table-cell office:value-type="float" office:value="33.4137">
                <text:p>33.4137</text:p>
              </table:table-cell>
              <table:table-cell office:value-type="float" office:value="31.2966">
                <text:p>31.29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.9382">
                <text:p>38.9382</text:p>
              </table:table-cell>
              <table:table-cell office:value-type="float" office:value="35.1323">
                <text:p>35.1323</text:p>
              </table:table-cell>
              <table:table-cell office:value-type="float" office:value="32.7902">
                <text:p>32.7902</text:p>
              </table:table-cell>
              <table:table-cell office:value-type="float" office:value="30.7357">
                <text:p>30.7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.1596">
                <text:p>38.1596</text:p>
              </table:table-cell>
              <table:table-cell office:value-type="float" office:value="34.4664">
                <text:p>34.4664</text:p>
              </table:table-cell>
              <table:table-cell office:value-type="float" office:value="32.193">
                <text:p>32.193</text:p>
              </table:table-cell>
              <table:table-cell office:value-type="float" office:value="30.1983">
                <text:p>30.19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.3622">
                <text:p>39.3622</text:p>
              </table:table-cell>
              <table:table-cell office:value-type="float" office:value="35.4881">
                <text:p>35.4881</text:p>
              </table:table-cell>
              <table:table-cell office:value-type="float" office:value="33.1057">
                <text:p>33.1057</text:p>
              </table:table-cell>
              <table:table-cell office:value-type="float" office:value="31.0169">
                <text:p>31.01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.1934">
                <text:p>41.1934</text:p>
              </table:table-cell>
              <table:table-cell office:value-type="float" office:value="37.0455">
                <text:p>37.0455</text:p>
              </table:table-cell>
              <table:table-cell office:value-type="float" office:value="34.498">
                <text:p>34.498</text:p>
              </table:table-cell>
              <table:table-cell office:value-type="float" office:value="32.2663">
                <text:p>32.26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9671">
                <text:p>42.9671</text:p>
              </table:table-cell>
              <table:table-cell office:value-type="float" office:value="38.5529">
                <text:p>38.5529</text:p>
              </table:table-cell>
              <table:table-cell office:value-type="float" office:value="35.8448">
                <text:p>35.8448</text:p>
              </table:table-cell>
              <table:table-cell office:value-type="float" office:value="33.4743">
                <text:p>33.47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6688">
                <text:p>44.6688</text:p>
              </table:table-cell>
              <table:table-cell office:value-type="float" office:value="39.9981">
                <text:p>39.9981</text:p>
              </table:table-cell>
              <table:table-cell office:value-type="float" office:value="37.1356">
                <text:p>37.1356</text:p>
              </table:table-cell>
              <table:table-cell office:value-type="float" office:value="34.6317">
                <text:p>34.63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3013">
                <text:p>46.3013</text:p>
              </table:table-cell>
              <table:table-cell office:value-type="float" office:value="41.3836">
                <text:p>41.3836</text:p>
              </table:table-cell>
              <table:table-cell office:value-type="float" office:value="38.3726">
                <text:p>38.3726</text:p>
              </table:table-cell>
              <table:table-cell office:value-type="float" office:value="35.7404">
                <text:p>35.74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8674">
                <text:p>47.8674</text:p>
              </table:table-cell>
              <table:table-cell office:value-type="float" office:value="42.7121">
                <text:p>42.7121</text:p>
              </table:table-cell>
              <table:table-cell office:value-type="float" office:value="39.5582">
                <text:p>39.5582</text:p>
              </table:table-cell>
              <table:table-cell office:value-type="float" office:value="36.8028">
                <text:p>36.80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.3699">
                <text:p>49.3699</text:p>
              </table:table-cell>
              <table:table-cell office:value-type="float" office:value="43.986">
                <text:p>43.986</text:p>
              </table:table-cell>
              <table:table-cell office:value-type="float" office:value="40.6947">
                <text:p>40.6947</text:p>
              </table:table-cell>
              <table:table-cell office:value-type="float" office:value="37.8209">
                <text:p>37.82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.8115">
                <text:p>50.8115</text:p>
              </table:table-cell>
              <table:table-cell office:value-type="float" office:value="45.2077">
                <text:p>45.2077</text:p>
              </table:table-cell>
              <table:table-cell office:value-type="float" office:value="41.7844">
                <text:p>41.7844</text:p>
              </table:table-cell>
              <table:table-cell office:value-type="float" office:value="38.7967">
                <text:p>38.79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.1949">
                <text:p>52.1949</text:p>
              </table:table-cell>
              <table:table-cell office:value-type="float" office:value="46.3796">
                <text:p>46.3796</text:p>
              </table:table-cell>
              <table:table-cell office:value-type="float" office:value="42.8294">
                <text:p>42.8294</text:p>
              </table:table-cell>
              <table:table-cell office:value-type="float" office:value="39.7323">
                <text:p>39.73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.5226">
                <text:p>53.5226</text:p>
              </table:table-cell>
              <table:table-cell office:value-type="float" office:value="47.504">
                <text:p>47.504</text:p>
              </table:table-cell>
              <table:table-cell office:value-type="float" office:value="43.8317">
                <text:p>43.8317</text:p>
              </table:table-cell>
              <table:table-cell office:value-type="float" office:value="40.6294">
                <text:p>40.62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.7971">
                <text:p>54.7971</text:p>
              </table:table-cell>
              <table:table-cell office:value-type="float" office:value="48.5828">
                <text:p>48.5828</text:p>
              </table:table-cell>
              <table:table-cell office:value-type="float" office:value="44.7932">
                <text:p>44.7932</text:p>
              </table:table-cell>
              <table:table-cell office:value-type="float" office:value="41.4899">
                <text:p>41.48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.0207">
                <text:p>56.0207</text:p>
              </table:table-cell>
              <table:table-cell office:value-type="float" office:value="49.6183">
                <text:p>49.6183</text:p>
              </table:table-cell>
              <table:table-cell office:value-type="float" office:value="45.7159">
                <text:p>45.7159</text:p>
              </table:table-cell>
              <table:table-cell office:value-type="float" office:value="42.3155">
                <text:p>42.31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.1957">
                <text:p>57.1957</text:p>
              </table:table-cell>
              <table:table-cell office:value-type="float" office:value="50.6123">
                <text:p>50.6123</text:p>
              </table:table-cell>
              <table:table-cell office:value-type="float" office:value="46.6014">
                <text:p>46.6014</text:p>
              </table:table-cell>
              <table:table-cell office:value-type="float" office:value="43.1077">
                <text:p>43.10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.3242">
                <text:p>58.3242</text:p>
              </table:table-cell>
              <table:table-cell office:value-type="float" office:value="51.5668">
                <text:p>51.5668</text:p>
              </table:table-cell>
              <table:table-cell office:value-type="float" office:value="47.4516">
                <text:p>47.4516</text:p>
              </table:table-cell>
              <table:table-cell office:value-type="float" office:value="43.8681">
                <text:p>43.86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.4083">
                <text:p>59.4083</text:p>
              </table:table-cell>
              <table:table-cell office:value-type="float" office:value="52.4835">
                <text:p>52.4835</text:p>
              </table:table-cell>
              <table:table-cell office:value-type="float" office:value="48.2681">
                <text:p>48.2681</text:p>
              </table:table-cell>
              <table:table-cell office:value-type="float" office:value="44.5983">
                <text:p>44.59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.45">
                <text:p>60.45</text:p>
              </table:table-cell>
              <table:table-cell office:value-type="float" office:value="53.3642">
                <text:p>53.3642</text:p>
              </table:table-cell>
              <table:table-cell office:value-type="float" office:value="49.0523">
                <text:p>49.0523</text:p>
              </table:table-cell>
              <table:table-cell office:value-type="float" office:value="45.2996">
                <text:p>45.29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.4511">
                <text:p>61.4511</text:p>
              </table:table-cell>
              <table:table-cell office:value-type="float" office:value="54.2105">
                <text:p>54.2105</text:p>
              </table:table-cell>
              <table:table-cell office:value-type="float" office:value="49.8059">
                <text:p>49.8059</text:p>
              </table:table-cell>
              <table:table-cell office:value-type="float" office:value="45.9733">
                <text:p>45.97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.4137">
                <text:p>62.4137</text:p>
              </table:table-cell>
              <table:table-cell office:value-type="float" office:value="55.0241">
                <text:p>55.0241</text:p>
              </table:table-cell>
              <table:table-cell office:value-type="float" office:value="50.5302">
                <text:p>50.5302</text:p>
              </table:table-cell>
              <table:table-cell office:value-type="float" office:value="46.6208">
                <text:p>46.62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.3393">
                <text:p>63.3393</text:p>
              </table:table-cell>
              <table:table-cell office:value-type="float" office:value="55.8064">
                <text:p>55.8064</text:p>
              </table:table-cell>
              <table:table-cell office:value-type="float" office:value="51.2266">
                <text:p>51.2266</text:p>
              </table:table-cell>
              <table:table-cell office:value-type="float" office:value="47.2433">
                <text:p>47.24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.2297">
                <text:p>64.2297</text:p>
              </table:table-cell>
              <table:table-cell office:value-type="float" office:value="56.5588">
                <text:p>56.5588</text:p>
              </table:table-cell>
              <table:table-cell office:value-type="float" office:value="51.8963">
                <text:p>51.8963</text:p>
              </table:table-cell>
              <table:table-cell office:value-type="float" office:value="47.8419">
                <text:p>47.84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.0864">
                <text:p>65.0864</text:p>
              </table:table-cell>
              <table:table-cell office:value-type="float" office:value="57.2827">
                <text:p>57.2827</text:p>
              </table:table-cell>
              <table:table-cell office:value-type="float" office:value="52.5407">
                <text:p>52.5407</text:p>
              </table:table-cell>
              <table:table-cell office:value-type="float" office:value="48.4178">
                <text:p>48.41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.7235">
                <text:p>63.7235</text:p>
              </table:table-cell>
              <table:table-cell office:value-type="float" office:value="56.1446">
                <text:p>56.1446</text:p>
              </table:table-cell>
              <table:table-cell office:value-type="float" office:value="51.5347">
                <text:p>51.5347</text:p>
              </table:table-cell>
              <table:table-cell office:value-type="float" office:value="47.524">
                <text:p>47.5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.7289">
                <text:p>61.7289</text:p>
              </table:table-cell>
              <table:table-cell office:value-type="float" office:value="54.4677">
                <text:p>54.4677</text:p>
              </table:table-cell>
              <table:table-cell office:value-type="float" office:value="50.0463">
                <text:p>50.0463</text:p>
              </table:table-cell>
              <table:table-cell office:value-type="float" office:value="46.1968">
                <text:p>46.19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.8305">
                <text:p>59.8305</text:p>
              </table:table-cell>
              <table:table-cell office:value-type="float" office:value="52.8691">
                <text:p>52.8691</text:p>
              </table:table-cell>
              <table:table-cell office:value-type="float" office:value="48.626">
                <text:p>48.626</text:p>
              </table:table-cell>
              <table:table-cell office:value-type="float" office:value="44.9292">
                <text:p>44.92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.0346">
                <text:p>58.0346</text:p>
              </table:table-cell>
              <table:table-cell office:value-type="float" office:value="51.3548">
                <text:p>51.3548</text:p>
              </table:table-cell>
              <table:table-cell office:value-type="float" office:value="47.2796">
                <text:p>47.2796</text:p>
              </table:table-cell>
              <table:table-cell office:value-type="float" office:value="43.7268">
                <text:p>43.72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.3344">
                <text:p>56.3344</text:p>
              </table:table-cell>
              <table:table-cell office:value-type="float" office:value="49.9194">
                <text:p>49.9194</text:p>
              </table:table-cell>
              <table:table-cell office:value-type="float" office:value="46.0024">
                <text:p>46.0024</text:p>
              </table:table-cell>
              <table:table-cell office:value-type="float" office:value="42.5854">
                <text:p>42.58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4.7234">
                <text:p>54.7234</text:p>
              </table:table-cell>
              <table:table-cell office:value-type="float" office:value="48.5578">
                <text:p>48.5578</text:p>
              </table:table-cell>
              <table:table-cell office:value-type="float" office:value="44.7899">
                <text:p>44.7899</text:p>
              </table:table-cell>
              <table:table-cell office:value-type="float" office:value="41.5012">
                <text:p>41.50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.1959">
                <text:p>53.1959</text:p>
              </table:table-cell>
              <table:table-cell office:value-type="float" office:value="47.2652">
                <text:p>47.2652</text:p>
              </table:table-cell>
              <table:table-cell office:value-type="float" office:value="43.6382">
                <text:p>43.6382</text:p>
              </table:table-cell>
              <table:table-cell office:value-type="float" office:value="40.4708">
                <text:p>40.47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.7465">
                <text:p>51.7465</text:p>
              </table:table-cell>
              <table:table-cell office:value-type="float" office:value="46.0374">
                <text:p>46.0374</text:p>
              </table:table-cell>
              <table:table-cell office:value-type="float" office:value="42.5436">
                <text:p>42.5436</text:p>
              </table:table-cell>
              <table:table-cell office:value-type="float" office:value="39.4908">
                <text:p>39.49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.3702">
                <text:p>50.3702</text:p>
              </table:table-cell>
              <table:table-cell office:value-type="float" office:value="44.8705">
                <text:p>44.8705</text:p>
              </table:table-cell>
              <table:table-cell office:value-type="float" office:value="41.5024">
                <text:p>41.5024</text:p>
              </table:table-cell>
              <table:table-cell office:value-type="float" office:value="38.5583">
                <text:p>38.55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.0625">
                <text:p>49.0625</text:p>
              </table:table-cell>
              <table:table-cell office:value-type="float" office:value="43.7605">
                <text:p>43.7605</text:p>
              </table:table-cell>
              <table:table-cell office:value-type="float" office:value="40.5117">
                <text:p>40.5117</text:p>
              </table:table-cell>
              <table:table-cell office:value-type="float" office:value="37.6704">
                <text:p>37.67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.819">
                <text:p>47.819</text:p>
              </table:table-cell>
              <table:table-cell office:value-type="float" office:value="42.7042">
                <text:p>42.7042</text:p>
              </table:table-cell>
              <table:table-cell office:value-type="float" office:value="39.5682">
                <text:p>39.5682</text:p>
              </table:table-cell>
              <table:table-cell office:value-type="float" office:value="36.8246">
                <text:p>36.82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6358">
                <text:p>46.6358</text:p>
              </table:table-cell>
              <table:table-cell office:value-type="float" office:value="41.6982">
                <text:p>41.6982</text:p>
              </table:table-cell>
              <table:table-cell office:value-type="float" office:value="38.6693">
                <text:p>38.6693</text:p>
              </table:table-cell>
              <table:table-cell office:value-type="float" office:value="36.0182">
                <text:p>36.01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5093">
                <text:p>45.5093</text:p>
              </table:table-cell>
              <table:table-cell office:value-type="float" office:value="40.7396">
                <text:p>40.7396</text:p>
              </table:table-cell>
              <table:table-cell office:value-type="float" office:value="37.8122">
                <text:p>37.8122</text:p>
              </table:table-cell>
              <table:table-cell office:value-type="float" office:value="35.2492">
                <text:p>35.24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.436">
                <text:p>44.436</text:p>
              </table:table-cell>
              <table:table-cell office:value-type="float" office:value="39.8256">
                <text:p>39.8256</text:p>
              </table:table-cell>
              <table:table-cell office:value-type="float" office:value="36.9947">
                <text:p>36.9947</text:p>
              </table:table-cell>
              <table:table-cell office:value-type="float" office:value="34.5152">
                <text:p>34.51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.4127">
                <text:p>43.4127</text:p>
              </table:table-cell>
              <table:table-cell office:value-type="float" office:value="38.9536">
                <text:p>38.9536</text:p>
              </table:table-cell>
              <table:table-cell office:value-type="float" office:value="36.2143">
                <text:p>36.2143</text:p>
              </table:table-cell>
              <table:table-cell office:value-type="float" office:value="33.8144">
                <text:p>33.81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.4365">
                <text:p>42.4365</text:p>
              </table:table-cell>
              <table:table-cell office:value-type="float" office:value="38.1211">
                <text:p>38.1211</text:p>
              </table:table-cell>
              <table:table-cell office:value-type="float" office:value="35.469">
                <text:p>35.469</text:p>
              </table:table-cell>
              <table:table-cell office:value-type="float" office:value="33.1448">
                <text:p>33.14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.5045">
                <text:p>41.5045</text:p>
              </table:table-cell>
              <table:table-cell office:value-type="float" office:value="37.3258">
                <text:p>37.3258</text:p>
              </table:table-cell>
              <table:table-cell office:value-type="float" office:value="34.7567">
                <text:p>34.7567</text:p>
              </table:table-cell>
              <table:table-cell office:value-type="float" office:value="32.5047">
                <text:p>32.50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.6144">
                <text:p>40.6144</text:p>
              </table:table-cell>
              <table:table-cell office:value-type="float" office:value="36.5657">
                <text:p>36.5657</text:p>
              </table:table-cell>
              <table:table-cell office:value-type="float" office:value="34.0757">
                <text:p>34.0757</text:p>
              </table:table-cell>
              <table:table-cell office:value-type="float" office:value="31.8924">
                <text:p>31.89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.7635">
                <text:p>39.7635</text:p>
              </table:table-cell>
              <table:table-cell office:value-type="float" office:value="35.8388">
                <text:p>35.8388</text:p>
              </table:table-cell>
              <table:table-cell office:value-type="float" office:value="33.4242">
                <text:p>33.4242</text:p>
              </table:table-cell>
              <table:table-cell office:value-type="float" office:value="31.3065">
                <text:p>31.30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.9497">
                <text:p>38.9497</text:p>
              </table:table-cell>
              <table:table-cell office:value-type="float" office:value="35.1431">
                <text:p>35.1431</text:p>
              </table:table-cell>
              <table:table-cell office:value-type="float" office:value="32.8004">
                <text:p>32.8004</text:p>
              </table:table-cell>
              <table:table-cell office:value-type="float" office:value="30.7454">
                <text:p>30.74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.171">
                <text:p>38.171</text:p>
              </table:table-cell>
              <table:table-cell office:value-type="float" office:value="34.477">
                <text:p>34.477</text:p>
              </table:table-cell>
              <table:table-cell office:value-type="float" office:value="32.203">
                <text:p>32.203</text:p>
              </table:table-cell>
              <table:table-cell office:value-type="float" office:value="30.2078">
                <text:p>30.2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